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12-01T00:00:00" table:style-name="ce5">
            <text:p>2021/12/1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12995" table:style-name="ce6">
            <text:p>12,995<text:s/></text:p>
          </table:table-cell>
          <table:table-cell office:value-type="float" office:value="38658" table:style-name="ce6">
            <text:p>38,658<text:s/></text:p>
          </table:table-cell>
          <table:table-cell office:value-type="float" office:value="34391" table:style-name="ce6">
            <text:p>34,391<text:s/></text:p>
          </table:table-cell>
          <table:table-cell office:value-type="float" office:value="23213" table:style-name="ce6">
            <text:p>23,213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13322" table:style-name="ce6">
            <text:p>13,322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16845" table:style-name="ce6">
            <text:p>16,845<text:s/></text:p>
          </table:table-cell>
          <table:table-cell office:value-type="float" office:value="17146" table:style-name="ce6">
            <text:p>17,146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26367" table:style-name="ce6">
            <text:p>26,367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4885" table:style-name="ce6">
            <text:p>14,885<text:s/></text:p>
          </table:table-cell>
          <table:table-cell office:value-type="float" office:value="22581" table:style-name="ce6">
            <text:p>22,581<text:s/></text:p>
          </table:table-cell>
          <table:table-cell office:value-type="float" office:value="16056" table:style-name="ce6">
            <text:p>16,056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23305" table:style-name="ce6">
            <text:p>23,305<text:s/></text:p>
          </table:table-cell>
          <table:table-cell office:value-type="float" office:value="14921" table:style-name="ce6">
            <text:p>14,921<text:s/></text:p>
          </table:table-cell>
          <table:table-cell office:value-type="float" office:value="29549" table:style-name="ce6">
            <text:p>29,549<text:s/></text:p>
          </table:table-cell>
          <table:table-cell office:value-type="float" office:value="22604" table:style-name="ce6">
            <text:p>22,604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33126" table:style-name="ce6">
            <text:p>33,126<text:s/></text:p>
          </table:table-cell>
          <table:table-cell office:value-type="float" office:value="24309" table:style-name="ce6">
            <text:p>24,309<text:s/></text:p>
          </table:table-cell>
          <table:table-cell office:value-type="float" office:value="23903" table:style-name="ce6">
            <text:p>23,903<text:s/></text:p>
          </table:table-cell>
          <table:table-cell office:value-type="float" office:value="18775" table:style-name="ce6">
            <text:p>18,775<text:s/></text:p>
          </table:table-cell>
          <table:table-cell office:value-type="float" office:value="21394" table:style-name="ce6">
            <text:p>21,394<text:s/></text:p>
          </table:table-cell>
          <table:table-cell office:value-type="float" office:value="99906" table:style-name="ce6">
            <text:p>99,906<text:s/></text:p>
          </table:table-cell>
          <table:table-cell office:value-type="float" office:value="36084" table:style-name="ce6">
            <text:p>36,084<text:s/></text:p>
          </table:table-cell>
          <table:table-cell office:value-type="float" office:value="19180" table:style-name="ce6">
            <text:p>19,180<text:s/></text:p>
          </table:table-cell>
          <table:table-cell office:value-type="float" office:value="20892" table:style-name="ce6">
            <text:p>20,892<text:s/></text:p>
          </table:table-cell>
          <table:table-cell office:value-type="float" office:value="25413" table:style-name="ce6">
            <text:p>25,413<text:s/></text:p>
          </table:table-cell>
          <table:table-cell office:value-type="float" office:value="24507" table:style-name="ce6">
            <text:p>24,507<text:s/></text:p>
          </table:table-cell>
          <table:table-cell office:value-type="float" office:value="28335" table:style-name="ce6">
            <text:p>28,335<text:s/></text:p>
          </table:table-cell>
          <table:table-cell office:value-type="float" office:value="25760" table:style-name="ce6">
            <text:p>25,760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29399" table:style-name="ce6">
            <text:p>29,399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7789" table:style-name="ce6">
            <text:p>7,789<text:s/></text:p>
          </table:table-cell>
          <table:table-cell office:value-type="float" office:value="18457" table:style-name="ce6">
            <text:p>18,457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28528" table:style-name="ce6">
            <text:p>28,528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21509" table:style-name="ce6">
            <text:p>21,509<text:s/></text:p>
          </table:table-cell>
          <table:table-cell office:value-type="float" office:value="23222" table:style-name="ce6">
            <text:p>23,222<text:s/></text:p>
          </table:table-cell>
          <table:table-cell office:value-type="float" office:value="23659" table:style-name="ce6">
            <text:p>23,659<text:s/></text:p>
          </table:table-cell>
          <table:table-cell office:value-type="float" office:value="35943" table:style-name="ce6">
            <text:p>35,943<text:s/></text:p>
          </table:table-cell>
          <table:table-cell office:value-type="float" office:value="36445" table:style-name="ce6">
            <text:p>36,445<text:s/></text:p>
          </table:table-cell>
          <table:table-cell office:value-type="float" office:value="24788" table:style-name="ce6">
            <text:p>24,788<text:s/></text:p>
          </table:table-cell>
          <table:table-cell office:value-type="float" office:value="21679" table:style-name="ce6">
            <text:p>21,679<text:s/></text:p>
          </table:table-cell>
          <table:table-cell office:value-type="float" office:value="48416" table:style-name="ce6">
            <text:p>48,416<text:s/></text:p>
          </table:table-cell>
          <table:table-cell office:value-type="float" office:value="21296" table:style-name="ce6">
            <text:p>21,296<text:s/></text:p>
          </table:table-cell>
          <table:table-cell office:value-type="float" office:value="27974" table:style-name="ce6">
            <text:p>27,974<text:s/></text:p>
          </table:table-cell>
          <table:table-cell office:value-type="float" office:value="28672" table:style-name="ce6">
            <text:p>28,672<text:s/></text:p>
          </table:table-cell>
          <table:table-cell office:value-type="float" office:value="17359" table:style-name="ce6">
            <text:p>17,359<text:s/></text:p>
          </table:table-cell>
          <table:table-cell office:value-type="float" office:value="54641" table:style-name="ce6">
            <text:p>54,641<text:s/></text:p>
          </table:table-cell>
          <table:table-cell office:value-type="float" office:value="18814" table:style-name="ce6">
            <text:p>18,814<text:s/></text:p>
          </table:table-cell>
          <table:table-cell office:value-type="float" office:value="14472" table:style-name="ce6">
            <text:p>14,472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17993" table:style-name="ce6">
            <text:p>17,993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23376" table:style-name="ce6">
            <text:p>23,376<text:s/></text:p>
          </table:table-cell>
          <table:table-cell office:value-type="float" office:value="17696" table:style-name="ce6">
            <text:p>17,696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35213" table:style-name="ce6">
            <text:p>35,213<text:s/></text:p>
          </table:table-cell>
          <table:table-cell office:value-type="float" office:value="21538" table:style-name="ce6">
            <text:p>21,538<text:s/></text:p>
          </table:table-cell>
          <table:table-cell office:value-type="float" office:value="22557" table:style-name="ce6">
            <text:p>22,557<text:s/></text:p>
          </table:table-cell>
          <table:table-cell office:value-type="float" office:value="20794" table:style-name="ce6">
            <text:p>20,794<text:s/></text:p>
          </table:table-cell>
          <table:table-cell office:value-type="float" office:value="14554" table:style-name="ce6">
            <text:p>14,554<text:s/></text:p>
          </table:table-cell>
          <table:table-cell office:value-type="float" office:value="10616" table:style-name="ce6">
            <text:p>10,616<text:s/></text:p>
          </table:table-cell>
          <table:table-cell office:value-type="float" office:value="5649" table:style-name="ce6">
            <text:p>5,649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15380" table:style-name="ce6">
            <text:p>15,380<text:s/></text:p>
          </table:table-cell>
          <table:table-cell office:value-type="float" office:value="26076" table:style-name="ce6">
            <text:p>26,076<text:s/></text:p>
          </table:table-cell>
          <table:table-cell office:value-type="float" office:value="20258" table:style-name="ce6">
            <text:p>20,258<text:s/></text:p>
          </table:table-cell>
          <table:table-cell office:value-type="float" office:value="12954" table:style-name="ce6">
            <text:p>12,954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4458" table:style-name="ce6">
            <text:p>4,458<text:s/></text:p>
          </table:table-cell>
          <table:table-cell table:number-columns-repeated="16264"/>
        </table:table-row>
        <table:table-row table:style-name="ro2">
          <table:table-cell office:value-type="date" office:date-value="2021-12-02T00:00:00" table:style-name="ce5">
            <text:p>2021/12/2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12978" table:style-name="ce6">
            <text:p>12,978<text:s/></text:p>
          </table:table-cell>
          <table:table-cell office:value-type="float" office:value="38953" table:style-name="ce6">
            <text:p>38,953<text:s/></text:p>
          </table:table-cell>
          <table:table-cell office:value-type="float" office:value="35250" table:style-name="ce6">
            <text:p>35,250<text:s/></text:p>
          </table:table-cell>
          <table:table-cell office:value-type="float" office:value="23472" table:style-name="ce6">
            <text:p>23,472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13320" table:style-name="ce6">
            <text:p>13,320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16972" table:style-name="ce6">
            <text:p>16,972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8917" table:style-name="ce6">
            <text:p>8,917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34020" table:style-name="ce6">
            <text:p>34,020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10664" table:style-name="ce6">
            <text:p>10,664<text:s/></text:p>
          </table:table-cell>
          <table:table-cell office:value-type="float" office:value="12394" table:style-name="ce6">
            <text:p>12,394<text:s/></text:p>
          </table:table-cell>
          <table:table-cell office:value-type="float" office:value="14758" table:style-name="ce6">
            <text:p>14,758<text:s/></text:p>
          </table:table-cell>
          <table:table-cell office:value-type="float" office:value="22241" table:style-name="ce6">
            <text:p>22,241<text:s/></text:p>
          </table:table-cell>
          <table:table-cell office:value-type="float" office:value="16117" table:style-name="ce6">
            <text:p>16,117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23525" table:style-name="ce6">
            <text:p>23,525<text:s/></text:p>
          </table:table-cell>
          <table:table-cell office:value-type="float" office:value="14474" table:style-name="ce6">
            <text:p>14,474<text:s/></text:p>
          </table:table-cell>
          <table:table-cell office:value-type="float" office:value="29563" table:style-name="ce6">
            <text:p>29,563<text:s/></text:p>
          </table:table-cell>
          <table:table-cell office:value-type="float" office:value="22360" table:style-name="ce6">
            <text:p>22,360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33320" table:style-name="ce6">
            <text:p>33,320<text:s/></text:p>
          </table:table-cell>
          <table:table-cell office:value-type="float" office:value="24592" table:style-name="ce6">
            <text:p>24,592<text:s/></text:p>
          </table:table-cell>
          <table:table-cell office:value-type="float" office:value="24023" table:style-name="ce6">
            <text:p>24,023<text:s/></text:p>
          </table:table-cell>
          <table:table-cell office:value-type="float" office:value="18856" table:style-name="ce6">
            <text:p>18,856<text:s/></text:p>
          </table:table-cell>
          <table:table-cell office:value-type="float" office:value="20910" table:style-name="ce6">
            <text:p>20,910<text:s/></text:p>
          </table:table-cell>
          <table:table-cell office:value-type="float" office:value="105260" table:style-name="ce6">
            <text:p>105,260<text:s/></text:p>
          </table:table-cell>
          <table:table-cell office:value-type="float" office:value="37307" table:style-name="ce6">
            <text:p>37,307<text:s/></text:p>
          </table:table-cell>
          <table:table-cell office:value-type="float" office:value="18967" table:style-name="ce6">
            <text:p>18,967<text:s/></text:p>
          </table:table-cell>
          <table:table-cell office:value-type="float" office:value="21365" table:style-name="ce6">
            <text:p>21,365<text:s/></text:p>
          </table:table-cell>
          <table:table-cell office:value-type="float" office:value="25389" table:style-name="ce6">
            <text:p>25,389<text:s/></text:p>
          </table:table-cell>
          <table:table-cell office:value-type="float" office:value="25284" table:style-name="ce6">
            <text:p>25,284<text:s/></text:p>
          </table:table-cell>
          <table:table-cell office:value-type="float" office:value="29754" table:style-name="ce6">
            <text:p>29,754<text:s/></text:p>
          </table:table-cell>
          <table:table-cell office:value-type="float" office:value="24160" table:style-name="ce6">
            <text:p>24,160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29403" table:style-name="ce6">
            <text:p>29,403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18867" table:style-name="ce6">
            <text:p>18,867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13931" table:style-name="ce6">
            <text:p>13,931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29673" table:style-name="ce6">
            <text:p>29,673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12243" table:style-name="ce6">
            <text:p>12,243<text:s/></text:p>
          </table:table-cell>
          <table:table-cell office:value-type="float" office:value="7290" table:style-name="ce6">
            <text:p>7,290<text:s/></text:p>
          </table:table-cell>
          <table:table-cell office:value-type="float" office:value="21527" table:style-name="ce6">
            <text:p>21,527<text:s/></text:p>
          </table:table-cell>
          <table:table-cell office:value-type="float" office:value="22636" table:style-name="ce6">
            <text:p>22,636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36469" table:style-name="ce6">
            <text:p>36,469<text:s/></text:p>
          </table:table-cell>
          <table:table-cell office:value-type="float" office:value="36111" table:style-name="ce6">
            <text:p>36,111<text:s/></text:p>
          </table:table-cell>
          <table:table-cell office:value-type="float" office:value="24713" table:style-name="ce6">
            <text:p>24,713<text:s/></text:p>
          </table:table-cell>
          <table:table-cell office:value-type="float" office:value="21596" table:style-name="ce6">
            <text:p>21,596<text:s/></text:p>
          </table:table-cell>
          <table:table-cell office:value-type="float" office:value="48105" table:style-name="ce6">
            <text:p>48,105<text:s/></text:p>
          </table:table-cell>
          <table:table-cell office:value-type="float" office:value="21956" table:style-name="ce6">
            <text:p>21,956<text:s/></text:p>
          </table:table-cell>
          <table:table-cell office:value-type="float" office:value="28161" table:style-name="ce6">
            <text:p>28,161<text:s/></text:p>
          </table:table-cell>
          <table:table-cell office:value-type="float" office:value="29459" table:style-name="ce6">
            <text:p>29,459<text:s/></text:p>
          </table:table-cell>
          <table:table-cell office:value-type="float" office:value="17905" table:style-name="ce6">
            <text:p>17,905<text:s/></text:p>
          </table:table-cell>
          <table:table-cell office:value-type="float" office:value="56766" table:style-name="ce6">
            <text:p>56,766<text:s/></text:p>
          </table:table-cell>
          <table:table-cell office:value-type="float" office:value="19096" table:style-name="ce6">
            <text:p>19,096<text:s/></text:p>
          </table:table-cell>
          <table:table-cell office:value-type="float" office:value="14565" table:style-name="ce6">
            <text:p>14,565<text:s/></text:p>
          </table:table-cell>
          <table:table-cell office:value-type="float" office:value="14146" table:style-name="ce6">
            <text:p>14,146<text:s/></text:p>
          </table:table-cell>
          <table:table-cell office:value-type="float" office:value="20186" table:style-name="ce6">
            <text:p>20,186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23330" table:style-name="ce6">
            <text:p>23,330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7047" table:style-name="ce6">
            <text:p>7,047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35284" table:style-name="ce6">
            <text:p>35,284<text:s/></text:p>
          </table:table-cell>
          <table:table-cell office:value-type="float" office:value="21312" table:style-name="ce6">
            <text:p>21,312<text:s/></text:p>
          </table:table-cell>
          <table:table-cell office:value-type="float" office:value="22449" table:style-name="ce6">
            <text:p>22,449<text:s/></text:p>
          </table:table-cell>
          <table:table-cell office:value-type="float" office:value="21026" table:style-name="ce6">
            <text:p>21,026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6639" table:style-name="ce6">
            <text:p>6,639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15370" table:style-name="ce6">
            <text:p>15,370<text:s/></text:p>
          </table:table-cell>
          <table:table-cell office:value-type="float" office:value="25899" table:style-name="ce6">
            <text:p>25,899<text:s/></text:p>
          </table:table-cell>
          <table:table-cell office:value-type="float" office:value="19959" table:style-name="ce6">
            <text:p>19,959<text:s/></text:p>
          </table:table-cell>
          <table:table-cell office:value-type="float" office:value="13100" table:style-name="ce6">
            <text:p>13,100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11633" table:style-name="ce6">
            <text:p>11,633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7595" table:style-name="ce6">
            <text:p>7,595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4450" table:style-name="ce6">
            <text:p>4,450<text:s/></text:p>
          </table:table-cell>
          <table:table-cell table:number-columns-repeated="16264"/>
        </table:table-row>
        <table:table-row table:style-name="ro2">
          <table:table-cell office:value-type="date" office:date-value="2021-12-03T00:00:00" table:style-name="ce5">
            <text:p>2021/12/3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41163" table:style-name="ce6">
            <text:p>41,163<text:s/></text:p>
          </table:table-cell>
          <table:table-cell office:value-type="float" office:value="42033" table:style-name="ce6">
            <text:p>42,033<text:s/></text:p>
          </table:table-cell>
          <table:table-cell office:value-type="float" office:value="25309" table:style-name="ce6">
            <text:p>25,309<text:s/></text:p>
          </table:table-cell>
          <table:table-cell office:value-type="float" office:value="14187" table:style-name="ce6">
            <text:p>14,187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13427" table:style-name="ce6">
            <text:p>13,427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11659" table:style-name="ce6">
            <text:p>11,659<text:s/></text:p>
          </table:table-cell>
          <table:table-cell office:value-type="float" office:value="16778" table:style-name="ce6">
            <text:p>16,778<text:s/></text:p>
          </table:table-cell>
          <table:table-cell office:value-type="float" office:value="17170" table:style-name="ce6">
            <text:p>17,170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36023" table:style-name="ce6">
            <text:p>36,023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15303" table:style-name="ce6">
            <text:p>15,303<text:s/></text:p>
          </table:table-cell>
          <table:table-cell office:value-type="float" office:value="23655" table:style-name="ce6">
            <text:p>23,655<text:s/></text:p>
          </table:table-cell>
          <table:table-cell office:value-type="float" office:value="17354" table:style-name="ce6">
            <text:p>17,354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26914" table:style-name="ce6">
            <text:p>26,914<text:s/></text:p>
          </table:table-cell>
          <table:table-cell office:value-type="float" office:value="16242" table:style-name="ce6">
            <text:p>16,242<text:s/></text:p>
          </table:table-cell>
          <table:table-cell office:value-type="float" office:value="30788" table:style-name="ce6">
            <text:p>30,788<text:s/></text:p>
          </table:table-cell>
          <table:table-cell office:value-type="float" office:value="24360" table:style-name="ce6">
            <text:p>24,360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35222" table:style-name="ce6">
            <text:p>35,222<text:s/></text:p>
          </table:table-cell>
          <table:table-cell office:value-type="float" office:value="25900" table:style-name="ce6">
            <text:p>25,900<text:s/></text:p>
          </table:table-cell>
          <table:table-cell office:value-type="float" office:value="24913" table:style-name="ce6">
            <text:p>24,913<text:s/></text:p>
          </table:table-cell>
          <table:table-cell office:value-type="float" office:value="19666" table:style-name="ce6">
            <text:p>19,666<text:s/></text:p>
          </table:table-cell>
          <table:table-cell office:value-type="float" office:value="21558" table:style-name="ce6">
            <text:p>21,558<text:s/></text:p>
          </table:table-cell>
          <table:table-cell office:value-type="float" office:value="143418" table:style-name="ce6">
            <text:p>143,418<text:s/></text:p>
          </table:table-cell>
          <table:table-cell office:value-type="float" office:value="46589" table:style-name="ce6">
            <text:p>46,589<text:s/></text:p>
          </table:table-cell>
          <table:table-cell office:value-type="float" office:value="20997" table:style-name="ce6">
            <text:p>20,997<text:s/></text:p>
          </table:table-cell>
          <table:table-cell office:value-type="float" office:value="22356" table:style-name="ce6">
            <text:p>22,356<text:s/></text:p>
          </table:table-cell>
          <table:table-cell office:value-type="float" office:value="28125" table:style-name="ce6">
            <text:p>28,125<text:s/></text:p>
          </table:table-cell>
          <table:table-cell office:value-type="float" office:value="27496" table:style-name="ce6">
            <text:p>27,496<text:s/></text:p>
          </table:table-cell>
          <table:table-cell office:value-type="float" office:value="32218" table:style-name="ce6">
            <text:p>32,218<text:s/></text:p>
          </table:table-cell>
          <table:table-cell office:value-type="float" office:value="26313" table:style-name="ce6">
            <text:p>26,313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31070" table:style-name="ce6">
            <text:p>31,070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20107" table:style-name="ce6">
            <text:p>20,107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13739" table:style-name="ce6">
            <text:p>13,739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12179" table:style-name="ce6">
            <text:p>12,179<text:s/></text:p>
          </table:table-cell>
          <table:table-cell office:value-type="float" office:value="32384" table:style-name="ce6">
            <text:p>32,384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23328" table:style-name="ce6">
            <text:p>23,328<text:s/></text:p>
          </table:table-cell>
          <table:table-cell office:value-type="float" office:value="23281" table:style-name="ce6">
            <text:p>23,281<text:s/></text:p>
          </table:table-cell>
          <table:table-cell office:value-type="float" office:value="27184" table:style-name="ce6">
            <text:p>27,184<text:s/></text:p>
          </table:table-cell>
          <table:table-cell office:value-type="float" office:value="47515" table:style-name="ce6">
            <text:p>47,515<text:s/></text:p>
          </table:table-cell>
          <table:table-cell office:value-type="float" office:value="38633" table:style-name="ce6">
            <text:p>38,633<text:s/></text:p>
          </table:table-cell>
          <table:table-cell office:value-type="float" office:value="26203" table:style-name="ce6">
            <text:p>26,203<text:s/></text:p>
          </table:table-cell>
          <table:table-cell office:value-type="float" office:value="23748" table:style-name="ce6">
            <text:p>23,748<text:s/></text:p>
          </table:table-cell>
          <table:table-cell office:value-type="float" office:value="61655" table:style-name="ce6">
            <text:p>61,655<text:s/></text:p>
          </table:table-cell>
          <table:table-cell office:value-type="float" office:value="22842" table:style-name="ce6">
            <text:p>22,842<text:s/></text:p>
          </table:table-cell>
          <table:table-cell office:value-type="float" office:value="31804" table:style-name="ce6">
            <text:p>31,804<text:s/></text:p>
          </table:table-cell>
          <table:table-cell office:value-type="float" office:value="35718" table:style-name="ce6">
            <text:p>35,718<text:s/></text:p>
          </table:table-cell>
          <table:table-cell office:value-type="float" office:value="21003" table:style-name="ce6">
            <text:p>21,003<text:s/></text:p>
          </table:table-cell>
          <table:table-cell office:value-type="float" office:value="68972" table:style-name="ce6">
            <text:p>68,972<text:s/></text:p>
          </table:table-cell>
          <table:table-cell office:value-type="float" office:value="20205" table:style-name="ce6">
            <text:p>20,205<text:s/></text:p>
          </table:table-cell>
          <table:table-cell office:value-type="float" office:value="15781" table:style-name="ce6">
            <text:p>15,781<text:s/></text:p>
          </table:table-cell>
          <table:table-cell office:value-type="float" office:value="14230" table:style-name="ce6">
            <text:p>14,230<text:s/></text:p>
          </table:table-cell>
          <table:table-cell office:value-type="float" office:value="24240" table:style-name="ce6">
            <text:p>24,240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29427" table:style-name="ce6">
            <text:p>29,427<text:s/></text:p>
          </table:table-cell>
          <table:table-cell office:value-type="float" office:value="19720" table:style-name="ce6">
            <text:p>19,720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37496" table:style-name="ce6">
            <text:p>37,496<text:s/></text:p>
          </table:table-cell>
          <table:table-cell office:value-type="float" office:value="22878" table:style-name="ce6">
            <text:p>22,878<text:s/></text:p>
          </table:table-cell>
          <table:table-cell office:value-type="float" office:value="23539" table:style-name="ce6">
            <text:p>23,539<text:s/></text:p>
          </table:table-cell>
          <table:table-cell office:value-type="float" office:value="22240" table:style-name="ce6">
            <text:p>22,240<text:s/></text:p>
          </table:table-cell>
          <table:table-cell office:value-type="float" office:value="14397" table:style-name="ce6">
            <text:p>14,397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7149" table:style-name="ce6">
            <text:p>7,149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16725" table:style-name="ce6">
            <text:p>16,725<text:s/></text:p>
          </table:table-cell>
          <table:table-cell office:value-type="float" office:value="27511" table:style-name="ce6">
            <text:p>27,511<text:s/></text:p>
          </table:table-cell>
          <table:table-cell office:value-type="float" office:value="22232" table:style-name="ce6">
            <text:p>22,232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11809" table:style-name="ce6">
            <text:p>11,809<text:s/></text:p>
          </table:table-cell>
          <table:table-cell office:value-type="float" office:value="11098" table:style-name="ce6">
            <text:p>11,098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4866" table:style-name="ce6">
            <text:p>4,866<text:s/></text:p>
          </table:table-cell>
          <table:table-cell table:number-columns-repeated="16264"/>
        </table:table-row>
        <table:table-row table:style-name="ro2">
          <table:table-cell office:value-type="date" office:date-value="2021-12-04T00:00:00" table:style-name="ce5">
            <text:p>2021/12/4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23009" table:style-name="ce6">
            <text:p>23,009<text:s/></text:p>
          </table:table-cell>
          <table:table-cell office:value-type="float" office:value="40337" table:style-name="ce6">
            <text:p>40,337<text:s/></text:p>
          </table:table-cell>
          <table:table-cell office:value-type="float" office:value="15214" table:style-name="ce6">
            <text:p>15,214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7968" table:style-name="ce6">
            <text:p>7,968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5516" table:style-name="ce6">
            <text:p>5,516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6495" table:style-name="ce6">
            <text:p>6,495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27176" table:style-name="ce6">
            <text:p>27,176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1919" table:style-name="ce6">
            <text:p>11,919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7152" table:style-name="ce6">
            <text:p>17,152<text:s/></text:p>
          </table:table-cell>
          <table:table-cell office:value-type="float" office:value="14366" table:style-name="ce6">
            <text:p>14,366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25606" table:style-name="ce6">
            <text:p>25,606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24630" table:style-name="ce6">
            <text:p>24,630<text:s/></text:p>
          </table:table-cell>
          <table:table-cell office:value-type="float" office:value="27425" table:style-name="ce6">
            <text:p>27,425<text:s/></text:p>
          </table:table-cell>
          <table:table-cell office:value-type="float" office:value="4485" table:style-name="ce6">
            <text:p>4,485<text:s/></text:p>
          </table:table-cell>
          <table:table-cell office:value-type="float" office:value="28729" table:style-name="ce6">
            <text:p>28,729<text:s/></text:p>
          </table:table-cell>
          <table:table-cell office:value-type="float" office:value="20728" table:style-name="ce6">
            <text:p>20,728<text:s/></text:p>
          </table:table-cell>
          <table:table-cell office:value-type="float" office:value="19395" table:style-name="ce6">
            <text:p>19,395<text:s/></text:p>
          </table:table-cell>
          <table:table-cell office:value-type="float" office:value="16029" table:style-name="ce6">
            <text:p>16,029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134266" table:style-name="ce6">
            <text:p>134,266<text:s/></text:p>
          </table:table-cell>
          <table:table-cell office:value-type="float" office:value="49362" table:style-name="ce6">
            <text:p>49,362<text:s/></text:p>
          </table:table-cell>
          <table:table-cell office:value-type="float" office:value="16706" table:style-name="ce6">
            <text:p>16,706<text:s/></text:p>
          </table:table-cell>
          <table:table-cell office:value-type="float" office:value="15309" table:style-name="ce6">
            <text:p>15,309<text:s/></text:p>
          </table:table-cell>
          <table:table-cell office:value-type="float" office:value="25509" table:style-name="ce6">
            <text:p>25,509<text:s/></text:p>
          </table:table-cell>
          <table:table-cell office:value-type="float" office:value="25404" table:style-name="ce6">
            <text:p>25,404<text:s/></text:p>
          </table:table-cell>
          <table:table-cell office:value-type="float" office:value="29596" table:style-name="ce6">
            <text:p>29,596<text:s/></text:p>
          </table:table-cell>
          <table:table-cell office:value-type="float" office:value="22217" table:style-name="ce6">
            <text:p>22,217<text:s/></text:p>
          </table:table-cell>
          <table:table-cell office:value-type="float" office:value="8722" table:style-name="ce6">
            <text:p>8,722<text:s/></text:p>
          </table:table-cell>
          <table:table-cell office:value-type="float" office:value="22407" table:style-name="ce6">
            <text:p>22,407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16140" table:style-name="ce6">
            <text:p>16,140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33526" table:style-name="ce6">
            <text:p>33,526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17951" table:style-name="ce6">
            <text:p>17,951<text:s/></text:p>
          </table:table-cell>
          <table:table-cell office:value-type="float" office:value="15957" table:style-name="ce6">
            <text:p>15,957<text:s/></text:p>
          </table:table-cell>
          <table:table-cell office:value-type="float" office:value="26941" table:style-name="ce6">
            <text:p>26,941<text:s/></text:p>
          </table:table-cell>
          <table:table-cell office:value-type="float" office:value="58733" table:style-name="ce6">
            <text:p>58,733<text:s/></text:p>
          </table:table-cell>
          <table:table-cell office:value-type="float" office:value="29811" table:style-name="ce6">
            <text:p>29,811<text:s/></text:p>
          </table:table-cell>
          <table:table-cell office:value-type="float" office:value="21562" table:style-name="ce6">
            <text:p>21,562<text:s/></text:p>
          </table:table-cell>
          <table:table-cell office:value-type="float" office:value="23641" table:style-name="ce6">
            <text:p>23,641<text:s/></text:p>
          </table:table-cell>
          <table:table-cell office:value-type="float" office:value="75105" table:style-name="ce6">
            <text:p>75,105<text:s/></text:p>
          </table:table-cell>
          <table:table-cell office:value-type="float" office:value="15454" table:style-name="ce6">
            <text:p>15,454<text:s/></text:p>
          </table:table-cell>
          <table:table-cell office:value-type="float" office:value="28936" table:style-name="ce6">
            <text:p>28,936<text:s/></text:p>
          </table:table-cell>
          <table:table-cell office:value-type="float" office:value="31726" table:style-name="ce6">
            <text:p>31,726<text:s/></text:p>
          </table:table-cell>
          <table:table-cell office:value-type="float" office:value="20374" table:style-name="ce6">
            <text:p>20,374<text:s/></text:p>
          </table:table-cell>
          <table:table-cell office:value-type="float" office:value="66257" table:style-name="ce6">
            <text:p>66,257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14444" table:style-name="ce6">
            <text:p>14,444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19013" table:style-name="ce6">
            <text:p>19,013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29418" table:style-name="ce6">
            <text:p>29,418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19003" table:style-name="ce6">
            <text:p>19,003<text:s/></text:p>
          </table:table-cell>
          <table:table-cell office:value-type="float" office:value="16963" table:style-name="ce6">
            <text:p>16,963<text:s/></text:p>
          </table:table-cell>
          <table:table-cell office:value-type="float" office:value="13773" table:style-name="ce6">
            <text:p>13,773<text:s/></text:p>
          </table:table-cell>
          <table:table-cell office:value-type="float" office:value="16006" table:style-name="ce6">
            <text:p>16,006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9518" table:style-name="ce6">
            <text:p>9,518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1315" table:style-name="ce6">
            <text:p>1,315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3469" table:style-name="ce6">
            <text:p>3,469<text:s/></text:p>
          </table:table-cell>
          <table:table-cell table:number-columns-repeated="16264"/>
        </table:table-row>
        <table:table-row table:style-name="ro2">
          <table:table-cell office:value-type="date" office:date-value="2021-12-05T00:00:00" table:style-name="ce5">
            <text:p>2021/12/5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15973" table:style-name="ce6">
            <text:p>15,973<text:s/></text:p>
          </table:table-cell>
          <table:table-cell office:value-type="float" office:value="29727" table:style-name="ce6">
            <text:p>29,727<text:s/></text:p>
          </table:table-cell>
          <table:table-cell office:value-type="float" office:value="13222" table:style-name="ce6">
            <text:p>13,222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5858" table:style-name="ce6">
            <text:p>5,858<text:s/></text:p>
          </table:table-cell>
          <table:table-cell office:value-type="float" office:value="2849" table:style-name="ce6">
            <text:p>2,849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4051" table:style-name="ce6">
            <text:p>4,051<text:s/>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6288" table:style-name="ce6">
            <text:p>6,288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4603" table:style-name="ce6">
            <text:p>4,603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20702" table:style-name="ce6">
            <text:p>20,702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13724" table:style-name="ce6">
            <text:p>13,724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26789" table:style-name="ce6">
            <text:p>26,789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20135" table:style-name="ce6">
            <text:p>20,135<text:s/></text:p>
          </table:table-cell>
          <table:table-cell office:value-type="float" office:value="13751" table:style-name="ce6">
            <text:p>13,751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23550" table:style-name="ce6">
            <text:p>23,550<text:s/></text:p>
          </table:table-cell>
          <table:table-cell office:value-type="float" office:value="16253" table:style-name="ce6">
            <text:p>16,253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121112" table:style-name="ce6">
            <text:p>121,112<text:s/></text:p>
          </table:table-cell>
          <table:table-cell office:value-type="float" office:value="38984" table:style-name="ce6">
            <text:p>38,984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20732" table:style-name="ce6">
            <text:p>20,732<text:s/></text:p>
          </table:table-cell>
          <table:table-cell office:value-type="float" office:value="19991" table:style-name="ce6">
            <text:p>19,991<text:s/></text:p>
          </table:table-cell>
          <table:table-cell office:value-type="float" office:value="23672" table:style-name="ce6">
            <text:p>23,672<text:s/></text:p>
          </table:table-cell>
          <table:table-cell office:value-type="float" office:value="19104" table:style-name="ce6">
            <text:p>19,104<text:s/></text:p>
          </table:table-cell>
          <table:table-cell office:value-type="float" office:value="6807" table:style-name="ce6">
            <text:p>6,807<text:s/></text:p>
          </table:table-cell>
          <table:table-cell office:value-type="float" office:value="18301" table:style-name="ce6">
            <text:p>18,301<text:s/></text:p>
          </table:table-cell>
          <table:table-cell office:value-type="float" office:value="5057" table:style-name="ce6">
            <text:p>5,057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5672" table:style-name="ce6">
            <text:p>5,672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29780" table:style-name="ce6">
            <text:p>29,780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14256" table:style-name="ce6">
            <text:p>14,256<text:s/></text:p>
          </table:table-cell>
          <table:table-cell office:value-type="float" office:value="11575" table:style-name="ce6">
            <text:p>11,575<text:s/></text:p>
          </table:table-cell>
          <table:table-cell office:value-type="float" office:value="20259" table:style-name="ce6">
            <text:p>20,259<text:s/></text:p>
          </table:table-cell>
          <table:table-cell office:value-type="float" office:value="43866" table:style-name="ce6">
            <text:p>43,866<text:s/></text:p>
          </table:table-cell>
          <table:table-cell office:value-type="float" office:value="25130" table:style-name="ce6">
            <text:p>25,130<text:s/></text:p>
          </table:table-cell>
          <table:table-cell office:value-type="float" office:value="16942" table:style-name="ce6">
            <text:p>16,942<text:s/></text:p>
          </table:table-cell>
          <table:table-cell office:value-type="float" office:value="18842" table:style-name="ce6">
            <text:p>18,842<text:s/></text:p>
          </table:table-cell>
          <table:table-cell office:value-type="float" office:value="56424" table:style-name="ce6">
            <text:p>56,424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23507" table:style-name="ce6">
            <text:p>23,507<text:s/></text:p>
          </table:table-cell>
          <table:table-cell office:value-type="float" office:value="23010" table:style-name="ce6">
            <text:p>23,010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52458" table:style-name="ce6">
            <text:p>52,458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15813" table:style-name="ce6">
            <text:p>15,813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25005" table:style-name="ce6">
            <text:p>25,005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6306" table:style-name="ce6">
            <text:p>6,306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13629" table:style-name="ce6">
            <text:p>13,629<text:s/></text:p>
          </table:table-cell>
          <table:table-cell office:value-type="float" office:value="15625" table:style-name="ce6">
            <text:p>15,625<text:s/></text:p>
          </table:table-cell>
          <table:table-cell office:value-type="float" office:value="8127" table:style-name="ce6">
            <text:p>8,127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8027" table:style-name="ce6">
            <text:p>8,027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740" table:style-name="ce6">
            <text:p>740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921" table:style-name="ce6">
            <text:p>921<text:s/></text:p>
          </table:table-cell>
          <table:table-cell office:value-type="float" office:value="1329" table:style-name="ce6">
            <text:p>1,329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3003" table:style-name="ce6">
            <text:p>3,003<text:s/></text:p>
          </table:table-cell>
          <table:table-cell table:number-columns-repeated="16264"/>
        </table:table-row>
        <table:table-row table:style-name="ro2">
          <table:table-cell office:value-type="date" office:date-value="2021-12-06T00:00:00" table:style-name="ce5">
            <text:p>2021/12/6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12993" table:style-name="ce6">
            <text:p>12,993<text:s/></text:p>
          </table:table-cell>
          <table:table-cell office:value-type="float" office:value="38111" table:style-name="ce6">
            <text:p>38,111<text:s/></text:p>
          </table:table-cell>
          <table:table-cell office:value-type="float" office:value="33715" table:style-name="ce6">
            <text:p>33,715<text:s/></text:p>
          </table:table-cell>
          <table:table-cell office:value-type="float" office:value="23379" table:style-name="ce6">
            <text:p>23,379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10647" table:style-name="ce6">
            <text:p>10,647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13316" table:style-name="ce6">
            <text:p>13,316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16728" table:style-name="ce6">
            <text:p>16,728<text:s/></text:p>
          </table:table-cell>
          <table:table-cell office:value-type="float" office:value="16843" table:style-name="ce6">
            <text:p>16,843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8703" table:style-name="ce6">
            <text:p>8,703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25042" table:style-name="ce6">
            <text:p>25,042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12436" table:style-name="ce6">
            <text:p>12,436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21784" table:style-name="ce6">
            <text:p>21,784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9384" table:style-name="ce6">
            <text:p>9,384<text:s/></text:p>
          </table:table-cell>
          <table:table-cell office:value-type="float" office:value="23621" table:style-name="ce6">
            <text:p>23,621<text:s/></text:p>
          </table:table-cell>
          <table:table-cell office:value-type="float" office:value="14811" table:style-name="ce6">
            <text:p>14,811<text:s/></text:p>
          </table:table-cell>
          <table:table-cell office:value-type="float" office:value="29148" table:style-name="ce6">
            <text:p>29,148<text:s/></text:p>
          </table:table-cell>
          <table:table-cell office:value-type="float" office:value="21020" table:style-name="ce6">
            <text:p>21,020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32980" table:style-name="ce6">
            <text:p>32,980<text:s/></text:p>
          </table:table-cell>
          <table:table-cell office:value-type="float" office:value="23829" table:style-name="ce6">
            <text:p>23,829<text:s/></text:p>
          </table:table-cell>
          <table:table-cell office:value-type="float" office:value="23823" table:style-name="ce6">
            <text:p>23,823<text:s/></text:p>
          </table:table-cell>
          <table:table-cell office:value-type="float" office:value="19221" table:style-name="ce6">
            <text:p>19,221<text:s/></text:p>
          </table:table-cell>
          <table:table-cell office:value-type="float" office:value="21501" table:style-name="ce6">
            <text:p>21,501<text:s/></text:p>
          </table:table-cell>
          <table:table-cell office:value-type="float" office:value="104628" table:style-name="ce6">
            <text:p>104,628<text:s/></text:p>
          </table:table-cell>
          <table:table-cell office:value-type="float" office:value="35341" table:style-name="ce6">
            <text:p>35,341<text:s/></text:p>
          </table:table-cell>
          <table:table-cell office:value-type="float" office:value="19170" table:style-name="ce6">
            <text:p>19,170<text:s/></text:p>
          </table:table-cell>
          <table:table-cell office:value-type="float" office:value="20798" table:style-name="ce6">
            <text:p>20,798<text:s/></text:p>
          </table:table-cell>
          <table:table-cell office:value-type="float" office:value="23536" table:style-name="ce6">
            <text:p>23,536<text:s/></text:p>
          </table:table-cell>
          <table:table-cell office:value-type="float" office:value="23757" table:style-name="ce6">
            <text:p>23,757<text:s/></text:p>
          </table:table-cell>
          <table:table-cell office:value-type="float" office:value="26154" table:style-name="ce6">
            <text:p>26,154<text:s/></text:p>
          </table:table-cell>
          <table:table-cell office:value-type="float" office:value="22071" table:style-name="ce6">
            <text:p>22,071<text:s/></text:p>
          </table:table-cell>
          <table:table-cell office:value-type="float" office:value="11914" table:style-name="ce6">
            <text:p>11,914<text:s/></text:p>
          </table:table-cell>
          <table:table-cell office:value-type="float" office:value="29352" table:style-name="ce6">
            <text:p>29,352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17722" table:style-name="ce6">
            <text:p>17,722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13692" table:style-name="ce6">
            <text:p>13,692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27059" table:style-name="ce6">
            <text:p>27,059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21564" table:style-name="ce6">
            <text:p>21,564<text:s/></text:p>
          </table:table-cell>
          <table:table-cell office:value-type="float" office:value="22298" table:style-name="ce6">
            <text:p>22,298<text:s/></text:p>
          </table:table-cell>
          <table:table-cell office:value-type="float" office:value="23664" table:style-name="ce6">
            <text:p>23,664<text:s/></text:p>
          </table:table-cell>
          <table:table-cell office:value-type="float" office:value="39417" table:style-name="ce6">
            <text:p>39,417<text:s/></text:p>
          </table:table-cell>
          <table:table-cell office:value-type="float" office:value="36282" table:style-name="ce6">
            <text:p>36,282<text:s/></text:p>
          </table:table-cell>
          <table:table-cell office:value-type="float" office:value="24202" table:style-name="ce6">
            <text:p>24,202<text:s/></text:p>
          </table:table-cell>
          <table:table-cell office:value-type="float" office:value="21447" table:style-name="ce6">
            <text:p>21,447<text:s/></text:p>
          </table:table-cell>
          <table:table-cell office:value-type="float" office:value="47660" table:style-name="ce6">
            <text:p>47,660<text:s/></text:p>
          </table:table-cell>
          <table:table-cell office:value-type="float" office:value="21104" table:style-name="ce6">
            <text:p>21,104<text:s/></text:p>
          </table:table-cell>
          <table:table-cell office:value-type="float" office:value="27586" table:style-name="ce6">
            <text:p>27,586<text:s/></text:p>
          </table:table-cell>
          <table:table-cell office:value-type="float" office:value="28705" table:style-name="ce6">
            <text:p>28,705<text:s/></text:p>
          </table:table-cell>
          <table:table-cell office:value-type="float" office:value="16836" table:style-name="ce6">
            <text:p>16,836<text:s/></text:p>
          </table:table-cell>
          <table:table-cell office:value-type="float" office:value="55201" table:style-name="ce6">
            <text:p>55,201<text:s/></text:p>
          </table:table-cell>
          <table:table-cell office:value-type="float" office:value="18031" table:style-name="ce6">
            <text:p>18,031<text:s/></text:p>
          </table:table-cell>
          <table:table-cell office:value-type="float" office:value="14510" table:style-name="ce6">
            <text:p>14,510<text:s/></text:p>
          </table:table-cell>
          <table:table-cell office:value-type="float" office:value="13765" table:style-name="ce6">
            <text:p>13,765<text:s/></text:p>
          </table:table-cell>
          <table:table-cell office:value-type="float" office:value="18029" table:style-name="ce6">
            <text:p>18,029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23330" table:style-name="ce6">
            <text:p>23,330<text:s/></text:p>
          </table:table-cell>
          <table:table-cell office:value-type="float" office:value="17655" table:style-name="ce6">
            <text:p>17,655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34141" table:style-name="ce6">
            <text:p>34,141<text:s/></text:p>
          </table:table-cell>
          <table:table-cell office:value-type="float" office:value="21678" table:style-name="ce6">
            <text:p>21,678<text:s/></text:p>
          </table:table-cell>
          <table:table-cell office:value-type="float" office:value="22656" table:style-name="ce6">
            <text:p>22,656<text:s/></text:p>
          </table:table-cell>
          <table:table-cell office:value-type="float" office:value="20408" table:style-name="ce6">
            <text:p>20,408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11103" table:style-name="ce6">
            <text:p>11,103<text:s/></text:p>
          </table:table-cell>
          <table:table-cell office:value-type="float" office:value="15340" table:style-name="ce6">
            <text:p>15,340<text:s/></text:p>
          </table:table-cell>
          <table:table-cell office:value-type="float" office:value="25967" table:style-name="ce6">
            <text:p>25,967<text:s/></text:p>
          </table:table-cell>
          <table:table-cell office:value-type="float" office:value="19206" table:style-name="ce6">
            <text:p>19,206<text:s/></text:p>
          </table:table-cell>
          <table:table-cell office:value-type="float" office:value="12951" table:style-name="ce6">
            <text:p>12,951<text:s/></text:p>
          </table:table-cell>
          <table:table-cell office:value-type="float" office:value="11807" table:style-name="ce6">
            <text:p>11,807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4551" table:style-name="ce6">
            <text:p>4,551<text:s/></text:p>
          </table:table-cell>
          <table:table-cell table:number-columns-repeated="16264"/>
        </table:table-row>
        <table:table-row table:style-name="ro2">
          <table:table-cell office:value-type="date" office:date-value="2021-12-07T00:00:00" table:style-name="ce5">
            <text:p>2021/12/7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38677" table:style-name="ce6">
            <text:p>38,677<text:s/></text:p>
          </table:table-cell>
          <table:table-cell office:value-type="float" office:value="34692" table:style-name="ce6">
            <text:p>34,692<text:s/></text:p>
          </table:table-cell>
          <table:table-cell office:value-type="float" office:value="23780" table:style-name="ce6">
            <text:p>23,780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9365" table:style-name="ce6">
            <text:p>9,365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17273" table:style-name="ce6">
            <text:p>17,273<text:s/></text:p>
          </table:table-cell>
          <table:table-cell office:value-type="float" office:value="17262" table:style-name="ce6">
            <text:p>17,262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8260" table:style-name="ce6">
            <text:p>8,260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25623" table:style-name="ce6">
            <text:p>25,623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14819" table:style-name="ce6">
            <text:p>14,819<text:s/></text:p>
          </table:table-cell>
          <table:table-cell office:value-type="float" office:value="22043" table:style-name="ce6">
            <text:p>22,043<text:s/></text:p>
          </table:table-cell>
          <table:table-cell office:value-type="float" office:value="16395" table:style-name="ce6">
            <text:p>16,395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23348" table:style-name="ce6">
            <text:p>23,348<text:s/></text:p>
          </table:table-cell>
          <table:table-cell office:value-type="float" office:value="14586" table:style-name="ce6">
            <text:p>14,586<text:s/></text:p>
          </table:table-cell>
          <table:table-cell office:value-type="float" office:value="29716" table:style-name="ce6">
            <text:p>29,716<text:s/></text:p>
          </table:table-cell>
          <table:table-cell office:value-type="float" office:value="22681" table:style-name="ce6">
            <text:p>22,681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33234" table:style-name="ce6">
            <text:p>33,234<text:s/></text:p>
          </table:table-cell>
          <table:table-cell office:value-type="float" office:value="24409" table:style-name="ce6">
            <text:p>24,409<text:s/></text:p>
          </table:table-cell>
          <table:table-cell office:value-type="float" office:value="24193" table:style-name="ce6">
            <text:p>24,193<text:s/></text:p>
          </table:table-cell>
          <table:table-cell office:value-type="float" office:value="19183" table:style-name="ce6">
            <text:p>19,183<text:s/></text:p>
          </table:table-cell>
          <table:table-cell office:value-type="float" office:value="21890" table:style-name="ce6">
            <text:p>21,890<text:s/></text:p>
          </table:table-cell>
          <table:table-cell office:value-type="float" office:value="102448" table:style-name="ce6">
            <text:p>102,448<text:s/></text:p>
          </table:table-cell>
          <table:table-cell office:value-type="float" office:value="35952" table:style-name="ce6">
            <text:p>35,952<text:s/></text:p>
          </table:table-cell>
          <table:table-cell office:value-type="float" office:value="19316" table:style-name="ce6">
            <text:p>19,316<text:s/></text:p>
          </table:table-cell>
          <table:table-cell office:value-type="float" office:value="21052" table:style-name="ce6">
            <text:p>21,052<text:s/></text:p>
          </table:table-cell>
          <table:table-cell office:value-type="float" office:value="24593" table:style-name="ce6">
            <text:p>24,593<text:s/></text:p>
          </table:table-cell>
          <table:table-cell office:value-type="float" office:value="24444" table:style-name="ce6">
            <text:p>24,444<text:s/></text:p>
          </table:table-cell>
          <table:table-cell office:value-type="float" office:value="27421" table:style-name="ce6">
            <text:p>27,421<text:s/></text:p>
          </table:table-cell>
          <table:table-cell office:value-type="float" office:value="23727" table:style-name="ce6">
            <text:p>23,727<text:s/></text:p>
          </table:table-cell>
          <table:table-cell office:value-type="float" office:value="12233" table:style-name="ce6">
            <text:p>12,233<text:s/></text:p>
          </table:table-cell>
          <table:table-cell office:value-type="float" office:value="29577" table:style-name="ce6">
            <text:p>29,577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18033" table:style-name="ce6">
            <text:p>18,033<text:s/></text:p>
          </table:table-cell>
          <table:table-cell office:value-type="float" office:value="4751" table:style-name="ce6">
            <text:p>4,751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1455" table:style-name="ce6">
            <text:p>11,455<text:s/></text:p>
          </table:table-cell>
          <table:table-cell office:value-type="float" office:value="28920" table:style-name="ce6">
            <text:p>28,920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7284" table:style-name="ce6">
            <text:p>7,284<text:s/></text:p>
          </table:table-cell>
          <table:table-cell office:value-type="float" office:value="21726" table:style-name="ce6">
            <text:p>21,726<text:s/></text:p>
          </table:table-cell>
          <table:table-cell office:value-type="float" office:value="22900" table:style-name="ce6">
            <text:p>22,900<text:s/></text:p>
          </table:table-cell>
          <table:table-cell office:value-type="float" office:value="24577" table:style-name="ce6">
            <text:p>24,577<text:s/></text:p>
          </table:table-cell>
          <table:table-cell office:value-type="float" office:value="38993" table:style-name="ce6">
            <text:p>38,993<text:s/></text:p>
          </table:table-cell>
          <table:table-cell office:value-type="float" office:value="36521" table:style-name="ce6">
            <text:p>36,521<text:s/></text:p>
          </table:table-cell>
          <table:table-cell office:value-type="float" office:value="25068" table:style-name="ce6">
            <text:p>25,068<text:s/></text:p>
          </table:table-cell>
          <table:table-cell office:value-type="float" office:value="21925" table:style-name="ce6">
            <text:p>21,925<text:s/></text:p>
          </table:table-cell>
          <table:table-cell office:value-type="float" office:value="47495" table:style-name="ce6">
            <text:p>47,495<text:s/></text:p>
          </table:table-cell>
          <table:table-cell office:value-type="float" office:value="22071" table:style-name="ce6">
            <text:p>22,071<text:s/></text:p>
          </table:table-cell>
          <table:table-cell office:value-type="float" office:value="27655" table:style-name="ce6">
            <text:p>27,655<text:s/></text:p>
          </table:table-cell>
          <table:table-cell office:value-type="float" office:value="29679" table:style-name="ce6">
            <text:p>29,679<text:s/></text:p>
          </table:table-cell>
          <table:table-cell office:value-type="float" office:value="17323" table:style-name="ce6">
            <text:p>17,323<text:s/></text:p>
          </table:table-cell>
          <table:table-cell office:value-type="float" office:value="54841" table:style-name="ce6">
            <text:p>54,841<text:s/></text:p>
          </table:table-cell>
          <table:table-cell office:value-type="float" office:value="19098" table:style-name="ce6">
            <text:p>19,098<text:s/></text:p>
          </table:table-cell>
          <table:table-cell office:value-type="float" office:value="14487" table:style-name="ce6">
            <text:p>14,487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23879" table:style-name="ce6">
            <text:p>23,879<text:s/></text:p>
          </table:table-cell>
          <table:table-cell office:value-type="float" office:value="18005" table:style-name="ce6">
            <text:p>18,005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35617" table:style-name="ce6">
            <text:p>35,617<text:s/></text:p>
          </table:table-cell>
          <table:table-cell office:value-type="float" office:value="22050" table:style-name="ce6">
            <text:p>22,050<text:s/></text:p>
          </table:table-cell>
          <table:table-cell office:value-type="float" office:value="22774" table:style-name="ce6">
            <text:p>22,774<text:s/></text:p>
          </table:table-cell>
          <table:table-cell office:value-type="float" office:value="20680" table:style-name="ce6">
            <text:p>20,680<text:s/></text:p>
          </table:table-cell>
          <table:table-cell office:value-type="float" office:value="14645" table:style-name="ce6">
            <text:p>14,645<text:s/></text:p>
          </table:table-cell>
          <table:table-cell office:value-type="float" office:value="10647" table:style-name="ce6">
            <text:p>10,647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10997" table:style-name="ce6">
            <text:p>10,997<text:s/></text:p>
          </table:table-cell>
          <table:table-cell office:value-type="float" office:value="15564" table:style-name="ce6">
            <text:p>15,564<text:s/></text:p>
          </table:table-cell>
          <table:table-cell office:value-type="float" office:value="25756" table:style-name="ce6">
            <text:p>25,756<text:s/></text:p>
          </table:table-cell>
          <table:table-cell office:value-type="float" office:value="20218" table:style-name="ce6">
            <text:p>20,218<text:s/></text:p>
          </table:table-cell>
          <table:table-cell office:value-type="float" office:value="12938" table:style-name="ce6">
            <text:p>12,938<text:s/></text:p>
          </table:table-cell>
          <table:table-cell office:value-type="float" office:value="12021" table:style-name="ce6">
            <text:p>12,021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11674" table:style-name="ce6">
            <text:p>11,674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9129" table:style-name="ce6">
            <text:p>9,129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4500" table:style-name="ce6">
            <text:p>4,500<text:s/></text:p>
          </table:table-cell>
          <table:table-cell table:number-columns-repeated="16264"/>
        </table:table-row>
        <table:table-row table:style-name="ro2">
          <table:table-cell office:value-type="date" office:date-value="2021-12-08T00:00:00" table:style-name="ce5">
            <text:p>2021/12/8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39247" table:style-name="ce6">
            <text:p>39,247<text:s/></text:p>
          </table:table-cell>
          <table:table-cell office:value-type="float" office:value="36106" table:style-name="ce6">
            <text:p>36,106<text:s/></text:p>
          </table:table-cell>
          <table:table-cell office:value-type="float" office:value="23964" table:style-name="ce6">
            <text:p>23,964<text:s/></text:p>
          </table:table-cell>
          <table:table-cell office:value-type="float" office:value="13416" table:style-name="ce6">
            <text:p>13,416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17352" table:style-name="ce6">
            <text:p>17,352<text:s/></text:p>
          </table:table-cell>
          <table:table-cell office:value-type="float" office:value="5620" table:style-name="ce6">
            <text:p>5,620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29171" table:style-name="ce6">
            <text:p>29,171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12611" table:style-name="ce6">
            <text:p>12,611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22481" table:style-name="ce6">
            <text:p>22,481<text:s/></text:p>
          </table:table-cell>
          <table:table-cell office:value-type="float" office:value="16538" table:style-name="ce6">
            <text:p>16,538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24159" table:style-name="ce6">
            <text:p>24,159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30433" table:style-name="ce6">
            <text:p>30,433<text:s/></text:p>
          </table:table-cell>
          <table:table-cell office:value-type="float" office:value="23291" table:style-name="ce6">
            <text:p>23,291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33899" table:style-name="ce6">
            <text:p>33,899<text:s/></text:p>
          </table:table-cell>
          <table:table-cell office:value-type="float" office:value="24711" table:style-name="ce6">
            <text:p>24,711<text:s/></text:p>
          </table:table-cell>
          <table:table-cell office:value-type="float" office:value="24317" table:style-name="ce6">
            <text:p>24,317<text:s/></text:p>
          </table:table-cell>
          <table:table-cell office:value-type="float" office:value="19666" table:style-name="ce6">
            <text:p>19,666<text:s/></text:p>
          </table:table-cell>
          <table:table-cell office:value-type="float" office:value="21934" table:style-name="ce6">
            <text:p>21,934<text:s/></text:p>
          </table:table-cell>
          <table:table-cell office:value-type="float" office:value="106782" table:style-name="ce6">
            <text:p>106,782<text:s/></text:p>
          </table:table-cell>
          <table:table-cell office:value-type="float" office:value="38340" table:style-name="ce6">
            <text:p>38,340<text:s/></text:p>
          </table:table-cell>
          <table:table-cell office:value-type="float" office:value="19941" table:style-name="ce6">
            <text:p>19,941<text:s/></text:p>
          </table:table-cell>
          <table:table-cell office:value-type="float" office:value="21546" table:style-name="ce6">
            <text:p>21,546<text:s/></text:p>
          </table:table-cell>
          <table:table-cell office:value-type="float" office:value="25417" table:style-name="ce6">
            <text:p>25,417<text:s/></text:p>
          </table:table-cell>
          <table:table-cell office:value-type="float" office:value="25907" table:style-name="ce6">
            <text:p>25,907<text:s/></text:p>
          </table:table-cell>
          <table:table-cell office:value-type="float" office:value="30657" table:style-name="ce6">
            <text:p>30,657<text:s/></text:p>
          </table:table-cell>
          <table:table-cell office:value-type="float" office:value="23672" table:style-name="ce6">
            <text:p>23,672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30330" table:style-name="ce6">
            <text:p>30,330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18920" table:style-name="ce6">
            <text:p>18,920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11869" table:style-name="ce6">
            <text:p>11,869<text:s/></text:p>
          </table:table-cell>
          <table:table-cell office:value-type="float" office:value="30726" table:style-name="ce6">
            <text:p>30,726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12498" table:style-name="ce6">
            <text:p>12,498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22154" table:style-name="ce6">
            <text:p>22,154<text:s/></text:p>
          </table:table-cell>
          <table:table-cell office:value-type="float" office:value="23115" table:style-name="ce6">
            <text:p>23,115<text:s/></text:p>
          </table:table-cell>
          <table:table-cell office:value-type="float" office:value="25265" table:style-name="ce6">
            <text:p>25,265<text:s/></text:p>
          </table:table-cell>
          <table:table-cell office:value-type="float" office:value="41186" table:style-name="ce6">
            <text:p>41,186<text:s/></text:p>
          </table:table-cell>
          <table:table-cell office:value-type="float" office:value="37319" table:style-name="ce6">
            <text:p>37,319<text:s/></text:p>
          </table:table-cell>
          <table:table-cell office:value-type="float" office:value="25716" table:style-name="ce6">
            <text:p>25,716<text:s/></text:p>
          </table:table-cell>
          <table:table-cell office:value-type="float" office:value="22692" table:style-name="ce6">
            <text:p>22,692<text:s/></text:p>
          </table:table-cell>
          <table:table-cell office:value-type="float" office:value="49626" table:style-name="ce6">
            <text:p>49,626<text:s/></text:p>
          </table:table-cell>
          <table:table-cell office:value-type="float" office:value="22429" table:style-name="ce6">
            <text:p>22,429<text:s/></text:p>
          </table:table-cell>
          <table:table-cell office:value-type="float" office:value="28786" table:style-name="ce6">
            <text:p>28,786<text:s/></text:p>
          </table:table-cell>
          <table:table-cell office:value-type="float" office:value="30657" table:style-name="ce6">
            <text:p>30,657<text:s/></text:p>
          </table:table-cell>
          <table:table-cell office:value-type="float" office:value="18111" table:style-name="ce6">
            <text:p>18,111<text:s/></text:p>
          </table:table-cell>
          <table:table-cell office:value-type="float" office:value="57496" table:style-name="ce6">
            <text:p>57,496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14075" table:style-name="ce6">
            <text:p>14,075<text:s/></text:p>
          </table:table-cell>
          <table:table-cell office:value-type="float" office:value="19148" table:style-name="ce6">
            <text:p>19,148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24518" table:style-name="ce6">
            <text:p>24,518<text:s/></text:p>
          </table:table-cell>
          <table:table-cell office:value-type="float" office:value="18259" table:style-name="ce6">
            <text:p>18,259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36021" table:style-name="ce6">
            <text:p>36,021<text:s/></text:p>
          </table:table-cell>
          <table:table-cell office:value-type="float" office:value="22534" table:style-name="ce6">
            <text:p>22,534<text:s/></text:p>
          </table:table-cell>
          <table:table-cell office:value-type="float" office:value="23091" table:style-name="ce6">
            <text:p>23,091<text:s/></text:p>
          </table:table-cell>
          <table:table-cell office:value-type="float" office:value="21068" table:style-name="ce6">
            <text:p>21,068<text:s/></text:p>
          </table:table-cell>
          <table:table-cell office:value-type="float" office:value="14462" table:style-name="ce6">
            <text:p>14,462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15524" table:style-name="ce6">
            <text:p>15,524<text:s/></text:p>
          </table:table-cell>
          <table:table-cell office:value-type="float" office:value="26641" table:style-name="ce6">
            <text:p>26,641<text:s/></text:p>
          </table:table-cell>
          <table:table-cell office:value-type="float" office:value="20769" table:style-name="ce6">
            <text:p>20,769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4643" table:style-name="ce6">
            <text:p>4,643<text:s/></text:p>
          </table:table-cell>
          <table:table-cell table:number-columns-repeated="16264"/>
        </table:table-row>
        <table:table-row table:style-name="ro2">
          <table:table-cell office:value-type="date" office:date-value="2021-12-09T00:00:00" table:style-name="ce5">
            <text:p>2021/12/9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39764" table:style-name="ce6">
            <text:p>39,764<text:s/></text:p>
          </table:table-cell>
          <table:table-cell office:value-type="float" office:value="38111" table:style-name="ce6">
            <text:p>38,111<text:s/></text:p>
          </table:table-cell>
          <table:table-cell office:value-type="float" office:value="23917" table:style-name="ce6">
            <text:p>23,917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17333" table:style-name="ce6">
            <text:p>17,333<text:s/></text:p>
          </table:table-cell>
          <table:table-cell office:value-type="float" office:value="17286" table:style-name="ce6">
            <text:p>17,286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8540" table:style-name="ce6">
            <text:p>8,540<text:s/></text:p>
          </table:table-cell>
          <table:table-cell office:value-type="float" office:value="5854" table:style-name="ce6">
            <text:p>5,854<text:s/></text:p>
          </table:table-cell>
          <table:table-cell office:value-type="float" office:value="35098" table:style-name="ce6">
            <text:p>35,098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12903" table:style-name="ce6">
            <text:p>12,903<text:s/></text:p>
          </table:table-cell>
          <table:table-cell office:value-type="float" office:value="14996" table:style-name="ce6">
            <text:p>14,996<text:s/></text:p>
          </table:table-cell>
          <table:table-cell office:value-type="float" office:value="22440" table:style-name="ce6">
            <text:p>22,440<text:s/></text:p>
          </table:table-cell>
          <table:table-cell office:value-type="float" office:value="16173" table:style-name="ce6">
            <text:p>16,173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24091" table:style-name="ce6">
            <text:p>24,091<text:s/></text:p>
          </table:table-cell>
          <table:table-cell office:value-type="float" office:value="14920" table:style-name="ce6">
            <text:p>14,920<text:s/></text:p>
          </table:table-cell>
          <table:table-cell office:value-type="float" office:value="30003" table:style-name="ce6">
            <text:p>30,003<text:s/></text:p>
          </table:table-cell>
          <table:table-cell office:value-type="float" office:value="22886" table:style-name="ce6">
            <text:p>22,886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33921" table:style-name="ce6">
            <text:p>33,921<text:s/></text:p>
          </table:table-cell>
          <table:table-cell office:value-type="float" office:value="24703" table:style-name="ce6">
            <text:p>24,703<text:s/></text:p>
          </table:table-cell>
          <table:table-cell office:value-type="float" office:value="24415" table:style-name="ce6">
            <text:p>24,415<text:s/></text:p>
          </table:table-cell>
          <table:table-cell office:value-type="float" office:value="19293" table:style-name="ce6">
            <text:p>19,293<text:s/></text:p>
          </table:table-cell>
          <table:table-cell office:value-type="float" office:value="21498" table:style-name="ce6">
            <text:p>21,498<text:s/></text:p>
          </table:table-cell>
          <table:table-cell office:value-type="float" office:value="111416" table:style-name="ce6">
            <text:p>111,416<text:s/></text:p>
          </table:table-cell>
          <table:table-cell office:value-type="float" office:value="39568" table:style-name="ce6">
            <text:p>39,568<text:s/></text:p>
          </table:table-cell>
          <table:table-cell office:value-type="float" office:value="19543" table:style-name="ce6">
            <text:p>19,543<text:s/></text:p>
          </table:table-cell>
          <table:table-cell office:value-type="float" office:value="21577" table:style-name="ce6">
            <text:p>21,577<text:s/></text:p>
          </table:table-cell>
          <table:table-cell office:value-type="float" office:value="25115" table:style-name="ce6">
            <text:p>25,115<text:s/></text:p>
          </table:table-cell>
          <table:table-cell office:value-type="float" office:value="25645" table:style-name="ce6">
            <text:p>25,645<text:s/></text:p>
          </table:table-cell>
          <table:table-cell office:value-type="float" office:value="29973" table:style-name="ce6">
            <text:p>29,973<text:s/></text:p>
          </table:table-cell>
          <table:table-cell office:value-type="float" office:value="24235" table:style-name="ce6">
            <text:p>24,235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29899" table:style-name="ce6">
            <text:p>29,899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7890" table:style-name="ce6">
            <text:p>7,890<text:s/></text:p>
          </table:table-cell>
          <table:table-cell office:value-type="float" office:value="18995" table:style-name="ce6">
            <text:p>18,995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9375" table:style-name="ce6">
            <text:p>9,375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30334" table:style-name="ce6">
            <text:p>30,334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7542" table:style-name="ce6">
            <text:p>7,542<text:s/></text:p>
          </table:table-cell>
          <table:table-cell office:value-type="float" office:value="22043" table:style-name="ce6">
            <text:p>22,043<text:s/></text:p>
          </table:table-cell>
          <table:table-cell office:value-type="float" office:value="22846" table:style-name="ce6">
            <text:p>22,846<text:s/></text:p>
          </table:table-cell>
          <table:table-cell office:value-type="float" office:value="25184" table:style-name="ce6">
            <text:p>25,184<text:s/></text:p>
          </table:table-cell>
          <table:table-cell office:value-type="float" office:value="41617" table:style-name="ce6">
            <text:p>41,617<text:s/></text:p>
          </table:table-cell>
          <table:table-cell office:value-type="float" office:value="36987" table:style-name="ce6">
            <text:p>36,987<text:s/></text:p>
          </table:table-cell>
          <table:table-cell office:value-type="float" office:value="25405" table:style-name="ce6">
            <text:p>25,405<text:s/></text:p>
          </table:table-cell>
          <table:table-cell office:value-type="float" office:value="22559" table:style-name="ce6">
            <text:p>22,559<text:s/></text:p>
          </table:table-cell>
          <table:table-cell office:value-type="float" office:value="50240" table:style-name="ce6">
            <text:p>50,240<text:s/></text:p>
          </table:table-cell>
          <table:table-cell office:value-type="float" office:value="22723" table:style-name="ce6">
            <text:p>22,723<text:s/></text:p>
          </table:table-cell>
          <table:table-cell office:value-type="float" office:value="29274" table:style-name="ce6">
            <text:p>29,274<text:s/></text:p>
          </table:table-cell>
          <table:table-cell office:value-type="float" office:value="30943" table:style-name="ce6">
            <text:p>30,943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57879" table:style-name="ce6">
            <text:p>57,879<text:s/></text:p>
          </table:table-cell>
          <table:table-cell office:value-type="float" office:value="18970" table:style-name="ce6">
            <text:p>18,970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14435" table:style-name="ce6">
            <text:p>14,435<text:s/></text:p>
          </table:table-cell>
          <table:table-cell office:value-type="float" office:value="21025" table:style-name="ce6">
            <text:p>21,025<text:s/></text:p>
          </table:table-cell>
          <table:table-cell office:value-type="float" office:value="12808" table:style-name="ce6">
            <text:p>12,808<text:s/></text:p>
          </table:table-cell>
          <table:table-cell office:value-type="float" office:value="24856" table:style-name="ce6">
            <text:p>24,856<text:s/></text:p>
          </table:table-cell>
          <table:table-cell office:value-type="float" office:value="18211" table:style-name="ce6">
            <text:p>18,211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35895" table:style-name="ce6">
            <text:p>35,895<text:s/></text:p>
          </table:table-cell>
          <table:table-cell office:value-type="float" office:value="22342" table:style-name="ce6">
            <text:p>22,342<text:s/></text:p>
          </table:table-cell>
          <table:table-cell office:value-type="float" office:value="22940" table:style-name="ce6">
            <text:p>22,940<text:s/></text:p>
          </table:table-cell>
          <table:table-cell office:value-type="float" office:value="21105" table:style-name="ce6">
            <text:p>21,105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5731" table:style-name="ce6">
            <text:p>5,731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26150" table:style-name="ce6">
            <text:p>26,150<text:s/></text:p>
          </table:table-cell>
          <table:table-cell office:value-type="float" office:value="20728" table:style-name="ce6">
            <text:p>20,728<text:s/></text:p>
          </table:table-cell>
          <table:table-cell office:value-type="float" office:value="13280" table:style-name="ce6">
            <text:p>13,280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4616" table:style-name="ce6">
            <text:p>4,616<text:s/></text:p>
          </table:table-cell>
          <table:table-cell table:number-columns-repeated="16264"/>
        </table:table-row>
        <table:table-row table:style-name="ro2">
          <table:table-cell office:value-type="date" office:date-value="2021-12-10T00:00:00" table:style-name="ce5">
            <text:p>2021/12/10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13932" table:style-name="ce6">
            <text:p>13,932<text:s/></text:p>
          </table:table-cell>
          <table:table-cell office:value-type="float" office:value="42436" table:style-name="ce6">
            <text:p>42,436<text:s/></text:p>
          </table:table-cell>
          <table:table-cell office:value-type="float" office:value="43399" table:style-name="ce6">
            <text:p>43,399<text:s/></text:p>
          </table:table-cell>
          <table:table-cell office:value-type="float" office:value="25270" table:style-name="ce6">
            <text:p>25,270<text:s/></text:p>
          </table:table-cell>
          <table:table-cell office:value-type="float" office:value="14589" table:style-name="ce6">
            <text:p>14,589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3647" table:style-name="ce6">
            <text:p>13,647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17156" table:style-name="ce6">
            <text:p>17,156<text:s/></text:p>
          </table:table-cell>
          <table:table-cell office:value-type="float" office:value="17224" table:style-name="ce6">
            <text:p>17,224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8651" table:style-name="ce6">
            <text:p>8,651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35429" table:style-name="ce6">
            <text:p>35,429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15668" table:style-name="ce6">
            <text:p>15,668<text:s/></text:p>
          </table:table-cell>
          <table:table-cell office:value-type="float" office:value="23428" table:style-name="ce6">
            <text:p>23,428<text:s/></text:p>
          </table:table-cell>
          <table:table-cell office:value-type="float" office:value="17364" table:style-name="ce6">
            <text:p>17,364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26390" table:style-name="ce6">
            <text:p>26,390<text:s/></text:p>
          </table:table-cell>
          <table:table-cell office:value-type="float" office:value="16262" table:style-name="ce6">
            <text:p>16,262<text:s/></text:p>
          </table:table-cell>
          <table:table-cell office:value-type="float" office:value="30687" table:style-name="ce6">
            <text:p>30,687<text:s/></text:p>
          </table:table-cell>
          <table:table-cell office:value-type="float" office:value="24384" table:style-name="ce6">
            <text:p>24,384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35306" table:style-name="ce6">
            <text:p>35,306<text:s/></text:p>
          </table:table-cell>
          <table:table-cell office:value-type="float" office:value="25369" table:style-name="ce6">
            <text:p>25,369<text:s/></text:p>
          </table:table-cell>
          <table:table-cell office:value-type="float" office:value="25002" table:style-name="ce6">
            <text:p>25,002<text:s/></text:p>
          </table:table-cell>
          <table:table-cell office:value-type="float" office:value="19703" table:style-name="ce6">
            <text:p>19,703<text:s/></text:p>
          </table:table-cell>
          <table:table-cell office:value-type="float" office:value="21670" table:style-name="ce6">
            <text:p>21,670<text:s/></text:p>
          </table:table-cell>
          <table:table-cell office:value-type="float" office:value="141898" table:style-name="ce6">
            <text:p>141,898<text:s/></text:p>
          </table:table-cell>
          <table:table-cell office:value-type="float" office:value="47616" table:style-name="ce6">
            <text:p>47,616<text:s/></text:p>
          </table:table-cell>
          <table:table-cell office:value-type="float" office:value="21656" table:style-name="ce6">
            <text:p>21,656<text:s/></text:p>
          </table:table-cell>
          <table:table-cell office:value-type="float" office:value="22587" table:style-name="ce6">
            <text:p>22,587<text:s/></text:p>
          </table:table-cell>
          <table:table-cell office:value-type="float" office:value="29547" table:style-name="ce6">
            <text:p>29,547<text:s/></text:p>
          </table:table-cell>
          <table:table-cell office:value-type="float" office:value="27515" table:style-name="ce6">
            <text:p>27,515<text:s/></text:p>
          </table:table-cell>
          <table:table-cell office:value-type="float" office:value="30629" table:style-name="ce6">
            <text:p>30,629<text:s/></text:p>
          </table:table-cell>
          <table:table-cell office:value-type="float" office:value="26104" table:style-name="ce6">
            <text:p>26,104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30804" table:style-name="ce6">
            <text:p>30,804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19914" table:style-name="ce6">
            <text:p>19,914<text:s/></text:p>
          </table:table-cell>
          <table:table-cell office:value-type="float" office:value="5585" table:style-name="ce6">
            <text:p>5,585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13553" table:style-name="ce6">
            <text:p>13,553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32554" table:style-name="ce6">
            <text:p>32,554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14270" table:style-name="ce6">
            <text:p>14,270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23156" table:style-name="ce6">
            <text:p>23,156<text:s/></text:p>
          </table:table-cell>
          <table:table-cell office:value-type="float" office:value="28351" table:style-name="ce6">
            <text:p>28,351<text:s/></text:p>
          </table:table-cell>
          <table:table-cell office:value-type="float" office:value="49687" table:style-name="ce6">
            <text:p>49,687<text:s/></text:p>
          </table:table-cell>
          <table:table-cell office:value-type="float" office:value="38642" table:style-name="ce6">
            <text:p>38,642<text:s/></text:p>
          </table:table-cell>
          <table:table-cell office:value-type="float" office:value="26382" table:style-name="ce6">
            <text:p>26,382<text:s/></text:p>
          </table:table-cell>
          <table:table-cell office:value-type="float" office:value="24381" table:style-name="ce6">
            <text:p>24,381<text:s/></text:p>
          </table:table-cell>
          <table:table-cell office:value-type="float" office:value="63289" table:style-name="ce6">
            <text:p>63,289<text:s/></text:p>
          </table:table-cell>
          <table:table-cell office:value-type="float" office:value="23438" table:style-name="ce6">
            <text:p>23,438<text:s/></text:p>
          </table:table-cell>
          <table:table-cell office:value-type="float" office:value="32865" table:style-name="ce6">
            <text:p>32,865<text:s/></text:p>
          </table:table-cell>
          <table:table-cell office:value-type="float" office:value="36341" table:style-name="ce6">
            <text:p>36,341<text:s/></text:p>
          </table:table-cell>
          <table:table-cell office:value-type="float" office:value="21147" table:style-name="ce6">
            <text:p>21,147<text:s/></text:p>
          </table:table-cell>
          <table:table-cell office:value-type="float" office:value="68512" table:style-name="ce6">
            <text:p>68,512<text:s/></text:p>
          </table:table-cell>
          <table:table-cell office:value-type="float" office:value="20382" table:style-name="ce6">
            <text:p>20,382<text:s/></text:p>
          </table:table-cell>
          <table:table-cell office:value-type="float" office:value="15662" table:style-name="ce6">
            <text:p>15,662<text:s/></text:p>
          </table:table-cell>
          <table:table-cell office:value-type="float" office:value="14241" table:style-name="ce6">
            <text:p>14,241<text:s/></text:p>
          </table:table-cell>
          <table:table-cell office:value-type="float" office:value="23661" table:style-name="ce6">
            <text:p>23,661<text:s/></text:p>
          </table:table-cell>
          <table:table-cell office:value-type="float" office:value="13734" table:style-name="ce6">
            <text:p>13,734<text:s/></text:p>
          </table:table-cell>
          <table:table-cell office:value-type="float" office:value="29472" table:style-name="ce6">
            <text:p>29,472<text:s/></text:p>
          </table:table-cell>
          <table:table-cell office:value-type="float" office:value="19941" table:style-name="ce6">
            <text:p>19,941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38015" table:style-name="ce6">
            <text:p>38,015<text:s/></text:p>
          </table:table-cell>
          <table:table-cell office:value-type="float" office:value="22960" table:style-name="ce6">
            <text:p>22,960<text:s/></text:p>
          </table:table-cell>
          <table:table-cell office:value-type="float" office:value="24777" table:style-name="ce6">
            <text:p>24,777<text:s/></text:p>
          </table:table-cell>
          <table:table-cell office:value-type="float" office:value="22498" table:style-name="ce6">
            <text:p>22,498<text:s/></text:p>
          </table:table-cell>
          <table:table-cell office:value-type="float" office:value="14519" table:style-name="ce6">
            <text:p>14,519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12509" table:style-name="ce6">
            <text:p>12,509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27958" table:style-name="ce6">
            <text:p>27,958<text:s/></text:p>
          </table:table-cell>
          <table:table-cell office:value-type="float" office:value="22627" table:style-name="ce6">
            <text:p>22,627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12751" table:style-name="ce6">
            <text:p>12,751<text:s/></text:p>
          </table:table-cell>
          <table:table-cell office:value-type="float" office:value="13059" table:style-name="ce6">
            <text:p>13,059<text:s/></text:p>
          </table:table-cell>
          <table:table-cell office:value-type="float" office:value="12223" table:style-name="ce6">
            <text:p>12,223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4273" table:style-name="ce6">
            <text:p>4,273<text:s/></text:p>
          </table:table-cell>
          <table:table-cell office:value-type="float" office:value="4896" table:style-name="ce6">
            <text:p>4,896<text:s/></text:p>
          </table:table-cell>
          <table:table-cell table:number-columns-repeated="16264"/>
        </table:table-row>
        <table:table-row table:style-name="ro2">
          <table:table-cell office:value-type="date" office:date-value="2021-12-11T00:00:00" table:style-name="ce5">
            <text:p>2021/12/11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24445" table:style-name="ce6">
            <text:p>24,445<text:s/></text:p>
          </table:table-cell>
          <table:table-cell office:value-type="float" office:value="42451" table:style-name="ce6">
            <text:p>42,451<text:s/></text:p>
          </table:table-cell>
          <table:table-cell office:value-type="float" office:value="17141" table:style-name="ce6">
            <text:p>17,141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7763" table:style-name="ce6">
            <text:p>7,763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8671" table:style-name="ce6">
            <text:p>8,671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25760" table:style-name="ce6">
            <text:p>25,760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12039" table:style-name="ce6">
            <text:p>12,039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12733" table:style-name="ce6">
            <text:p>12,733<text:s/></text:p>
          </table:table-cell>
          <table:table-cell office:value-type="float" office:value="17239" table:style-name="ce6">
            <text:p>17,239<text:s/></text:p>
          </table:table-cell>
          <table:table-cell office:value-type="float" office:value="16269" table:style-name="ce6">
            <text:p>16,269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26011" table:style-name="ce6">
            <text:p>26,011<text:s/></text:p>
          </table:table-cell>
          <table:table-cell office:value-type="float" office:value="14191" table:style-name="ce6">
            <text:p>14,191<text:s/></text:p>
          </table:table-cell>
          <table:table-cell office:value-type="float" office:value="24367" table:style-name="ce6">
            <text:p>24,367<text:s/></text:p>
          </table:table-cell>
          <table:table-cell office:value-type="float" office:value="18086" table:style-name="ce6">
            <text:p>18,086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29892" table:style-name="ce6">
            <text:p>29,892<text:s/></text:p>
          </table:table-cell>
          <table:table-cell office:value-type="float" office:value="20308" table:style-name="ce6">
            <text:p>20,308<text:s/></text:p>
          </table:table-cell>
          <table:table-cell office:value-type="float" office:value="19785" table:style-name="ce6">
            <text:p>19,785<text:s/></text:p>
          </table:table-cell>
          <table:table-cell office:value-type="float" office:value="17034" table:style-name="ce6">
            <text:p>17,034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138744" table:style-name="ce6">
            <text:p>138,744<text:s/></text:p>
          </table:table-cell>
          <table:table-cell office:value-type="float" office:value="53068" table:style-name="ce6">
            <text:p>53,068<text:s/></text:p>
          </table:table-cell>
          <table:table-cell office:value-type="float" office:value="19489" table:style-name="ce6">
            <text:p>19,489<text:s/></text:p>
          </table:table-cell>
          <table:table-cell office:value-type="float" office:value="16156" table:style-name="ce6">
            <text:p>16,156<text:s/></text:p>
          </table:table-cell>
          <table:table-cell office:value-type="float" office:value="31411" table:style-name="ce6">
            <text:p>31,411<text:s/></text:p>
          </table:table-cell>
          <table:table-cell office:value-type="float" office:value="27050" table:style-name="ce6">
            <text:p>27,050<text:s/></text:p>
          </table:table-cell>
          <table:table-cell office:value-type="float" office:value="29887" table:style-name="ce6">
            <text:p>29,887<text:s/></text:p>
          </table:table-cell>
          <table:table-cell office:value-type="float" office:value="23235" table:style-name="ce6">
            <text:p>23,235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24146" table:style-name="ce6">
            <text:p>24,146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16650" table:style-name="ce6">
            <text:p>16,650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36072" table:style-name="ce6">
            <text:p>36,072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6827" table:style-name="ce6">
            <text:p>6,827<text:s/></text:p>
          </table:table-cell>
          <table:table-cell office:value-type="float" office:value="18790" table:style-name="ce6">
            <text:p>18,790<text:s/></text:p>
          </table:table-cell>
          <table:table-cell office:value-type="float" office:value="15931" table:style-name="ce6">
            <text:p>15,931<text:s/></text:p>
          </table:table-cell>
          <table:table-cell office:value-type="float" office:value="30072" table:style-name="ce6">
            <text:p>30,072<text:s/></text:p>
          </table:table-cell>
          <table:table-cell office:value-type="float" office:value="77834" table:style-name="ce6">
            <text:p>77,834<text:s/></text:p>
          </table:table-cell>
          <table:table-cell office:value-type="float" office:value="30739" table:style-name="ce6">
            <text:p>30,739<text:s/></text:p>
          </table:table-cell>
          <table:table-cell office:value-type="float" office:value="22273" table:style-name="ce6">
            <text:p>22,273<text:s/></text:p>
          </table:table-cell>
          <table:table-cell office:value-type="float" office:value="25041" table:style-name="ce6">
            <text:p>25,041<text:s/></text:p>
          </table:table-cell>
          <table:table-cell office:value-type="float" office:value="82810" table:style-name="ce6">
            <text:p>82,810<text:s/></text:p>
          </table:table-cell>
          <table:table-cell office:value-type="float" office:value="18176" table:style-name="ce6">
            <text:p>18,176<text:s/></text:p>
          </table:table-cell>
          <table:table-cell office:value-type="float" office:value="29073" table:style-name="ce6">
            <text:p>29,073<text:s/></text:p>
          </table:table-cell>
          <table:table-cell office:value-type="float" office:value="32795" table:style-name="ce6">
            <text:p>32,795<text:s/></text:p>
          </table:table-cell>
          <table:table-cell office:value-type="float" office:value="20632" table:style-name="ce6">
            <text:p>20,632<text:s/></text:p>
          </table:table-cell>
          <table:table-cell office:value-type="float" office:value="64791" table:style-name="ce6">
            <text:p>64,791<text:s/></text:p>
          </table:table-cell>
          <table:table-cell office:value-type="float" office:value="14832" table:style-name="ce6">
            <text:p>14,832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8024" table:style-name="ce6">
            <text:p>18,024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28582" table:style-name="ce6">
            <text:p>28,582<text:s/></text:p>
          </table:table-cell>
          <table:table-cell office:value-type="float" office:value="13723" table:style-name="ce6">
            <text:p>13,723<text:s/></text:p>
          </table:table-cell>
          <table:table-cell office:value-type="float" office:value="13774" table:style-name="ce6">
            <text:p>13,774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19696" table:style-name="ce6">
            <text:p>19,696<text:s/></text:p>
          </table:table-cell>
          <table:table-cell office:value-type="float" office:value="17909" table:style-name="ce6">
            <text:p>17,909<text:s/></text:p>
          </table:table-cell>
          <table:table-cell office:value-type="float" office:value="15502" table:style-name="ce6">
            <text:p>15,502<text:s/></text:p>
          </table:table-cell>
          <table:table-cell office:value-type="float" office:value="16384" table:style-name="ce6">
            <text:p>16,384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10971" table:style-name="ce6">
            <text:p>10,971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17893" table:style-name="ce6">
            <text:p>17,893<text:s/></text:p>
          </table:table-cell>
          <table:table-cell office:value-type="float" office:value="19681" table:style-name="ce6">
            <text:p>19,681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4831" table:style-name="ce6">
            <text:p>4,831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1702" table:style-name="ce6">
            <text:p>1,702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16114" table:style-name="ce6">
            <text:p>16,114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4121" table:style-name="ce6">
            <text:p>4,121<text:s/></text:p>
          </table:table-cell>
          <table:table-cell table:number-columns-repeated="16264"/>
        </table:table-row>
        <table:table-row table:style-name="ro2">
          <table:table-cell office:value-type="date" office:date-value="2021-12-12T00:00:00" table:style-name="ce5">
            <text:p>2021/12/12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6956" table:style-name="ce6">
            <text:p>6,956<text:s/></text:p>
          </table:table-cell>
          <table:table-cell office:value-type="float" office:value="17461" table:style-name="ce6">
            <text:p>17,461<text:s/></text:p>
          </table:table-cell>
          <table:table-cell office:value-type="float" office:value="30829" table:style-name="ce6">
            <text:p>30,829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5941" table:style-name="ce6">
            <text:p>5,941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8812" table:style-name="ce6">
            <text:p>8,812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6281" table:style-name="ce6">
            <text:p>6,281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18138" table:style-name="ce6">
            <text:p>18,138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13659" table:style-name="ce6">
            <text:p>13,659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22444" table:style-name="ce6">
            <text:p>22,444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9299" table:style-name="ce6">
            <text:p>19,299<text:s/></text:p>
          </table:table-cell>
          <table:table-cell office:value-type="float" office:value="17389" table:style-name="ce6">
            <text:p>17,389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23742" table:style-name="ce6">
            <text:p>23,742<text:s/></text:p>
          </table:table-cell>
          <table:table-cell office:value-type="float" office:value="16316" table:style-name="ce6">
            <text:p>16,316<text:s/></text:p>
          </table:table-cell>
          <table:table-cell office:value-type="float" office:value="15509" table:style-name="ce6">
            <text:p>15,509<text:s/></text:p>
          </table:table-cell>
          <table:table-cell office:value-type="float" office:value="13228" table:style-name="ce6">
            <text:p>13,228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128908" table:style-name="ce6">
            <text:p>128,908<text:s/></text:p>
          </table:table-cell>
          <table:table-cell office:value-type="float" office:value="40555" table:style-name="ce6">
            <text:p>40,555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13686" table:style-name="ce6">
            <text:p>13,686<text:s/></text:p>
          </table:table-cell>
          <table:table-cell office:value-type="float" office:value="21734" table:style-name="ce6">
            <text:p>21,734<text:s/></text:p>
          </table:table-cell>
          <table:table-cell office:value-type="float" office:value="18792" table:style-name="ce6">
            <text:p>18,792<text:s/></text:p>
          </table:table-cell>
          <table:table-cell office:value-type="float" office:value="21855" table:style-name="ce6">
            <text:p>21,855<text:s/></text:p>
          </table:table-cell>
          <table:table-cell office:value-type="float" office:value="18360" table:style-name="ce6">
            <text:p>18,360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17342" table:style-name="ce6">
            <text:p>17,342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5024" table:style-name="ce6">
            <text:p>5,024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6410" table:style-name="ce6">
            <text:p>6,410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25566" table:style-name="ce6">
            <text:p>25,566<text:s/></text:p>
          </table:table-cell>
          <table:table-cell office:value-type="float" office:value="5594" table:style-name="ce6">
            <text:p>5,594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13989" table:style-name="ce6">
            <text:p>13,989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20951" table:style-name="ce6">
            <text:p>20,951<text:s/></text:p>
          </table:table-cell>
          <table:table-cell office:value-type="float" office:value="49991" table:style-name="ce6">
            <text:p>49,991<text:s/></text:p>
          </table:table-cell>
          <table:table-cell office:value-type="float" office:value="23818" table:style-name="ce6">
            <text:p>23,818<text:s/></text:p>
          </table:table-cell>
          <table:table-cell office:value-type="float" office:value="16859" table:style-name="ce6">
            <text:p>16,859<text:s/></text:p>
          </table:table-cell>
          <table:table-cell office:value-type="float" office:value="18288" table:style-name="ce6">
            <text:p>18,288<text:s/></text:p>
          </table:table-cell>
          <table:table-cell office:value-type="float" office:value="58091" table:style-name="ce6">
            <text:p>58,091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21901" table:style-name="ce6">
            <text:p>21,901<text:s/></text:p>
          </table:table-cell>
          <table:table-cell office:value-type="float" office:value="23349" table:style-name="ce6">
            <text:p>23,349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48320" table:style-name="ce6">
            <text:p>48,320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7240" table:style-name="ce6">
            <text:p>7,240<text:s/></text:p>
          </table:table-cell>
          <table:table-cell office:value-type="float" office:value="22246" table:style-name="ce6">
            <text:p>22,246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14406" table:style-name="ce6">
            <text:p>14,406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13873" table:style-name="ce6">
            <text:p>13,873<text:s/></text:p>
          </table:table-cell>
          <table:table-cell office:value-type="float" office:value="14909" table:style-name="ce6">
            <text:p>14,909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1707" table:style-name="ce6">
            <text:p>1,707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3038" table:style-name="ce6">
            <text:p>3,038<text:s/></text:p>
          </table:table-cell>
          <table:table-cell table:number-columns-repeated="16264"/>
        </table:table-row>
        <table:table-row table:style-name="ro2">
          <table:table-cell office:value-type="date" office:date-value="2021-12-13T00:00:00" table:style-name="ce5">
            <text:p>2021/12/13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38237" table:style-name="ce6">
            <text:p>38,237<text:s/></text:p>
          </table:table-cell>
          <table:table-cell office:value-type="float" office:value="33572" table:style-name="ce6">
            <text:p>33,572<text:s/></text:p>
          </table:table-cell>
          <table:table-cell office:value-type="float" office:value="23112" table:style-name="ce6">
            <text:p>23,112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17009" table:style-name="ce6">
            <text:p>17,009<text:s/></text:p>
          </table:table-cell>
          <table:table-cell office:value-type="float" office:value="17063" table:style-name="ce6">
            <text:p>17,063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25250" table:style-name="ce6">
            <text:p>25,250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0072" table:style-name="ce6">
            <text:p>10,072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14793" table:style-name="ce6">
            <text:p>14,793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16319" table:style-name="ce6">
            <text:p>16,319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23809" table:style-name="ce6">
            <text:p>23,809<text:s/></text:p>
          </table:table-cell>
          <table:table-cell office:value-type="float" office:value="14628" table:style-name="ce6">
            <text:p>14,628<text:s/></text:p>
          </table:table-cell>
          <table:table-cell office:value-type="float" office:value="28828" table:style-name="ce6">
            <text:p>28,828<text:s/></text:p>
          </table:table-cell>
          <table:table-cell office:value-type="float" office:value="21633" table:style-name="ce6">
            <text:p>21,633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32985" table:style-name="ce6">
            <text:p>32,985<text:s/></text:p>
          </table:table-cell>
          <table:table-cell office:value-type="float" office:value="23867" table:style-name="ce6">
            <text:p>23,867<text:s/></text:p>
          </table:table-cell>
          <table:table-cell office:value-type="float" office:value="23865" table:style-name="ce6">
            <text:p>23,865<text:s/></text:p>
          </table:table-cell>
          <table:table-cell office:value-type="float" office:value="18774" table:style-name="ce6">
            <text:p>18,774<text:s/></text:p>
          </table:table-cell>
          <table:table-cell office:value-type="float" office:value="20672" table:style-name="ce6">
            <text:p>20,672<text:s/></text:p>
          </table:table-cell>
          <table:table-cell office:value-type="float" office:value="106841" table:style-name="ce6">
            <text:p>106,841<text:s/></text:p>
          </table:table-cell>
          <table:table-cell office:value-type="float" office:value="36335" table:style-name="ce6">
            <text:p>36,335<text:s/></text:p>
          </table:table-cell>
          <table:table-cell office:value-type="float" office:value="19733" table:style-name="ce6">
            <text:p>19,733<text:s/></text:p>
          </table:table-cell>
          <table:table-cell office:value-type="float" office:value="20851" table:style-name="ce6">
            <text:p>20,851<text:s/></text:p>
          </table:table-cell>
          <table:table-cell office:value-type="float" office:value="22237" table:style-name="ce6">
            <text:p>22,237<text:s/></text:p>
          </table:table-cell>
          <table:table-cell office:value-type="float" office:value="23636" table:style-name="ce6">
            <text:p>23,636<text:s/></text:p>
          </table:table-cell>
          <table:table-cell office:value-type="float" office:value="24654" table:style-name="ce6">
            <text:p>24,654<text:s/></text:p>
          </table:table-cell>
          <table:table-cell office:value-type="float" office:value="21239" table:style-name="ce6">
            <text:p>21,239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28885" table:style-name="ce6">
            <text:p>28,885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7562" table:style-name="ce6">
            <text:p>7,562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3856" table:style-name="ce6">
            <text:p>13,856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11266" table:style-name="ce6">
            <text:p>11,266<text:s/></text:p>
          </table:table-cell>
          <table:table-cell office:value-type="float" office:value="28458" table:style-name="ce6">
            <text:p>28,458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12097" table:style-name="ce6">
            <text:p>12,097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22450" table:style-name="ce6">
            <text:p>22,450<text:s/></text:p>
          </table:table-cell>
          <table:table-cell office:value-type="float" office:value="24231" table:style-name="ce6">
            <text:p>24,231<text:s/></text:p>
          </table:table-cell>
          <table:table-cell office:value-type="float" office:value="40215" table:style-name="ce6">
            <text:p>40,215<text:s/></text:p>
          </table:table-cell>
          <table:table-cell office:value-type="float" office:value="36019" table:style-name="ce6">
            <text:p>36,019<text:s/></text:p>
          </table:table-cell>
          <table:table-cell office:value-type="float" office:value="24497" table:style-name="ce6">
            <text:p>24,497<text:s/></text:p>
          </table:table-cell>
          <table:table-cell office:value-type="float" office:value="21920" table:style-name="ce6">
            <text:p>21,920<text:s/></text:p>
          </table:table-cell>
          <table:table-cell office:value-type="float" office:value="48998" table:style-name="ce6">
            <text:p>48,998<text:s/></text:p>
          </table:table-cell>
          <table:table-cell office:value-type="float" office:value="21529" table:style-name="ce6">
            <text:p>21,529<text:s/></text:p>
          </table:table-cell>
          <table:table-cell office:value-type="float" office:value="27594" table:style-name="ce6">
            <text:p>27,594<text:s/></text:p>
          </table:table-cell>
          <table:table-cell office:value-type="float" office:value="28997" table:style-name="ce6">
            <text:p>28,997<text:s/></text:p>
          </table:table-cell>
          <table:table-cell office:value-type="float" office:value="17148" table:style-name="ce6">
            <text:p>17,148<text:s/></text:p>
          </table:table-cell>
          <table:table-cell office:value-type="float" office:value="56103" table:style-name="ce6">
            <text:p>56,103<text:s/></text:p>
          </table:table-cell>
          <table:table-cell office:value-type="float" office:value="18955" table:style-name="ce6">
            <text:p>18,955<text:s/></text:p>
          </table:table-cell>
          <table:table-cell office:value-type="float" office:value="14543" table:style-name="ce6">
            <text:p>14,543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17586" table:style-name="ce6">
            <text:p>17,586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25374" table:style-name="ce6">
            <text:p>25,374<text:s/></text:p>
          </table:table-cell>
          <table:table-cell office:value-type="float" office:value="17703" table:style-name="ce6">
            <text:p>17,703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35334" table:style-name="ce6">
            <text:p>35,334<text:s/></text:p>
          </table:table-cell>
          <table:table-cell office:value-type="float" office:value="20961" table:style-name="ce6">
            <text:p>20,961<text:s/></text:p>
          </table:table-cell>
          <table:table-cell office:value-type="float" office:value="21993" table:style-name="ce6">
            <text:p>21,993<text:s/></text:p>
          </table:table-cell>
          <table:table-cell office:value-type="float" office:value="20582" table:style-name="ce6">
            <text:p>20,582<text:s/></text:p>
          </table:table-cell>
          <table:table-cell office:value-type="float" office:value="14589" table:style-name="ce6">
            <text:p>14,589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15339" table:style-name="ce6">
            <text:p>15,339<text:s/></text:p>
          </table:table-cell>
          <table:table-cell office:value-type="float" office:value="25782" table:style-name="ce6">
            <text:p>25,782<text:s/></text:p>
          </table:table-cell>
          <table:table-cell office:value-type="float" office:value="18750" table:style-name="ce6">
            <text:p>18,750<text:s/></text:p>
          </table:table-cell>
          <table:table-cell office:value-type="float" office:value="12798" table:style-name="ce6">
            <text:p>12,798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1379" table:style-name="ce6">
            <text:p>1,379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4691" table:style-name="ce6">
            <text:p>4,691<text:s/></text:p>
          </table:table-cell>
          <table:table-cell table:number-columns-repeated="16264"/>
        </table:table-row>
        <table:table-row table:style-name="ro2">
          <table:table-cell office:value-type="date" office:date-value="2021-12-14T00:00:00" table:style-name="ce5">
            <text:p>2021/12/14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39263" table:style-name="ce6">
            <text:p>39,263<text:s/></text:p>
          </table:table-cell>
          <table:table-cell office:value-type="float" office:value="35551" table:style-name="ce6">
            <text:p>35,551<text:s/></text:p>
          </table:table-cell>
          <table:table-cell office:value-type="float" office:value="24009" table:style-name="ce6">
            <text:p>24,009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17571" table:style-name="ce6">
            <text:p>17,571<text:s/></text:p>
          </table:table-cell>
          <table:table-cell office:value-type="float" office:value="17275" table:style-name="ce6">
            <text:p>17,275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27167" table:style-name="ce6">
            <text:p>27,167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12445" table:style-name="ce6">
            <text:p>12,445<text:s/></text:p>
          </table:table-cell>
          <table:table-cell office:value-type="float" office:value="15028" table:style-name="ce6">
            <text:p>15,028<text:s/></text:p>
          </table:table-cell>
          <table:table-cell office:value-type="float" office:value="22348" table:style-name="ce6">
            <text:p>22,348<text:s/></text:p>
          </table:table-cell>
          <table:table-cell office:value-type="float" office:value="16251" table:style-name="ce6">
            <text:p>16,251<text:s/></text:p>
          </table:table-cell>
          <table:table-cell office:value-type="float" office:value="9071" table:style-name="ce6">
            <text:p>9,071<text:s/></text:p>
          </table:table-cell>
          <table:table-cell office:value-type="float" office:value="23776" table:style-name="ce6">
            <text:p>23,776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30045" table:style-name="ce6">
            <text:p>30,045<text:s/></text:p>
          </table:table-cell>
          <table:table-cell office:value-type="float" office:value="23113" table:style-name="ce6">
            <text:p>23,113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33461" table:style-name="ce6">
            <text:p>33,461<text:s/></text:p>
          </table:table-cell>
          <table:table-cell office:value-type="float" office:value="24702" table:style-name="ce6">
            <text:p>24,702<text:s/></text:p>
          </table:table-cell>
          <table:table-cell office:value-type="float" office:value="24093" table:style-name="ce6">
            <text:p>24,093<text:s/></text:p>
          </table:table-cell>
          <table:table-cell office:value-type="float" office:value="19220" table:style-name="ce6">
            <text:p>19,220<text:s/></text:p>
          </table:table-cell>
          <table:table-cell office:value-type="float" office:value="21155" table:style-name="ce6">
            <text:p>21,155<text:s/></text:p>
          </table:table-cell>
          <table:table-cell office:value-type="float" office:value="103191" table:style-name="ce6">
            <text:p>103,191<text:s/></text:p>
          </table:table-cell>
          <table:table-cell office:value-type="float" office:value="37893" table:style-name="ce6">
            <text:p>37,893<text:s/></text:p>
          </table:table-cell>
          <table:table-cell office:value-type="float" office:value="20036" table:style-name="ce6">
            <text:p>20,036<text:s/></text:p>
          </table:table-cell>
          <table:table-cell office:value-type="float" office:value="21383" table:style-name="ce6">
            <text:p>21,383<text:s/></text:p>
          </table:table-cell>
          <table:table-cell office:value-type="float" office:value="25201" table:style-name="ce6">
            <text:p>25,201<text:s/></text:p>
          </table:table-cell>
          <table:table-cell office:value-type="float" office:value="25273" table:style-name="ce6">
            <text:p>25,273<text:s/></text:p>
          </table:table-cell>
          <table:table-cell office:value-type="float" office:value="26554" table:style-name="ce6">
            <text:p>26,554<text:s/></text:p>
          </table:table-cell>
          <table:table-cell office:value-type="float" office:value="21701" table:style-name="ce6">
            <text:p>21,701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29428" table:style-name="ce6">
            <text:p>29,428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7772" table:style-name="ce6">
            <text:p>7,772<text:s/></text:p>
          </table:table-cell>
          <table:table-cell office:value-type="float" office:value="18810" table:style-name="ce6">
            <text:p>18,810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30165" table:style-name="ce6">
            <text:p>30,165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21854" table:style-name="ce6">
            <text:p>21,854<text:s/></text:p>
          </table:table-cell>
          <table:table-cell office:value-type="float" office:value="22770" table:style-name="ce6">
            <text:p>22,770<text:s/></text:p>
          </table:table-cell>
          <table:table-cell office:value-type="float" office:value="25126" table:style-name="ce6">
            <text:p>25,126<text:s/></text:p>
          </table:table-cell>
          <table:table-cell office:value-type="float" office:value="40370" table:style-name="ce6">
            <text:p>40,370<text:s/></text:p>
          </table:table-cell>
          <table:table-cell office:value-type="float" office:value="37099" table:style-name="ce6">
            <text:p>37,099<text:s/></text:p>
          </table:table-cell>
          <table:table-cell office:value-type="float" office:value="25028" table:style-name="ce6">
            <text:p>25,028<text:s/></text:p>
          </table:table-cell>
          <table:table-cell office:value-type="float" office:value="22317" table:style-name="ce6">
            <text:p>22,317<text:s/></text:p>
          </table:table-cell>
          <table:table-cell office:value-type="float" office:value="49158" table:style-name="ce6">
            <text:p>49,158<text:s/></text:p>
          </table:table-cell>
          <table:table-cell office:value-type="float" office:value="21935" table:style-name="ce6">
            <text:p>21,935<text:s/></text:p>
          </table:table-cell>
          <table:table-cell office:value-type="float" office:value="28183" table:style-name="ce6">
            <text:p>28,183<text:s/></text:p>
          </table:table-cell>
          <table:table-cell office:value-type="float" office:value="30011" table:style-name="ce6">
            <text:p>30,011<text:s/></text:p>
          </table:table-cell>
          <table:table-cell office:value-type="float" office:value="17980" table:style-name="ce6">
            <text:p>17,980<text:s/></text:p>
          </table:table-cell>
          <table:table-cell office:value-type="float" office:value="55984" table:style-name="ce6">
            <text:p>55,984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14356" table:style-name="ce6">
            <text:p>14,356<text:s/></text:p>
          </table:table-cell>
          <table:table-cell office:value-type="float" office:value="13744" table:style-name="ce6">
            <text:p>13,744<text:s/></text:p>
          </table:table-cell>
          <table:table-cell office:value-type="float" office:value="18214" table:style-name="ce6">
            <text:p>18,214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23740" table:style-name="ce6">
            <text:p>23,740<text:s/></text:p>
          </table:table-cell>
          <table:table-cell office:value-type="float" office:value="17917" table:style-name="ce6">
            <text:p>17,917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10700" table:style-name="ce6">
            <text:p>10,700<text:s/></text:p>
          </table:table-cell>
          <table:table-cell office:value-type="float" office:value="35620" table:style-name="ce6">
            <text:p>35,620<text:s/></text:p>
          </table:table-cell>
          <table:table-cell office:value-type="float" office:value="21600" table:style-name="ce6">
            <text:p>21,600<text:s/></text:p>
          </table:table-cell>
          <table:table-cell office:value-type="float" office:value="22951" table:style-name="ce6">
            <text:p>22,951<text:s/></text:p>
          </table:table-cell>
          <table:table-cell office:value-type="float" office:value="21150" table:style-name="ce6">
            <text:p>21,150<text:s/></text:p>
          </table:table-cell>
          <table:table-cell office:value-type="float" office:value="14296" table:style-name="ce6">
            <text:p>14,296<text:s/></text:p>
          </table:table-cell>
          <table:table-cell office:value-type="float" office:value="10664" table:style-name="ce6">
            <text:p>10,664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15654" table:style-name="ce6">
            <text:p>15,654<text:s/></text:p>
          </table:table-cell>
          <table:table-cell office:value-type="float" office:value="26317" table:style-name="ce6">
            <text:p>26,317<text:s/></text:p>
          </table:table-cell>
          <table:table-cell office:value-type="float" office:value="20080" table:style-name="ce6">
            <text:p>20,080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11674" table:style-name="ce6">
            <text:p>11,674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11085" table:style-name="ce6">
            <text:p>11,085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4607" table:style-name="ce6">
            <text:p>4,607<text:s/></text:p>
          </table:table-cell>
          <table:table-cell table:number-columns-repeated="16264"/>
        </table:table-row>
        <table:table-row table:style-name="ro2">
          <table:table-cell office:value-type="date" office:date-value="2021-12-15T00:00:00" table:style-name="ce5">
            <text:p>2021/12/15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40115" table:style-name="ce6">
            <text:p>40,115<text:s/></text:p>
          </table:table-cell>
          <table:table-cell office:value-type="float" office:value="37727" table:style-name="ce6">
            <text:p>37,727<text:s/></text:p>
          </table:table-cell>
          <table:table-cell office:value-type="float" office:value="24331" table:style-name="ce6">
            <text:p>24,331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5398" table:style-name="ce6">
            <text:p>5,398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11503" table:style-name="ce6">
            <text:p>11,503<text:s/></text:p>
          </table:table-cell>
          <table:table-cell office:value-type="float" office:value="17407" table:style-name="ce6">
            <text:p>17,407<text:s/></text:p>
          </table:table-cell>
          <table:table-cell office:value-type="float" office:value="17655" table:style-name="ce6">
            <text:p>17,655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34693" table:style-name="ce6">
            <text:p>34,693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15392" table:style-name="ce6">
            <text:p>15,392<text:s/></text:p>
          </table:table-cell>
          <table:table-cell office:value-type="float" office:value="22561" table:style-name="ce6">
            <text:p>22,561<text:s/></text:p>
          </table:table-cell>
          <table:table-cell office:value-type="float" office:value="16730" table:style-name="ce6">
            <text:p>16,730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24417" table:style-name="ce6">
            <text:p>24,417<text:s/></text:p>
          </table:table-cell>
          <table:table-cell office:value-type="float" office:value="15077" table:style-name="ce6">
            <text:p>15,077<text:s/></text:p>
          </table:table-cell>
          <table:table-cell office:value-type="float" office:value="30311" table:style-name="ce6">
            <text:p>30,311<text:s/></text:p>
          </table:table-cell>
          <table:table-cell office:value-type="float" office:value="24021" table:style-name="ce6">
            <text:p>24,021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34218" table:style-name="ce6">
            <text:p>34,218<text:s/></text:p>
          </table:table-cell>
          <table:table-cell office:value-type="float" office:value="24856" table:style-name="ce6">
            <text:p>24,856<text:s/></text:p>
          </table:table-cell>
          <table:table-cell office:value-type="float" office:value="24701" table:style-name="ce6">
            <text:p>24,701<text:s/></text:p>
          </table:table-cell>
          <table:table-cell office:value-type="float" office:value="19546" table:style-name="ce6">
            <text:p>19,546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110058" table:style-name="ce6">
            <text:p>110,058<text:s/></text:p>
          </table:table-cell>
          <table:table-cell office:value-type="float" office:value="40307" table:style-name="ce6">
            <text:p>40,307<text:s/></text:p>
          </table:table-cell>
          <table:table-cell office:value-type="float" office:value="20745" table:style-name="ce6">
            <text:p>20,745<text:s/></text:p>
          </table:table-cell>
          <table:table-cell office:value-type="float" office:value="21806" table:style-name="ce6">
            <text:p>21,806<text:s/></text:p>
          </table:table-cell>
          <table:table-cell office:value-type="float" office:value="25521" table:style-name="ce6">
            <text:p>25,521<text:s/></text:p>
          </table:table-cell>
          <table:table-cell office:value-type="float" office:value="26315" table:style-name="ce6">
            <text:p>26,315<text:s/></text:p>
          </table:table-cell>
          <table:table-cell office:value-type="float" office:value="27488" table:style-name="ce6">
            <text:p>27,488<text:s/></text:p>
          </table:table-cell>
          <table:table-cell office:value-type="float" office:value="22444" table:style-name="ce6">
            <text:p>22,444<text:s/></text:p>
          </table:table-cell>
          <table:table-cell office:value-type="float" office:value="12596" table:style-name="ce6">
            <text:p>12,596<text:s/></text:p>
          </table:table-cell>
          <table:table-cell office:value-type="float" office:value="30695" table:style-name="ce6">
            <text:p>30,695<text:s/></text:p>
          </table:table-cell>
          <table:table-cell office:value-type="float" office:value="6642" table:style-name="ce6">
            <text:p>6,642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19062" table:style-name="ce6">
            <text:p>19,062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31945" table:style-name="ce6">
            <text:p>31,945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13159" table:style-name="ce6">
            <text:p>13,159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22558" table:style-name="ce6">
            <text:p>22,558<text:s/></text:p>
          </table:table-cell>
          <table:table-cell office:value-type="float" office:value="23461" table:style-name="ce6">
            <text:p>23,461<text:s/></text:p>
          </table:table-cell>
          <table:table-cell office:value-type="float" office:value="25980" table:style-name="ce6">
            <text:p>25,980<text:s/></text:p>
          </table:table-cell>
          <table:table-cell office:value-type="float" office:value="43693" table:style-name="ce6">
            <text:p>43,693<text:s/></text:p>
          </table:table-cell>
          <table:table-cell office:value-type="float" office:value="37835" table:style-name="ce6">
            <text:p>37,835<text:s/></text:p>
          </table:table-cell>
          <table:table-cell office:value-type="float" office:value="25724" table:style-name="ce6">
            <text:p>25,724<text:s/></text:p>
          </table:table-cell>
          <table:table-cell office:value-type="float" office:value="23372" table:style-name="ce6">
            <text:p>23,372<text:s/></text:p>
          </table:table-cell>
          <table:table-cell office:value-type="float" office:value="53645" table:style-name="ce6">
            <text:p>53,645<text:s/></text:p>
          </table:table-cell>
          <table:table-cell office:value-type="float" office:value="22635" table:style-name="ce6">
            <text:p>22,635<text:s/></text:p>
          </table:table-cell>
          <table:table-cell office:value-type="float" office:value="29301" table:style-name="ce6">
            <text:p>29,301<text:s/></text:p>
          </table:table-cell>
          <table:table-cell office:value-type="float" office:value="31384" table:style-name="ce6">
            <text:p>31,384<text:s/></text:p>
          </table:table-cell>
          <table:table-cell office:value-type="float" office:value="18670" table:style-name="ce6">
            <text:p>18,670<text:s/></text:p>
          </table:table-cell>
          <table:table-cell office:value-type="float" office:value="59581" table:style-name="ce6">
            <text:p>59,581<text:s/></text:p>
          </table:table-cell>
          <table:table-cell office:value-type="float" office:value="19348" table:style-name="ce6">
            <text:p>19,348<text:s/></text:p>
          </table:table-cell>
          <table:table-cell office:value-type="float" office:value="15159" table:style-name="ce6">
            <text:p>15,159<text:s/></text:p>
          </table:table-cell>
          <table:table-cell office:value-type="float" office:value="14305" table:style-name="ce6">
            <text:p>14,305<text:s/></text:p>
          </table:table-cell>
          <table:table-cell office:value-type="float" office:value="21466" table:style-name="ce6">
            <text:p>21,466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26354" table:style-name="ce6">
            <text:p>26,354<text:s/></text:p>
          </table:table-cell>
          <table:table-cell office:value-type="float" office:value="18550" table:style-name="ce6">
            <text:p>18,550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36634" table:style-name="ce6">
            <text:p>36,634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23511" table:style-name="ce6">
            <text:p>23,511<text:s/></text:p>
          </table:table-cell>
          <table:table-cell office:value-type="float" office:value="21466" table:style-name="ce6">
            <text:p>21,466<text:s/></text:p>
          </table:table-cell>
          <table:table-cell office:value-type="float" office:value="14580" table:style-name="ce6">
            <text:p>14,580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6753" table:style-name="ce6">
            <text:p>6,753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15765" table:style-name="ce6">
            <text:p>15,765<text:s/></text:p>
          </table:table-cell>
          <table:table-cell office:value-type="float" office:value="26972" table:style-name="ce6">
            <text:p>26,972<text:s/></text:p>
          </table:table-cell>
          <table:table-cell office:value-type="float" office:value="20969" table:style-name="ce6">
            <text:p>20,969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11938" table:style-name="ce6">
            <text:p>11,938<text:s/></text:p>
          </table:table-cell>
          <table:table-cell office:value-type="float" office:value="11347" table:style-name="ce6">
            <text:p>11,347<text:s/></text:p>
          </table:table-cell>
          <table:table-cell office:value-type="float" office:value="11114" table:style-name="ce6">
            <text:p>11,114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4758" table:style-name="ce6">
            <text:p>4,758<text:s/></text:p>
          </table:table-cell>
          <table:table-cell table:number-columns-repeated="16264"/>
        </table:table-row>
        <table:table-row table:style-name="ro2">
          <table:table-cell office:value-type="date" office:date-value="2021-12-16T00:00:00" table:style-name="ce5">
            <text:p>2021/12/16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40116" table:style-name="ce6">
            <text:p>40,116<text:s/></text:p>
          </table:table-cell>
          <table:table-cell office:value-type="float" office:value="37954" table:style-name="ce6">
            <text:p>37,954<text:s/></text:p>
          </table:table-cell>
          <table:table-cell office:value-type="float" office:value="24566" table:style-name="ce6">
            <text:p>24,566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5517" table:style-name="ce6">
            <text:p>5,517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17807" table:style-name="ce6">
            <text:p>17,807<text:s/></text:p>
          </table:table-cell>
          <table:table-cell office:value-type="float" office:value="17511" table:style-name="ce6">
            <text:p>17,511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9337" table:style-name="ce6">
            <text:p>9,337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36613" table:style-name="ce6">
            <text:p>36,613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15150" table:style-name="ce6">
            <text:p>15,150<text:s/></text:p>
          </table:table-cell>
          <table:table-cell office:value-type="float" office:value="22604" table:style-name="ce6">
            <text:p>22,604<text:s/></text:p>
          </table:table-cell>
          <table:table-cell office:value-type="float" office:value="16545" table:style-name="ce6">
            <text:p>16,545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24540" table:style-name="ce6">
            <text:p>24,540<text:s/></text:p>
          </table:table-cell>
          <table:table-cell office:value-type="float" office:value="15144" table:style-name="ce6">
            <text:p>15,144<text:s/></text:p>
          </table:table-cell>
          <table:table-cell office:value-type="float" office:value="30584" table:style-name="ce6">
            <text:p>30,584<text:s/></text:p>
          </table:table-cell>
          <table:table-cell office:value-type="float" office:value="23708" table:style-name="ce6">
            <text:p>23,708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34313" table:style-name="ce6">
            <text:p>34,313<text:s/></text:p>
          </table:table-cell>
          <table:table-cell office:value-type="float" office:value="25233" table:style-name="ce6">
            <text:p>25,233<text:s/></text:p>
          </table:table-cell>
          <table:table-cell office:value-type="float" office:value="24584" table:style-name="ce6">
            <text:p>24,584<text:s/></text:p>
          </table:table-cell>
          <table:table-cell office:value-type="float" office:value="19436" table:style-name="ce6">
            <text:p>19,436<text:s/></text:p>
          </table:table-cell>
          <table:table-cell office:value-type="float" office:value="21507" table:style-name="ce6">
            <text:p>21,507<text:s/></text:p>
          </table:table-cell>
          <table:table-cell office:value-type="float" office:value="116685" table:style-name="ce6">
            <text:p>116,685<text:s/></text:p>
          </table:table-cell>
          <table:table-cell office:value-type="float" office:value="40393" table:style-name="ce6">
            <text:p>40,393<text:s/></text:p>
          </table:table-cell>
          <table:table-cell office:value-type="float" office:value="20405" table:style-name="ce6">
            <text:p>20,405<text:s/></text:p>
          </table:table-cell>
          <table:table-cell office:value-type="float" office:value="21908" table:style-name="ce6">
            <text:p>21,908<text:s/></text:p>
          </table:table-cell>
          <table:table-cell office:value-type="float" office:value="26717" table:style-name="ce6">
            <text:p>26,717<text:s/></text:p>
          </table:table-cell>
          <table:table-cell office:value-type="float" office:value="26544" table:style-name="ce6">
            <text:p>26,544<text:s/></text:p>
          </table:table-cell>
          <table:table-cell office:value-type="float" office:value="27440" table:style-name="ce6">
            <text:p>27,440<text:s/></text:p>
          </table:table-cell>
          <table:table-cell office:value-type="float" office:value="22477" table:style-name="ce6">
            <text:p>22,477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30024" table:style-name="ce6">
            <text:p>30,024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19525" table:style-name="ce6">
            <text:p>19,525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14353" table:style-name="ce6">
            <text:p>14,353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30421" table:style-name="ce6">
            <text:p>30,421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22500" table:style-name="ce6">
            <text:p>22,500<text:s/></text:p>
          </table:table-cell>
          <table:table-cell office:value-type="float" office:value="23130" table:style-name="ce6">
            <text:p>23,130<text:s/></text:p>
          </table:table-cell>
          <table:table-cell office:value-type="float" office:value="25849" table:style-name="ce6">
            <text:p>25,849<text:s/></text:p>
          </table:table-cell>
          <table:table-cell office:value-type="float" office:value="44347" table:style-name="ce6">
            <text:p>44,347<text:s/></text:p>
          </table:table-cell>
          <table:table-cell office:value-type="float" office:value="37862" table:style-name="ce6">
            <text:p>37,862<text:s/></text:p>
          </table:table-cell>
          <table:table-cell office:value-type="float" office:value="25996" table:style-name="ce6">
            <text:p>25,996<text:s/></text:p>
          </table:table-cell>
          <table:table-cell office:value-type="float" office:value="23035" table:style-name="ce6">
            <text:p>23,035<text:s/></text:p>
          </table:table-cell>
          <table:table-cell office:value-type="float" office:value="52726" table:style-name="ce6">
            <text:p>52,726<text:s/></text:p>
          </table:table-cell>
          <table:table-cell office:value-type="float" office:value="22639" table:style-name="ce6">
            <text:p>22,639<text:s/></text:p>
          </table:table-cell>
          <table:table-cell office:value-type="float" office:value="29702" table:style-name="ce6">
            <text:p>29,702<text:s/></text:p>
          </table:table-cell>
          <table:table-cell office:value-type="float" office:value="32311" table:style-name="ce6">
            <text:p>32,311<text:s/></text:p>
          </table:table-cell>
          <table:table-cell office:value-type="float" office:value="18873" table:style-name="ce6">
            <text:p>18,873<text:s/></text:p>
          </table:table-cell>
          <table:table-cell office:value-type="float" office:value="60700" table:style-name="ce6">
            <text:p>60,700<text:s/></text:p>
          </table:table-cell>
          <table:table-cell office:value-type="float" office:value="19263" table:style-name="ce6">
            <text:p>19,263<text:s/></text:p>
          </table:table-cell>
          <table:table-cell office:value-type="float" office:value="14843" table:style-name="ce6">
            <text:p>14,843<text:s/></text:p>
          </table:table-cell>
          <table:table-cell office:value-type="float" office:value="14687" table:style-name="ce6">
            <text:p>14,687<text:s/></text:p>
          </table:table-cell>
          <table:table-cell office:value-type="float" office:value="22441" table:style-name="ce6">
            <text:p>22,441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27003" table:style-name="ce6">
            <text:p>27,003<text:s/></text:p>
          </table:table-cell>
          <table:table-cell office:value-type="float" office:value="18429" table:style-name="ce6">
            <text:p>18,429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36129" table:style-name="ce6">
            <text:p>36,129<text:s/></text:p>
          </table:table-cell>
          <table:table-cell office:value-type="float" office:value="21030" table:style-name="ce6">
            <text:p>21,030<text:s/></text:p>
          </table:table-cell>
          <table:table-cell office:value-type="float" office:value="23461" table:style-name="ce6">
            <text:p>23,461<text:s/></text:p>
          </table:table-cell>
          <table:table-cell office:value-type="float" office:value="21451" table:style-name="ce6">
            <text:p>21,451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10982" table:style-name="ce6">
            <text:p>10,982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5888" table:style-name="ce6">
            <text:p>15,888<text:s/></text:p>
          </table:table-cell>
          <table:table-cell office:value-type="float" office:value="26749" table:style-name="ce6">
            <text:p>26,749<text:s/></text:p>
          </table:table-cell>
          <table:table-cell office:value-type="float" office:value="20935" table:style-name="ce6">
            <text:p>20,935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12436" table:style-name="ce6">
            <text:p>12,436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11188" table:style-name="ce6">
            <text:p>11,188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4685" table:style-name="ce6">
            <text:p>4,685<text:s/></text:p>
          </table:table-cell>
          <table:table-cell table:number-columns-repeated="16264"/>
        </table:table-row>
        <table:table-row table:style-name="ro2">
          <table:table-cell office:value-type="date" office:date-value="2021-12-17T00:00:00" table:style-name="ce5">
            <text:p>2021/12/17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14384" table:style-name="ce6">
            <text:p>14,384<text:s/></text:p>
          </table:table-cell>
          <table:table-cell office:value-type="float" office:value="43911" table:style-name="ce6">
            <text:p>43,911<text:s/></text:p>
          </table:table-cell>
          <table:table-cell office:value-type="float" office:value="44672" table:style-name="ce6">
            <text:p>44,672<text:s/></text:p>
          </table:table-cell>
          <table:table-cell office:value-type="float" office:value="26043" table:style-name="ce6">
            <text:p>26,043<text:s/></text:p>
          </table:table-cell>
          <table:table-cell office:value-type="float" office:value="14576" table:style-name="ce6">
            <text:p>14,576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13557" table:style-name="ce6">
            <text:p>13,557<text:s/></text:p>
          </table:table-cell>
          <table:table-cell office:value-type="float" office:value="17408" table:style-name="ce6">
            <text:p>17,408<text:s/></text:p>
          </table:table-cell>
          <table:table-cell office:value-type="float" office:value="17616" table:style-name="ce6">
            <text:p>17,616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6231" table:style-name="ce6">
            <text:p>6,231<text:s/></text:p>
          </table:table-cell>
          <table:table-cell office:value-type="float" office:value="38535" table:style-name="ce6">
            <text:p>38,535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16300" table:style-name="ce6">
            <text:p>16,300<text:s/></text:p>
          </table:table-cell>
          <table:table-cell office:value-type="float" office:value="23995" table:style-name="ce6">
            <text:p>23,995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27554" table:style-name="ce6">
            <text:p>27,554<text:s/></text:p>
          </table:table-cell>
          <table:table-cell office:value-type="float" office:value="16614" table:style-name="ce6">
            <text:p>16,614<text:s/></text:p>
          </table:table-cell>
          <table:table-cell office:value-type="float" office:value="31732" table:style-name="ce6">
            <text:p>31,732<text:s/></text:p>
          </table:table-cell>
          <table:table-cell office:value-type="float" office:value="26963" table:style-name="ce6">
            <text:p>26,963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35946" table:style-name="ce6">
            <text:p>35,946<text:s/></text:p>
          </table:table-cell>
          <table:table-cell office:value-type="float" office:value="25914" table:style-name="ce6">
            <text:p>25,914<text:s/></text:p>
          </table:table-cell>
          <table:table-cell office:value-type="float" office:value="25452" table:style-name="ce6">
            <text:p>25,452<text:s/></text:p>
          </table:table-cell>
          <table:table-cell office:value-type="float" office:value="19685" table:style-name="ce6">
            <text:p>19,685<text:s/></text:p>
          </table:table-cell>
          <table:table-cell office:value-type="float" office:value="24759" table:style-name="ce6">
            <text:p>24,759<text:s/></text:p>
          </table:table-cell>
          <table:table-cell office:value-type="float" office:value="160008" table:style-name="ce6">
            <text:p>160,008<text:s/></text:p>
          </table:table-cell>
          <table:table-cell office:value-type="float" office:value="49182" table:style-name="ce6">
            <text:p>49,182<text:s/></text:p>
          </table:table-cell>
          <table:table-cell office:value-type="float" office:value="21749" table:style-name="ce6">
            <text:p>21,749<text:s/></text:p>
          </table:table-cell>
          <table:table-cell office:value-type="float" office:value="22799" table:style-name="ce6">
            <text:p>22,799<text:s/></text:p>
          </table:table-cell>
          <table:table-cell office:value-type="float" office:value="27954" table:style-name="ce6">
            <text:p>27,954<text:s/></text:p>
          </table:table-cell>
          <table:table-cell office:value-type="float" office:value="28027" table:style-name="ce6">
            <text:p>28,027<text:s/></text:p>
          </table:table-cell>
          <table:table-cell office:value-type="float" office:value="27749" table:style-name="ce6">
            <text:p>27,749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12544" table:style-name="ce6">
            <text:p>12,544<text:s/></text:p>
          </table:table-cell>
          <table:table-cell office:value-type="float" office:value="31241" table:style-name="ce6">
            <text:p>31,241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19647" table:style-name="ce6">
            <text:p>19,647<text:s/></text:p>
          </table:table-cell>
          <table:table-cell office:value-type="float" office:value="5648" table:style-name="ce6">
            <text:p>5,648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13656" table:style-name="ce6">
            <text:p>13,656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28795" table:style-name="ce6">
            <text:p>28,795<text:s/></text:p>
          </table:table-cell>
          <table:table-cell office:value-type="float" office:value="9381" table:style-name="ce6">
            <text:p>9,381<text:s/></text:p>
          </table:table-cell>
          <table:table-cell office:value-type="float" office:value="14485" table:style-name="ce6">
            <text:p>14,485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23662" table:style-name="ce6">
            <text:p>23,662<text:s/></text:p>
          </table:table-cell>
          <table:table-cell office:value-type="float" office:value="23519" table:style-name="ce6">
            <text:p>23,519<text:s/></text:p>
          </table:table-cell>
          <table:table-cell office:value-type="float" office:value="29001" table:style-name="ce6">
            <text:p>29,001<text:s/></text:p>
          </table:table-cell>
          <table:table-cell office:value-type="float" office:value="50717" table:style-name="ce6">
            <text:p>50,717<text:s/></text:p>
          </table:table-cell>
          <table:table-cell office:value-type="float" office:value="39693" table:style-name="ce6">
            <text:p>39,693<text:s/></text:p>
          </table:table-cell>
          <table:table-cell office:value-type="float" office:value="27695" table:style-name="ce6">
            <text:p>27,695<text:s/></text:p>
          </table:table-cell>
          <table:table-cell office:value-type="float" office:value="26173" table:style-name="ce6">
            <text:p>26,173<text:s/></text:p>
          </table:table-cell>
          <table:table-cell office:value-type="float" office:value="66892" table:style-name="ce6">
            <text:p>66,892<text:s/></text:p>
          </table:table-cell>
          <table:table-cell office:value-type="float" office:value="24582" table:style-name="ce6">
            <text:p>24,582<text:s/></text:p>
          </table:table-cell>
          <table:table-cell office:value-type="float" office:value="32346" table:style-name="ce6">
            <text:p>32,346<text:s/></text:p>
          </table:table-cell>
          <table:table-cell office:value-type="float" office:value="37911" table:style-name="ce6">
            <text:p>37,911<text:s/></text:p>
          </table:table-cell>
          <table:table-cell office:value-type="float" office:value="21535" table:style-name="ce6">
            <text:p>21,535<text:s/></text:p>
          </table:table-cell>
          <table:table-cell office:value-type="float" office:value="72209" table:style-name="ce6">
            <text:p>72,209<text:s/></text:p>
          </table:table-cell>
          <table:table-cell office:value-type="float" office:value="20899" table:style-name="ce6">
            <text:p>20,899<text:s/></text:p>
          </table:table-cell>
          <table:table-cell office:value-type="float" office:value="16119" table:style-name="ce6">
            <text:p>16,119<text:s/></text:p>
          </table:table-cell>
          <table:table-cell office:value-type="float" office:value="14872" table:style-name="ce6">
            <text:p>14,872<text:s/></text:p>
          </table:table-cell>
          <table:table-cell office:value-type="float" office:value="27768" table:style-name="ce6">
            <text:p>27,768<text:s/></text:p>
          </table:table-cell>
          <table:table-cell office:value-type="float" office:value="14032" table:style-name="ce6">
            <text:p>14,032<text:s/></text:p>
          </table:table-cell>
          <table:table-cell office:value-type="float" office:value="30526" table:style-name="ce6">
            <text:p>30,526<text:s/></text:p>
          </table:table-cell>
          <table:table-cell office:value-type="float" office:value="20483" table:style-name="ce6">
            <text:p>20,483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38920" table:style-name="ce6">
            <text:p>38,920<text:s/></text:p>
          </table:table-cell>
          <table:table-cell office:value-type="float" office:value="26405" table:style-name="ce6">
            <text:p>26,405<text:s/></text:p>
          </table:table-cell>
          <table:table-cell office:value-type="float" office:value="24559" table:style-name="ce6">
            <text:p>24,559<text:s/></text:p>
          </table:table-cell>
          <table:table-cell office:value-type="float" office:value="23192" table:style-name="ce6">
            <text:p>23,192<text:s/></text:p>
          </table:table-cell>
          <table:table-cell office:value-type="float" office:value="14444" table:style-name="ce6">
            <text:p>14,444<text:s/></text:p>
          </table:table-cell>
          <table:table-cell office:value-type="float" office:value="11797" table:style-name="ce6">
            <text:p>11,797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10425" table:style-name="ce6">
            <text:p>10,425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12237" table:style-name="ce6">
            <text:p>12,237<text:s/></text:p>
          </table:table-cell>
          <table:table-cell office:value-type="float" office:value="17374" table:style-name="ce6">
            <text:p>17,374<text:s/></text:p>
          </table:table-cell>
          <table:table-cell office:value-type="float" office:value="28258" table:style-name="ce6">
            <text:p>28,258<text:s/></text:p>
          </table:table-cell>
          <table:table-cell office:value-type="float" office:value="23794" table:style-name="ce6">
            <text:p>23,794<text:s/></text:p>
          </table:table-cell>
          <table:table-cell office:value-type="float" office:value="13869" table:style-name="ce6">
            <text:p>13,869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13388" table:style-name="ce6">
            <text:p>13,388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11878" table:style-name="ce6">
            <text:p>11,878<text:s/></text:p>
          </table:table-cell>
          <table:table-cell office:value-type="float" office:value="11464" table:style-name="ce6">
            <text:p>11,464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1544" table:style-name="ce6">
            <text:p>1,544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5183" table:style-name="ce6">
            <text:p>5,183<text:s/></text:p>
          </table:table-cell>
          <table:table-cell table:number-columns-repeated="16264"/>
        </table:table-row>
        <table:table-row table:style-name="ro2">
          <table:table-cell office:value-type="date" office:date-value="2021-12-18T00:00:00" table:style-name="ce5">
            <text:p>2021/12/18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22840" table:style-name="ce6">
            <text:p>22,840<text:s/></text:p>
          </table:table-cell>
          <table:table-cell office:value-type="float" office:value="42148" table:style-name="ce6">
            <text:p>42,148<text:s/></text:p>
          </table:table-cell>
          <table:table-cell office:value-type="float" office:value="15618" table:style-name="ce6">
            <text:p>15,618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23303" table:style-name="ce6">
            <text:p>23,303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12470" table:style-name="ce6">
            <text:p>12,470<text:s/></text:p>
          </table:table-cell>
          <table:table-cell office:value-type="float" office:value="16218" table:style-name="ce6">
            <text:p>16,218<text:s/></text:p>
          </table:table-cell>
          <table:table-cell office:value-type="float" office:value="13830" table:style-name="ce6">
            <text:p>13,830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24184" table:style-name="ce6">
            <text:p>24,184<text:s/></text:p>
          </table:table-cell>
          <table:table-cell office:value-type="float" office:value="13744" table:style-name="ce6">
            <text:p>13,744<text:s/></text:p>
          </table:table-cell>
          <table:table-cell office:value-type="float" office:value="24634" table:style-name="ce6">
            <text:p>24,634<text:s/></text:p>
          </table:table-cell>
          <table:table-cell office:value-type="float" office:value="20919" table:style-name="ce6">
            <text:p>20,919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28673" table:style-name="ce6">
            <text:p>28,673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19061" table:style-name="ce6">
            <text:p>19,061<text:s/></text:p>
          </table:table-cell>
          <table:table-cell office:value-type="float" office:value="15755" table:style-name="ce6">
            <text:p>15,755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137509" table:style-name="ce6">
            <text:p>137,509<text:s/></text:p>
          </table:table-cell>
          <table:table-cell office:value-type="float" office:value="51646" table:style-name="ce6">
            <text:p>51,646<text:s/></text:p>
          </table:table-cell>
          <table:table-cell office:value-type="float" office:value="16882" table:style-name="ce6">
            <text:p>16,882<text:s/></text:p>
          </table:table-cell>
          <table:table-cell office:value-type="float" office:value="15025" table:style-name="ce6">
            <text:p>15,025<text:s/></text:p>
          </table:table-cell>
          <table:table-cell office:value-type="float" office:value="24313" table:style-name="ce6">
            <text:p>24,313<text:s/></text:p>
          </table:table-cell>
          <table:table-cell office:value-type="float" office:value="22498" table:style-name="ce6">
            <text:p>22,498<text:s/></text:p>
          </table:table-cell>
          <table:table-cell office:value-type="float" office:value="22762" table:style-name="ce6">
            <text:p>22,762<text:s/></text:p>
          </table:table-cell>
          <table:table-cell office:value-type="float" office:value="19362" table:style-name="ce6">
            <text:p>19,362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22055" table:style-name="ce6">
            <text:p>22,055<text:s/></text:p>
          </table:table-cell>
          <table:table-cell office:value-type="float" office:value="6097" table:style-name="ce6">
            <text:p>6,097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15838" table:style-name="ce6">
            <text:p>15,838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10133" table:style-name="ce6">
            <text:p>10,133<text:s/></text:p>
          </table:table-cell>
          <table:table-cell office:value-type="float" office:value="28242" table:style-name="ce6">
            <text:p>28,242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11328" table:style-name="ce6">
            <text:p>11,328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17819" table:style-name="ce6">
            <text:p>17,819<text:s/></text:p>
          </table:table-cell>
          <table:table-cell office:value-type="float" office:value="15501" table:style-name="ce6">
            <text:p>15,501<text:s/></text:p>
          </table:table-cell>
          <table:table-cell office:value-type="float" office:value="27551" table:style-name="ce6">
            <text:p>27,551<text:s/></text:p>
          </table:table-cell>
          <table:table-cell office:value-type="float" office:value="66540" table:style-name="ce6">
            <text:p>66,540<text:s/></text:p>
          </table:table-cell>
          <table:table-cell office:value-type="float" office:value="30171" table:style-name="ce6">
            <text:p>30,171<text:s/></text:p>
          </table:table-cell>
          <table:table-cell office:value-type="float" office:value="21341" table:style-name="ce6">
            <text:p>21,341<text:s/></text:p>
          </table:table-cell>
          <table:table-cell office:value-type="float" office:value="28873" table:style-name="ce6">
            <text:p>28,873<text:s/></text:p>
          </table:table-cell>
          <table:table-cell office:value-type="float" office:value="80854" table:style-name="ce6">
            <text:p>80,854<text:s/></text:p>
          </table:table-cell>
          <table:table-cell office:value-type="float" office:value="14652" table:style-name="ce6">
            <text:p>14,652<text:s/></text:p>
          </table:table-cell>
          <table:table-cell office:value-type="float" office:value="25713" table:style-name="ce6">
            <text:p>25,713<text:s/></text:p>
          </table:table-cell>
          <table:table-cell office:value-type="float" office:value="32667" table:style-name="ce6">
            <text:p>32,667<text:s/></text:p>
          </table:table-cell>
          <table:table-cell office:value-type="float" office:value="17181" table:style-name="ce6">
            <text:p>17,181<text:s/></text:p>
          </table:table-cell>
          <table:table-cell office:value-type="float" office:value="66822" table:style-name="ce6">
            <text:p>66,822<text:s/></text:p>
          </table:table-cell>
          <table:table-cell office:value-type="float" office:value="14736" table:style-name="ce6">
            <text:p>14,736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19796" table:style-name="ce6">
            <text:p>19,796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29893" table:style-name="ce6">
            <text:p>29,893<text:s/></text:p>
          </table:table-cell>
          <table:table-cell office:value-type="float" office:value="13459" table:style-name="ce6">
            <text:p>13,459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9591" table:style-name="ce6">
            <text:p>19,591<text:s/></text:p>
          </table:table-cell>
          <table:table-cell office:value-type="float" office:value="13878" table:style-name="ce6">
            <text:p>13,878<text:s/></text:p>
          </table:table-cell>
          <table:table-cell office:value-type="float" office:value="14076" table:style-name="ce6">
            <text:p>14,076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18208" table:style-name="ce6">
            <text:p>18,208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1369" table:style-name="ce6">
            <text:p>1,369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13697" table:style-name="ce6">
            <text:p>13,697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3926" table:style-name="ce6">
            <text:p>3,926<text:s/></text:p>
          </table:table-cell>
          <table:table-cell table:number-columns-repeated="16264"/>
        </table:table-row>
        <table:table-row table:style-name="ro2">
          <table:table-cell office:value-type="date" office:date-value="2021-12-19T00:00:00" table:style-name="ce5">
            <text:p>2021/12/19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19516" table:style-name="ce6">
            <text:p>19,516<text:s/></text:p>
          </table:table-cell>
          <table:table-cell office:value-type="float" office:value="32901" table:style-name="ce6">
            <text:p>32,901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7262" table:style-name="ce6">
            <text:p>7,262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4908" table:style-name="ce6">
            <text:p>4,908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11663" table:style-name="ce6">
            <text:p>11,663<text:s/></text:p>
          </table:table-cell>
          <table:table-cell office:value-type="float" office:value="14896" table:style-name="ce6">
            <text:p>14,896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25456" table:style-name="ce6">
            <text:p>25,456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20306" table:style-name="ce6">
            <text:p>20,306<text:s/></text:p>
          </table:table-cell>
          <table:table-cell office:value-type="float" office:value="18411" table:style-name="ce6">
            <text:p>18,411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25823" table:style-name="ce6">
            <text:p>25,823<text:s/></text:p>
          </table:table-cell>
          <table:table-cell office:value-type="float" office:value="17506" table:style-name="ce6">
            <text:p>17,506<text:s/></text:p>
          </table:table-cell>
          <table:table-cell office:value-type="float" office:value="16646" table:style-name="ce6">
            <text:p>16,646<text:s/></text:p>
          </table:table-cell>
          <table:table-cell office:value-type="float" office:value="14464" table:style-name="ce6">
            <text:p>14,464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136694" table:style-name="ce6">
            <text:p>136,694<text:s/></text:p>
          </table:table-cell>
          <table:table-cell office:value-type="float" office:value="43762" table:style-name="ce6">
            <text:p>43,762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14937" table:style-name="ce6">
            <text:p>14,937<text:s/></text:p>
          </table:table-cell>
          <table:table-cell office:value-type="float" office:value="22869" table:style-name="ce6">
            <text:p>22,869<text:s/></text:p>
          </table:table-cell>
          <table:table-cell office:value-type="float" office:value="22789" table:style-name="ce6">
            <text:p>22,789<text:s/></text:p>
          </table:table-cell>
          <table:table-cell office:value-type="float" office:value="23376" table:style-name="ce6">
            <text:p>23,376<text:s/></text:p>
          </table:table-cell>
          <table:table-cell office:value-type="float" office:value="16802" table:style-name="ce6">
            <text:p>16,802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19114" table:style-name="ce6">
            <text:p>19,114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15080" table:style-name="ce6">
            <text:p>15,080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34345" table:style-name="ce6">
            <text:p>34,345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15413" table:style-name="ce6">
            <text:p>15,413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22050" table:style-name="ce6">
            <text:p>22,050<text:s/></text:p>
          </table:table-cell>
          <table:table-cell office:value-type="float" office:value="51721" table:style-name="ce6">
            <text:p>51,721<text:s/></text:p>
          </table:table-cell>
          <table:table-cell office:value-type="float" office:value="26412" table:style-name="ce6">
            <text:p>26,412<text:s/></text:p>
          </table:table-cell>
          <table:table-cell office:value-type="float" office:value="19029" table:style-name="ce6">
            <text:p>19,029<text:s/></text:p>
          </table:table-cell>
          <table:table-cell office:value-type="float" office:value="25300" table:style-name="ce6">
            <text:p>25,300<text:s/></text:p>
          </table:table-cell>
          <table:table-cell office:value-type="float" office:value="64158" table:style-name="ce6">
            <text:p>64,158<text:s/></text:p>
          </table:table-cell>
          <table:table-cell office:value-type="float" office:value="13387" table:style-name="ce6">
            <text:p>13,387<text:s/></text:p>
          </table:table-cell>
          <table:table-cell office:value-type="float" office:value="22873" table:style-name="ce6">
            <text:p>22,873<text:s/></text:p>
          </table:table-cell>
          <table:table-cell office:value-type="float" office:value="24383" table:style-name="ce6">
            <text:p>24,383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60010" table:style-name="ce6">
            <text:p>60,010<text:s/></text:p>
          </table:table-cell>
          <table:table-cell office:value-type="float" office:value="13811" table:style-name="ce6">
            <text:p>13,811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16269" table:style-name="ce6">
            <text:p>16,269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27373" table:style-name="ce6">
            <text:p>27,373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15310" table:style-name="ce6">
            <text:p>15,310<text:s/></text:p>
          </table:table-cell>
          <table:table-cell office:value-type="float" office:value="15742" table:style-name="ce6">
            <text:p>15,742<text:s/></text:p>
          </table:table-cell>
          <table:table-cell office:value-type="float" office:value="12901" table:style-name="ce6">
            <text:p>12,901<text:s/></text:p>
          </table:table-cell>
          <table:table-cell office:value-type="float" office:value="13986" table:style-name="ce6">
            <text:p>13,986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10875" table:style-name="ce6">
            <text:p>10,875<text:s/></text:p>
          </table:table-cell>
          <table:table-cell office:value-type="float" office:value="16028" table:style-name="ce6">
            <text:p>16,028<text:s/></text:p>
          </table:table-cell>
          <table:table-cell office:value-type="float" office:value="17379" table:style-name="ce6">
            <text:p>17,379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8810" table:style-name="ce6">
            <text:p>8,810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806" table:style-name="ce6">
            <text:p>806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1096" table:style-name="ce6">
            <text:p>1,096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3573" table:style-name="ce6">
            <text:p>3,573<text:s/></text:p>
          </table:table-cell>
          <table:table-cell table:number-columns-repeated="16264"/>
        </table:table-row>
        <table:table-row table:style-name="ro2">
          <table:table-cell office:value-type="date" office:date-value="2021-12-20T00:00:00" table:style-name="ce5">
            <text:p>2021/12/20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38271" table:style-name="ce6">
            <text:p>38,271<text:s/></text:p>
          </table:table-cell>
          <table:table-cell office:value-type="float" office:value="34978" table:style-name="ce6">
            <text:p>34,978<text:s/></text:p>
          </table:table-cell>
          <table:table-cell office:value-type="float" office:value="23148" table:style-name="ce6">
            <text:p>23,148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16698" table:style-name="ce6">
            <text:p>16,698<text:s/></text:p>
          </table:table-cell>
          <table:table-cell office:value-type="float" office:value="16622" table:style-name="ce6">
            <text:p>16,622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25675" table:style-name="ce6">
            <text:p>25,675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10530" table:style-name="ce6">
            <text:p>10,530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14926" table:style-name="ce6">
            <text:p>14,926<text:s/></text:p>
          </table:table-cell>
          <table:table-cell office:value-type="float" office:value="22261" table:style-name="ce6">
            <text:p>22,261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24044" table:style-name="ce6">
            <text:p>24,044<text:s/></text:p>
          </table:table-cell>
          <table:table-cell office:value-type="float" office:value="14512" table:style-name="ce6">
            <text:p>14,512<text:s/></text:p>
          </table:table-cell>
          <table:table-cell office:value-type="float" office:value="28519" table:style-name="ce6">
            <text:p>28,519<text:s/></text:p>
          </table:table-cell>
          <table:table-cell office:value-type="float" office:value="22168" table:style-name="ce6">
            <text:p>22,168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32927" table:style-name="ce6">
            <text:p>32,927<text:s/></text:p>
          </table:table-cell>
          <table:table-cell office:value-type="float" office:value="23753" table:style-name="ce6">
            <text:p>23,753<text:s/></text:p>
          </table:table-cell>
          <table:table-cell office:value-type="float" office:value="23988" table:style-name="ce6">
            <text:p>23,988<text:s/></text:p>
          </table:table-cell>
          <table:table-cell office:value-type="float" office:value="18959" table:style-name="ce6">
            <text:p>18,959<text:s/></text:p>
          </table:table-cell>
          <table:table-cell office:value-type="float" office:value="21520" table:style-name="ce6">
            <text:p>21,520<text:s/></text:p>
          </table:table-cell>
          <table:table-cell office:value-type="float" office:value="109162" table:style-name="ce6">
            <text:p>109,162<text:s/></text:p>
          </table:table-cell>
          <table:table-cell office:value-type="float" office:value="36826" table:style-name="ce6">
            <text:p>36,826<text:s/></text:p>
          </table:table-cell>
          <table:table-cell office:value-type="float" office:value="19368" table:style-name="ce6">
            <text:p>19,368<text:s/></text:p>
          </table:table-cell>
          <table:table-cell office:value-type="float" office:value="20592" table:style-name="ce6">
            <text:p>20,592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24105" table:style-name="ce6">
            <text:p>24,105<text:s/></text:p>
          </table:table-cell>
          <table:table-cell office:value-type="float" office:value="25027" table:style-name="ce6">
            <text:p>25,027<text:s/></text:p>
          </table:table-cell>
          <table:table-cell office:value-type="float" office:value="20999" table:style-name="ce6">
            <text:p>20,999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29587" table:style-name="ce6">
            <text:p>29,587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18172" table:style-name="ce6">
            <text:p>18,172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29476" table:style-name="ce6">
            <text:p>29,476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7465" table:style-name="ce6">
            <text:p>7,465<text:s/></text:p>
          </table:table-cell>
          <table:table-cell office:value-type="float" office:value="21759" table:style-name="ce6">
            <text:p>21,759<text:s/></text:p>
          </table:table-cell>
          <table:table-cell office:value-type="float" office:value="22576" table:style-name="ce6">
            <text:p>22,576<text:s/></text:p>
          </table:table-cell>
          <table:table-cell office:value-type="float" office:value="24482" table:style-name="ce6">
            <text:p>24,482<text:s/></text:p>
          </table:table-cell>
          <table:table-cell office:value-type="float" office:value="40811" table:style-name="ce6">
            <text:p>40,811<text:s/></text:p>
          </table:table-cell>
          <table:table-cell office:value-type="float" office:value="36107" table:style-name="ce6">
            <text:p>36,107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22903" table:style-name="ce6">
            <text:p>22,903<text:s/></text:p>
          </table:table-cell>
          <table:table-cell office:value-type="float" office:value="49767" table:style-name="ce6">
            <text:p>49,767<text:s/></text:p>
          </table:table-cell>
          <table:table-cell office:value-type="float" office:value="21236" table:style-name="ce6">
            <text:p>21,236<text:s/></text:p>
          </table:table-cell>
          <table:table-cell office:value-type="float" office:value="27520" table:style-name="ce6">
            <text:p>27,520<text:s/></text:p>
          </table:table-cell>
          <table:table-cell office:value-type="float" office:value="29434" table:style-name="ce6">
            <text:p>29,434<text:s/></text:p>
          </table:table-cell>
          <table:table-cell office:value-type="float" office:value="17290" table:style-name="ce6">
            <text:p>17,290<text:s/></text:p>
          </table:table-cell>
          <table:table-cell office:value-type="float" office:value="57127" table:style-name="ce6">
            <text:p>57,127<text:s/></text:p>
          </table:table-cell>
          <table:table-cell office:value-type="float" office:value="18556" table:style-name="ce6">
            <text:p>18,556<text:s/></text:p>
          </table:table-cell>
          <table:table-cell office:value-type="float" office:value="14396" table:style-name="ce6">
            <text:p>14,396<text:s/></text:p>
          </table:table-cell>
          <table:table-cell office:value-type="float" office:value="13841" table:style-name="ce6">
            <text:p>13,841<text:s/></text:p>
          </table:table-cell>
          <table:table-cell office:value-type="float" office:value="18139" table:style-name="ce6">
            <text:p>18,139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24197" table:style-name="ce6">
            <text:p>24,197<text:s/></text:p>
          </table:table-cell>
          <table:table-cell office:value-type="float" office:value="17538" table:style-name="ce6">
            <text:p>17,538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34282" table:style-name="ce6">
            <text:p>34,282<text:s/></text:p>
          </table:table-cell>
          <table:table-cell office:value-type="float" office:value="20484" table:style-name="ce6">
            <text:p>20,484<text:s/></text:p>
          </table:table-cell>
          <table:table-cell office:value-type="float" office:value="22128" table:style-name="ce6">
            <text:p>22,128<text:s/></text:p>
          </table:table-cell>
          <table:table-cell office:value-type="float" office:value="20408" table:style-name="ce6">
            <text:p>20,408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10453" table:style-name="ce6">
            <text:p>10,453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10965" table:style-name="ce6">
            <text:p>10,965<text:s/></text:p>
          </table:table-cell>
          <table:table-cell office:value-type="float" office:value="15126" table:style-name="ce6">
            <text:p>15,126<text:s/></text:p>
          </table:table-cell>
          <table:table-cell office:value-type="float" office:value="25983" table:style-name="ce6">
            <text:p>25,983<text:s/></text:p>
          </table:table-cell>
          <table:table-cell office:value-type="float" office:value="19212" table:style-name="ce6">
            <text:p>19,212<text:s/></text:p>
          </table:table-cell>
          <table:table-cell office:value-type="float" office:value="12902" table:style-name="ce6">
            <text:p>12,902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4562" table:style-name="ce6">
            <text:p>4,562<text:s/></text:p>
          </table:table-cell>
          <table:table-cell table:number-columns-repeated="16264"/>
        </table:table-row>
        <table:table-row table:style-name="ro2">
          <table:table-cell office:value-type="date" office:date-value="2021-12-21T00:00:00" table:style-name="ce5">
            <text:p>2021/12/21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13931" table:style-name="ce6">
            <text:p>13,931<text:s/></text:p>
          </table:table-cell>
          <table:table-cell office:value-type="float" office:value="40498" table:style-name="ce6">
            <text:p>40,498<text:s/></text:p>
          </table:table-cell>
          <table:table-cell office:value-type="float" office:value="37285" table:style-name="ce6">
            <text:p>37,285<text:s/></text:p>
          </table:table-cell>
          <table:table-cell office:value-type="float" office:value="24609" table:style-name="ce6">
            <text:p>24,609<text:s/></text:p>
          </table:table-cell>
          <table:table-cell office:value-type="float" office:value="14432" table:style-name="ce6">
            <text:p>14,432<text:s/></text:p>
          </table:table-cell>
          <table:table-cell office:value-type="float" office:value="10892" table:style-name="ce6">
            <text:p>10,892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17920" table:style-name="ce6">
            <text:p>17,920<text:s/></text:p>
          </table:table-cell>
          <table:table-cell office:value-type="float" office:value="16597" table:style-name="ce6">
            <text:p>16,597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29783" table:style-name="ce6">
            <text:p>29,783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22700" table:style-name="ce6">
            <text:p>22,700<text:s/></text:p>
          </table:table-cell>
          <table:table-cell office:value-type="float" office:value="16730" table:style-name="ce6">
            <text:p>16,730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24714" table:style-name="ce6">
            <text:p>24,714<text:s/></text:p>
          </table:table-cell>
          <table:table-cell office:value-type="float" office:value="15806" table:style-name="ce6">
            <text:p>15,806<text:s/></text:p>
          </table:table-cell>
          <table:table-cell office:value-type="float" office:value="30770" table:style-name="ce6">
            <text:p>30,770<text:s/></text:p>
          </table:table-cell>
          <table:table-cell office:value-type="float" office:value="24109" table:style-name="ce6">
            <text:p>24,109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34767" table:style-name="ce6">
            <text:p>34,767<text:s/></text:p>
          </table:table-cell>
          <table:table-cell office:value-type="float" office:value="25072" table:style-name="ce6">
            <text:p>25,072<text:s/></text:p>
          </table:table-cell>
          <table:table-cell office:value-type="float" office:value="25031" table:style-name="ce6">
            <text:p>25,031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21951" table:style-name="ce6">
            <text:p>21,951<text:s/></text:p>
          </table:table-cell>
          <table:table-cell office:value-type="float" office:value="105167" table:style-name="ce6">
            <text:p>105,167<text:s/></text:p>
          </table:table-cell>
          <table:table-cell office:value-type="float" office:value="38511" table:style-name="ce6">
            <text:p>38,511<text:s/></text:p>
          </table:table-cell>
          <table:table-cell office:value-type="float" office:value="20101" table:style-name="ce6">
            <text:p>20,101<text:s/></text:p>
          </table:table-cell>
          <table:table-cell office:value-type="float" office:value="21197" table:style-name="ce6">
            <text:p>21,197<text:s/></text:p>
          </table:table-cell>
          <table:table-cell office:value-type="float" office:value="24085" table:style-name="ce6">
            <text:p>24,085<text:s/></text:p>
          </table:table-cell>
          <table:table-cell office:value-type="float" office:value="23284" table:style-name="ce6">
            <text:p>23,284<text:s/></text:p>
          </table:table-cell>
          <table:table-cell office:value-type="float" office:value="24855" table:style-name="ce6">
            <text:p>24,855<text:s/></text:p>
          </table:table-cell>
          <table:table-cell office:value-type="float" office:value="21117" table:style-name="ce6">
            <text:p>21,117<text:s/></text:p>
          </table:table-cell>
          <table:table-cell office:value-type="float" office:value="12072" table:style-name="ce6">
            <text:p>12,072<text:s/></text:p>
          </table:table-cell>
          <table:table-cell office:value-type="float" office:value="28746" table:style-name="ce6">
            <text:p>28,746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17729" table:style-name="ce6">
            <text:p>17,729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13699" table:style-name="ce6">
            <text:p>13,699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27238" table:style-name="ce6">
            <text:p>27,238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23246" table:style-name="ce6">
            <text:p>23,246<text:s/></text:p>
          </table:table-cell>
          <table:table-cell office:value-type="float" office:value="24496" table:style-name="ce6">
            <text:p>24,496<text:s/></text:p>
          </table:table-cell>
          <table:table-cell office:value-type="float" office:value="39787" table:style-name="ce6">
            <text:p>39,787<text:s/></text:p>
          </table:table-cell>
          <table:table-cell office:value-type="float" office:value="37147" table:style-name="ce6">
            <text:p>37,147<text:s/></text:p>
          </table:table-cell>
          <table:table-cell office:value-type="float" office:value="25375" table:style-name="ce6">
            <text:p>25,375<text:s/></text:p>
          </table:table-cell>
          <table:table-cell office:value-type="float" office:value="22294" table:style-name="ce6">
            <text:p>22,294<text:s/></text:p>
          </table:table-cell>
          <table:table-cell office:value-type="float" office:value="50376" table:style-name="ce6">
            <text:p>50,376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29112" table:style-name="ce6">
            <text:p>29,112<text:s/></text:p>
          </table:table-cell>
          <table:table-cell office:value-type="float" office:value="31156" table:style-name="ce6">
            <text:p>31,156<text:s/></text:p>
          </table:table-cell>
          <table:table-cell office:value-type="float" office:value="18442" table:style-name="ce6">
            <text:p>18,442<text:s/></text:p>
          </table:table-cell>
          <table:table-cell office:value-type="float" office:value="58383" table:style-name="ce6">
            <text:p>58,383<text:s/></text:p>
          </table:table-cell>
          <table:table-cell office:value-type="float" office:value="20032" table:style-name="ce6">
            <text:p>20,032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14272" table:style-name="ce6">
            <text:p>14,272<text:s/></text:p>
          </table:table-cell>
          <table:table-cell office:value-type="float" office:value="19797" table:style-name="ce6">
            <text:p>19,797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24487" table:style-name="ce6">
            <text:p>24,487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37095" table:style-name="ce6">
            <text:p>37,095<text:s/></text:p>
          </table:table-cell>
          <table:table-cell office:value-type="float" office:value="22009" table:style-name="ce6">
            <text:p>22,009<text:s/></text:p>
          </table:table-cell>
          <table:table-cell office:value-type="float" office:value="23862" table:style-name="ce6">
            <text:p>23,862<text:s/></text:p>
          </table:table-cell>
          <table:table-cell office:value-type="float" office:value="21045" table:style-name="ce6">
            <text:p>21,045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26959" table:style-name="ce6">
            <text:p>26,959<text:s/></text:p>
          </table:table-cell>
          <table:table-cell office:value-type="float" office:value="21031" table:style-name="ce6">
            <text:p>21,031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12505" table:style-name="ce6">
            <text:p>12,505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11586" table:style-name="ce6">
            <text:p>11,586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062" table:style-name="ce6">
            <text:p>3,062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4607" table:style-name="ce6">
            <text:p>4,607<text:s/></text:p>
          </table:table-cell>
          <table:table-cell table:number-columns-repeated="16264"/>
        </table:table-row>
        <table:table-row table:style-name="ro2">
          <table:table-cell office:value-type="date" office:date-value="2021-12-22T00:00:00" table:style-name="ce5">
            <text:p>2021/12/22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13952" table:style-name="ce6">
            <text:p>13,952<text:s/></text:p>
          </table:table-cell>
          <table:table-cell office:value-type="float" office:value="41231" table:style-name="ce6">
            <text:p>41,231<text:s/></text:p>
          </table:table-cell>
          <table:table-cell office:value-type="float" office:value="39193" table:style-name="ce6">
            <text:p>39,193<text:s/></text:p>
          </table:table-cell>
          <table:table-cell office:value-type="float" office:value="25110" table:style-name="ce6">
            <text:p>25,110<text:s/></text:p>
          </table:table-cell>
          <table:table-cell office:value-type="float" office:value="14112" table:style-name="ce6">
            <text:p>14,112<text:s/></text:p>
          </table:table-cell>
          <table:table-cell office:value-type="float" office:value="11188" table:style-name="ce6">
            <text:p>11,188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13895" table:style-name="ce6">
            <text:p>13,895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17703" table:style-name="ce6">
            <text:p>17,703<text:s/></text:p>
          </table:table-cell>
          <table:table-cell office:value-type="float" office:value="17247" table:style-name="ce6">
            <text:p>17,247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8450" table:style-name="ce6">
            <text:p>8,450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33632" table:style-name="ce6">
            <text:p>33,632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15503" table:style-name="ce6">
            <text:p>15,503<text:s/></text:p>
          </table:table-cell>
          <table:table-cell office:value-type="float" office:value="23078" table:style-name="ce6">
            <text:p>23,078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24980" table:style-name="ce6">
            <text:p>24,980<text:s/></text:p>
          </table:table-cell>
          <table:table-cell office:value-type="float" office:value="16005" table:style-name="ce6">
            <text:p>16,005<text:s/></text:p>
          </table:table-cell>
          <table:table-cell office:value-type="float" office:value="31354" table:style-name="ce6">
            <text:p>31,354<text:s/></text:p>
          </table:table-cell>
          <table:table-cell office:value-type="float" office:value="23538" table:style-name="ce6">
            <text:p>23,538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35079" table:style-name="ce6">
            <text:p>35,079<text:s/></text:p>
          </table:table-cell>
          <table:table-cell office:value-type="float" office:value="25215" table:style-name="ce6">
            <text:p>25,215<text:s/></text:p>
          </table:table-cell>
          <table:table-cell office:value-type="float" office:value="24819" table:style-name="ce6">
            <text:p>24,819<text:s/></text:p>
          </table:table-cell>
          <table:table-cell office:value-type="float" office:value="19711" table:style-name="ce6">
            <text:p>19,711<text:s/></text:p>
          </table:table-cell>
          <table:table-cell office:value-type="float" office:value="22236" table:style-name="ce6">
            <text:p>22,236<text:s/></text:p>
          </table:table-cell>
          <table:table-cell office:value-type="float" office:value="108570" table:style-name="ce6">
            <text:p>108,570<text:s/></text:p>
          </table:table-cell>
          <table:table-cell office:value-type="float" office:value="41298" table:style-name="ce6">
            <text:p>41,298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21795" table:style-name="ce6">
            <text:p>21,795<text:s/></text:p>
          </table:table-cell>
          <table:table-cell office:value-type="float" office:value="24214" table:style-name="ce6">
            <text:p>24,214<text:s/></text:p>
          </table:table-cell>
          <table:table-cell office:value-type="float" office:value="24373" table:style-name="ce6">
            <text:p>24,373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22190" table:style-name="ce6">
            <text:p>22,190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29704" table:style-name="ce6">
            <text:p>29,704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18378" table:style-name="ce6">
            <text:p>18,378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14081" table:style-name="ce6">
            <text:p>14,081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28022" table:style-name="ce6">
            <text:p>28,022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22226" table:style-name="ce6">
            <text:p>22,226<text:s/></text:p>
          </table:table-cell>
          <table:table-cell office:value-type="float" office:value="23896" table:style-name="ce6">
            <text:p>23,896<text:s/></text:p>
          </table:table-cell>
          <table:table-cell office:value-type="float" office:value="25609" table:style-name="ce6">
            <text:p>25,609<text:s/></text:p>
          </table:table-cell>
          <table:table-cell office:value-type="float" office:value="42224" table:style-name="ce6">
            <text:p>42,224<text:s/></text:p>
          </table:table-cell>
          <table:table-cell office:value-type="float" office:value="38510" table:style-name="ce6">
            <text:p>38,510<text:s/></text:p>
          </table:table-cell>
          <table:table-cell office:value-type="float" office:value="25859" table:style-name="ce6">
            <text:p>25,859<text:s/></text:p>
          </table:table-cell>
          <table:table-cell office:value-type="float" office:value="23492" table:style-name="ce6">
            <text:p>23,492<text:s/></text:p>
          </table:table-cell>
          <table:table-cell office:value-type="float" office:value="54287" table:style-name="ce6">
            <text:p>54,287<text:s/></text:p>
          </table:table-cell>
          <table:table-cell office:value-type="float" office:value="23031" table:style-name="ce6">
            <text:p>23,031<text:s/></text:p>
          </table:table-cell>
          <table:table-cell office:value-type="float" office:value="30452" table:style-name="ce6">
            <text:p>30,452<text:s/></text:p>
          </table:table-cell>
          <table:table-cell office:value-type="float" office:value="33354" table:style-name="ce6">
            <text:p>33,354<text:s/></text:p>
          </table:table-cell>
          <table:table-cell office:value-type="float" office:value="19441" table:style-name="ce6">
            <text:p>19,441<text:s/></text:p>
          </table:table-cell>
          <table:table-cell office:value-type="float" office:value="62154" table:style-name="ce6">
            <text:p>62,154<text:s/></text:p>
          </table:table-cell>
          <table:table-cell office:value-type="float" office:value="19990" table:style-name="ce6">
            <text:p>19,990<text:s/></text:p>
          </table:table-cell>
          <table:table-cell office:value-type="float" office:value="15168" table:style-name="ce6">
            <text:p>15,168<text:s/></text:p>
          </table:table-cell>
          <table:table-cell office:value-type="float" office:value="14346" table:style-name="ce6">
            <text:p>14,346<text:s/></text:p>
          </table:table-cell>
          <table:table-cell office:value-type="float" office:value="21131" table:style-name="ce6">
            <text:p>21,131<text:s/></text:p>
          </table:table-cell>
          <table:table-cell office:value-type="float" office:value="12940" table:style-name="ce6">
            <text:p>12,940<text:s/></text:p>
          </table:table-cell>
          <table:table-cell office:value-type="float" office:value="25821" table:style-name="ce6">
            <text:p>25,821<text:s/></text:p>
          </table:table-cell>
          <table:table-cell office:value-type="float" office:value="19307" table:style-name="ce6">
            <text:p>19,307<text:s/></text:p>
          </table:table-cell>
          <table:table-cell office:value-type="float" office:value="7046" table:style-name="ce6">
            <text:p>7,046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38102" table:style-name="ce6">
            <text:p>38,102<text:s/></text:p>
          </table:table-cell>
          <table:table-cell office:value-type="float" office:value="22668" table:style-name="ce6">
            <text:p>22,668<text:s/></text:p>
          </table:table-cell>
          <table:table-cell office:value-type="float" office:value="24123" table:style-name="ce6">
            <text:p>24,123<text:s/></text:p>
          </table:table-cell>
          <table:table-cell office:value-type="float" office:value="21510" table:style-name="ce6">
            <text:p>21,510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5129" table:style-name="ce6">
            <text:p>5,129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28669" table:style-name="ce6">
            <text:p>28,669<text:s/></text:p>
          </table:table-cell>
          <table:table-cell office:value-type="float" office:value="21136" table:style-name="ce6">
            <text:p>21,136<text:s/></text:p>
          </table:table-cell>
          <table:table-cell office:value-type="float" office:value="13521" table:style-name="ce6">
            <text:p>13,521<text:s/></text:p>
          </table:table-cell>
          <table:table-cell office:value-type="float" office:value="12314" table:style-name="ce6">
            <text:p>12,314<text:s/></text:p>
          </table:table-cell>
          <table:table-cell office:value-type="float" office:value="12522" table:style-name="ce6">
            <text:p>12,522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11637" table:style-name="ce6">
            <text:p>11,637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1466" table:style-name="ce6">
            <text:p>1,466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8537" table:style-name="ce6">
            <text:p>8,537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4740" table:style-name="ce6">
            <text:p>4,740<text:s/></text:p>
          </table:table-cell>
          <table:table-cell table:number-columns-repeated="16264"/>
        </table:table-row>
        <table:table-row table:style-name="ro2">
          <table:table-cell office:value-type="date" office:date-value="2021-12-23T00:00:00" table:style-name="ce5">
            <text:p>2021/12/23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13803" table:style-name="ce6">
            <text:p>13,803<text:s/></text:p>
          </table:table-cell>
          <table:table-cell office:value-type="float" office:value="40912" table:style-name="ce6">
            <text:p>40,912<text:s/></text:p>
          </table:table-cell>
          <table:table-cell office:value-type="float" office:value="40040" table:style-name="ce6">
            <text:p>40,040<text:s/></text:p>
          </table:table-cell>
          <table:table-cell office:value-type="float" office:value="24580" table:style-name="ce6">
            <text:p>24,580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13440" table:style-name="ce6">
            <text:p>13,440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1481" table:style-name="ce6">
            <text:p>11,481<text:s/></text:p>
          </table:table-cell>
          <table:table-cell office:value-type="float" office:value="17893" table:style-name="ce6">
            <text:p>17,893<text:s/></text:p>
          </table:table-cell>
          <table:table-cell office:value-type="float" office:value="17450" table:style-name="ce6">
            <text:p>17,450<text:s/></text:p>
          </table:table-cell>
          <table:table-cell office:value-type="float" office:value="5632" table:style-name="ce6">
            <text:p>5,632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6149" table:style-name="ce6">
            <text:p>6,149<text:s/></text:p>
          </table:table-cell>
          <table:table-cell office:value-type="float" office:value="33436" table:style-name="ce6">
            <text:p>33,436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15168" table:style-name="ce6">
            <text:p>15,168<text:s/></text:p>
          </table:table-cell>
          <table:table-cell office:value-type="float" office:value="22963" table:style-name="ce6">
            <text:p>22,963<text:s/></text:p>
          </table:table-cell>
          <table:table-cell office:value-type="float" office:value="16784" table:style-name="ce6">
            <text:p>16,784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24963" table:style-name="ce6">
            <text:p>24,963<text:s/></text:p>
          </table:table-cell>
          <table:table-cell office:value-type="float" office:value="15602" table:style-name="ce6">
            <text:p>15,602<text:s/></text:p>
          </table:table-cell>
          <table:table-cell office:value-type="float" office:value="30829" table:style-name="ce6">
            <text:p>30,829<text:s/></text:p>
          </table:table-cell>
          <table:table-cell office:value-type="float" office:value="22751" table:style-name="ce6">
            <text:p>22,751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34202" table:style-name="ce6">
            <text:p>34,202<text:s/></text:p>
          </table:table-cell>
          <table:table-cell office:value-type="float" office:value="24601" table:style-name="ce6">
            <text:p>24,601<text:s/></text:p>
          </table:table-cell>
          <table:table-cell office:value-type="float" office:value="24532" table:style-name="ce6">
            <text:p>24,532<text:s/></text:p>
          </table:table-cell>
          <table:table-cell office:value-type="float" office:value="19469" table:style-name="ce6">
            <text:p>19,469<text:s/></text:p>
          </table:table-cell>
          <table:table-cell office:value-type="float" office:value="21959" table:style-name="ce6">
            <text:p>21,959<text:s/></text:p>
          </table:table-cell>
          <table:table-cell office:value-type="float" office:value="113594" table:style-name="ce6">
            <text:p>113,594<text:s/></text:p>
          </table:table-cell>
          <table:table-cell office:value-type="float" office:value="42843" table:style-name="ce6">
            <text:p>42,843<text:s/></text:p>
          </table:table-cell>
          <table:table-cell office:value-type="float" office:value="20261" table:style-name="ce6">
            <text:p>20,261<text:s/></text:p>
          </table:table-cell>
          <table:table-cell office:value-type="float" office:value="21083" table:style-name="ce6">
            <text:p>21,083<text:s/></text:p>
          </table:table-cell>
          <table:table-cell office:value-type="float" office:value="24519" table:style-name="ce6">
            <text:p>24,519<text:s/></text:p>
          </table:table-cell>
          <table:table-cell office:value-type="float" office:value="25152" table:style-name="ce6">
            <text:p>25,152<text:s/></text:p>
          </table:table-cell>
          <table:table-cell office:value-type="float" office:value="26636" table:style-name="ce6">
            <text:p>26,636<text:s/></text:p>
          </table:table-cell>
          <table:table-cell office:value-type="float" office:value="22127" table:style-name="ce6">
            <text:p>22,127<text:s/></text:p>
          </table:table-cell>
          <table:table-cell office:value-type="float" office:value="11368" table:style-name="ce6">
            <text:p>11,368<text:s/></text:p>
          </table:table-cell>
          <table:table-cell office:value-type="float" office:value="30152" table:style-name="ce6">
            <text:p>30,152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18657" table:style-name="ce6">
            <text:p>18,657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14170" table:style-name="ce6">
            <text:p>14,170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29637" table:style-name="ce6">
            <text:p>29,637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22193" table:style-name="ce6">
            <text:p>22,193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25620" table:style-name="ce6">
            <text:p>25,620<text:s/></text:p>
          </table:table-cell>
          <table:table-cell office:value-type="float" office:value="44104" table:style-name="ce6">
            <text:p>44,104<text:s/></text:p>
          </table:table-cell>
          <table:table-cell office:value-type="float" office:value="37680" table:style-name="ce6">
            <text:p>37,680<text:s/></text:p>
          </table:table-cell>
          <table:table-cell office:value-type="float" office:value="25714" table:style-name="ce6">
            <text:p>25,714<text:s/></text:p>
          </table:table-cell>
          <table:table-cell office:value-type="float" office:value="24018" table:style-name="ce6">
            <text:p>24,018<text:s/></text:p>
          </table:table-cell>
          <table:table-cell office:value-type="float" office:value="54411" table:style-name="ce6">
            <text:p>54,411<text:s/></text:p>
          </table:table-cell>
          <table:table-cell office:value-type="float" office:value="22989" table:style-name="ce6">
            <text:p>22,989<text:s/></text:p>
          </table:table-cell>
          <table:table-cell office:value-type="float" office:value="30053" table:style-name="ce6">
            <text:p>30,053<text:s/></text:p>
          </table:table-cell>
          <table:table-cell office:value-type="float" office:value="34145" table:style-name="ce6">
            <text:p>34,145<text:s/></text:p>
          </table:table-cell>
          <table:table-cell office:value-type="float" office:value="19379" table:style-name="ce6">
            <text:p>19,379<text:s/></text:p>
          </table:table-cell>
          <table:table-cell office:value-type="float" office:value="63465" table:style-name="ce6">
            <text:p>63,465<text:s/></text:p>
          </table:table-cell>
          <table:table-cell office:value-type="float" office:value="19715" table:style-name="ce6">
            <text:p>19,715<text:s/></text:p>
          </table:table-cell>
          <table:table-cell office:value-type="float" office:value="15148" table:style-name="ce6">
            <text:p>15,148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21158" table:style-name="ce6">
            <text:p>21,158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26322" table:style-name="ce6">
            <text:p>26,322<text:s/></text:p>
          </table:table-cell>
          <table:table-cell office:value-type="float" office:value="18890" table:style-name="ce6">
            <text:p>18,890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11206" table:style-name="ce6">
            <text:p>11,206<text:s/></text:p>
          </table:table-cell>
          <table:table-cell office:value-type="float" office:value="37542" table:style-name="ce6">
            <text:p>37,542<text:s/></text:p>
          </table:table-cell>
          <table:table-cell office:value-type="float" office:value="22120" table:style-name="ce6">
            <text:p>22,120<text:s/></text:p>
          </table:table-cell>
          <table:table-cell office:value-type="float" office:value="23779" table:style-name="ce6">
            <text:p>23,779<text:s/></text:p>
          </table:table-cell>
          <table:table-cell office:value-type="float" office:value="21506" table:style-name="ce6">
            <text:p>21,506<text:s/></text:p>
          </table:table-cell>
          <table:table-cell office:value-type="float" office:value="14546" table:style-name="ce6">
            <text:p>14,546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27340" table:style-name="ce6">
            <text:p>27,340<text:s/></text:p>
          </table:table-cell>
          <table:table-cell office:value-type="float" office:value="21245" table:style-name="ce6">
            <text:p>21,245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4813" table:style-name="ce6">
            <text:p>4,813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4824" table:style-name="ce6">
            <text:p>4,824<text:s/></text:p>
          </table:table-cell>
          <table:table-cell table:number-columns-repeated="16264"/>
        </table:table-row>
        <table:table-row table:style-name="ro2">
          <table:table-cell office:value-type="date" office:date-value="2021-12-24T00:00:00" table:style-name="ce5">
            <text:p>2021/12/24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43805" table:style-name="ce6">
            <text:p>43,805<text:s/></text:p>
          </table:table-cell>
          <table:table-cell office:value-type="float" office:value="48919" table:style-name="ce6">
            <text:p>48,919<text:s/></text:p>
          </table:table-cell>
          <table:table-cell office:value-type="float" office:value="25087" table:style-name="ce6">
            <text:p>25,087<text:s/></text:p>
          </table:table-cell>
          <table:table-cell office:value-type="float" office:value="15084" table:style-name="ce6">
            <text:p>15,084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13753" table:style-name="ce6">
            <text:p>13,753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4619" table:style-name="ce6">
            <text:p>4,619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3785" table:style-name="ce6">
            <text:p>13,785<text:s/></text:p>
          </table:table-cell>
          <table:table-cell office:value-type="float" office:value="17197" table:style-name="ce6">
            <text:p>17,197<text:s/></text:p>
          </table:table-cell>
          <table:table-cell office:value-type="float" office:value="17283" table:style-name="ce6">
            <text:p>17,283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8297" table:style-name="ce6">
            <text:p>8,297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30010" table:style-name="ce6">
            <text:p>30,010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11623" table:style-name="ce6">
            <text:p>11,623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6366" table:style-name="ce6">
            <text:p>16,366<text:s/></text:p>
          </table:table-cell>
          <table:table-cell office:value-type="float" office:value="23788" table:style-name="ce6">
            <text:p>23,788<text:s/></text:p>
          </table:table-cell>
          <table:table-cell office:value-type="float" office:value="17845" table:style-name="ce6">
            <text:p>17,845<text:s/></text:p>
          </table:table-cell>
          <table:table-cell office:value-type="float" office:value="10314" table:style-name="ce6">
            <text:p>10,314<text:s/></text:p>
          </table:table-cell>
          <table:table-cell office:value-type="float" office:value="28699" table:style-name="ce6">
            <text:p>28,699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32789" table:style-name="ce6">
            <text:p>32,789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36809" table:style-name="ce6">
            <text:p>36,809<text:s/></text:p>
          </table:table-cell>
          <table:table-cell office:value-type="float" office:value="26709" table:style-name="ce6">
            <text:p>26,709<text:s/></text:p>
          </table:table-cell>
          <table:table-cell office:value-type="float" office:value="25758" table:style-name="ce6">
            <text:p>25,758<text:s/></text:p>
          </table:table-cell>
          <table:table-cell office:value-type="float" office:value="19925" table:style-name="ce6">
            <text:p>19,925<text:s/></text:p>
          </table:table-cell>
          <table:table-cell office:value-type="float" office:value="22778" table:style-name="ce6">
            <text:p>22,778<text:s/></text:p>
          </table:table-cell>
          <table:table-cell office:value-type="float" office:value="146248" table:style-name="ce6">
            <text:p>146,248<text:s/></text:p>
          </table:table-cell>
          <table:table-cell office:value-type="float" office:value="54081" table:style-name="ce6">
            <text:p>54,081<text:s/></text:p>
          </table:table-cell>
          <table:table-cell office:value-type="float" office:value="22287" table:style-name="ce6">
            <text:p>22,287<text:s/></text:p>
          </table:table-cell>
          <table:table-cell office:value-type="float" office:value="22492" table:style-name="ce6">
            <text:p>22,492<text:s/></text:p>
          </table:table-cell>
          <table:table-cell office:value-type="float" office:value="25935" table:style-name="ce6">
            <text:p>25,935<text:s/></text:p>
          </table:table-cell>
          <table:table-cell office:value-type="float" office:value="26721" table:style-name="ce6">
            <text:p>26,721<text:s/></text:p>
          </table:table-cell>
          <table:table-cell office:value-type="float" office:value="25513" table:style-name="ce6">
            <text:p>25,513<text:s/></text:p>
          </table:table-cell>
          <table:table-cell office:value-type="float" office:value="24245" table:style-name="ce6">
            <text:p>24,245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31243" table:style-name="ce6">
            <text:p>31,243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19129" table:style-name="ce6">
            <text:p>19,129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11520" table:style-name="ce6">
            <text:p>11,520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31040" table:style-name="ce6">
            <text:p>31,040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23258" table:style-name="ce6">
            <text:p>23,258<text:s/></text:p>
          </table:table-cell>
          <table:table-cell office:value-type="float" office:value="24026" table:style-name="ce6">
            <text:p>24,026<text:s/></text:p>
          </table:table-cell>
          <table:table-cell office:value-type="float" office:value="29904" table:style-name="ce6">
            <text:p>29,904<text:s/></text:p>
          </table:table-cell>
          <table:table-cell office:value-type="float" office:value="56171" table:style-name="ce6">
            <text:p>56,171<text:s/></text:p>
          </table:table-cell>
          <table:table-cell office:value-type="float" office:value="39810" table:style-name="ce6">
            <text:p>39,810<text:s/></text:p>
          </table:table-cell>
          <table:table-cell office:value-type="float" office:value="27431" table:style-name="ce6">
            <text:p>27,431<text:s/></text:p>
          </table:table-cell>
          <table:table-cell office:value-type="float" office:value="26223" table:style-name="ce6">
            <text:p>26,223<text:s/></text:p>
          </table:table-cell>
          <table:table-cell office:value-type="float" office:value="70494" table:style-name="ce6">
            <text:p>70,494<text:s/></text:p>
          </table:table-cell>
          <table:table-cell office:value-type="float" office:value="25136" table:style-name="ce6">
            <text:p>25,136<text:s/></text:p>
          </table:table-cell>
          <table:table-cell office:value-type="float" office:value="34975" table:style-name="ce6">
            <text:p>34,975<text:s/></text:p>
          </table:table-cell>
          <table:table-cell office:value-type="float" office:value="41109" table:style-name="ce6">
            <text:p>41,109<text:s/></text:p>
          </table:table-cell>
          <table:table-cell office:value-type="float" office:value="22819" table:style-name="ce6">
            <text:p>22,819<text:s/></text:p>
          </table:table-cell>
          <table:table-cell office:value-type="float" office:value="83107" table:style-name="ce6">
            <text:p>83,107<text:s/></text:p>
          </table:table-cell>
          <table:table-cell office:value-type="float" office:value="20676" table:style-name="ce6">
            <text:p>20,676<text:s/></text:p>
          </table:table-cell>
          <table:table-cell office:value-type="float" office:value="16330" table:style-name="ce6">
            <text:p>16,330<text:s/></text:p>
          </table:table-cell>
          <table:table-cell office:value-type="float" office:value="15153" table:style-name="ce6">
            <text:p>15,153<text:s/></text:p>
          </table:table-cell>
          <table:table-cell office:value-type="float" office:value="24409" table:style-name="ce6">
            <text:p>24,409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37692" table:style-name="ce6">
            <text:p>37,692<text:s/></text:p>
          </table:table-cell>
          <table:table-cell office:value-type="float" office:value="21332" table:style-name="ce6">
            <text:p>21,332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40389" table:style-name="ce6">
            <text:p>40,389<text:s/></text:p>
          </table:table-cell>
          <table:table-cell office:value-type="float" office:value="24056" table:style-name="ce6">
            <text:p>24,056<text:s/></text:p>
          </table:table-cell>
          <table:table-cell office:value-type="float" office:value="24918" table:style-name="ce6">
            <text:p>24,918<text:s/></text:p>
          </table:table-cell>
          <table:table-cell office:value-type="float" office:value="22254" table:style-name="ce6">
            <text:p>22,254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18050" table:style-name="ce6">
            <text:p>18,050<text:s/></text:p>
          </table:table-cell>
          <table:table-cell office:value-type="float" office:value="30199" table:style-name="ce6">
            <text:p>30,199<text:s/></text:p>
          </table:table-cell>
          <table:table-cell office:value-type="float" office:value="23626" table:style-name="ce6">
            <text:p>23,626<text:s/></text:p>
          </table:table-cell>
          <table:table-cell office:value-type="float" office:value="13746" table:style-name="ce6">
            <text:p>13,746<text:s/></text:p>
          </table:table-cell>
          <table:table-cell office:value-type="float" office:value="12752" table:style-name="ce6">
            <text:p>12,752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11299" table:style-name="ce6">
            <text:p>11,299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4570" table:style-name="ce6">
            <text:p>4,570<text:s/></text:p>
          </table:table-cell>
          <table:table-cell office:value-type="float" office:value="5341" table:style-name="ce6">
            <text:p>5,341<text:s/></text:p>
          </table:table-cell>
          <table:table-cell table:number-columns-repeated="16264"/>
        </table:table-row>
        <table:table-row table:style-name="ro2">
          <table:table-cell office:value-type="date" office:date-value="2021-12-25T00:00:00" table:style-name="ce5">
            <text:p>2021/12/25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46062" table:style-name="ce6">
            <text:p>46,062<text:s/></text:p>
          </table:table-cell>
          <table:table-cell office:value-type="float" office:value="14872" table:style-name="ce6">
            <text:p>14,872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1432" table:style-name="ce6">
            <text:p>1,432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13218" table:style-name="ce6">
            <text:p>13,218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20825" table:style-name="ce6">
            <text:p>20,825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16624" table:style-name="ce6">
            <text:p>16,624<text:s/></text:p>
          </table:table-cell>
          <table:table-cell office:value-type="float" office:value="14310" table:style-name="ce6">
            <text:p>14,310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26176" table:style-name="ce6">
            <text:p>26,176<text:s/></text:p>
          </table:table-cell>
          <table:table-cell office:value-type="float" office:value="14325" table:style-name="ce6">
            <text:p>14,325<text:s/></text:p>
          </table:table-cell>
          <table:table-cell office:value-type="float" office:value="25010" table:style-name="ce6">
            <text:p>25,010<text:s/></text:p>
          </table:table-cell>
          <table:table-cell office:value-type="float" office:value="17669" table:style-name="ce6">
            <text:p>17,669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29711" table:style-name="ce6">
            <text:p>29,711<text:s/></text:p>
          </table:table-cell>
          <table:table-cell office:value-type="float" office:value="21182" table:style-name="ce6">
            <text:p>21,182<text:s/></text:p>
          </table:table-cell>
          <table:table-cell office:value-type="float" office:value="19567" table:style-name="ce6">
            <text:p>19,567<text:s/></text:p>
          </table:table-cell>
          <table:table-cell office:value-type="float" office:value="15945" table:style-name="ce6">
            <text:p>15,945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141682" table:style-name="ce6">
            <text:p>141,682<text:s/></text:p>
          </table:table-cell>
          <table:table-cell office:value-type="float" office:value="55651" table:style-name="ce6">
            <text:p>55,651<text:s/></text:p>
          </table:table-cell>
          <table:table-cell office:value-type="float" office:value="16856" table:style-name="ce6">
            <text:p>16,856<text:s/></text:p>
          </table:table-cell>
          <table:table-cell office:value-type="float" office:value="14810" table:style-name="ce6">
            <text:p>14,810<text:s/></text:p>
          </table:table-cell>
          <table:table-cell office:value-type="float" office:value="22358" table:style-name="ce6">
            <text:p>22,358<text:s/></text:p>
          </table:table-cell>
          <table:table-cell office:value-type="float" office:value="21540" table:style-name="ce6">
            <text:p>21,540<text:s/></text:p>
          </table:table-cell>
          <table:table-cell office:value-type="float" office:value="22235" table:style-name="ce6">
            <text:p>22,235<text:s/></text:p>
          </table:table-cell>
          <table:table-cell office:value-type="float" office:value="19571" table:style-name="ce6">
            <text:p>19,571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21765" table:style-name="ce6">
            <text:p>21,765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15037" table:style-name="ce6">
            <text:p>15,037<text:s/></text:p>
          </table:table-cell>
          <table:table-cell office:value-type="float" office:value="6096" table:style-name="ce6">
            <text:p>6,096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7958" table:style-name="ce6">
            <text:p>7,958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27189" table:style-name="ce6">
            <text:p>27,189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17583" table:style-name="ce6">
            <text:p>17,583<text:s/></text:p>
          </table:table-cell>
          <table:table-cell office:value-type="float" office:value="16326" table:style-name="ce6">
            <text:p>16,326<text:s/></text:p>
          </table:table-cell>
          <table:table-cell office:value-type="float" office:value="29657" table:style-name="ce6">
            <text:p>29,657<text:s/></text:p>
          </table:table-cell>
          <table:table-cell office:value-type="float" office:value="75217" table:style-name="ce6">
            <text:p>75,217<text:s/></text:p>
          </table:table-cell>
          <table:table-cell office:value-type="float" office:value="31221" table:style-name="ce6">
            <text:p>31,221<text:s/></text:p>
          </table:table-cell>
          <table:table-cell office:value-type="float" office:value="22074" table:style-name="ce6">
            <text:p>22,074<text:s/></text:p>
          </table:table-cell>
          <table:table-cell office:value-type="float" office:value="26523" table:style-name="ce6">
            <text:p>26,523<text:s/></text:p>
          </table:table-cell>
          <table:table-cell office:value-type="float" office:value="89100" table:style-name="ce6">
            <text:p>89,100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29962" table:style-name="ce6">
            <text:p>29,962<text:s/></text:p>
          </table:table-cell>
          <table:table-cell office:value-type="float" office:value="37042" table:style-name="ce6">
            <text:p>37,042<text:s/></text:p>
          </table:table-cell>
          <table:table-cell office:value-type="float" office:value="20464" table:style-name="ce6">
            <text:p>20,464<text:s/></text:p>
          </table:table-cell>
          <table:table-cell office:value-type="float" office:value="86371" table:style-name="ce6">
            <text:p>86,371<text:s/></text:p>
          </table:table-cell>
          <table:table-cell office:value-type="float" office:value="14988" table:style-name="ce6">
            <text:p>14,988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21145" table:style-name="ce6">
            <text:p>21,145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41527" table:style-name="ce6">
            <text:p>41,527<text:s/></text:p>
          </table:table-cell>
          <table:table-cell office:value-type="float" office:value="14691" table:style-name="ce6">
            <text:p>14,691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20141" table:style-name="ce6">
            <text:p>20,141<text:s/></text:p>
          </table:table-cell>
          <table:table-cell office:value-type="float" office:value="18265" table:style-name="ce6">
            <text:p>18,265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10317" table:style-name="ce6">
            <text:p>10,317<text:s/></text:p>
          </table:table-cell>
          <table:table-cell office:value-type="float" office:value="13373" table:style-name="ce6">
            <text:p>13,373<text:s/></text:p>
          </table:table-cell>
          <table:table-cell office:value-type="float" office:value="18652" table:style-name="ce6">
            <text:p>18,652<text:s/></text:p>
          </table:table-cell>
          <table:table-cell office:value-type="float" office:value="19594" table:style-name="ce6">
            <text:p>19,594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15338" table:style-name="ce6">
            <text:p>15,338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4485" table:style-name="ce6">
            <text:p>4,485<text:s/></text:p>
          </table:table-cell>
          <table:table-cell table:number-columns-repeated="16264"/>
        </table:table-row>
        <table:table-row table:style-name="ro2">
          <table:table-cell office:value-type="date" office:date-value="2021-12-26T00:00:00" table:style-name="ce5">
            <text:p>2021/12/26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17339" table:style-name="ce6">
            <text:p>17,339<text:s/></text:p>
          </table:table-cell>
          <table:table-cell office:value-type="float" office:value="32826" table:style-name="ce6">
            <text:p>32,826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13781" table:style-name="ce6">
            <text:p>13,781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22038" table:style-name="ce6">
            <text:p>22,038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19185" table:style-name="ce6">
            <text:p>19,185<text:s/></text:p>
          </table:table-cell>
          <table:table-cell office:value-type="float" office:value="15511" table:style-name="ce6">
            <text:p>15,511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23605" table:style-name="ce6">
            <text:p>23,605<text:s/></text:p>
          </table:table-cell>
          <table:table-cell office:value-type="float" office:value="16024" table:style-name="ce6">
            <text:p>16,024<text:s/></text:p>
          </table:table-cell>
          <table:table-cell office:value-type="float" office:value="15583" table:style-name="ce6">
            <text:p>15,583<text:s/></text:p>
          </table:table-cell>
          <table:table-cell office:value-type="float" office:value="13254" table:style-name="ce6">
            <text:p>13,254<text:s/></text:p>
          </table:table-cell>
          <table:table-cell office:value-type="float" office:value="6599" table:style-name="ce6">
            <text:p>6,599<text:s/></text:p>
          </table:table-cell>
          <table:table-cell office:value-type="float" office:value="128521" table:style-name="ce6">
            <text:p>128,521<text:s/></text:p>
          </table:table-cell>
          <table:table-cell office:value-type="float" office:value="40817" table:style-name="ce6">
            <text:p>40,817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14719" table:style-name="ce6">
            <text:p>14,719<text:s/></text:p>
          </table:table-cell>
          <table:table-cell office:value-type="float" office:value="18853" table:style-name="ce6">
            <text:p>18,853<text:s/></text:p>
          </table:table-cell>
          <table:table-cell office:value-type="float" office:value="18243" table:style-name="ce6">
            <text:p>18,243<text:s/></text:p>
          </table:table-cell>
          <table:table-cell office:value-type="float" office:value="19705" table:style-name="ce6">
            <text:p>19,705<text:s/></text:p>
          </table:table-cell>
          <table:table-cell office:value-type="float" office:value="15804" table:style-name="ce6">
            <text:p>15,804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16905" table:style-name="ce6">
            <text:p>16,905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6305" table:style-name="ce6">
            <text:p>6,305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1325" table:style-name="ce6">
            <text:p>1,325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24636" table:style-name="ce6">
            <text:p>24,636<text:s/>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13902" table:style-name="ce6">
            <text:p>13,902<text:s/></text:p>
          </table:table-cell>
          <table:table-cell office:value-type="float" office:value="11700" table:style-name="ce6">
            <text:p>11,700<text:s/></text:p>
          </table:table-cell>
          <table:table-cell office:value-type="float" office:value="20690" table:style-name="ce6">
            <text:p>20,690<text:s/></text:p>
          </table:table-cell>
          <table:table-cell office:value-type="float" office:value="46390" table:style-name="ce6">
            <text:p>46,390<text:s/></text:p>
          </table:table-cell>
          <table:table-cell office:value-type="float" office:value="23940" table:style-name="ce6">
            <text:p>23,940<text:s/></text:p>
          </table:table-cell>
          <table:table-cell office:value-type="float" office:value="17674" table:style-name="ce6">
            <text:p>17,674<text:s/></text:p>
          </table:table-cell>
          <table:table-cell office:value-type="float" office:value="21682" table:style-name="ce6">
            <text:p>21,682<text:s/></text:p>
          </table:table-cell>
          <table:table-cell office:value-type="float" office:value="62880" table:style-name="ce6">
            <text:p>62,880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22981" table:style-name="ce6">
            <text:p>22,981<text:s/></text:p>
          </table:table-cell>
          <table:table-cell office:value-type="float" office:value="24731" table:style-name="ce6">
            <text:p>24,731<text:s/></text:p>
          </table:table-cell>
          <table:table-cell office:value-type="float" office:value="14660" table:style-name="ce6">
            <text:p>14,660<text:s/></text:p>
          </table:table-cell>
          <table:table-cell office:value-type="float" office:value="56807" table:style-name="ce6">
            <text:p>56,807<text:s/></text:p>
          </table:table-cell>
          <table:table-cell office:value-type="float" office:value="12285" table:style-name="ce6">
            <text:p>12,285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16487" table:style-name="ce6">
            <text:p>16,487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28663" table:style-name="ce6">
            <text:p>28,663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14614" table:style-name="ce6">
            <text:p>14,614<text:s/></text:p>
          </table:table-cell>
          <table:table-cell office:value-type="float" office:value="9893" table:style-name="ce6">
            <text:p>9,893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10736" table:style-name="ce6">
            <text:p>10,736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7390" table:style-name="ce6">
            <text:p>7,390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5098" table:style-name="ce6">
            <text:p>15,098<text:s/></text:p>
          </table:table-cell>
          <table:table-cell office:value-type="float" office:value="16211" table:style-name="ce6">
            <text:p>16,211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8888" table:style-name="ce6">
            <text:p>8,888<text:s/></text:p>
          </table:table-cell>
          <table:table-cell office:value-type="float" office:value="7809" table:style-name="ce6">
            <text:p>7,809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814" table:style-name="ce6">
            <text:p>814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3355" table:style-name="ce6">
            <text:p>3,355<text:s/></text:p>
          </table:table-cell>
          <table:table-cell table:number-columns-repeated="16264"/>
        </table:table-row>
        <table:table-row table:style-name="ro2">
          <table:table-cell office:value-type="date" office:date-value="2021-12-27T00:00:00" table:style-name="ce5">
            <text:p>2021/12/27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39430" table:style-name="ce6">
            <text:p>39,430<text:s/></text:p>
          </table:table-cell>
          <table:table-cell office:value-type="float" office:value="35615" table:style-name="ce6">
            <text:p>35,615<text:s/></text:p>
          </table:table-cell>
          <table:table-cell office:value-type="float" office:value="23577" table:style-name="ce6">
            <text:p>23,577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17034" table:style-name="ce6">
            <text:p>17,034<text:s/></text:p>
          </table:table-cell>
          <table:table-cell office:value-type="float" office:value="17074" table:style-name="ce6">
            <text:p>17,074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25876" table:style-name="ce6">
            <text:p>25,876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0326" table:style-name="ce6">
            <text:p>10,326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22443" table:style-name="ce6">
            <text:p>22,443<text:s/></text:p>
          </table:table-cell>
          <table:table-cell office:value-type="float" office:value="16079" table:style-name="ce6">
            <text:p>16,079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23689" table:style-name="ce6">
            <text:p>23,689<text:s/></text:p>
          </table:table-cell>
          <table:table-cell office:value-type="float" office:value="14977" table:style-name="ce6">
            <text:p>14,977<text:s/></text:p>
          </table:table-cell>
          <table:table-cell office:value-type="float" office:value="29725" table:style-name="ce6">
            <text:p>29,725<text:s/></text:p>
          </table:table-cell>
          <table:table-cell office:value-type="float" office:value="21631" table:style-name="ce6">
            <text:p>21,631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34096" table:style-name="ce6">
            <text:p>34,096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24702" table:style-name="ce6">
            <text:p>24,702<text:s/></text:p>
          </table:table-cell>
          <table:table-cell office:value-type="float" office:value="19006" table:style-name="ce6">
            <text:p>19,006<text:s/></text:p>
          </table:table-cell>
          <table:table-cell office:value-type="float" office:value="21773" table:style-name="ce6">
            <text:p>21,773<text:s/></text:p>
          </table:table-cell>
          <table:table-cell office:value-type="float" office:value="106820" table:style-name="ce6">
            <text:p>106,820<text:s/></text:p>
          </table:table-cell>
          <table:table-cell office:value-type="float" office:value="36784" table:style-name="ce6">
            <text:p>36,784<text:s/></text:p>
          </table:table-cell>
          <table:table-cell office:value-type="float" office:value="19491" table:style-name="ce6">
            <text:p>19,491<text:s/></text:p>
          </table:table-cell>
          <table:table-cell office:value-type="float" office:value="20923" table:style-name="ce6">
            <text:p>20,923<text:s/></text:p>
          </table:table-cell>
          <table:table-cell office:value-type="float" office:value="22845" table:style-name="ce6">
            <text:p>22,845<text:s/></text:p>
          </table:table-cell>
          <table:table-cell office:value-type="float" office:value="23328" table:style-name="ce6">
            <text:p>23,328<text:s/></text:p>
          </table:table-cell>
          <table:table-cell office:value-type="float" office:value="24351" table:style-name="ce6">
            <text:p>24,351<text:s/></text:p>
          </table:table-cell>
          <table:table-cell office:value-type="float" office:value="20637" table:style-name="ce6">
            <text:p>20,637<text:s/></text:p>
          </table:table-cell>
          <table:table-cell office:value-type="float" office:value="12124" table:style-name="ce6">
            <text:p>12,124<text:s/></text:p>
          </table:table-cell>
          <table:table-cell office:value-type="float" office:value="29140" table:style-name="ce6">
            <text:p>29,140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7560" table:style-name="ce6">
            <text:p>7,560<text:s/></text:p>
          </table:table-cell>
          <table:table-cell office:value-type="float" office:value="17617" table:style-name="ce6">
            <text:p>17,617<text:s/></text:p>
          </table:table-cell>
          <table:table-cell office:value-type="float" office:value="5025" table:style-name="ce6">
            <text:p>5,025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27285" table:style-name="ce6">
            <text:p>27,285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21611" table:style-name="ce6">
            <text:p>21,611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23682" table:style-name="ce6">
            <text:p>23,682<text:s/></text:p>
          </table:table-cell>
          <table:table-cell office:value-type="float" office:value="38216" table:style-name="ce6">
            <text:p>38,216<text:s/></text:p>
          </table:table-cell>
          <table:table-cell office:value-type="float" office:value="36045" table:style-name="ce6">
            <text:p>36,045<text:s/></text:p>
          </table:table-cell>
          <table:table-cell office:value-type="float" office:value="24806" table:style-name="ce6">
            <text:p>24,806<text:s/></text:p>
          </table:table-cell>
          <table:table-cell office:value-type="float" office:value="21847" table:style-name="ce6">
            <text:p>21,847<text:s/></text:p>
          </table:table-cell>
          <table:table-cell office:value-type="float" office:value="48756" table:style-name="ce6">
            <text:p>48,756<text:s/></text:p>
          </table:table-cell>
          <table:table-cell office:value-type="float" office:value="21909" table:style-name="ce6">
            <text:p>21,909<text:s/></text:p>
          </table:table-cell>
          <table:table-cell office:value-type="float" office:value="28981" table:style-name="ce6">
            <text:p>28,981<text:s/></text:p>
          </table:table-cell>
          <table:table-cell office:value-type="float" office:value="30455" table:style-name="ce6">
            <text:p>30,455<text:s/></text:p>
          </table:table-cell>
          <table:table-cell office:value-type="float" office:value="17558" table:style-name="ce6">
            <text:p>17,558<text:s/></text:p>
          </table:table-cell>
          <table:table-cell office:value-type="float" office:value="57345" table:style-name="ce6">
            <text:p>57,345<text:s/></text:p>
          </table:table-cell>
          <table:table-cell office:value-type="float" office:value="19236" table:style-name="ce6">
            <text:p>19,236<text:s/></text:p>
          </table:table-cell>
          <table:table-cell office:value-type="float" office:value="14828" table:style-name="ce6">
            <text:p>14,828<text:s/></text:p>
          </table:table-cell>
          <table:table-cell office:value-type="float" office:value="13931" table:style-name="ce6">
            <text:p>13,931<text:s/></text:p>
          </table:table-cell>
          <table:table-cell office:value-type="float" office:value="18481" table:style-name="ce6">
            <text:p>18,481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28183" table:style-name="ce6">
            <text:p>28,183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6242" table:style-name="ce6">
            <text:p>6,242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36521" table:style-name="ce6">
            <text:p>36,521<text:s/></text:p>
          </table:table-cell>
          <table:table-cell office:value-type="float" office:value="21147" table:style-name="ce6">
            <text:p>21,147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20506" table:style-name="ce6">
            <text:p>20,506<text:s/></text:p>
          </table:table-cell>
          <table:table-cell office:value-type="float" office:value="14402" table:style-name="ce6">
            <text:p>14,402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15553" table:style-name="ce6">
            <text:p>15,553<text:s/></text:p>
          </table:table-cell>
          <table:table-cell office:value-type="float" office:value="27208" table:style-name="ce6">
            <text:p>27,208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11944" table:style-name="ce6">
            <text:p>11,944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4755" table:style-name="ce6">
            <text:p>4,755<text:s/></text:p>
          </table:table-cell>
          <table:table-cell table:number-columns-repeated="16264"/>
        </table:table-row>
        <table:table-row table:style-name="ro2">
          <table:table-cell office:value-type="date" office:date-value="2021-12-28T00:00:00" table:style-name="ce5">
            <text:p>2021/12/28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13486" table:style-name="ce6">
            <text:p>13,486<text:s/></text:p>
          </table:table-cell>
          <table:table-cell office:value-type="float" office:value="40071" table:style-name="ce6">
            <text:p>40,071<text:s/></text:p>
          </table:table-cell>
          <table:table-cell office:value-type="float" office:value="37426" table:style-name="ce6">
            <text:p>37,426<text:s/></text:p>
          </table:table-cell>
          <table:table-cell office:value-type="float" office:value="24159" table:style-name="ce6">
            <text:p>24,159<text:s/></text:p>
          </table:table-cell>
          <table:table-cell office:value-type="float" office:value="13696" table:style-name="ce6">
            <text:p>13,696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13647" table:style-name="ce6">
            <text:p>13,647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10863" table:style-name="ce6">
            <text:p>10,863<text:s/></text:p>
          </table:table-cell>
          <table:table-cell office:value-type="float" office:value="17503" table:style-name="ce6">
            <text:p>17,503<text:s/></text:p>
          </table:table-cell>
          <table:table-cell office:value-type="float" office:value="17407" table:style-name="ce6">
            <text:p>17,407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33085" table:style-name="ce6">
            <text:p>33,085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15133" table:style-name="ce6">
            <text:p>15,133<text:s/></text:p>
          </table:table-cell>
          <table:table-cell office:value-type="float" office:value="22811" table:style-name="ce6">
            <text:p>22,811<text:s/></text:p>
          </table:table-cell>
          <table:table-cell office:value-type="float" office:value="16623" table:style-name="ce6">
            <text:p>16,623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23916" table:style-name="ce6">
            <text:p>23,916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30564" table:style-name="ce6">
            <text:p>30,564<text:s/></text:p>
          </table:table-cell>
          <table:table-cell office:value-type="float" office:value="23498" table:style-name="ce6">
            <text:p>23,498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33913" table:style-name="ce6">
            <text:p>33,913<text:s/></text:p>
          </table:table-cell>
          <table:table-cell office:value-type="float" office:value="25086" table:style-name="ce6">
            <text:p>25,086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19315" table:style-name="ce6">
            <text:p>19,315<text:s/></text:p>
          </table:table-cell>
          <table:table-cell office:value-type="float" office:value="22320" table:style-name="ce6">
            <text:p>22,320<text:s/></text:p>
          </table:table-cell>
          <table:table-cell office:value-type="float" office:value="105949" table:style-name="ce6">
            <text:p>105,949<text:s/></text:p>
          </table:table-cell>
          <table:table-cell office:value-type="float" office:value="39049" table:style-name="ce6">
            <text:p>39,049<text:s/></text:p>
          </table:table-cell>
          <table:table-cell office:value-type="float" office:value="19996" table:style-name="ce6">
            <text:p>19,996<text:s/></text:p>
          </table:table-cell>
          <table:table-cell office:value-type="float" office:value="21394" table:style-name="ce6">
            <text:p>21,394<text:s/></text:p>
          </table:table-cell>
          <table:table-cell office:value-type="float" office:value="25191" table:style-name="ce6">
            <text:p>25,191<text:s/></text:p>
          </table:table-cell>
          <table:table-cell office:value-type="float" office:value="24770" table:style-name="ce6">
            <text:p>24,770<text:s/></text:p>
          </table:table-cell>
          <table:table-cell office:value-type="float" office:value="25844" table:style-name="ce6">
            <text:p>25,844<text:s/></text:p>
          </table:table-cell>
          <table:table-cell office:value-type="float" office:value="21732" table:style-name="ce6">
            <text:p>21,732<text:s/></text:p>
          </table:table-cell>
          <table:table-cell office:value-type="float" office:value="12370" table:style-name="ce6">
            <text:p>12,370<text:s/></text:p>
          </table:table-cell>
          <table:table-cell office:value-type="float" office:value="29675" table:style-name="ce6">
            <text:p>29,675<text:s/></text:p>
          </table:table-cell>
          <table:table-cell office:value-type="float" office:value="6494" table:style-name="ce6">
            <text:p>6,494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18992" table:style-name="ce6">
            <text:p>18,992<text:s/></text:p>
          </table:table-cell>
          <table:table-cell office:value-type="float" office:value="5270" table:style-name="ce6">
            <text:p>5,270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29189" table:style-name="ce6">
            <text:p>29,189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12765" table:style-name="ce6">
            <text:p>12,765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22081" table:style-name="ce6">
            <text:p>22,081<text:s/></text:p>
          </table:table-cell>
          <table:table-cell office:value-type="float" office:value="23454" table:style-name="ce6">
            <text:p>23,454<text:s/></text:p>
          </table:table-cell>
          <table:table-cell office:value-type="float" office:value="25118" table:style-name="ce6">
            <text:p>25,118<text:s/></text:p>
          </table:table-cell>
          <table:table-cell office:value-type="float" office:value="39052" table:style-name="ce6">
            <text:p>39,052<text:s/></text:p>
          </table:table-cell>
          <table:table-cell office:value-type="float" office:value="37220" table:style-name="ce6">
            <text:p>37,220<text:s/></text:p>
          </table:table-cell>
          <table:table-cell office:value-type="float" office:value="25408" table:style-name="ce6">
            <text:p>25,408<text:s/></text:p>
          </table:table-cell>
          <table:table-cell office:value-type="float" office:value="23596" table:style-name="ce6">
            <text:p>23,596<text:s/></text:p>
          </table:table-cell>
          <table:table-cell office:value-type="float" office:value="50207" table:style-name="ce6">
            <text:p>50,207<text:s/></text:p>
          </table:table-cell>
          <table:table-cell office:value-type="float" office:value="22330" table:style-name="ce6">
            <text:p>22,330<text:s/></text:p>
          </table:table-cell>
          <table:table-cell office:value-type="float" office:value="28964" table:style-name="ce6">
            <text:p>28,964<text:s/></text:p>
          </table:table-cell>
          <table:table-cell office:value-type="float" office:value="31858" table:style-name="ce6">
            <text:p>31,858<text:s/></text:p>
          </table:table-cell>
          <table:table-cell office:value-type="float" office:value="18715" table:style-name="ce6">
            <text:p>18,715<text:s/></text:p>
          </table:table-cell>
          <table:table-cell office:value-type="float" office:value="58177" table:style-name="ce6">
            <text:p>58,177<text:s/></text:p>
          </table:table-cell>
          <table:table-cell office:value-type="float" office:value="19488" table:style-name="ce6">
            <text:p>19,488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20440" table:style-name="ce6">
            <text:p>20,440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25069" table:style-name="ce6">
            <text:p>25,069<text:s/></text:p>
          </table:table-cell>
          <table:table-cell office:value-type="float" office:value="18324" table:style-name="ce6">
            <text:p>18,324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36661" table:style-name="ce6">
            <text:p>36,661<text:s/></text:p>
          </table:table-cell>
          <table:table-cell office:value-type="float" office:value="21381" table:style-name="ce6">
            <text:p>21,381<text:s/></text:p>
          </table:table-cell>
          <table:table-cell office:value-type="float" office:value="23085" table:style-name="ce6">
            <text:p>23,085<text:s/></text:p>
          </table:table-cell>
          <table:table-cell office:value-type="float" office:value="21167" table:style-name="ce6">
            <text:p>21,167<text:s/></text:p>
          </table:table-cell>
          <table:table-cell office:value-type="float" office:value="14485" table:style-name="ce6">
            <text:p>14,485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4862" table:style-name="ce6">
            <text:p>4,862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15886" table:style-name="ce6">
            <text:p>15,886<text:s/></text:p>
          </table:table-cell>
          <table:table-cell office:value-type="float" office:value="27545" table:style-name="ce6">
            <text:p>27,545<text:s/></text:p>
          </table:table-cell>
          <table:table-cell office:value-type="float" office:value="20746" table:style-name="ce6">
            <text:p>20,746<text:s/></text:p>
          </table:table-cell>
          <table:table-cell office:value-type="float" office:value="13179" table:style-name="ce6">
            <text:p>13,179<text:s/></text:p>
          </table:table-cell>
          <table:table-cell office:value-type="float" office:value="12291" table:style-name="ce6">
            <text:p>12,291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11396" table:style-name="ce6">
            <text:p>11,396<text:s/></text:p>
          </table:table-cell>
          <table:table-cell office:value-type="float" office:value="11022" table:style-name="ce6">
            <text:p>11,022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4601" table:style-name="ce6">
            <text:p>4,601<text:s/></text:p>
          </table:table-cell>
          <table:table-cell table:number-columns-repeated="16264"/>
        </table:table-row>
        <table:table-row table:style-name="ro2">
          <table:table-cell office:value-type="date" office:date-value="2021-12-29T00:00:00" table:style-name="ce5">
            <text:p>2021/12/29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13636" table:style-name="ce6">
            <text:p>13,636<text:s/></text:p>
          </table:table-cell>
          <table:table-cell office:value-type="float" office:value="40180" table:style-name="ce6">
            <text:p>40,180<text:s/></text:p>
          </table:table-cell>
          <table:table-cell office:value-type="float" office:value="39693" table:style-name="ce6">
            <text:p>39,693<text:s/></text:p>
          </table:table-cell>
          <table:table-cell office:value-type="float" office:value="23665" table:style-name="ce6">
            <text:p>23,665<text:s/></text:p>
          </table:table-cell>
          <table:table-cell office:value-type="float" office:value="13747" table:style-name="ce6">
            <text:p>13,747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13021" table:style-name="ce6">
            <text:p>13,021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17240" table:style-name="ce6">
            <text:p>17,240<text:s/></text:p>
          </table:table-cell>
          <table:table-cell office:value-type="float" office:value="17299" table:style-name="ce6">
            <text:p>17,299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34790" table:style-name="ce6">
            <text:p>34,790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12822" table:style-name="ce6">
            <text:p>12,822<text:s/></text:p>
          </table:table-cell>
          <table:table-cell office:value-type="float" office:value="15195" table:style-name="ce6">
            <text:p>15,195<text:s/></text:p>
          </table:table-cell>
          <table:table-cell office:value-type="float" office:value="22893" table:style-name="ce6">
            <text:p>22,893<text:s/></text:p>
          </table:table-cell>
          <table:table-cell office:value-type="float" office:value="16917" table:style-name="ce6">
            <text:p>16,917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24091" table:style-name="ce6">
            <text:p>24,091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31061" table:style-name="ce6">
            <text:p>31,061<text:s/></text:p>
          </table:table-cell>
          <table:table-cell office:value-type="float" office:value="23169" table:style-name="ce6">
            <text:p>23,169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34030" table:style-name="ce6">
            <text:p>34,030<text:s/></text:p>
          </table:table-cell>
          <table:table-cell office:value-type="float" office:value="25067" table:style-name="ce6">
            <text:p>25,067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19520" table:style-name="ce6">
            <text:p>19,520<text:s/></text:p>
          </table:table-cell>
          <table:table-cell office:value-type="float" office:value="22330" table:style-name="ce6">
            <text:p>22,330<text:s/></text:p>
          </table:table-cell>
          <table:table-cell office:value-type="float" office:value="113904" table:style-name="ce6">
            <text:p>113,904<text:s/></text:p>
          </table:table-cell>
          <table:table-cell office:value-type="float" office:value="40956" table:style-name="ce6">
            <text:p>40,956<text:s/></text:p>
          </table:table-cell>
          <table:table-cell office:value-type="float" office:value="20355" table:style-name="ce6">
            <text:p>20,355<text:s/></text:p>
          </table:table-cell>
          <table:table-cell office:value-type="float" office:value="21997" table:style-name="ce6">
            <text:p>21,997<text:s/></text:p>
          </table:table-cell>
          <table:table-cell office:value-type="float" office:value="24855" table:style-name="ce6">
            <text:p>24,855<text:s/></text:p>
          </table:table-cell>
          <table:table-cell office:value-type="float" office:value="25782" table:style-name="ce6">
            <text:p>25,782<text:s/></text:p>
          </table:table-cell>
          <table:table-cell office:value-type="float" office:value="26677" table:style-name="ce6">
            <text:p>26,677<text:s/></text:p>
          </table:table-cell>
          <table:table-cell office:value-type="float" office:value="22552" table:style-name="ce6">
            <text:p>22,552<text:s/></text:p>
          </table:table-cell>
          <table:table-cell office:value-type="float" office:value="12426" table:style-name="ce6">
            <text:p>12,426<text:s/></text:p>
          </table:table-cell>
          <table:table-cell office:value-type="float" office:value="30125" table:style-name="ce6">
            <text:p>30,125<text:s/></text:p>
          </table:table-cell>
          <table:table-cell office:value-type="float" office:value="6739" table:style-name="ce6">
            <text:p>6,739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19239" table:style-name="ce6">
            <text:p>19,239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3775" table:style-name="ce6">
            <text:p>13,775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30008" table:style-name="ce6">
            <text:p>30,008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22136" table:style-name="ce6">
            <text:p>22,136<text:s/></text:p>
          </table:table-cell>
          <table:table-cell office:value-type="float" office:value="23125" table:style-name="ce6">
            <text:p>23,125<text:s/></text:p>
          </table:table-cell>
          <table:table-cell office:value-type="float" office:value="25577" table:style-name="ce6">
            <text:p>25,577<text:s/></text:p>
          </table:table-cell>
          <table:table-cell office:value-type="float" office:value="40331" table:style-name="ce6">
            <text:p>40,331<text:s/></text:p>
          </table:table-cell>
          <table:table-cell office:value-type="float" office:value="37668" table:style-name="ce6">
            <text:p>37,668<text:s/></text:p>
          </table:table-cell>
          <table:table-cell office:value-type="float" office:value="25784" table:style-name="ce6">
            <text:p>25,784<text:s/></text:p>
          </table:table-cell>
          <table:table-cell office:value-type="float" office:value="23838" table:style-name="ce6">
            <text:p>23,838<text:s/></text:p>
          </table:table-cell>
          <table:table-cell office:value-type="float" office:value="53412" table:style-name="ce6">
            <text:p>53,412<text:s/></text:p>
          </table:table-cell>
          <table:table-cell office:value-type="float" office:value="22484" table:style-name="ce6">
            <text:p>22,484<text:s/></text:p>
          </table:table-cell>
          <table:table-cell office:value-type="float" office:value="30101" table:style-name="ce6">
            <text:p>30,101<text:s/></text:p>
          </table:table-cell>
          <table:table-cell office:value-type="float" office:value="33252" table:style-name="ce6">
            <text:p>33,252<text:s/></text:p>
          </table:table-cell>
          <table:table-cell office:value-type="float" office:value="19504" table:style-name="ce6">
            <text:p>19,504<text:s/></text:p>
          </table:table-cell>
          <table:table-cell office:value-type="float" office:value="60803" table:style-name="ce6">
            <text:p>60,803<text:s/></text:p>
          </table:table-cell>
          <table:table-cell office:value-type="float" office:value="19969" table:style-name="ce6">
            <text:p>19,969<text:s/></text:p>
          </table:table-cell>
          <table:table-cell office:value-type="float" office:value="15041" table:style-name="ce6">
            <text:p>15,041<text:s/></text:p>
          </table:table-cell>
          <table:table-cell office:value-type="float" office:value="14098" table:style-name="ce6">
            <text:p>14,098<text:s/></text:p>
          </table:table-cell>
          <table:table-cell office:value-type="float" office:value="22993" table:style-name="ce6">
            <text:p>22,993<text:s/></text:p>
          </table:table-cell>
          <table:table-cell office:value-type="float" office:value="12993" table:style-name="ce6">
            <text:p>12,993<text:s/></text:p>
          </table:table-cell>
          <table:table-cell office:value-type="float" office:value="25756" table:style-name="ce6">
            <text:p>25,756<text:s/></text:p>
          </table:table-cell>
          <table:table-cell office:value-type="float" office:value="18777" table:style-name="ce6">
            <text:p>18,777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37042" table:style-name="ce6">
            <text:p>37,042<text:s/></text:p>
          </table:table-cell>
          <table:table-cell office:value-type="float" office:value="22014" table:style-name="ce6">
            <text:p>22,014<text:s/></text:p>
          </table:table-cell>
          <table:table-cell office:value-type="float" office:value="23734" table:style-name="ce6">
            <text:p>23,734<text:s/></text:p>
          </table:table-cell>
          <table:table-cell office:value-type="float" office:value="21592" table:style-name="ce6">
            <text:p>21,592<text:s/></text:p>
          </table:table-cell>
          <table:table-cell office:value-type="float" office:value="14476" table:style-name="ce6">
            <text:p>14,476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11576" table:style-name="ce6">
            <text:p>11,576<text:s/></text:p>
          </table:table-cell>
          <table:table-cell office:value-type="float" office:value="15703" table:style-name="ce6">
            <text:p>15,703<text:s/></text:p>
          </table:table-cell>
          <table:table-cell office:value-type="float" office:value="28135" table:style-name="ce6">
            <text:p>28,135<text:s/></text:p>
          </table:table-cell>
          <table:table-cell office:value-type="float" office:value="21515" table:style-name="ce6">
            <text:p>21,515<text:s/></text:p>
          </table:table-cell>
          <table:table-cell office:value-type="float" office:value="13262" table:style-name="ce6">
            <text:p>13,262<text:s/></text:p>
          </table:table-cell>
          <table:table-cell office:value-type="float" office:value="12392" table:style-name="ce6">
            <text:p>12,392<text:s/></text:p>
          </table:table-cell>
          <table:table-cell office:value-type="float" office:value="12457" table:style-name="ce6">
            <text:p>12,457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11481" table:style-name="ce6">
            <text:p>11,481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2453" table:style-name="ce6">
            <text:p>2,453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8356" table:style-name="ce6">
            <text:p>8,356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4553" table:style-name="ce6">
            <text:p>4,553<text:s/></text:p>
          </table:table-cell>
          <table:table-cell table:number-columns-repeated="16264"/>
        </table:table-row>
        <table:table-row table:style-name="ro2">
          <table:table-cell office:value-type="date" office:date-value="2021-12-30T00:00:00" table:style-name="ce5">
            <text:p>2021/12/30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13861" table:style-name="ce6">
            <text:p>13,861<text:s/></text:p>
          </table:table-cell>
          <table:table-cell office:value-type="float" office:value="40558" table:style-name="ce6">
            <text:p>40,558<text:s/></text:p>
          </table:table-cell>
          <table:table-cell office:value-type="float" office:value="44326" table:style-name="ce6">
            <text:p>44,326<text:s/></text:p>
          </table:table-cell>
          <table:table-cell office:value-type="float" office:value="24267" table:style-name="ce6">
            <text:p>24,267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13416" table:style-name="ce6">
            <text:p>13,416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17029" table:style-name="ce6">
            <text:p>17,029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9548" table:style-name="ce6">
            <text:p>9,548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32234" table:style-name="ce6">
            <text:p>32,234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15759" table:style-name="ce6">
            <text:p>15,759<text:s/></text:p>
          </table:table-cell>
          <table:table-cell office:value-type="float" office:value="22971" table:style-name="ce6">
            <text:p>22,971<text:s/></text:p>
          </table:table-cell>
          <table:table-cell office:value-type="float" office:value="17267" table:style-name="ce6">
            <text:p>17,267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26076" table:style-name="ce6">
            <text:p>26,076<text:s/></text:p>
          </table:table-cell>
          <table:table-cell office:value-type="float" office:value="15969" table:style-name="ce6">
            <text:p>15,969<text:s/></text:p>
          </table:table-cell>
          <table:table-cell office:value-type="float" office:value="31154" table:style-name="ce6">
            <text:p>31,154<text:s/></text:p>
          </table:table-cell>
          <table:table-cell office:value-type="float" office:value="23337" table:style-name="ce6">
            <text:p>23,337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34844" table:style-name="ce6">
            <text:p>34,844<text:s/></text:p>
          </table:table-cell>
          <table:table-cell office:value-type="float" office:value="25034" table:style-name="ce6">
            <text:p>25,034<text:s/></text:p>
          </table:table-cell>
          <table:table-cell office:value-type="float" office:value="24674" table:style-name="ce6">
            <text:p>24,674<text:s/></text:p>
          </table:table-cell>
          <table:table-cell office:value-type="float" office:value="19091" table:style-name="ce6">
            <text:p>19,091<text:s/></text:p>
          </table:table-cell>
          <table:table-cell office:value-type="float" office:value="21724" table:style-name="ce6">
            <text:p>21,724<text:s/></text:p>
          </table:table-cell>
          <table:table-cell office:value-type="float" office:value="148420" table:style-name="ce6">
            <text:p>148,420<text:s/></text:p>
          </table:table-cell>
          <table:table-cell office:value-type="float" office:value="46543" table:style-name="ce6">
            <text:p>46,543<text:s/></text:p>
          </table:table-cell>
          <table:table-cell office:value-type="float" office:value="20748" table:style-name="ce6">
            <text:p>20,748<text:s/></text:p>
          </table:table-cell>
          <table:table-cell office:value-type="float" office:value="22535" table:style-name="ce6">
            <text:p>22,535<text:s/></text:p>
          </table:table-cell>
          <table:table-cell office:value-type="float" office:value="25936" table:style-name="ce6">
            <text:p>25,936<text:s/></text:p>
          </table:table-cell>
          <table:table-cell office:value-type="float" office:value="27436" table:style-name="ce6">
            <text:p>27,436<text:s/></text:p>
          </table:table-cell>
          <table:table-cell office:value-type="float" office:value="26605" table:style-name="ce6">
            <text:p>26,605<text:s/></text:p>
          </table:table-cell>
          <table:table-cell office:value-type="float" office:value="23215" table:style-name="ce6">
            <text:p>23,215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29896" table:style-name="ce6">
            <text:p>29,896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19502" table:style-name="ce6">
            <text:p>19,502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3455" table:style-name="ce6">
            <text:p>13,455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31191" table:style-name="ce6">
            <text:p>31,191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13735" table:style-name="ce6">
            <text:p>13,735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22704" table:style-name="ce6">
            <text:p>22,704<text:s/></text:p>
          </table:table-cell>
          <table:table-cell office:value-type="float" office:value="21936" table:style-name="ce6">
            <text:p>21,936<text:s/></text:p>
          </table:table-cell>
          <table:table-cell office:value-type="float" office:value="27036" table:style-name="ce6">
            <text:p>27,036<text:s/></text:p>
          </table:table-cell>
          <table:table-cell office:value-type="float" office:value="47329" table:style-name="ce6">
            <text:p>47,329<text:s/></text:p>
          </table:table-cell>
          <table:table-cell office:value-type="float" office:value="38103" table:style-name="ce6">
            <text:p>38,103<text:s/></text:p>
          </table:table-cell>
          <table:table-cell office:value-type="float" office:value="26221" table:style-name="ce6">
            <text:p>26,221<text:s/></text:p>
          </table:table-cell>
          <table:table-cell office:value-type="float" office:value="24949" table:style-name="ce6">
            <text:p>24,949<text:s/></text:p>
          </table:table-cell>
          <table:table-cell office:value-type="float" office:value="62839" table:style-name="ce6">
            <text:p>62,839<text:s/></text:p>
          </table:table-cell>
          <table:table-cell office:value-type="float" office:value="19481" table:style-name="ce6">
            <text:p>19,481<text:s/></text:p>
          </table:table-cell>
          <table:table-cell office:value-type="float" office:value="31983" table:style-name="ce6">
            <text:p>31,983<text:s/></text:p>
          </table:table-cell>
          <table:table-cell office:value-type="float" office:value="37141" table:style-name="ce6">
            <text:p>37,141<text:s/></text:p>
          </table:table-cell>
          <table:table-cell office:value-type="float" office:value="21014" table:style-name="ce6">
            <text:p>21,014<text:s/></text:p>
          </table:table-cell>
          <table:table-cell office:value-type="float" office:value="68364" table:style-name="ce6">
            <text:p>68,364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15815" table:style-name="ce6">
            <text:p>15,815<text:s/></text:p>
          </table:table-cell>
          <table:table-cell office:value-type="float" office:value="14933" table:style-name="ce6">
            <text:p>14,933<text:s/></text:p>
          </table:table-cell>
          <table:table-cell office:value-type="float" office:value="26932" table:style-name="ce6">
            <text:p>26,932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29339" table:style-name="ce6">
            <text:p>29,339<text:s/></text:p>
          </table:table-cell>
          <table:table-cell office:value-type="float" office:value="19803" table:style-name="ce6">
            <text:p>19,803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11539" table:style-name="ce6">
            <text:p>11,539<text:s/></text:p>
          </table:table-cell>
          <table:table-cell office:value-type="float" office:value="37555" table:style-name="ce6">
            <text:p>37,555<text:s/></text:p>
          </table:table-cell>
          <table:table-cell office:value-type="float" office:value="20891" table:style-name="ce6">
            <text:p>20,891<text:s/></text:p>
          </table:table-cell>
          <table:table-cell office:value-type="float" office:value="23821" table:style-name="ce6">
            <text:p>23,821<text:s/></text:p>
          </table:table-cell>
          <table:table-cell office:value-type="float" office:value="21963" table:style-name="ce6">
            <text:p>21,963<text:s/></text:p>
          </table:table-cell>
          <table:table-cell office:value-type="float" office:value="14397" table:style-name="ce6">
            <text:p>14,397<text:s/></text:p>
          </table:table-cell>
          <table:table-cell office:value-type="float" office:value="11153" table:style-name="ce6">
            <text:p>11,153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10239" table:style-name="ce6">
            <text:p>10,239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16537" table:style-name="ce6">
            <text:p>16,537<text:s/></text:p>
          </table:table-cell>
          <table:table-cell office:value-type="float" office:value="28132" table:style-name="ce6">
            <text:p>28,132<text:s/></text:p>
          </table:table-cell>
          <table:table-cell office:value-type="float" office:value="22090" table:style-name="ce6">
            <text:p>22,090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2919" table:style-name="ce6">
            <text:p>12,919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1138" table:style-name="ce6">
            <text:p>1,138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4965" table:style-name="ce6">
            <text:p>4,965<text:s/></text:p>
          </table:table-cell>
          <table:table-cell table:number-columns-repeated="16264"/>
        </table:table-row>
        <table:table-row table:style-name="ro2">
          <table:table-cell office:value-type="date" office:date-value="2021-12-31T00:00:00" table:style-name="ce5">
            <text:p>2021/12/31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47309" table:style-name="ce6">
            <text:p>47,309<text:s/></text:p>
          </table:table-cell>
          <table:table-cell office:value-type="float" office:value="16541" table:style-name="ce6">
            <text:p>16,541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11318" table:style-name="ce6">
            <text:p>11,318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8822" table:style-name="ce6">
            <text:p>8,822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18328" table:style-name="ce6">
            <text:p>18,328<text:s/>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15599" table:style-name="ce6">
            <text:p>15,599<text:s/></text:p>
          </table:table-cell>
          <table:table-cell office:value-type="float" office:value="10628" table:style-name="ce6">
            <text:p>10,628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17049" table:style-name="ce6">
            <text:p>17,049<text:s/></text:p>
          </table:table-cell>
          <table:table-cell office:value-type="float" office:value="14240" table:style-name="ce6">
            <text:p>14,240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25225" table:style-name="ce6">
            <text:p>25,225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21729" table:style-name="ce6">
            <text:p>21,729<text:s/></text:p>
          </table:table-cell>
          <table:table-cell office:value-type="float" office:value="17380" table:style-name="ce6">
            <text:p>17,380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29931" table:style-name="ce6">
            <text:p>29,931<text:s/></text:p>
          </table:table-cell>
          <table:table-cell office:value-type="float" office:value="20231" table:style-name="ce6">
            <text:p>20,231<text:s/></text:p>
          </table:table-cell>
          <table:table-cell office:value-type="float" office:value="19438" table:style-name="ce6">
            <text:p>19,438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9287" table:style-name="ce6">
            <text:p>9,287<text:s/></text:p>
          </table:table-cell>
          <table:table-cell office:value-type="float" office:value="158473" table:style-name="ce6">
            <text:p>158,473<text:s/></text:p>
          </table:table-cell>
          <table:table-cell office:value-type="float" office:value="50624" table:style-name="ce6">
            <text:p>50,624<text:s/></text:p>
          </table:table-cell>
          <table:table-cell office:value-type="float" office:value="18956" table:style-name="ce6">
            <text:p>18,956<text:s/></text:p>
          </table:table-cell>
          <table:table-cell office:value-type="float" office:value="15524" table:style-name="ce6">
            <text:p>15,524<text:s/></text:p>
          </table:table-cell>
          <table:table-cell office:value-type="float" office:value="21673" table:style-name="ce6">
            <text:p>21,673<text:s/></text:p>
          </table:table-cell>
          <table:table-cell office:value-type="float" office:value="26271" table:style-name="ce6">
            <text:p>26,271<text:s/></text:p>
          </table:table-cell>
          <table:table-cell office:value-type="float" office:value="24755" table:style-name="ce6">
            <text:p>24,755<text:s/></text:p>
          </table:table-cell>
          <table:table-cell office:value-type="float" office:value="20182" table:style-name="ce6">
            <text:p>20,182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21325" table:style-name="ce6">
            <text:p>21,325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16274" table:style-name="ce6">
            <text:p>16,274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16050" table:style-name="ce6">
            <text:p>16,050<text:s/></text:p>
          </table:table-cell>
          <table:table-cell office:value-type="float" office:value="48089" table:style-name="ce6">
            <text:p>48,089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16371" table:style-name="ce6">
            <text:p>16,371<text:s/></text:p>
          </table:table-cell>
          <table:table-cell office:value-type="float" office:value="26791" table:style-name="ce6">
            <text:p>26,791<text:s/></text:p>
          </table:table-cell>
          <table:table-cell office:value-type="float" office:value="51622" table:style-name="ce6">
            <text:p>51,622<text:s/></text:p>
          </table:table-cell>
          <table:table-cell office:value-type="float" office:value="28677" table:style-name="ce6">
            <text:p>28,677<text:s/></text:p>
          </table:table-cell>
          <table:table-cell office:value-type="float" office:value="21239" table:style-name="ce6">
            <text:p>21,239<text:s/></text:p>
          </table:table-cell>
          <table:table-cell office:value-type="float" office:value="25109" table:style-name="ce6">
            <text:p>25,109<text:s/></text:p>
          </table:table-cell>
          <table:table-cell office:value-type="float" office:value="91506" table:style-name="ce6">
            <text:p>91,506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26768" table:style-name="ce6">
            <text:p>26,768<text:s/></text:p>
          </table:table-cell>
          <table:table-cell office:value-type="float" office:value="39038" table:style-name="ce6">
            <text:p>39,038<text:s/></text:p>
          </table:table-cell>
          <table:table-cell office:value-type="float" office:value="34883" table:style-name="ce6">
            <text:p>34,883<text:s/></text:p>
          </table:table-cell>
          <table:table-cell office:value-type="float" office:value="109290" table:style-name="ce6">
            <text:p>109,290<text:s/></text:p>
          </table:table-cell>
          <table:table-cell office:value-type="float" office:value="16950" table:style-name="ce6">
            <text:p>16,950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21731" table:style-name="ce6">
            <text:p>21,731<text:s/></text:p>
          </table:table-cell>
          <table:table-cell office:value-type="float" office:value="22813" table:style-name="ce6">
            <text:p>22,813<text:s/></text:p>
          </table:table-cell>
          <table:table-cell office:value-type="float" office:value="81231" table:style-name="ce6">
            <text:p>81,231<text:s/></text:p>
          </table:table-cell>
          <table:table-cell office:value-type="float" office:value="25472" table:style-name="ce6">
            <text:p>25,472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10910" table:style-name="ce6">
            <text:p>10,910<text:s/></text:p>
          </table:table-cell>
          <table:table-cell office:value-type="float" office:value="20555" table:style-name="ce6">
            <text:p>20,555<text:s/></text:p>
          </table:table-cell>
          <table:table-cell office:value-type="float" office:value="12954" table:style-name="ce6">
            <text:p>12,954<text:s/></text:p>
          </table:table-cell>
          <table:table-cell office:value-type="float" office:value="15451" table:style-name="ce6">
            <text:p>15,451<text:s/></text:p>
          </table:table-cell>
          <table:table-cell office:value-type="float" office:value="19872" table:style-name="ce6">
            <text:p>19,872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11148" table:style-name="ce6">
            <text:p>11,148<text:s/></text:p>
          </table:table-cell>
          <table:table-cell office:value-type="float" office:value="11206" table:style-name="ce6">
            <text:p>11,206<text:s/></text:p>
          </table:table-cell>
          <table:table-cell office:value-type="float" office:value="14076" table:style-name="ce6">
            <text:p>14,076<text:s/></text:p>
          </table:table-cell>
          <table:table-cell office:value-type="float" office:value="18211" table:style-name="ce6">
            <text:p>18,211<text:s/></text:p>
          </table:table-cell>
          <table:table-cell office:value-type="float" office:value="19529" table:style-name="ce6">
            <text:p>19,529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8901" table:style-name="ce6">
            <text:p>8,901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956" table:style-name="ce6">
            <text:p>956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4443" table:style-name="ce6">
            <text:p>4,443<text:s/></text:p>
          </table:table-cell>
          <table:table-cell office:value-type="float" office:value="3511" table:style-name="ce6">
            <text:p>3,511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12-01T00:00:00" table:style-name="ce5">
            <text:p>2021/12/1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12916" table:style-name="ce6">
            <text:p>12,916<text:s/></text:p>
          </table:table-cell>
          <table:table-cell office:value-type="float" office:value="36750" table:style-name="ce6">
            <text:p>36,750<text:s/></text:p>
          </table:table-cell>
          <table:table-cell office:value-type="float" office:value="34860" table:style-name="ce6">
            <text:p>34,860<text:s/></text:p>
          </table:table-cell>
          <table:table-cell office:value-type="float" office:value="23800" table:style-name="ce6">
            <text:p>23,800<text:s/></text:p>
          </table:table-cell>
          <table:table-cell office:value-type="float" office:value="13681" table:style-name="ce6">
            <text:p>13,681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9427" table:style-name="ce6">
            <text:p>9,427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16665" table:style-name="ce6">
            <text:p>16,665<text:s/></text:p>
          </table:table-cell>
          <table:table-cell office:value-type="float" office:value="17822" table:style-name="ce6">
            <text:p>17,822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8726" table:style-name="ce6">
            <text:p>8,726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8236" table:style-name="ce6">
            <text:p>8,236<text:s/></text:p>
          </table:table-cell>
          <table:table-cell office:value-type="float" office:value="7895" table:style-name="ce6">
            <text:p>7,895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28247" table:style-name="ce6">
            <text:p>28,247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12146" table:style-name="ce6">
            <text:p>12,146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14616" table:style-name="ce6">
            <text:p>14,616<text:s/></text:p>
          </table:table-cell>
          <table:table-cell office:value-type="float" office:value="22981" table:style-name="ce6">
            <text:p>22,981<text:s/></text:p>
          </table:table-cell>
          <table:table-cell office:value-type="float" office:value="15924" table:style-name="ce6">
            <text:p>15,924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24368" table:style-name="ce6">
            <text:p>24,368<text:s/></text:p>
          </table:table-cell>
          <table:table-cell office:value-type="float" office:value="14850" table:style-name="ce6">
            <text:p>14,850<text:s/></text:p>
          </table:table-cell>
          <table:table-cell office:value-type="float" office:value="29850" table:style-name="ce6">
            <text:p>29,850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31835" table:style-name="ce6">
            <text:p>31,835<text:s/></text:p>
          </table:table-cell>
          <table:table-cell office:value-type="float" office:value="23685" table:style-name="ce6">
            <text:p>23,685<text:s/></text:p>
          </table:table-cell>
          <table:table-cell office:value-type="float" office:value="23973" table:style-name="ce6">
            <text:p>23,973<text:s/></text:p>
          </table:table-cell>
          <table:table-cell office:value-type="float" office:value="19576" table:style-name="ce6">
            <text:p>19,576<text:s/></text:p>
          </table:table-cell>
          <table:table-cell office:value-type="float" office:value="20692" table:style-name="ce6">
            <text:p>20,692<text:s/></text:p>
          </table:table-cell>
          <table:table-cell office:value-type="float" office:value="101291" table:style-name="ce6">
            <text:p>101,291<text:s/></text:p>
          </table:table-cell>
          <table:table-cell office:value-type="float" office:value="35397" table:style-name="ce6">
            <text:p>35,397<text:s/></text:p>
          </table:table-cell>
          <table:table-cell office:value-type="float" office:value="17966" table:style-name="ce6">
            <text:p>17,966<text:s/></text:p>
          </table:table-cell>
          <table:table-cell office:value-type="float" office:value="21475" table:style-name="ce6">
            <text:p>21,475<text:s/></text:p>
          </table:table-cell>
          <table:table-cell office:value-type="float" office:value="24275" table:style-name="ce6">
            <text:p>24,275<text:s/></text:p>
          </table:table-cell>
          <table:table-cell office:value-type="float" office:value="25120" table:style-name="ce6">
            <text:p>25,120<text:s/></text:p>
          </table:table-cell>
          <table:table-cell office:value-type="float" office:value="28958" table:style-name="ce6">
            <text:p>28,958<text:s/></text:p>
          </table:table-cell>
          <table:table-cell office:value-type="float" office:value="25916" table:style-name="ce6">
            <text:p>25,916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28916" table:style-name="ce6">
            <text:p>28,916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17215" table:style-name="ce6">
            <text:p>17,215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13337" table:style-name="ce6">
            <text:p>13,337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30672" table:style-name="ce6">
            <text:p>30,672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21003" table:style-name="ce6">
            <text:p>21,003<text:s/></text:p>
          </table:table-cell>
          <table:table-cell office:value-type="float" office:value="25310" table:style-name="ce6">
            <text:p>25,310<text:s/></text:p>
          </table:table-cell>
          <table:table-cell office:value-type="float" office:value="26276" table:style-name="ce6">
            <text:p>26,276<text:s/></text:p>
          </table:table-cell>
          <table:table-cell office:value-type="float" office:value="32198" table:style-name="ce6">
            <text:p>32,198<text:s/></text:p>
          </table:table-cell>
          <table:table-cell office:value-type="float" office:value="37190" table:style-name="ce6">
            <text:p>37,190<text:s/></text:p>
          </table:table-cell>
          <table:table-cell office:value-type="float" office:value="24057" table:style-name="ce6">
            <text:p>24,057<text:s/></text:p>
          </table:table-cell>
          <table:table-cell office:value-type="float" office:value="22663" table:style-name="ce6">
            <text:p>22,663<text:s/></text:p>
          </table:table-cell>
          <table:table-cell office:value-type="float" office:value="48305" table:style-name="ce6">
            <text:p>48,305<text:s/></text:p>
          </table:table-cell>
          <table:table-cell office:value-type="float" office:value="20749" table:style-name="ce6">
            <text:p>20,749<text:s/></text:p>
          </table:table-cell>
          <table:table-cell office:value-type="float" office:value="28374" table:style-name="ce6">
            <text:p>28,374<text:s/></text:p>
          </table:table-cell>
          <table:table-cell office:value-type="float" office:value="27861" table:style-name="ce6">
            <text:p>27,861<text:s/></text:p>
          </table:table-cell>
          <table:table-cell office:value-type="float" office:value="16316" table:style-name="ce6">
            <text:p>16,316<text:s/></text:p>
          </table:table-cell>
          <table:table-cell office:value-type="float" office:value="53004" table:style-name="ce6">
            <text:p>53,004<text:s/></text:p>
          </table:table-cell>
          <table:table-cell office:value-type="float" office:value="18598" table:style-name="ce6">
            <text:p>18,598<text:s/></text:p>
          </table:table-cell>
          <table:table-cell office:value-type="float" office:value="14532" table:style-name="ce6">
            <text:p>14,532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7425" table:style-name="ce6">
            <text:p>17,425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23157" table:style-name="ce6">
            <text:p>23,157<text:s/></text:p>
          </table:table-cell>
          <table:table-cell office:value-type="float" office:value="16903" table:style-name="ce6">
            <text:p>16,903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34499" table:style-name="ce6">
            <text:p>34,499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21202" table:style-name="ce6">
            <text:p>21,202<text:s/></text:p>
          </table:table-cell>
          <table:table-cell office:value-type="float" office:value="13859" table:style-name="ce6">
            <text:p>13,859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15579" table:style-name="ce6">
            <text:p>15,579<text:s/></text:p>
          </table:table-cell>
          <table:table-cell office:value-type="float" office:value="25344" table:style-name="ce6">
            <text:p>25,344<text:s/></text:p>
          </table:table-cell>
          <table:table-cell office:value-type="float" office:value="19980" table:style-name="ce6">
            <text:p>19,980<text:s/></text:p>
          </table:table-cell>
          <table:table-cell office:value-type="float" office:value="13978" table:style-name="ce6">
            <text:p>13,978<text:s/></text:p>
          </table:table-cell>
          <table:table-cell office:value-type="float" office:value="11555" table:style-name="ce6">
            <text:p>11,555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1729" table:style-name="ce6">
            <text:p>1,729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4408" table:style-name="ce6">
            <text:p>4,408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4384" table:style-name="ce6">
            <text:p>4,384<text:s/></text:p>
          </table:table-cell>
          <table:table-cell table:number-columns-repeated="16264"/>
        </table:table-row>
        <table:table-row table:style-name="ro2">
          <table:table-cell office:value-type="date" office:date-value="2021-12-02T00:00:00" table:style-name="ce5">
            <text:p>2021/12/2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12995" table:style-name="ce6">
            <text:p>12,995<text:s/></text:p>
          </table:table-cell>
          <table:table-cell office:value-type="float" office:value="36942" table:style-name="ce6">
            <text:p>36,942<text:s/></text:p>
          </table:table-cell>
          <table:table-cell office:value-type="float" office:value="35806" table:style-name="ce6">
            <text:p>35,806<text:s/></text:p>
          </table:table-cell>
          <table:table-cell office:value-type="float" office:value="23804" table:style-name="ce6">
            <text:p>23,804<text:s/></text:p>
          </table:table-cell>
          <table:table-cell office:value-type="float" office:value="13693" table:style-name="ce6">
            <text:p>13,693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12487" table:style-name="ce6">
            <text:p>12,487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16731" table:style-name="ce6">
            <text:p>16,731<text:s/></text:p>
          </table:table-cell>
          <table:table-cell office:value-type="float" office:value="17153" table:style-name="ce6">
            <text:p>17,153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35561" table:style-name="ce6">
            <text:p>35,561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11801" table:style-name="ce6">
            <text:p>11,801<text:s/></text:p>
          </table:table-cell>
          <table:table-cell office:value-type="float" office:value="14487" table:style-name="ce6">
            <text:p>14,487<text:s/></text:p>
          </table:table-cell>
          <table:table-cell office:value-type="float" office:value="22928" table:style-name="ce6">
            <text:p>22,928<text:s/></text:p>
          </table:table-cell>
          <table:table-cell office:value-type="float" office:value="15945" table:style-name="ce6">
            <text:p>15,945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24992" table:style-name="ce6">
            <text:p>24,992<text:s/></text:p>
          </table:table-cell>
          <table:table-cell office:value-type="float" office:value="14668" table:style-name="ce6">
            <text:p>14,668<text:s/></text:p>
          </table:table-cell>
          <table:table-cell office:value-type="float" office:value="29835" table:style-name="ce6">
            <text:p>29,835<text:s/></text:p>
          </table:table-cell>
          <table:table-cell office:value-type="float" office:value="23208" table:style-name="ce6">
            <text:p>23,208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32144" table:style-name="ce6">
            <text:p>32,144<text:s/></text:p>
          </table:table-cell>
          <table:table-cell office:value-type="float" office:value="24007" table:style-name="ce6">
            <text:p>24,007<text:s/></text:p>
          </table:table-cell>
          <table:table-cell office:value-type="float" office:value="24185" table:style-name="ce6">
            <text:p>24,185<text:s/></text:p>
          </table:table-cell>
          <table:table-cell office:value-type="float" office:value="19538" table:style-name="ce6">
            <text:p>19,538<text:s/></text:p>
          </table:table-cell>
          <table:table-cell office:value-type="float" office:value="20030" table:style-name="ce6">
            <text:p>20,030<text:s/></text:p>
          </table:table-cell>
          <table:table-cell office:value-type="float" office:value="103862" table:style-name="ce6">
            <text:p>103,862<text:s/></text:p>
          </table:table-cell>
          <table:table-cell office:value-type="float" office:value="36440" table:style-name="ce6">
            <text:p>36,440<text:s/></text:p>
          </table:table-cell>
          <table:table-cell office:value-type="float" office:value="17832" table:style-name="ce6">
            <text:p>17,832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24289" table:style-name="ce6">
            <text:p>24,289<text:s/></text:p>
          </table:table-cell>
          <table:table-cell office:value-type="float" office:value="25601" table:style-name="ce6">
            <text:p>25,601<text:s/></text:p>
          </table:table-cell>
          <table:table-cell office:value-type="float" office:value="31067" table:style-name="ce6">
            <text:p>31,067<text:s/></text:p>
          </table:table-cell>
          <table:table-cell office:value-type="float" office:value="24414" table:style-name="ce6">
            <text:p>24,414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28839" table:style-name="ce6">
            <text:p>28,839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13699" table:style-name="ce6">
            <text:p>13,699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10635" table:style-name="ce6">
            <text:p>10,635<text:s/></text:p>
          </table:table-cell>
          <table:table-cell office:value-type="float" office:value="32552" table:style-name="ce6">
            <text:p>32,552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21144" table:style-name="ce6">
            <text:p>21,144<text:s/></text:p>
          </table:table-cell>
          <table:table-cell office:value-type="float" office:value="24694" table:style-name="ce6">
            <text:p>24,694<text:s/></text:p>
          </table:table-cell>
          <table:table-cell office:value-type="float" office:value="26407" table:style-name="ce6">
            <text:p>26,407<text:s/></text:p>
          </table:table-cell>
          <table:table-cell office:value-type="float" office:value="32472" table:style-name="ce6">
            <text:p>32,472<text:s/></text:p>
          </table:table-cell>
          <table:table-cell office:value-type="float" office:value="36791" table:style-name="ce6">
            <text:p>36,791<text:s/></text:p>
          </table:table-cell>
          <table:table-cell office:value-type="float" office:value="23954" table:style-name="ce6">
            <text:p>23,954<text:s/></text:p>
          </table:table-cell>
          <table:table-cell office:value-type="float" office:value="22514" table:style-name="ce6">
            <text:p>22,514<text:s/></text:p>
          </table:table-cell>
          <table:table-cell office:value-type="float" office:value="48103" table:style-name="ce6">
            <text:p>48,103<text:s/></text:p>
          </table:table-cell>
          <table:table-cell office:value-type="float" office:value="21354" table:style-name="ce6">
            <text:p>21,354<text:s/></text:p>
          </table:table-cell>
          <table:table-cell office:value-type="float" office:value="28504" table:style-name="ce6">
            <text:p>28,504<text:s/></text:p>
          </table:table-cell>
          <table:table-cell office:value-type="float" office:value="28580" table:style-name="ce6">
            <text:p>28,580<text:s/></text:p>
          </table:table-cell>
          <table:table-cell office:value-type="float" office:value="16743" table:style-name="ce6">
            <text:p>16,743<text:s/></text:p>
          </table:table-cell>
          <table:table-cell office:value-type="float" office:value="55439" table:style-name="ce6">
            <text:p>55,439<text:s/></text:p>
          </table:table-cell>
          <table:table-cell office:value-type="float" office:value="18918" table:style-name="ce6">
            <text:p>18,918<text:s/></text:p>
          </table:table-cell>
          <table:table-cell office:value-type="float" office:value="14662" table:style-name="ce6">
            <text:p>14,662<text:s/></text:p>
          </table:table-cell>
          <table:table-cell office:value-type="float" office:value="13493" table:style-name="ce6">
            <text:p>13,493<text:s/></text:p>
          </table:table-cell>
          <table:table-cell office:value-type="float" office:value="19835" table:style-name="ce6">
            <text:p>19,835<text:s/></text:p>
          </table:table-cell>
          <table:table-cell office:value-type="float" office:value="13743" table:style-name="ce6">
            <text:p>13,743<text:s/></text:p>
          </table:table-cell>
          <table:table-cell office:value-type="float" office:value="23358" table:style-name="ce6">
            <text:p>23,358<text:s/></text:p>
          </table:table-cell>
          <table:table-cell office:value-type="float" office:value="17149" table:style-name="ce6">
            <text:p>17,149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34314" table:style-name="ce6">
            <text:p>34,314<text:s/></text:p>
          </table:table-cell>
          <table:table-cell office:value-type="float" office:value="20394" table:style-name="ce6">
            <text:p>20,394<text:s/></text:p>
          </table:table-cell>
          <table:table-cell office:value-type="float" office:value="21864" table:style-name="ce6">
            <text:p>21,864<text:s/></text:p>
          </table:table-cell>
          <table:table-cell office:value-type="float" office:value="21272" table:style-name="ce6">
            <text:p>21,272<text:s/></text:p>
          </table:table-cell>
          <table:table-cell office:value-type="float" office:value="13860" table:style-name="ce6">
            <text:p>13,860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12555" table:style-name="ce6">
            <text:p>12,555<text:s/></text:p>
          </table:table-cell>
          <table:table-cell office:value-type="float" office:value="15592" table:style-name="ce6">
            <text:p>15,592<text:s/></text:p>
          </table:table-cell>
          <table:table-cell office:value-type="float" office:value="25180" table:style-name="ce6">
            <text:p>25,180<text:s/></text:p>
          </table:table-cell>
          <table:table-cell office:value-type="float" office:value="19871" table:style-name="ce6">
            <text:p>19,871<text:s/></text:p>
          </table:table-cell>
          <table:table-cell office:value-type="float" office:value="14081" table:style-name="ce6">
            <text:p>14,081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12000" table:style-name="ce6">
            <text:p>12,000<text:s/></text:p>
          </table:table-cell>
          <table:table-cell office:value-type="float" office:value="10809" table:style-name="ce6">
            <text:p>10,809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4428" table:style-name="ce6">
            <text:p>4,428<text:s/></text:p>
          </table:table-cell>
          <table:table-cell table:number-columns-repeated="16264"/>
        </table:table-row>
        <table:table-row table:style-name="ro2">
          <table:table-cell office:value-type="date" office:date-value="2021-12-03T00:00:00" table:style-name="ce5">
            <text:p>2021/12/3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37911" table:style-name="ce6">
            <text:p>37,911<text:s/></text:p>
          </table:table-cell>
          <table:table-cell office:value-type="float" office:value="41533" table:style-name="ce6">
            <text:p>41,533<text:s/></text:p>
          </table:table-cell>
          <table:table-cell office:value-type="float" office:value="25716" table:style-name="ce6">
            <text:p>25,716<text:s/></text:p>
          </table:table-cell>
          <table:table-cell office:value-type="float" office:value="14671" table:style-name="ce6">
            <text:p>14,671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10364" table:style-name="ce6">
            <text:p>10,364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17147" table:style-name="ce6">
            <text:p>17,147<text:s/></text:p>
          </table:table-cell>
          <table:table-cell office:value-type="float" office:value="18253" table:style-name="ce6">
            <text:p>18,253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9350" table:style-name="ce6">
            <text:p>9,350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38500" table:style-name="ce6">
            <text:p>38,500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12380" table:style-name="ce6">
            <text:p>12,380<text:s/></text:p>
          </table:table-cell>
          <table:table-cell office:value-type="float" office:value="15765" table:style-name="ce6">
            <text:p>15,765<text:s/></text:p>
          </table:table-cell>
          <table:table-cell office:value-type="float" office:value="24878" table:style-name="ce6">
            <text:p>24,878<text:s/></text:p>
          </table:table-cell>
          <table:table-cell office:value-type="float" office:value="17819" table:style-name="ce6">
            <text:p>17,819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29460" table:style-name="ce6">
            <text:p>29,460<text:s/></text:p>
          </table:table-cell>
          <table:table-cell office:value-type="float" office:value="16621" table:style-name="ce6">
            <text:p>16,621<text:s/></text:p>
          </table:table-cell>
          <table:table-cell office:value-type="float" office:value="31468" table:style-name="ce6">
            <text:p>31,468<text:s/></text:p>
          </table:table-cell>
          <table:table-cell office:value-type="float" office:value="25784" table:style-name="ce6">
            <text:p>25,784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34158" table:style-name="ce6">
            <text:p>34,158<text:s/></text:p>
          </table:table-cell>
          <table:table-cell office:value-type="float" office:value="25412" table:style-name="ce6">
            <text:p>25,412<text:s/></text:p>
          </table:table-cell>
          <table:table-cell office:value-type="float" office:value="25551" table:style-name="ce6">
            <text:p>25,551<text:s/></text:p>
          </table:table-cell>
          <table:table-cell office:value-type="float" office:value="20806" table:style-name="ce6">
            <text:p>20,806<text:s/></text:p>
          </table:table-cell>
          <table:table-cell office:value-type="float" office:value="20558" table:style-name="ce6">
            <text:p>20,558<text:s/></text:p>
          </table:table-cell>
          <table:table-cell office:value-type="float" office:value="130551" table:style-name="ce6">
            <text:p>130,551<text:s/></text:p>
          </table:table-cell>
          <table:table-cell office:value-type="float" office:value="44674" table:style-name="ce6">
            <text:p>44,674<text:s/></text:p>
          </table:table-cell>
          <table:table-cell office:value-type="float" office:value="19490" table:style-name="ce6">
            <text:p>19,490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26746" table:style-name="ce6">
            <text:p>26,746<text:s/></text:p>
          </table:table-cell>
          <table:table-cell office:value-type="float" office:value="28432" table:style-name="ce6">
            <text:p>28,432<text:s/></text:p>
          </table:table-cell>
          <table:table-cell office:value-type="float" office:value="35263" table:style-name="ce6">
            <text:p>35,263<text:s/></text:p>
          </table:table-cell>
          <table:table-cell office:value-type="float" office:value="26686" table:style-name="ce6">
            <text:p>26,686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31662" table:style-name="ce6">
            <text:p>31,662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19714" table:style-name="ce6">
            <text:p>19,714<text:s/></text:p>
          </table:table-cell>
          <table:table-cell office:value-type="float" office:value="6258" table:style-name="ce6">
            <text:p>6,258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4278" table:style-name="ce6">
            <text:p>14,278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38582" table:style-name="ce6">
            <text:p>38,582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13222" table:style-name="ce6">
            <text:p>13,222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22837" table:style-name="ce6">
            <text:p>22,837<text:s/></text:p>
          </table:table-cell>
          <table:table-cell office:value-type="float" office:value="25812" table:style-name="ce6">
            <text:p>25,812<text:s/></text:p>
          </table:table-cell>
          <table:table-cell office:value-type="float" office:value="29356" table:style-name="ce6">
            <text:p>29,356<text:s/></text:p>
          </table:table-cell>
          <table:table-cell office:value-type="float" office:value="43623" table:style-name="ce6">
            <text:p>43,623<text:s/></text:p>
          </table:table-cell>
          <table:table-cell office:value-type="float" office:value="39806" table:style-name="ce6">
            <text:p>39,806<text:s/></text:p>
          </table:table-cell>
          <table:table-cell office:value-type="float" office:value="25967" table:style-name="ce6">
            <text:p>25,967<text:s/></text:p>
          </table:table-cell>
          <table:table-cell office:value-type="float" office:value="24802" table:style-name="ce6">
            <text:p>24,802<text:s/></text:p>
          </table:table-cell>
          <table:table-cell office:value-type="float" office:value="59349" table:style-name="ce6">
            <text:p>59,349<text:s/></text:p>
          </table:table-cell>
          <table:table-cell office:value-type="float" office:value="21709" table:style-name="ce6">
            <text:p>21,709<text:s/></text:p>
          </table:table-cell>
          <table:table-cell office:value-type="float" office:value="32363" table:style-name="ce6">
            <text:p>32,363<text:s/></text:p>
          </table:table-cell>
          <table:table-cell office:value-type="float" office:value="33207" table:style-name="ce6">
            <text:p>33,207<text:s/></text:p>
          </table:table-cell>
          <table:table-cell office:value-type="float" office:value="19359" table:style-name="ce6">
            <text:p>19,359<text:s/></text:p>
          </table:table-cell>
          <table:table-cell office:value-type="float" office:value="65355" table:style-name="ce6">
            <text:p>65,355<text:s/></text:p>
          </table:table-cell>
          <table:table-cell office:value-type="float" office:value="20190" table:style-name="ce6">
            <text:p>20,190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14459" table:style-name="ce6">
            <text:p>14,459<text:s/></text:p>
          </table:table-cell>
          <table:table-cell office:value-type="float" office:value="22215" table:style-name="ce6">
            <text:p>22,215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28805" table:style-name="ce6">
            <text:p>28,805<text:s/></text:p>
          </table:table-cell>
          <table:table-cell office:value-type="float" office:value="18345" table:style-name="ce6">
            <text:p>18,345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35714" table:style-name="ce6">
            <text:p>35,714<text:s/></text:p>
          </table:table-cell>
          <table:table-cell office:value-type="float" office:value="21598" table:style-name="ce6">
            <text:p>21,598<text:s/></text:p>
          </table:table-cell>
          <table:table-cell office:value-type="float" office:value="22856" table:style-name="ce6">
            <text:p>22,856<text:s/></text:p>
          </table:table-cell>
          <table:table-cell office:value-type="float" office:value="22957" table:style-name="ce6">
            <text:p>22,957<text:s/></text:p>
          </table:table-cell>
          <table:table-cell office:value-type="float" office:value="14651" table:style-name="ce6">
            <text:p>14,651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7013" table:style-name="ce6">
            <text:p>7,013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14388" table:style-name="ce6">
            <text:p>14,388<text:s/></text:p>
          </table:table-cell>
          <table:table-cell office:value-type="float" office:value="16781" table:style-name="ce6">
            <text:p>16,781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21615" table:style-name="ce6">
            <text:p>21,615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2368" table:style-name="ce6">
            <text:p>12,368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4886" table:style-name="ce6">
            <text:p>4,886<text:s/></text:p>
          </table:table-cell>
          <table:table-cell table:number-columns-repeated="16264"/>
        </table:table-row>
        <table:table-row table:style-name="ro2">
          <table:table-cell office:value-type="date" office:date-value="2021-12-04T00:00:00" table:style-name="ce5">
            <text:p>2021/12/4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21414" table:style-name="ce6">
            <text:p>21,414<text:s/></text:p>
          </table:table-cell>
          <table:table-cell office:value-type="float" office:value="39798" table:style-name="ce6">
            <text:p>39,798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1989" table:style-name="ce6">
            <text:p>1,989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6698" table:style-name="ce6">
            <text:p>6,698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28768" table:style-name="ce6">
            <text:p>28,768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13556" table:style-name="ce6">
            <text:p>13,556<text:s/></text:p>
          </table:table-cell>
          <table:table-cell office:value-type="float" office:value="17932" table:style-name="ce6">
            <text:p>17,932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26614" table:style-name="ce6">
            <text:p>26,614<text:s/></text:p>
          </table:table-cell>
          <table:table-cell office:value-type="float" office:value="14402" table:style-name="ce6">
            <text:p>14,402<text:s/></text:p>
          </table:table-cell>
          <table:table-cell office:value-type="float" office:value="25041" table:style-name="ce6">
            <text:p>25,041<text:s/></text:p>
          </table:table-cell>
          <table:table-cell office:value-type="float" office:value="27406" table:style-name="ce6">
            <text:p>27,406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28683" table:style-name="ce6">
            <text:p>28,683<text:s/></text:p>
          </table:table-cell>
          <table:table-cell office:value-type="float" office:value="20672" table:style-name="ce6">
            <text:p>20,672<text:s/></text:p>
          </table:table-cell>
          <table:table-cell office:value-type="float" office:value="20068" table:style-name="ce6">
            <text:p>20,068<text:s/></text:p>
          </table:table-cell>
          <table:table-cell office:value-type="float" office:value="16638" table:style-name="ce6">
            <text:p>16,638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135712" table:style-name="ce6">
            <text:p>135,712<text:s/></text:p>
          </table:table-cell>
          <table:table-cell office:value-type="float" office:value="47550" table:style-name="ce6">
            <text:p>47,550<text:s/></text:p>
          </table:table-cell>
          <table:table-cell office:value-type="float" office:value="16227" table:style-name="ce6">
            <text:p>16,227<text:s/></text:p>
          </table:table-cell>
          <table:table-cell office:value-type="float" office:value="15926" table:style-name="ce6">
            <text:p>15,926<text:s/></text:p>
          </table:table-cell>
          <table:table-cell office:value-type="float" office:value="25533" table:style-name="ce6">
            <text:p>25,533<text:s/></text:p>
          </table:table-cell>
          <table:table-cell office:value-type="float" office:value="25927" table:style-name="ce6">
            <text:p>25,927<text:s/></text:p>
          </table:table-cell>
          <table:table-cell office:value-type="float" office:value="30447" table:style-name="ce6">
            <text:p>30,447<text:s/></text:p>
          </table:table-cell>
          <table:table-cell office:value-type="float" office:value="21991" table:style-name="ce6">
            <text:p>21,991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22520" table:style-name="ce6">
            <text:p>22,520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16108" table:style-name="ce6">
            <text:p>16,108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38101" table:style-name="ce6">
            <text:p>38,101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10638" table:style-name="ce6">
            <text:p>10,638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18195" table:style-name="ce6">
            <text:p>18,195<text:s/></text:p>
          </table:table-cell>
          <table:table-cell office:value-type="float" office:value="17565" table:style-name="ce6">
            <text:p>17,565<text:s/></text:p>
          </table:table-cell>
          <table:table-cell office:value-type="float" office:value="29431" table:style-name="ce6">
            <text:p>29,431<text:s/></text:p>
          </table:table-cell>
          <table:table-cell office:value-type="float" office:value="53920" table:style-name="ce6">
            <text:p>53,920<text:s/></text:p>
          </table:table-cell>
          <table:table-cell office:value-type="float" office:value="31123" table:style-name="ce6">
            <text:p>31,123<text:s/></text:p>
          </table:table-cell>
          <table:table-cell office:value-type="float" office:value="21428" table:style-name="ce6">
            <text:p>21,428<text:s/></text:p>
          </table:table-cell>
          <table:table-cell office:value-type="float" office:value="24643" table:style-name="ce6">
            <text:p>24,643<text:s/></text:p>
          </table:table-cell>
          <table:table-cell office:value-type="float" office:value="71274" table:style-name="ce6">
            <text:p>71,274<text:s/></text:p>
          </table:table-cell>
          <table:table-cell office:value-type="float" office:value="15020" table:style-name="ce6">
            <text:p>15,020<text:s/></text:p>
          </table:table-cell>
          <table:table-cell office:value-type="float" office:value="28670" table:style-name="ce6">
            <text:p>28,670<text:s/></text:p>
          </table:table-cell>
          <table:table-cell office:value-type="float" office:value="29129" table:style-name="ce6">
            <text:p>29,129<text:s/></text:p>
          </table:table-cell>
          <table:table-cell office:value-type="float" office:value="17741" table:style-name="ce6">
            <text:p>17,741<text:s/></text:p>
          </table:table-cell>
          <table:table-cell office:value-type="float" office:value="65355" table:style-name="ce6">
            <text:p>65,355<text:s/></text:p>
          </table:table-cell>
          <table:table-cell office:value-type="float" office:value="14736" table:style-name="ce6">
            <text:p>14,736<text:s/></text:p>
          </table:table-cell>
          <table:table-cell office:value-type="float" office:value="14370" table:style-name="ce6">
            <text:p>14,370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18983" table:style-name="ce6">
            <text:p>18,983<text:s/></text:p>
          </table:table-cell>
          <table:table-cell office:value-type="float" office:value="10465" table:style-name="ce6">
            <text:p>10,465<text:s/></text:p>
          </table:table-cell>
          <table:table-cell office:value-type="float" office:value="28246" table:style-name="ce6">
            <text:p>28,246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10062" table:style-name="ce6">
            <text:p>10,062<text:s/></text:p>
          </table:table-cell>
          <table:table-cell office:value-type="float" office:value="18102" table:style-name="ce6">
            <text:p>18,102<text:s/></text:p>
          </table:table-cell>
          <table:table-cell office:value-type="float" office:value="15960" table:style-name="ce6">
            <text:p>15,960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19069" table:style-name="ce6">
            <text:p>19,069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8260" table:style-name="ce6">
            <text:p>8,260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4508" table:style-name="ce6">
            <text:p>4,508<text:s/></text:p>
          </table:table-cell>
          <table:table-cell office:value-type="float" office:value="1253" table:style-name="ce6">
            <text:p>1,253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3379" table:style-name="ce6">
            <text:p>3,379<text:s/></text:p>
          </table:table-cell>
          <table:table-cell table:number-columns-repeated="16264"/>
        </table:table-row>
        <table:table-row table:style-name="ro2">
          <table:table-cell office:value-type="date" office:date-value="2021-12-05T00:00:00" table:style-name="ce5">
            <text:p>2021/12/5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30694" table:style-name="ce6">
            <text:p>30,694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1431" table:style-name="ce6">
            <text:p>1,431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4910" table:style-name="ce6">
            <text:p>4,910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21772" table:style-name="ce6">
            <text:p>21,772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9567" table:style-name="ce6">
            <text:p>9,567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25901" table:style-name="ce6">
            <text:p>25,901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19614" table:style-name="ce6">
            <text:p>19,614<text:s/></text:p>
          </table:table-cell>
          <table:table-cell office:value-type="float" office:value="13597" table:style-name="ce6">
            <text:p>13,597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22353" table:style-name="ce6">
            <text:p>22,353<text:s/></text:p>
          </table:table-cell>
          <table:table-cell office:value-type="float" office:value="15642" table:style-name="ce6">
            <text:p>15,642<text:s/></text:p>
          </table:table-cell>
          <table:table-cell office:value-type="float" office:value="15948" table:style-name="ce6">
            <text:p>15,948<text:s/></text:p>
          </table:table-cell>
          <table:table-cell office:value-type="float" office:value="13437" table:style-name="ce6">
            <text:p>13,437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134183" table:style-name="ce6">
            <text:p>134,183<text:s/></text:p>
          </table:table-cell>
          <table:table-cell office:value-type="float" office:value="38118" table:style-name="ce6">
            <text:p>38,118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21857" table:style-name="ce6">
            <text:p>21,857<text:s/></text:p>
          </table:table-cell>
          <table:table-cell office:value-type="float" office:value="19115" table:style-name="ce6">
            <text:p>19,115<text:s/></text:p>
          </table:table-cell>
          <table:table-cell office:value-type="float" office:value="23155" table:style-name="ce6">
            <text:p>23,155<text:s/></text:p>
          </table:table-cell>
          <table:table-cell office:value-type="float" office:value="18314" table:style-name="ce6">
            <text:p>18,314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16684" table:style-name="ce6">
            <text:p>16,684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1408" table:style-name="ce6">
            <text:p>1,408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29853" table:style-name="ce6">
            <text:p>29,853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14249" table:style-name="ce6">
            <text:p>14,249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22188" table:style-name="ce6">
            <text:p>22,188<text:s/></text:p>
          </table:table-cell>
          <table:table-cell office:value-type="float" office:value="41818" table:style-name="ce6">
            <text:p>41,818<text:s/></text:p>
          </table:table-cell>
          <table:table-cell office:value-type="float" office:value="25561" table:style-name="ce6">
            <text:p>25,561<text:s/></text:p>
          </table:table-cell>
          <table:table-cell office:value-type="float" office:value="16513" table:style-name="ce6">
            <text:p>16,513<text:s/></text:p>
          </table:table-cell>
          <table:table-cell office:value-type="float" office:value="20110" table:style-name="ce6">
            <text:p>20,110<text:s/></text:p>
          </table:table-cell>
          <table:table-cell office:value-type="float" office:value="57880" table:style-name="ce6">
            <text:p>57,880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23379" table:style-name="ce6">
            <text:p>23,379<text:s/></text:p>
          </table:table-cell>
          <table:table-cell office:value-type="float" office:value="22177" table:style-name="ce6">
            <text:p>22,177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54161" table:style-name="ce6">
            <text:p>54,161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11140" table:style-name="ce6">
            <text:p>11,140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16259" table:style-name="ce6">
            <text:p>16,259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8955" table:style-name="ce6">
            <text:p>8,955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12691" table:style-name="ce6">
            <text:p>12,691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11895" table:style-name="ce6">
            <text:p>11,895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14970" table:style-name="ce6">
            <text:p>14,970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7402" table:style-name="ce6">
            <text:p>7,402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7739" table:style-name="ce6">
            <text:p>7,739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3921" table:style-name="ce6">
            <text:p>3,921<text:s/></text:p>
          </table:table-cell>
          <table:table-cell office:value-type="float" office:value="902" table:style-name="ce6">
            <text:p>902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2663" table:style-name="ce6">
            <text:p>2,663<text:s/></text:p>
          </table:table-cell>
          <table:table-cell table:number-columns-repeated="16264"/>
        </table:table-row>
        <table:table-row table:style-name="ro2">
          <table:table-cell office:value-type="date" office:date-value="2021-12-06T00:00:00" table:style-name="ce5">
            <text:p>2021/12/6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36475" table:style-name="ce6">
            <text:p>36,475<text:s/></text:p>
          </table:table-cell>
          <table:table-cell office:value-type="float" office:value="34353" table:style-name="ce6">
            <text:p>34,353<text:s/></text:p>
          </table:table-cell>
          <table:table-cell office:value-type="float" office:value="23816" table:style-name="ce6">
            <text:p>23,816<text:s/></text:p>
          </table:table-cell>
          <table:table-cell office:value-type="float" office:value="13619" table:style-name="ce6">
            <text:p>13,619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16627" table:style-name="ce6">
            <text:p>16,627<text:s/></text:p>
          </table:table-cell>
          <table:table-cell office:value-type="float" office:value="17535" table:style-name="ce6">
            <text:p>17,535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26196" table:style-name="ce6">
            <text:p>26,196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11716" table:style-name="ce6">
            <text:p>11,716<text:s/></text:p>
          </table:table-cell>
          <table:table-cell office:value-type="float" office:value="11548" table:style-name="ce6">
            <text:p>11,548<text:s/></text:p>
          </table:table-cell>
          <table:table-cell office:value-type="float" office:value="14679" table:style-name="ce6">
            <text:p>14,679<text:s/></text:p>
          </table:table-cell>
          <table:table-cell office:value-type="float" office:value="22369" table:style-name="ce6">
            <text:p>22,369<text:s/></text:p>
          </table:table-cell>
          <table:table-cell office:value-type="float" office:value="15588" table:style-name="ce6">
            <text:p>15,588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23490" table:style-name="ce6">
            <text:p>23,490<text:s/></text:p>
          </table:table-cell>
          <table:table-cell office:value-type="float" office:value="14599" table:style-name="ce6">
            <text:p>14,599<text:s/></text:p>
          </table:table-cell>
          <table:table-cell office:value-type="float" office:value="28870" table:style-name="ce6">
            <text:p>28,870<text:s/></text:p>
          </table:table-cell>
          <table:table-cell office:value-type="float" office:value="21540" table:style-name="ce6">
            <text:p>21,540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31521" table:style-name="ce6">
            <text:p>31,521<text:s/></text:p>
          </table:table-cell>
          <table:table-cell office:value-type="float" office:value="23027" table:style-name="ce6">
            <text:p>23,027<text:s/></text:p>
          </table:table-cell>
          <table:table-cell office:value-type="float" office:value="23826" table:style-name="ce6">
            <text:p>23,826<text:s/></text:p>
          </table:table-cell>
          <table:table-cell office:value-type="float" office:value="19650" table:style-name="ce6">
            <text:p>19,650<text:s/></text:p>
          </table:table-cell>
          <table:table-cell office:value-type="float" office:value="20529" table:style-name="ce6">
            <text:p>20,529<text:s/></text:p>
          </table:table-cell>
          <table:table-cell office:value-type="float" office:value="113494" table:style-name="ce6">
            <text:p>113,494<text:s/></text:p>
          </table:table-cell>
          <table:table-cell office:value-type="float" office:value="34889" table:style-name="ce6">
            <text:p>34,889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21096" table:style-name="ce6">
            <text:p>21,096<text:s/></text:p>
          </table:table-cell>
          <table:table-cell office:value-type="float" office:value="22869" table:style-name="ce6">
            <text:p>22,869<text:s/></text:p>
          </table:table-cell>
          <table:table-cell office:value-type="float" office:value="23643" table:style-name="ce6">
            <text:p>23,643<text:s/></text:p>
          </table:table-cell>
          <table:table-cell office:value-type="float" office:value="26321" table:style-name="ce6">
            <text:p>26,321<text:s/></text:p>
          </table:table-cell>
          <table:table-cell office:value-type="float" office:value="22293" table:style-name="ce6">
            <text:p>22,293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28077" table:style-name="ce6">
            <text:p>28,077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16272" table:style-name="ce6">
            <text:p>16,272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29787" table:style-name="ce6">
            <text:p>29,787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20966" table:style-name="ce6">
            <text:p>20,966<text:s/></text:p>
          </table:table-cell>
          <table:table-cell office:value-type="float" office:value="24439" table:style-name="ce6">
            <text:p>24,439<text:s/></text:p>
          </table:table-cell>
          <table:table-cell office:value-type="float" office:value="26447" table:style-name="ce6">
            <text:p>26,447<text:s/></text:p>
          </table:table-cell>
          <table:table-cell office:value-type="float" office:value="35884" table:style-name="ce6">
            <text:p>35,884<text:s/></text:p>
          </table:table-cell>
          <table:table-cell office:value-type="float" office:value="36470" table:style-name="ce6">
            <text:p>36,470<text:s/></text:p>
          </table:table-cell>
          <table:table-cell office:value-type="float" office:value="23541" table:style-name="ce6">
            <text:p>23,541<text:s/></text:p>
          </table:table-cell>
          <table:table-cell office:value-type="float" office:value="21924" table:style-name="ce6">
            <text:p>21,924<text:s/></text:p>
          </table:table-cell>
          <table:table-cell office:value-type="float" office:value="48106" table:style-name="ce6">
            <text:p>48,106<text:s/></text:p>
          </table:table-cell>
          <table:table-cell office:value-type="float" office:value="20711" table:style-name="ce6">
            <text:p>20,711<text:s/></text:p>
          </table:table-cell>
          <table:table-cell office:value-type="float" office:value="27741" table:style-name="ce6">
            <text:p>27,741<text:s/></text:p>
          </table:table-cell>
          <table:table-cell office:value-type="float" office:value="28202" table:style-name="ce6">
            <text:p>28,202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54234" table:style-name="ce6">
            <text:p>54,234<text:s/></text:p>
          </table:table-cell>
          <table:table-cell office:value-type="float" office:value="17644" table:style-name="ce6">
            <text:p>17,644<text:s/></text:p>
          </table:table-cell>
          <table:table-cell office:value-type="float" office:value="14383" table:style-name="ce6">
            <text:p>14,383<text:s/></text:p>
          </table:table-cell>
          <table:table-cell office:value-type="float" office:value="13188" table:style-name="ce6">
            <text:p>13,188<text:s/></text:p>
          </table:table-cell>
          <table:table-cell office:value-type="float" office:value="17949" table:style-name="ce6">
            <text:p>17,949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23493" table:style-name="ce6">
            <text:p>23,493<text:s/></text:p>
          </table:table-cell>
          <table:table-cell office:value-type="float" office:value="16763" table:style-name="ce6">
            <text:p>16,763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33272" table:style-name="ce6">
            <text:p>33,272<text:s/></text:p>
          </table:table-cell>
          <table:table-cell office:value-type="float" office:value="20823" table:style-name="ce6">
            <text:p>20,823<text:s/></text:p>
          </table:table-cell>
          <table:table-cell office:value-type="float" office:value="21923" table:style-name="ce6">
            <text:p>21,923<text:s/></text:p>
          </table:table-cell>
          <table:table-cell office:value-type="float" office:value="21120" table:style-name="ce6">
            <text:p>21,120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8983" table:style-name="ce6">
            <text:p>8,983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15506" table:style-name="ce6">
            <text:p>15,506<text:s/></text:p>
          </table:table-cell>
          <table:table-cell office:value-type="float" office:value="25398" table:style-name="ce6">
            <text:p>25,398<text:s/></text:p>
          </table:table-cell>
          <table:table-cell office:value-type="float" office:value="18842" table:style-name="ce6">
            <text:p>18,842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4370" table:style-name="ce6">
            <text:p>4,370<text:s/></text:p>
          </table:table-cell>
          <table:table-cell table:number-columns-repeated="16264"/>
        </table:table-row>
        <table:table-row table:style-name="ro2">
          <table:table-cell office:value-type="date" office:date-value="2021-12-07T00:00:00" table:style-name="ce5">
            <text:p>2021/12/7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13051" table:style-name="ce6">
            <text:p>13,051<text:s/></text:p>
          </table:table-cell>
          <table:table-cell office:value-type="float" office:value="36857" table:style-name="ce6">
            <text:p>36,857<text:s/></text:p>
          </table:table-cell>
          <table:table-cell office:value-type="float" office:value="35046" table:style-name="ce6">
            <text:p>35,046<text:s/></text:p>
          </table:table-cell>
          <table:table-cell office:value-type="float" office:value="24162" table:style-name="ce6">
            <text:p>24,162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9293" table:style-name="ce6">
            <text:p>9,293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17785" table:style-name="ce6">
            <text:p>17,785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27423" table:style-name="ce6">
            <text:p>27,423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14696" table:style-name="ce6">
            <text:p>14,696<text:s/></text:p>
          </table:table-cell>
          <table:table-cell office:value-type="float" office:value="22599" table:style-name="ce6">
            <text:p>22,599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23991" table:style-name="ce6">
            <text:p>23,991<text:s/></text:p>
          </table:table-cell>
          <table:table-cell office:value-type="float" office:value="14764" table:style-name="ce6">
            <text:p>14,764<text:s/></text:p>
          </table:table-cell>
          <table:table-cell office:value-type="float" office:value="29815" table:style-name="ce6">
            <text:p>29,815<text:s/></text:p>
          </table:table-cell>
          <table:table-cell office:value-type="float" office:value="23659" table:style-name="ce6">
            <text:p>23,659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31856" table:style-name="ce6">
            <text:p>31,856<text:s/></text:p>
          </table:table-cell>
          <table:table-cell office:value-type="float" office:value="23786" table:style-name="ce6">
            <text:p>23,786<text:s/></text:p>
          </table:table-cell>
          <table:table-cell office:value-type="float" office:value="24338" table:style-name="ce6">
            <text:p>24,338<text:s/></text:p>
          </table:table-cell>
          <table:table-cell office:value-type="float" office:value="20062" table:style-name="ce6">
            <text:p>20,062<text:s/></text:p>
          </table:table-cell>
          <table:table-cell office:value-type="float" office:value="21308" table:style-name="ce6">
            <text:p>21,308<text:s/></text:p>
          </table:table-cell>
          <table:table-cell office:value-type="float" office:value="105669" table:style-name="ce6">
            <text:p>105,669<text:s/></text:p>
          </table:table-cell>
          <table:table-cell office:value-type="float" office:value="35382" table:style-name="ce6">
            <text:p>35,382<text:s/></text:p>
          </table:table-cell>
          <table:table-cell office:value-type="float" office:value="17964" table:style-name="ce6">
            <text:p>17,964<text:s/></text:p>
          </table:table-cell>
          <table:table-cell office:value-type="float" office:value="21571" table:style-name="ce6">
            <text:p>21,571<text:s/></text:p>
          </table:table-cell>
          <table:table-cell office:value-type="float" office:value="23594" table:style-name="ce6">
            <text:p>23,594<text:s/></text:p>
          </table:table-cell>
          <table:table-cell office:value-type="float" office:value="25065" table:style-name="ce6">
            <text:p>25,065<text:s/></text:p>
          </table:table-cell>
          <table:table-cell office:value-type="float" office:value="27811" table:style-name="ce6">
            <text:p>27,811<text:s/></text:p>
          </table:table-cell>
          <table:table-cell office:value-type="float" office:value="23663" table:style-name="ce6">
            <text:p>23,663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28696" table:style-name="ce6">
            <text:p>28,696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16942" table:style-name="ce6">
            <text:p>16,942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10296" table:style-name="ce6">
            <text:p>10,296<text:s/></text:p>
          </table:table-cell>
          <table:table-cell office:value-type="float" office:value="30901" table:style-name="ce6">
            <text:p>30,901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21301" table:style-name="ce6">
            <text:p>21,301<text:s/></text:p>
          </table:table-cell>
          <table:table-cell office:value-type="float" office:value="25077" table:style-name="ce6">
            <text:p>25,077<text:s/></text:p>
          </table:table-cell>
          <table:table-cell office:value-type="float" office:value="26934" table:style-name="ce6">
            <text:p>26,934<text:s/></text:p>
          </table:table-cell>
          <table:table-cell office:value-type="float" office:value="35027" table:style-name="ce6">
            <text:p>35,027<text:s/></text:p>
          </table:table-cell>
          <table:table-cell office:value-type="float" office:value="37126" table:style-name="ce6">
            <text:p>37,126<text:s/></text:p>
          </table:table-cell>
          <table:table-cell office:value-type="float" office:value="24251" table:style-name="ce6">
            <text:p>24,251<text:s/></text:p>
          </table:table-cell>
          <table:table-cell office:value-type="float" office:value="22853" table:style-name="ce6">
            <text:p>22,853<text:s/></text:p>
          </table:table-cell>
          <table:table-cell office:value-type="float" office:value="47923" table:style-name="ce6">
            <text:p>47,923<text:s/></text:p>
          </table:table-cell>
          <table:table-cell office:value-type="float" office:value="21197" table:style-name="ce6">
            <text:p>21,197<text:s/></text:p>
          </table:table-cell>
          <table:table-cell office:value-type="float" office:value="27987" table:style-name="ce6">
            <text:p>27,987<text:s/></text:p>
          </table:table-cell>
          <table:table-cell office:value-type="float" office:value="28735" table:style-name="ce6">
            <text:p>28,735<text:s/></text:p>
          </table:table-cell>
          <table:table-cell office:value-type="float" office:value="16308" table:style-name="ce6">
            <text:p>16,308<text:s/></text:p>
          </table:table-cell>
          <table:table-cell office:value-type="float" office:value="53423" table:style-name="ce6">
            <text:p>53,423<text:s/></text:p>
          </table:table-cell>
          <table:table-cell office:value-type="float" office:value="18802" table:style-name="ce6">
            <text:p>18,802<text:s/></text:p>
          </table:table-cell>
          <table:table-cell office:value-type="float" office:value="14680" table:style-name="ce6">
            <text:p>14,680<text:s/></text:p>
          </table:table-cell>
          <table:table-cell office:value-type="float" office:value="13391" table:style-name="ce6">
            <text:p>13,391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13245" table:style-name="ce6">
            <text:p>13,245<text:s/></text:p>
          </table:table-cell>
          <table:table-cell office:value-type="float" office:value="23895" table:style-name="ce6">
            <text:p>23,895<text:s/></text:p>
          </table:table-cell>
          <table:table-cell office:value-type="float" office:value="17119" table:style-name="ce6">
            <text:p>17,119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34753" table:style-name="ce6">
            <text:p>34,753<text:s/></text:p>
          </table:table-cell>
          <table:table-cell office:value-type="float" office:value="21150" table:style-name="ce6">
            <text:p>21,150<text:s/></text:p>
          </table:table-cell>
          <table:table-cell office:value-type="float" office:value="22048" table:style-name="ce6">
            <text:p>22,048<text:s/></text:p>
          </table:table-cell>
          <table:table-cell office:value-type="float" office:value="21072" table:style-name="ce6">
            <text:p>21,072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10228" table:style-name="ce6">
            <text:p>10,228<text:s/></text:p>
          </table:table-cell>
          <table:table-cell office:value-type="float" office:value="8798" table:style-name="ce6">
            <text:p>8,798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15545" table:style-name="ce6">
            <text:p>15,545<text:s/></text:p>
          </table:table-cell>
          <table:table-cell office:value-type="float" office:value="25254" table:style-name="ce6">
            <text:p>25,254<text:s/></text:p>
          </table:table-cell>
          <table:table-cell office:value-type="float" office:value="19720" table:style-name="ce6">
            <text:p>19,720<text:s/></text:p>
          </table:table-cell>
          <table:table-cell office:value-type="float" office:value="14120" table:style-name="ce6">
            <text:p>14,120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8089" table:style-name="ce6">
            <text:p>8,089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4427" table:style-name="ce6">
            <text:p>4,427<text:s/></text:p>
          </table:table-cell>
          <table:table-cell table:number-columns-repeated="16264"/>
        </table:table-row>
        <table:table-row table:style-name="ro2">
          <table:table-cell office:value-type="date" office:date-value="2021-12-08T00:00:00" table:style-name="ce5">
            <text:p>2021/12/8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36805" table:style-name="ce6">
            <text:p>36,805<text:s/></text:p>
          </table:table-cell>
          <table:table-cell office:value-type="float" office:value="36754" table:style-name="ce6">
            <text:p>36,754<text:s/></text:p>
          </table:table-cell>
          <table:table-cell office:value-type="float" office:value="24275" table:style-name="ce6">
            <text:p>24,275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9648" table:style-name="ce6">
            <text:p>9,648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17055" table:style-name="ce6">
            <text:p>17,055<text:s/></text:p>
          </table:table-cell>
          <table:table-cell office:value-type="float" office:value="18015" table:style-name="ce6">
            <text:p>18,015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6240" table:style-name="ce6">
            <text:p>6,240<text:s/></text:p>
          </table:table-cell>
          <table:table-cell office:value-type="float" office:value="30800" table:style-name="ce6">
            <text:p>30,800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15064" table:style-name="ce6">
            <text:p>15,064<text:s/></text:p>
          </table:table-cell>
          <table:table-cell office:value-type="float" office:value="23186" table:style-name="ce6">
            <text:p>23,186<text:s/></text:p>
          </table:table-cell>
          <table:table-cell office:value-type="float" office:value="16281" table:style-name="ce6">
            <text:p>16,281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25014" table:style-name="ce6">
            <text:p>25,014<text:s/></text:p>
          </table:table-cell>
          <table:table-cell office:value-type="float" office:value="15260" table:style-name="ce6">
            <text:p>15,260<text:s/></text:p>
          </table:table-cell>
          <table:table-cell office:value-type="float" office:value="30503" table:style-name="ce6">
            <text:p>30,503<text:s/></text:p>
          </table:table-cell>
          <table:table-cell office:value-type="float" office:value="24129" table:style-name="ce6">
            <text:p>24,129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32832" table:style-name="ce6">
            <text:p>32,832<text:s/></text:p>
          </table:table-cell>
          <table:table-cell office:value-type="float" office:value="24182" table:style-name="ce6">
            <text:p>24,182<text:s/></text:p>
          </table:table-cell>
          <table:table-cell office:value-type="float" office:value="24738" table:style-name="ce6">
            <text:p>24,738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21042" table:style-name="ce6">
            <text:p>21,042<text:s/></text:p>
          </table:table-cell>
          <table:table-cell office:value-type="float" office:value="108014" table:style-name="ce6">
            <text:p>108,014<text:s/></text:p>
          </table:table-cell>
          <table:table-cell office:value-type="float" office:value="37830" table:style-name="ce6">
            <text:p>37,830<text:s/></text:p>
          </table:table-cell>
          <table:table-cell office:value-type="float" office:value="18532" table:style-name="ce6">
            <text:p>18,532<text:s/></text:p>
          </table:table-cell>
          <table:table-cell office:value-type="float" office:value="22173" table:style-name="ce6">
            <text:p>22,173<text:s/></text:p>
          </table:table-cell>
          <table:table-cell office:value-type="float" office:value="24436" table:style-name="ce6">
            <text:p>24,436<text:s/></text:p>
          </table:table-cell>
          <table:table-cell office:value-type="float" office:value="26130" table:style-name="ce6">
            <text:p>26,130<text:s/></text:p>
          </table:table-cell>
          <table:table-cell office:value-type="float" office:value="31611" table:style-name="ce6">
            <text:p>31,611<text:s/></text:p>
          </table:table-cell>
          <table:table-cell office:value-type="float" office:value="24066" table:style-name="ce6">
            <text:p>24,066<text:s/></text:p>
          </table:table-cell>
          <table:table-cell office:value-type="float" office:value="12644" table:style-name="ce6">
            <text:p>12,644<text:s/></text:p>
          </table:table-cell>
          <table:table-cell office:value-type="float" office:value="29701" table:style-name="ce6">
            <text:p>29,701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33446" table:style-name="ce6">
            <text:p>33,446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7895" table:style-name="ce6">
            <text:p>7,895<text:s/></text:p>
          </table:table-cell>
          <table:table-cell office:value-type="float" office:value="21659" table:style-name="ce6">
            <text:p>21,659<text:s/></text:p>
          </table:table-cell>
          <table:table-cell office:value-type="float" office:value="25426" table:style-name="ce6">
            <text:p>25,426<text:s/></text:p>
          </table:table-cell>
          <table:table-cell office:value-type="float" office:value="27858" table:style-name="ce6">
            <text:p>27,858<text:s/></text:p>
          </table:table-cell>
          <table:table-cell office:value-type="float" office:value="37191" table:style-name="ce6">
            <text:p>37,191<text:s/></text:p>
          </table:table-cell>
          <table:table-cell office:value-type="float" office:value="37958" table:style-name="ce6">
            <text:p>37,958<text:s/></text:p>
          </table:table-cell>
          <table:table-cell office:value-type="float" office:value="24853" table:style-name="ce6">
            <text:p>24,853<text:s/></text:p>
          </table:table-cell>
          <table:table-cell office:value-type="float" office:value="23885" table:style-name="ce6">
            <text:p>23,885<text:s/></text:p>
          </table:table-cell>
          <table:table-cell office:value-type="float" office:value="49820" table:style-name="ce6">
            <text:p>49,820<text:s/></text:p>
          </table:table-cell>
          <table:table-cell office:value-type="float" office:value="21801" table:style-name="ce6">
            <text:p>21,801<text:s/></text:p>
          </table:table-cell>
          <table:table-cell office:value-type="float" office:value="29219" table:style-name="ce6">
            <text:p>29,219<text:s/></text:p>
          </table:table-cell>
          <table:table-cell office:value-type="float" office:value="29359" table:style-name="ce6">
            <text:p>29,359<text:s/></text:p>
          </table:table-cell>
          <table:table-cell office:value-type="float" office:value="16980" table:style-name="ce6">
            <text:p>16,980<text:s/></text:p>
          </table:table-cell>
          <table:table-cell office:value-type="float" office:value="55616" table:style-name="ce6">
            <text:p>55,616<text:s/></text:p>
          </table:table-cell>
          <table:table-cell office:value-type="float" office:value="19138" table:style-name="ce6">
            <text:p>19,138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13623" table:style-name="ce6">
            <text:p>13,623<text:s/></text:p>
          </table:table-cell>
          <table:table-cell office:value-type="float" office:value="18493" table:style-name="ce6">
            <text:p>18,493<text:s/></text:p>
          </table:table-cell>
          <table:table-cell office:value-type="float" office:value="13934" table:style-name="ce6">
            <text:p>13,934<text:s/></text:p>
          </table:table-cell>
          <table:table-cell office:value-type="float" office:value="24280" table:style-name="ce6">
            <text:p>24,280<text:s/></text:p>
          </table:table-cell>
          <table:table-cell office:value-type="float" office:value="17314" table:style-name="ce6">
            <text:p>17,314<text:s/></text:p>
          </table:table-cell>
          <table:table-cell office:value-type="float" office:value="7776" table:style-name="ce6">
            <text:p>7,776<text:s/></text:p>
          </table:table-cell>
          <table:table-cell office:value-type="float" office:value="10606" table:style-name="ce6">
            <text:p>10,606<text:s/></text:p>
          </table:table-cell>
          <table:table-cell office:value-type="float" office:value="35175" table:style-name="ce6">
            <text:p>35,175<text:s/></text:p>
          </table:table-cell>
          <table:table-cell office:value-type="float" office:value="21410" table:style-name="ce6">
            <text:p>21,410<text:s/></text:p>
          </table:table-cell>
          <table:table-cell office:value-type="float" office:value="22218" table:style-name="ce6">
            <text:p>22,218<text:s/></text:p>
          </table:table-cell>
          <table:table-cell office:value-type="float" office:value="21719" table:style-name="ce6">
            <text:p>21,719<text:s/></text:p>
          </table:table-cell>
          <table:table-cell office:value-type="float" office:value="13827" table:style-name="ce6">
            <text:p>13,827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6631" table:style-name="ce6">
            <text:p>6,631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15775" table:style-name="ce6">
            <text:p>15,775<text:s/></text:p>
          </table:table-cell>
          <table:table-cell office:value-type="float" office:value="25902" table:style-name="ce6">
            <text:p>25,902<text:s/></text:p>
          </table:table-cell>
          <table:table-cell office:value-type="float" office:value="20337" table:style-name="ce6">
            <text:p>20,337<text:s/></text:p>
          </table:table-cell>
          <table:table-cell office:value-type="float" office:value="14290" table:style-name="ce6">
            <text:p>14,290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4497" table:style-name="ce6">
            <text:p>4,497<text:s/></text:p>
          </table:table-cell>
          <table:table-cell table:number-columns-repeated="16264"/>
        </table:table-row>
        <table:table-row table:style-name="ro2">
          <table:table-cell office:value-type="date" office:date-value="2021-12-09T00:00:00" table:style-name="ce5">
            <text:p>2021/12/9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13413" table:style-name="ce6">
            <text:p>13,413<text:s/></text:p>
          </table:table-cell>
          <table:table-cell office:value-type="float" office:value="37337" table:style-name="ce6">
            <text:p>37,337<text:s/></text:p>
          </table:table-cell>
          <table:table-cell office:value-type="float" office:value="38284" table:style-name="ce6">
            <text:p>38,284<text:s/></text:p>
          </table:table-cell>
          <table:table-cell office:value-type="float" office:value="24265" table:style-name="ce6">
            <text:p>24,265<text:s/></text:p>
          </table:table-cell>
          <table:table-cell office:value-type="float" office:value="13965" table:style-name="ce6">
            <text:p>13,965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4081" table:style-name="ce6">
            <text:p>4,081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2475" table:style-name="ce6">
            <text:p>2,475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10720" table:style-name="ce6">
            <text:p>10,720<text:s/></text:p>
          </table:table-cell>
          <table:table-cell office:value-type="float" office:value="16897" table:style-name="ce6">
            <text:p>16,897<text:s/></text:p>
          </table:table-cell>
          <table:table-cell office:value-type="float" office:value="17914" table:style-name="ce6">
            <text:p>17,914<text:s/></text:p>
          </table:table-cell>
          <table:table-cell office:value-type="float" office:value="5855" table:style-name="ce6">
            <text:p>5,855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36518" table:style-name="ce6">
            <text:p>36,518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2764" table:style-name="ce6">
            <text:p>12,764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14980" table:style-name="ce6">
            <text:p>14,980<text:s/></text:p>
          </table:table-cell>
          <table:table-cell office:value-type="float" office:value="23406" table:style-name="ce6">
            <text:p>23,406<text:s/></text:p>
          </table:table-cell>
          <table:table-cell office:value-type="float" office:value="16126" table:style-name="ce6">
            <text:p>16,126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25298" table:style-name="ce6">
            <text:p>25,298<text:s/></text:p>
          </table:table-cell>
          <table:table-cell office:value-type="float" office:value="15102" table:style-name="ce6">
            <text:p>15,102<text:s/></text:p>
          </table:table-cell>
          <table:table-cell office:value-type="float" office:value="30381" table:style-name="ce6">
            <text:p>30,381<text:s/></text:p>
          </table:table-cell>
          <table:table-cell office:value-type="float" office:value="23695" table:style-name="ce6">
            <text:p>23,695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32609" table:style-name="ce6">
            <text:p>32,609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24673" table:style-name="ce6">
            <text:p>24,673<text:s/></text:p>
          </table:table-cell>
          <table:table-cell office:value-type="float" office:value="20006" table:style-name="ce6">
            <text:p>20,006<text:s/></text:p>
          </table:table-cell>
          <table:table-cell office:value-type="float" office:value="20472" table:style-name="ce6">
            <text:p>20,472<text:s/></text:p>
          </table:table-cell>
          <table:table-cell office:value-type="float" office:value="110326" table:style-name="ce6">
            <text:p>110,326<text:s/></text:p>
          </table:table-cell>
          <table:table-cell office:value-type="float" office:value="39196" table:style-name="ce6">
            <text:p>39,196<text:s/></text:p>
          </table:table-cell>
          <table:table-cell office:value-type="float" office:value="18221" table:style-name="ce6">
            <text:p>18,221<text:s/></text:p>
          </table:table-cell>
          <table:table-cell office:value-type="float" office:value="22028" table:style-name="ce6">
            <text:p>22,028<text:s/></text:p>
          </table:table-cell>
          <table:table-cell office:value-type="float" office:value="24204" table:style-name="ce6">
            <text:p>24,204<text:s/></text:p>
          </table:table-cell>
          <table:table-cell office:value-type="float" office:value="26263" table:style-name="ce6">
            <text:p>26,263<text:s/></text:p>
          </table:table-cell>
          <table:table-cell office:value-type="float" office:value="31313" table:style-name="ce6">
            <text:p>31,313<text:s/></text:p>
          </table:table-cell>
          <table:table-cell office:value-type="float" office:value="24507" table:style-name="ce6">
            <text:p>24,507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29280" table:style-name="ce6">
            <text:p>29,280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5526" table:style-name="ce6">
            <text:p>5,526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13810" table:style-name="ce6">
            <text:p>13,810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33403" table:style-name="ce6">
            <text:p>33,403<text:s/></text:p>
          </table:table-cell>
          <table:table-cell office:value-type="float" office:value="9270" table:style-name="ce6">
            <text:p>9,270<text:s/></text:p>
          </table:table-cell>
          <table:table-cell office:value-type="float" office:value="12146" table:style-name="ce6">
            <text:p>12,146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21592" table:style-name="ce6">
            <text:p>21,592<text:s/></text:p>
          </table:table-cell>
          <table:table-cell office:value-type="float" office:value="24970" table:style-name="ce6">
            <text:p>24,970<text:s/></text:p>
          </table:table-cell>
          <table:table-cell office:value-type="float" office:value="27896" table:style-name="ce6">
            <text:p>27,896<text:s/></text:p>
          </table:table-cell>
          <table:table-cell office:value-type="float" office:value="37603" table:style-name="ce6">
            <text:p>37,603<text:s/></text:p>
          </table:table-cell>
          <table:table-cell office:value-type="float" office:value="37754" table:style-name="ce6">
            <text:p>37,754<text:s/></text:p>
          </table:table-cell>
          <table:table-cell office:value-type="float" office:value="24614" table:style-name="ce6">
            <text:p>24,614<text:s/></text:p>
          </table:table-cell>
          <table:table-cell office:value-type="float" office:value="23544" table:style-name="ce6">
            <text:p>23,544<text:s/></text:p>
          </table:table-cell>
          <table:table-cell office:value-type="float" office:value="50147" table:style-name="ce6">
            <text:p>50,147<text:s/></text:p>
          </table:table-cell>
          <table:table-cell office:value-type="float" office:value="21941" table:style-name="ce6">
            <text:p>21,941<text:s/></text:p>
          </table:table-cell>
          <table:table-cell office:value-type="float" office:value="29765" table:style-name="ce6">
            <text:p>29,765<text:s/></text:p>
          </table:table-cell>
          <table:table-cell office:value-type="float" office:value="29833" table:style-name="ce6">
            <text:p>29,833<text:s/></text:p>
          </table:table-cell>
          <table:table-cell office:value-type="float" office:value="16682" table:style-name="ce6">
            <text:p>16,682<text:s/></text:p>
          </table:table-cell>
          <table:table-cell office:value-type="float" office:value="55989" table:style-name="ce6">
            <text:p>55,989<text:s/></text:p>
          </table:table-cell>
          <table:table-cell office:value-type="float" office:value="19306" table:style-name="ce6">
            <text:p>19,306<text:s/></text:p>
          </table:table-cell>
          <table:table-cell office:value-type="float" office:value="14720" table:style-name="ce6">
            <text:p>14,720<text:s/></text:p>
          </table:table-cell>
          <table:table-cell office:value-type="float" office:value="13836" table:style-name="ce6">
            <text:p>13,836<text:s/></text:p>
          </table:table-cell>
          <table:table-cell office:value-type="float" office:value="20674" table:style-name="ce6">
            <text:p>20,674<text:s/></text:p>
          </table:table-cell>
          <table:table-cell office:value-type="float" office:value="13791" table:style-name="ce6">
            <text:p>13,791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17337" table:style-name="ce6">
            <text:p>17,337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34757" table:style-name="ce6">
            <text:p>34,757<text:s/></text:p>
          </table:table-cell>
          <table:table-cell office:value-type="float" office:value="21333" table:style-name="ce6">
            <text:p>21,333<text:s/></text:p>
          </table:table-cell>
          <table:table-cell office:value-type="float" office:value="22073" table:style-name="ce6">
            <text:p>22,073<text:s/></text:p>
          </table:table-cell>
          <table:table-cell office:value-type="float" office:value="21639" table:style-name="ce6">
            <text:p>21,639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6495" table:style-name="ce6">
            <text:p>6,495<text:s/></text:p>
          </table:table-cell>
          <table:table-cell office:value-type="float" office:value="10239" table:style-name="ce6">
            <text:p>10,239<text:s/></text:p>
          </table:table-cell>
          <table:table-cell office:value-type="float" office:value="8831" table:style-name="ce6">
            <text:p>8,831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15746" table:style-name="ce6">
            <text:p>15,746<text:s/></text:p>
          </table:table-cell>
          <table:table-cell office:value-type="float" office:value="25683" table:style-name="ce6">
            <text:p>25,683<text:s/></text:p>
          </table:table-cell>
          <table:table-cell office:value-type="float" office:value="20251" table:style-name="ce6">
            <text:p>20,251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1610" table:style-name="ce6">
            <text:p>11,610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11136" table:style-name="ce6">
            <text:p>11,136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10035" table:style-name="ce6">
            <text:p>10,035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4529" table:style-name="ce6">
            <text:p>4,529<text:s/></text:p>
          </table:table-cell>
          <table:table-cell table:number-columns-repeated="16264"/>
        </table:table-row>
        <table:table-row table:style-name="ro2">
          <table:table-cell office:value-type="date" office:date-value="2021-12-10T00:00:00" table:style-name="ce5">
            <text:p>2021/12/10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39058" table:style-name="ce6">
            <text:p>39,058<text:s/></text:p>
          </table:table-cell>
          <table:table-cell office:value-type="float" office:value="43304" table:style-name="ce6">
            <text:p>43,304<text:s/></text:p>
          </table:table-cell>
          <table:table-cell office:value-type="float" office:value="25354" table:style-name="ce6">
            <text:p>25,354<text:s/></text:p>
          </table:table-cell>
          <table:table-cell office:value-type="float" office:value="15018" table:style-name="ce6">
            <text:p>15,018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10333" table:style-name="ce6">
            <text:p>10,333<text:s/></text:p>
          </table:table-cell>
          <table:table-cell office:value-type="float" office:value="12382" table:style-name="ce6">
            <text:p>12,382<text:s/></text:p>
          </table:table-cell>
          <table:table-cell office:value-type="float" office:value="17828" table:style-name="ce6">
            <text:p>17,828<text:s/></text:p>
          </table:table-cell>
          <table:table-cell office:value-type="float" office:value="18443" table:style-name="ce6">
            <text:p>18,443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8722" table:style-name="ce6">
            <text:p>8,722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37233" table:style-name="ce6">
            <text:p>37,233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13044" table:style-name="ce6">
            <text:p>13,044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24992" table:style-name="ce6">
            <text:p>24,992<text:s/></text:p>
          </table:table-cell>
          <table:table-cell office:value-type="float" office:value="17516" table:style-name="ce6">
            <text:p>17,516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28682" table:style-name="ce6">
            <text:p>28,682<text:s/></text:p>
          </table:table-cell>
          <table:table-cell office:value-type="float" office:value="16376" table:style-name="ce6">
            <text:p>16,376<text:s/></text:p>
          </table:table-cell>
          <table:table-cell office:value-type="float" office:value="31264" table:style-name="ce6">
            <text:p>31,264<text:s/></text:p>
          </table:table-cell>
          <table:table-cell office:value-type="float" office:value="25467" table:style-name="ce6">
            <text:p>25,467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34207" table:style-name="ce6">
            <text:p>34,207<text:s/></text:p>
          </table:table-cell>
          <table:table-cell office:value-type="float" office:value="25023" table:style-name="ce6">
            <text:p>25,023<text:s/></text:p>
          </table:table-cell>
          <table:table-cell office:value-type="float" office:value="25845" table:style-name="ce6">
            <text:p>25,845<text:s/></text:p>
          </table:table-cell>
          <table:table-cell office:value-type="float" office:value="21088" table:style-name="ce6">
            <text:p>21,088<text:s/></text:p>
          </table:table-cell>
          <table:table-cell office:value-type="float" office:value="20419" table:style-name="ce6">
            <text:p>20,419<text:s/></text:p>
          </table:table-cell>
          <table:table-cell office:value-type="float" office:value="132232" table:style-name="ce6">
            <text:p>132,232<text:s/></text:p>
          </table:table-cell>
          <table:table-cell office:value-type="float" office:value="45994" table:style-name="ce6">
            <text:p>45,994<text:s/></text:p>
          </table:table-cell>
          <table:table-cell office:value-type="float" office:value="19817" table:style-name="ce6">
            <text:p>19,817<text:s/></text:p>
          </table:table-cell>
          <table:table-cell office:value-type="float" office:value="23104" table:style-name="ce6">
            <text:p>23,104<text:s/></text:p>
          </table:table-cell>
          <table:table-cell office:value-type="float" office:value="27942" table:style-name="ce6">
            <text:p>27,942<text:s/></text:p>
          </table:table-cell>
          <table:table-cell office:value-type="float" office:value="28754" table:style-name="ce6">
            <text:p>28,754<text:s/></text:p>
          </table:table-cell>
          <table:table-cell office:value-type="float" office:value="32780" table:style-name="ce6">
            <text:p>32,780<text:s/></text:p>
          </table:table-cell>
          <table:table-cell office:value-type="float" office:value="26428" table:style-name="ce6">
            <text:p>26,428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31490" table:style-name="ce6">
            <text:p>31,490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19413" table:style-name="ce6">
            <text:p>19,413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38700" table:style-name="ce6">
            <text:p>38,700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13364" table:style-name="ce6">
            <text:p>13,364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22779" table:style-name="ce6">
            <text:p>22,779<text:s/></text:p>
          </table:table-cell>
          <table:table-cell office:value-type="float" office:value="25734" table:style-name="ce6">
            <text:p>25,734<text:s/></text:p>
          </table:table-cell>
          <table:table-cell office:value-type="float" office:value="30413" table:style-name="ce6">
            <text:p>30,413<text:s/></text:p>
          </table:table-cell>
          <table:table-cell office:value-type="float" office:value="45265" table:style-name="ce6">
            <text:p>45,265<text:s/></text:p>
          </table:table-cell>
          <table:table-cell office:value-type="float" office:value="39982" table:style-name="ce6">
            <text:p>39,982<text:s/></text:p>
          </table:table-cell>
          <table:table-cell office:value-type="float" office:value="25936" table:style-name="ce6">
            <text:p>25,936<text:s/></text:p>
          </table:table-cell>
          <table:table-cell office:value-type="float" office:value="25193" table:style-name="ce6">
            <text:p>25,193<text:s/></text:p>
          </table:table-cell>
          <table:table-cell office:value-type="float" office:value="60649" table:style-name="ce6">
            <text:p>60,649<text:s/></text:p>
          </table:table-cell>
          <table:table-cell office:value-type="float" office:value="22402" table:style-name="ce6">
            <text:p>22,402<text:s/></text:p>
          </table:table-cell>
          <table:table-cell office:value-type="float" office:value="33041" table:style-name="ce6">
            <text:p>33,041<text:s/></text:p>
          </table:table-cell>
          <table:table-cell office:value-type="float" office:value="34153" table:style-name="ce6">
            <text:p>34,153<text:s/></text:p>
          </table:table-cell>
          <table:table-cell office:value-type="float" office:value="19318" table:style-name="ce6">
            <text:p>19,318<text:s/></text:p>
          </table:table-cell>
          <table:table-cell office:value-type="float" office:value="65700" table:style-name="ce6">
            <text:p>65,700<text:s/></text:p>
          </table:table-cell>
          <table:table-cell office:value-type="float" office:value="20334" table:style-name="ce6">
            <text:p>20,334<text:s/></text:p>
          </table:table-cell>
          <table:table-cell office:value-type="float" office:value="15781" table:style-name="ce6">
            <text:p>15,781<text:s/></text:p>
          </table:table-cell>
          <table:table-cell office:value-type="float" office:value="14379" table:style-name="ce6">
            <text:p>14,379<text:s/></text:p>
          </table:table-cell>
          <table:table-cell office:value-type="float" office:value="21469" table:style-name="ce6">
            <text:p>21,469<text:s/></text:p>
          </table:table-cell>
          <table:table-cell office:value-type="float" office:value="14254" table:style-name="ce6">
            <text:p>14,254<text:s/></text:p>
          </table:table-cell>
          <table:table-cell office:value-type="float" office:value="28914" table:style-name="ce6">
            <text:p>28,914<text:s/></text:p>
          </table:table-cell>
          <table:table-cell office:value-type="float" office:value="18456" table:style-name="ce6">
            <text:p>18,456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36137" table:style-name="ce6">
            <text:p>36,137<text:s/></text:p>
          </table:table-cell>
          <table:table-cell office:value-type="float" office:value="21697" table:style-name="ce6">
            <text:p>21,697<text:s/></text:p>
          </table:table-cell>
          <table:table-cell office:value-type="float" office:value="23913" table:style-name="ce6">
            <text:p>23,913<text:s/></text:p>
          </table:table-cell>
          <table:table-cell office:value-type="float" office:value="22844" table:style-name="ce6">
            <text:p>22,844<text:s/></text:p>
          </table:table-cell>
          <table:table-cell office:value-type="float" office:value="14997" table:style-name="ce6">
            <text:p>14,997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5115" table:style-name="ce6">
            <text:p>5,115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14730" table:style-name="ce6">
            <text:p>14,730<text:s/></text:p>
          </table:table-cell>
          <table:table-cell office:value-type="float" office:value="16969" table:style-name="ce6">
            <text:p>16,969<text:s/></text:p>
          </table:table-cell>
          <table:table-cell office:value-type="float" office:value="26994" table:style-name="ce6">
            <text:p>26,994<text:s/></text:p>
          </table:table-cell>
          <table:table-cell office:value-type="float" office:value="21884" table:style-name="ce6">
            <text:p>21,884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12470" table:style-name="ce6">
            <text:p>12,470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12728" table:style-name="ce6">
            <text:p>12,728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4924" table:style-name="ce6">
            <text:p>4,924<text:s/></text:p>
          </table:table-cell>
          <table:table-cell table:number-columns-repeated="16264"/>
        </table:table-row>
        <table:table-row table:style-name="ro2">
          <table:table-cell office:value-type="date" office:date-value="2021-12-11T00:00:00" table:style-name="ce5">
            <text:p>2021/12/11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22881" table:style-name="ce6">
            <text:p>22,881<text:s/></text:p>
          </table:table-cell>
          <table:table-cell office:value-type="float" office:value="42148" table:style-name="ce6">
            <text:p>42,148<text:s/></text:p>
          </table:table-cell>
          <table:table-cell office:value-type="float" office:value="16435" table:style-name="ce6">
            <text:p>16,435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11663" table:style-name="ce6">
            <text:p>11,663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27200" table:style-name="ce6">
            <text:p>27,200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12639" table:style-name="ce6">
            <text:p>12,639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13297" table:style-name="ce6">
            <text:p>13,297<text:s/></text:p>
          </table:table-cell>
          <table:table-cell office:value-type="float" office:value="17851" table:style-name="ce6">
            <text:p>17,851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26927" table:style-name="ce6">
            <text:p>26,927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24811" table:style-name="ce6">
            <text:p>24,811<text:s/></text:p>
          </table:table-cell>
          <table:table-cell office:value-type="float" office:value="18673" table:style-name="ce6">
            <text:p>18,673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29796" table:style-name="ce6">
            <text:p>29,796<text:s/></text:p>
          </table:table-cell>
          <table:table-cell office:value-type="float" office:value="20627" table:style-name="ce6">
            <text:p>20,627<text:s/></text:p>
          </table:table-cell>
          <table:table-cell office:value-type="float" office:value="20614" table:style-name="ce6">
            <text:p>20,614<text:s/></text:p>
          </table:table-cell>
          <table:table-cell office:value-type="float" office:value="17602" table:style-name="ce6">
            <text:p>17,602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142881" table:style-name="ce6">
            <text:p>142,881<text:s/></text:p>
          </table:table-cell>
          <table:table-cell office:value-type="float" office:value="50865" table:style-name="ce6">
            <text:p>50,865<text:s/></text:p>
          </table:table-cell>
          <table:table-cell office:value-type="float" office:value="18743" table:style-name="ce6">
            <text:p>18,743<text:s/></text:p>
          </table:table-cell>
          <table:table-cell office:value-type="float" office:value="16969" table:style-name="ce6">
            <text:p>16,969<text:s/></text:p>
          </table:table-cell>
          <table:table-cell office:value-type="float" office:value="31096" table:style-name="ce6">
            <text:p>31,096<text:s/></text:p>
          </table:table-cell>
          <table:table-cell office:value-type="float" office:value="27396" table:style-name="ce6">
            <text:p>27,396<text:s/></text:p>
          </table:table-cell>
          <table:table-cell office:value-type="float" office:value="30928" table:style-name="ce6">
            <text:p>30,928<text:s/></text:p>
          </table:table-cell>
          <table:table-cell office:value-type="float" office:value="23074" table:style-name="ce6">
            <text:p>23,074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24343" table:style-name="ce6">
            <text:p>24,343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16804" table:style-name="ce6">
            <text:p>16,804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9815" table:style-name="ce6">
            <text:p>9,815<text:s/></text:p>
          </table:table-cell>
          <table:table-cell office:value-type="float" office:value="40316" table:style-name="ce6">
            <text:p>40,316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7249" table:style-name="ce6">
            <text:p>7,249<text:s/></text:p>
          </table:table-cell>
          <table:table-cell office:value-type="float" office:value="18827" table:style-name="ce6">
            <text:p>18,827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32092" table:style-name="ce6">
            <text:p>32,092<text:s/></text:p>
          </table:table-cell>
          <table:table-cell office:value-type="float" office:value="72027" table:style-name="ce6">
            <text:p>72,027<text:s/></text:p>
          </table:table-cell>
          <table:table-cell office:value-type="float" office:value="32087" table:style-name="ce6">
            <text:p>32,087<text:s/></text:p>
          </table:table-cell>
          <table:table-cell office:value-type="float" office:value="22211" table:style-name="ce6">
            <text:p>22,211<text:s/></text:p>
          </table:table-cell>
          <table:table-cell office:value-type="float" office:value="26135" table:style-name="ce6">
            <text:p>26,135<text:s/></text:p>
          </table:table-cell>
          <table:table-cell office:value-type="float" office:value="78837" table:style-name="ce6">
            <text:p>78,837<text:s/></text:p>
          </table:table-cell>
          <table:table-cell office:value-type="float" office:value="17392" table:style-name="ce6">
            <text:p>17,392<text:s/></text:p>
          </table:table-cell>
          <table:table-cell office:value-type="float" office:value="29136" table:style-name="ce6">
            <text:p>29,136<text:s/></text:p>
          </table:table-cell>
          <table:table-cell office:value-type="float" office:value="29880" table:style-name="ce6">
            <text:p>29,880<text:s/></text:p>
          </table:table-cell>
          <table:table-cell office:value-type="float" office:value="17964" table:style-name="ce6">
            <text:p>17,964<text:s/></text:p>
          </table:table-cell>
          <table:table-cell office:value-type="float" office:value="64193" table:style-name="ce6">
            <text:p>64,193<text:s/></text:p>
          </table:table-cell>
          <table:table-cell office:value-type="float" office:value="15023" table:style-name="ce6">
            <text:p>15,023<text:s/></text:p>
          </table:table-cell>
          <table:table-cell office:value-type="float" office:value="13485" table:style-name="ce6">
            <text:p>13,485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17274" table:style-name="ce6">
            <text:p>17,274<text:s/></text:p>
          </table:table-cell>
          <table:table-cell office:value-type="float" office:value="11396" table:style-name="ce6">
            <text:p>11,396<text:s/></text:p>
          </table:table-cell>
          <table:table-cell office:value-type="float" office:value="27408" table:style-name="ce6">
            <text:p>27,408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14119" table:style-name="ce6">
            <text:p>14,119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18257" table:style-name="ce6">
            <text:p>18,257<text:s/></text:p>
          </table:table-cell>
          <table:table-cell office:value-type="float" office:value="16628" table:style-name="ce6">
            <text:p>16,628<text:s/></text:p>
          </table:table-cell>
          <table:table-cell office:value-type="float" office:value="14977" table:style-name="ce6">
            <text:p>14,977<text:s/></text:p>
          </table:table-cell>
          <table:table-cell office:value-type="float" office:value="16564" table:style-name="ce6">
            <text:p>16,564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12536" table:style-name="ce6">
            <text:p>12,536<text:s/></text:p>
          </table:table-cell>
          <table:table-cell office:value-type="float" office:value="17598" table:style-name="ce6">
            <text:p>17,598<text:s/></text:p>
          </table:table-cell>
          <table:table-cell office:value-type="float" office:value="19755" table:style-name="ce6">
            <text:p>19,755<text:s/></text:p>
          </table:table-cell>
          <table:table-cell office:value-type="float" office:value="11496" table:style-name="ce6">
            <text:p>11,496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4839" table:style-name="ce6">
            <text:p>4,839<text:s/></text:p>
          </table:table-cell>
          <table:table-cell office:value-type="float" office:value="1450" table:style-name="ce6">
            <text:p>1,450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17884" table:style-name="ce6">
            <text:p>17,884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3886" table:style-name="ce6">
            <text:p>3,886<text:s/></text:p>
          </table:table-cell>
          <table:table-cell table:number-columns-repeated="16264"/>
        </table:table-row>
        <table:table-row table:style-name="ro2">
          <table:table-cell office:value-type="date" office:date-value="2021-12-12T00:00:00" table:style-name="ce5">
            <text:p>2021/12/12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17772" table:style-name="ce6">
            <text:p>17,772<text:s/></text:p>
          </table:table-cell>
          <table:table-cell office:value-type="float" office:value="32675" table:style-name="ce6">
            <text:p>32,675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5556" table:style-name="ce6">
            <text:p>5,556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4570" table:style-name="ce6">
            <text:p>4,570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18898" table:style-name="ce6">
            <text:p>18,898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13281" table:style-name="ce6">
            <text:p>13,281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21410" table:style-name="ce6">
            <text:p>21,410<text:s/></text:p>
          </table:table-cell>
          <table:table-cell office:value-type="float" office:value="11463" table:style-name="ce6">
            <text:p>11,463<text:s/></text:p>
          </table:table-cell>
          <table:table-cell office:value-type="float" office:value="18786" table:style-name="ce6">
            <text:p>18,786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22575" table:style-name="ce6">
            <text:p>22,575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15619" table:style-name="ce6">
            <text:p>15,619<text:s/></text:p>
          </table:table-cell>
          <table:table-cell office:value-type="float" office:value="12981" table:style-name="ce6">
            <text:p>12,981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140690" table:style-name="ce6">
            <text:p>140,690<text:s/></text:p>
          </table:table-cell>
          <table:table-cell office:value-type="float" office:value="40059" table:style-name="ce6">
            <text:p>40,059<text:s/></text:p>
          </table:table-cell>
          <table:table-cell office:value-type="float" office:value="11731" table:style-name="ce6">
            <text:p>11,731<text:s/></text:p>
          </table:table-cell>
          <table:table-cell office:value-type="float" office:value="14326" table:style-name="ce6">
            <text:p>14,326<text:s/></text:p>
          </table:table-cell>
          <table:table-cell office:value-type="float" office:value="22420" table:style-name="ce6">
            <text:p>22,420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21529" table:style-name="ce6">
            <text:p>21,529<text:s/></text:p>
          </table:table-cell>
          <table:table-cell office:value-type="float" office:value="17390" table:style-name="ce6">
            <text:p>17,390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15705" table:style-name="ce6">
            <text:p>15,705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4916" table:style-name="ce6">
            <text:p>4,916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24832" table:style-name="ce6">
            <text:p>24,832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13737" table:style-name="ce6">
            <text:p>13,737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47304" table:style-name="ce6">
            <text:p>47,304<text:s/></text:p>
          </table:table-cell>
          <table:table-cell office:value-type="float" office:value="24378" table:style-name="ce6">
            <text:p>24,378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19435" table:style-name="ce6">
            <text:p>19,435<text:s/></text:p>
          </table:table-cell>
          <table:table-cell office:value-type="float" office:value="60093" table:style-name="ce6">
            <text:p>60,093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22442" table:style-name="ce6">
            <text:p>22,442<text:s/></text:p>
          </table:table-cell>
          <table:table-cell office:value-type="float" office:value="22695" table:style-name="ce6">
            <text:p>22,695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50264" table:style-name="ce6">
            <text:p>50,264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15653" table:style-name="ce6">
            <text:p>15,653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21913" table:style-name="ce6">
            <text:p>21,913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7666" table:style-name="ce6">
            <text:p>7,666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14327" table:style-name="ce6">
            <text:p>14,327<text:s/></text:p>
          </table:table-cell>
          <table:table-cell office:value-type="float" office:value="10556" table:style-name="ce6">
            <text:p>10,556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6907" table:style-name="ce6">
            <text:p>6,907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5864" table:style-name="ce6">
            <text:p>5,864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13580" table:style-name="ce6">
            <text:p>13,580<text:s/></text:p>
          </table:table-cell>
          <table:table-cell office:value-type="float" office:value="14794" table:style-name="ce6">
            <text:p>14,794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7873" table:style-name="ce6">
            <text:p>7,873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1014" table:style-name="ce6">
            <text:p>1,014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2730" table:style-name="ce6">
            <text:p>2,730<text:s/></text:p>
          </table:table-cell>
          <table:table-cell table:number-columns-repeated="16264"/>
        </table:table-row>
        <table:table-row table:style-name="ro2">
          <table:table-cell office:value-type="date" office:date-value="2021-12-13T00:00:00" table:style-name="ce5">
            <text:p>2021/12/13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36715" table:style-name="ce6">
            <text:p>36,715<text:s/></text:p>
          </table:table-cell>
          <table:table-cell office:value-type="float" office:value="34336" table:style-name="ce6">
            <text:p>34,336<text:s/></text:p>
          </table:table-cell>
          <table:table-cell office:value-type="float" office:value="23382" table:style-name="ce6">
            <text:p>23,382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10476" table:style-name="ce6">
            <text:p>10,476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16775" table:style-name="ce6">
            <text:p>16,775<text:s/></text:p>
          </table:table-cell>
          <table:table-cell office:value-type="float" office:value="17701" table:style-name="ce6">
            <text:p>17,701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6362" table:style-name="ce6">
            <text:p>6,362<text:s/></text:p>
          </table:table-cell>
          <table:table-cell office:value-type="float" office:value="26521" table:style-name="ce6">
            <text:p>26,521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4528" table:style-name="ce6">
            <text:p>14,528<text:s/></text:p>
          </table:table-cell>
          <table:table-cell office:value-type="float" office:value="22603" table:style-name="ce6">
            <text:p>22,603<text:s/></text:p>
          </table:table-cell>
          <table:table-cell office:value-type="float" office:value="15857" table:style-name="ce6">
            <text:p>15,857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23278" table:style-name="ce6">
            <text:p>23,278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28836" table:style-name="ce6">
            <text:p>28,836<text:s/></text:p>
          </table:table-cell>
          <table:table-cell office:value-type="float" office:value="21949" table:style-name="ce6">
            <text:p>21,949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31640" table:style-name="ce6">
            <text:p>31,640<text:s/></text:p>
          </table:table-cell>
          <table:table-cell office:value-type="float" office:value="23372" table:style-name="ce6">
            <text:p>23,372<text:s/></text:p>
          </table:table-cell>
          <table:table-cell office:value-type="float" office:value="24154" table:style-name="ce6">
            <text:p>24,154<text:s/></text:p>
          </table:table-cell>
          <table:table-cell office:value-type="float" office:value="19311" table:style-name="ce6">
            <text:p>19,311<text:s/></text:p>
          </table:table-cell>
          <table:table-cell office:value-type="float" office:value="19958" table:style-name="ce6">
            <text:p>19,958<text:s/></text:p>
          </table:table-cell>
          <table:table-cell office:value-type="float" office:value="113351" table:style-name="ce6">
            <text:p>113,351<text:s/></text:p>
          </table:table-cell>
          <table:table-cell office:value-type="float" office:value="36091" table:style-name="ce6">
            <text:p>36,091<text:s/></text:p>
          </table:table-cell>
          <table:table-cell office:value-type="float" office:value="18434" table:style-name="ce6">
            <text:p>18,434<text:s/></text:p>
          </table:table-cell>
          <table:table-cell office:value-type="float" office:value="21191" table:style-name="ce6">
            <text:p>21,191<text:s/></text:p>
          </table:table-cell>
          <table:table-cell office:value-type="float" office:value="21304" table:style-name="ce6">
            <text:p>21,304<text:s/></text:p>
          </table:table-cell>
          <table:table-cell office:value-type="float" office:value="23716" table:style-name="ce6">
            <text:p>23,716<text:s/></text:p>
          </table:table-cell>
          <table:table-cell office:value-type="float" office:value="24624" table:style-name="ce6">
            <text:p>24,624<text:s/></text:p>
          </table:table-cell>
          <table:table-cell office:value-type="float" office:value="21317" table:style-name="ce6">
            <text:p>21,317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27967" table:style-name="ce6">
            <text:p>27,967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16351" table:style-name="ce6">
            <text:p>16,351<text:s/></text:p>
          </table:table-cell>
          <table:table-cell office:value-type="float" office:value="5073" table:style-name="ce6">
            <text:p>5,073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13025" table:style-name="ce6">
            <text:p>13,025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29732" table:style-name="ce6">
            <text:p>29,732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11868" table:style-name="ce6">
            <text:p>11,868<text:s/></text:p>
          </table:table-cell>
          <table:table-cell office:value-type="float" office:value="7552" table:style-name="ce6">
            <text:p>7,552<text:s/></text:p>
          </table:table-cell>
          <table:table-cell office:value-type="float" office:value="21516" table:style-name="ce6">
            <text:p>21,516<text:s/></text:p>
          </table:table-cell>
          <table:table-cell office:value-type="float" office:value="24452" table:style-name="ce6">
            <text:p>24,452<text:s/></text:p>
          </table:table-cell>
          <table:table-cell office:value-type="float" office:value="26945" table:style-name="ce6">
            <text:p>26,945<text:s/></text:p>
          </table:table-cell>
          <table:table-cell office:value-type="float" office:value="36437" table:style-name="ce6">
            <text:p>36,437<text:s/></text:p>
          </table:table-cell>
          <table:table-cell office:value-type="float" office:value="36458" table:style-name="ce6">
            <text:p>36,458<text:s/></text:p>
          </table:table-cell>
          <table:table-cell office:value-type="float" office:value="23814" table:style-name="ce6">
            <text:p>23,814<text:s/></text:p>
          </table:table-cell>
          <table:table-cell office:value-type="float" office:value="22734" table:style-name="ce6">
            <text:p>22,734<text:s/></text:p>
          </table:table-cell>
          <table:table-cell office:value-type="float" office:value="49907" table:style-name="ce6">
            <text:p>49,907<text:s/></text:p>
          </table:table-cell>
          <table:table-cell office:value-type="float" office:value="20984" table:style-name="ce6">
            <text:p>20,984<text:s/></text:p>
          </table:table-cell>
          <table:table-cell office:value-type="float" office:value="27942" table:style-name="ce6">
            <text:p>27,942<text:s/></text:p>
          </table:table-cell>
          <table:table-cell office:value-type="float" office:value="28150" table:style-name="ce6">
            <text:p>28,150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55027" table:style-name="ce6">
            <text:p>55,027<text:s/></text:p>
          </table:table-cell>
          <table:table-cell office:value-type="float" office:value="18492" table:style-name="ce6">
            <text:p>18,492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17633" table:style-name="ce6">
            <text:p>17,633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25094" table:style-name="ce6">
            <text:p>25,094<text:s/></text:p>
          </table:table-cell>
          <table:table-cell office:value-type="float" office:value="16695" table:style-name="ce6">
            <text:p>16,695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34747" table:style-name="ce6">
            <text:p>34,747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20986" table:style-name="ce6">
            <text:p>20,986<text:s/></text:p>
          </table:table-cell>
          <table:table-cell office:value-type="float" office:value="21253" table:style-name="ce6">
            <text:p>21,253<text:s/></text:p>
          </table:table-cell>
          <table:table-cell office:value-type="float" office:value="13546" table:style-name="ce6">
            <text:p>13,546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4945" table:style-name="ce6">
            <text:p>4,945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12460" table:style-name="ce6">
            <text:p>12,460<text:s/></text:p>
          </table:table-cell>
          <table:table-cell office:value-type="float" office:value="15464" table:style-name="ce6">
            <text:p>15,464<text:s/></text:p>
          </table:table-cell>
          <table:table-cell office:value-type="float" office:value="25113" table:style-name="ce6">
            <text:p>25,113<text:s/></text:p>
          </table:table-cell>
          <table:table-cell office:value-type="float" office:value="18123" table:style-name="ce6">
            <text:p>18,123<text:s/></text:p>
          </table:table-cell>
          <table:table-cell office:value-type="float" office:value="13823" table:style-name="ce6">
            <text:p>13,823<text:s/></text:p>
          </table:table-cell>
          <table:table-cell office:value-type="float" office:value="11542" table:style-name="ce6">
            <text:p>11,542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732" table:style-name="ce6">
            <text:p>1,732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4474" table:style-name="ce6">
            <text:p>4,474<text:s/></text:p>
          </table:table-cell>
          <table:table-cell table:number-columns-repeated="16264"/>
        </table:table-row>
        <table:table-row table:style-name="ro2">
          <table:table-cell office:value-type="date" office:date-value="2021-12-14T00:00:00" table:style-name="ce5">
            <text:p>2021/12/14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36950" table:style-name="ce6">
            <text:p>36,950<text:s/></text:p>
          </table:table-cell>
          <table:table-cell office:value-type="float" office:value="35780" table:style-name="ce6">
            <text:p>35,780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13739" table:style-name="ce6">
            <text:p>13,739<text:s/></text:p>
          </table:table-cell>
          <table:table-cell office:value-type="float" office:value="10661" table:style-name="ce6">
            <text:p>10,661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17323" table:style-name="ce6">
            <text:p>17,323<text:s/></text:p>
          </table:table-cell>
          <table:table-cell office:value-type="float" office:value="17912" table:style-name="ce6">
            <text:p>17,912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8830" table:style-name="ce6">
            <text:p>8,830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6125" table:style-name="ce6">
            <text:p>6,125<text:s/></text:p>
          </table:table-cell>
          <table:table-cell office:value-type="float" office:value="28836" table:style-name="ce6">
            <text:p>28,836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23051" table:style-name="ce6">
            <text:p>23,051<text:s/></text:p>
          </table:table-cell>
          <table:table-cell office:value-type="float" office:value="15915" table:style-name="ce6">
            <text:p>15,915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24451" table:style-name="ce6">
            <text:p>24,451<text:s/></text:p>
          </table:table-cell>
          <table:table-cell office:value-type="float" office:value="15207" table:style-name="ce6">
            <text:p>15,207<text:s/></text:p>
          </table:table-cell>
          <table:table-cell office:value-type="float" office:value="30098" table:style-name="ce6">
            <text:p>30,098<text:s/></text:p>
          </table:table-cell>
          <table:table-cell office:value-type="float" office:value="23790" table:style-name="ce6">
            <text:p>23,790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32509" table:style-name="ce6">
            <text:p>32,509<text:s/></text:p>
          </table:table-cell>
          <table:table-cell office:value-type="float" office:value="23961" table:style-name="ce6">
            <text:p>23,961<text:s/></text:p>
          </table:table-cell>
          <table:table-cell office:value-type="float" office:value="24167" table:style-name="ce6">
            <text:p>24,167<text:s/></text:p>
          </table:table-cell>
          <table:table-cell office:value-type="float" office:value="19790" table:style-name="ce6">
            <text:p>19,790<text:s/></text:p>
          </table:table-cell>
          <table:table-cell office:value-type="float" office:value="20684" table:style-name="ce6">
            <text:p>20,684<text:s/></text:p>
          </table:table-cell>
          <table:table-cell office:value-type="float" office:value="106772" table:style-name="ce6">
            <text:p>106,772<text:s/></text:p>
          </table:table-cell>
          <table:table-cell office:value-type="float" office:value="37592" table:style-name="ce6">
            <text:p>37,592<text:s/></text:p>
          </table:table-cell>
          <table:table-cell office:value-type="float" office:value="18407" table:style-name="ce6">
            <text:p>18,407<text:s/></text:p>
          </table:table-cell>
          <table:table-cell office:value-type="float" office:value="21916" table:style-name="ce6">
            <text:p>21,916<text:s/></text:p>
          </table:table-cell>
          <table:table-cell office:value-type="float" office:value="24051" table:style-name="ce6">
            <text:p>24,051<text:s/></text:p>
          </table:table-cell>
          <table:table-cell office:value-type="float" office:value="25672" table:style-name="ce6">
            <text:p>25,672<text:s/></text:p>
          </table:table-cell>
          <table:table-cell office:value-type="float" office:value="26851" table:style-name="ce6">
            <text:p>26,851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28596" table:style-name="ce6">
            <text:p>28,596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17496" table:style-name="ce6">
            <text:p>17,496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32712" table:style-name="ce6">
            <text:p>32,712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21469" table:style-name="ce6">
            <text:p>21,469<text:s/></text:p>
          </table:table-cell>
          <table:table-cell office:value-type="float" office:value="25020" table:style-name="ce6">
            <text:p>25,020<text:s/></text:p>
          </table:table-cell>
          <table:table-cell office:value-type="float" office:value="27527" table:style-name="ce6">
            <text:p>27,527<text:s/></text:p>
          </table:table-cell>
          <table:table-cell office:value-type="float" office:value="36382" table:style-name="ce6">
            <text:p>36,382<text:s/></text:p>
          </table:table-cell>
          <table:table-cell office:value-type="float" office:value="37393" table:style-name="ce6">
            <text:p>37,393<text:s/></text:p>
          </table:table-cell>
          <table:table-cell office:value-type="float" office:value="24309" table:style-name="ce6">
            <text:p>24,309<text:s/></text:p>
          </table:table-cell>
          <table:table-cell office:value-type="float" office:value="23402" table:style-name="ce6">
            <text:p>23,402<text:s/></text:p>
          </table:table-cell>
          <table:table-cell office:value-type="float" office:value="49151" table:style-name="ce6">
            <text:p>49,151<text:s/></text:p>
          </table:table-cell>
          <table:table-cell office:value-type="float" office:value="21210" table:style-name="ce6">
            <text:p>21,210<text:s/></text:p>
          </table:table-cell>
          <table:table-cell office:value-type="float" office:value="28705" table:style-name="ce6">
            <text:p>28,705<text:s/></text:p>
          </table:table-cell>
          <table:table-cell office:value-type="float" office:value="29234" table:style-name="ce6">
            <text:p>29,234<text:s/></text:p>
          </table:table-cell>
          <table:table-cell office:value-type="float" office:value="16746" table:style-name="ce6">
            <text:p>16,746<text:s/></text:p>
          </table:table-cell>
          <table:table-cell office:value-type="float" office:value="54169" table:style-name="ce6">
            <text:p>54,169<text:s/></text:p>
          </table:table-cell>
          <table:table-cell office:value-type="float" office:value="18940" table:style-name="ce6">
            <text:p>18,940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17873" table:style-name="ce6">
            <text:p>17,873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23356" table:style-name="ce6">
            <text:p>23,356<text:s/></text:p>
          </table:table-cell>
          <table:table-cell office:value-type="float" office:value="17184" table:style-name="ce6">
            <text:p>17,184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34897" table:style-name="ce6">
            <text:p>34,897<text:s/></text:p>
          </table:table-cell>
          <table:table-cell office:value-type="float" office:value="20517" table:style-name="ce6">
            <text:p>20,517<text:s/></text:p>
          </table:table-cell>
          <table:table-cell office:value-type="float" office:value="22293" table:style-name="ce6">
            <text:p>22,293<text:s/></text:p>
          </table:table-cell>
          <table:table-cell office:value-type="float" office:value="21673" table:style-name="ce6">
            <text:p>21,673<text:s/></text:p>
          </table:table-cell>
          <table:table-cell office:value-type="float" office:value="13696" table:style-name="ce6">
            <text:p>13,696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15662" table:style-name="ce6">
            <text:p>15,662<text:s/></text:p>
          </table:table-cell>
          <table:table-cell office:value-type="float" office:value="25489" table:style-name="ce6">
            <text:p>25,489<text:s/></text:p>
          </table:table-cell>
          <table:table-cell office:value-type="float" office:value="19919" table:style-name="ce6">
            <text:p>19,919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11664" table:style-name="ce6">
            <text:p>11,664<text:s/></text:p>
          </table:table-cell>
          <table:table-cell office:value-type="float" office:value="11592" table:style-name="ce6">
            <text:p>11,592<text:s/></text:p>
          </table:table-cell>
          <table:table-cell office:value-type="float" office:value="12076" table:style-name="ce6">
            <text:p>12,076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11833" table:style-name="ce6">
            <text:p>11,833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4508" table:style-name="ce6">
            <text:p>4,508<text:s/></text:p>
          </table:table-cell>
          <table:table-cell table:number-columns-repeated="16264"/>
        </table:table-row>
        <table:table-row table:style-name="ro2">
          <table:table-cell office:value-type="date" office:date-value="2021-12-15T00:00:00" table:style-name="ce5">
            <text:p>2021/12/15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38162" table:style-name="ce6">
            <text:p>38,162<text:s/></text:p>
          </table:table-cell>
          <table:table-cell office:value-type="float" office:value="38434" table:style-name="ce6">
            <text:p>38,434<text:s/></text:p>
          </table:table-cell>
          <table:table-cell office:value-type="float" office:value="24421" table:style-name="ce6">
            <text:p>24,421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17170" table:style-name="ce6">
            <text:p>17,170<text:s/></text:p>
          </table:table-cell>
          <table:table-cell office:value-type="float" office:value="18267" table:style-name="ce6">
            <text:p>18,267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35606" table:style-name="ce6">
            <text:p>35,606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15159" table:style-name="ce6">
            <text:p>15,159<text:s/></text:p>
          </table:table-cell>
          <table:table-cell office:value-type="float" office:value="23389" table:style-name="ce6">
            <text:p>23,389<text:s/></text:p>
          </table:table-cell>
          <table:table-cell office:value-type="float" office:value="16564" table:style-name="ce6">
            <text:p>16,564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25094" table:style-name="ce6">
            <text:p>25,094<text:s/></text:p>
          </table:table-cell>
          <table:table-cell office:value-type="float" office:value="15264" table:style-name="ce6">
            <text:p>15,264<text:s/></text:p>
          </table:table-cell>
          <table:table-cell office:value-type="float" office:value="30717" table:style-name="ce6">
            <text:p>30,717<text:s/></text:p>
          </table:table-cell>
          <table:table-cell office:value-type="float" office:value="24857" table:style-name="ce6">
            <text:p>24,857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33222" table:style-name="ce6">
            <text:p>33,222<text:s/></text:p>
          </table:table-cell>
          <table:table-cell office:value-type="float" office:value="24350" table:style-name="ce6">
            <text:p>24,350<text:s/></text:p>
          </table:table-cell>
          <table:table-cell office:value-type="float" office:value="24874" table:style-name="ce6">
            <text:p>24,874<text:s/></text:p>
          </table:table-cell>
          <table:table-cell office:value-type="float" office:value="20376" table:style-name="ce6">
            <text:p>20,376<text:s/></text:p>
          </table:table-cell>
          <table:table-cell office:value-type="float" office:value="21398" table:style-name="ce6">
            <text:p>21,398<text:s/></text:p>
          </table:table-cell>
          <table:table-cell office:value-type="float" office:value="111299" table:style-name="ce6">
            <text:p>111,299<text:s/></text:p>
          </table:table-cell>
          <table:table-cell office:value-type="float" office:value="39705" table:style-name="ce6">
            <text:p>39,705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22336" table:style-name="ce6">
            <text:p>22,336<text:s/></text:p>
          </table:table-cell>
          <table:table-cell office:value-type="float" office:value="24646" table:style-name="ce6">
            <text:p>24,646<text:s/></text:p>
          </table:table-cell>
          <table:table-cell office:value-type="float" office:value="26771" table:style-name="ce6">
            <text:p>26,771<text:s/></text:p>
          </table:table-cell>
          <table:table-cell office:value-type="float" office:value="28582" table:style-name="ce6">
            <text:p>28,582<text:s/></text:p>
          </table:table-cell>
          <table:table-cell office:value-type="float" office:value="22960" table:style-name="ce6">
            <text:p>22,960<text:s/></text:p>
          </table:table-cell>
          <table:table-cell office:value-type="float" office:value="12872" table:style-name="ce6">
            <text:p>12,872<text:s/></text:p>
          </table:table-cell>
          <table:table-cell office:value-type="float" office:value="29836" table:style-name="ce6">
            <text:p>29,836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17980" table:style-name="ce6">
            <text:p>17,980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13982" table:style-name="ce6">
            <text:p>13,982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10859" table:style-name="ce6">
            <text:p>10,859<text:s/></text:p>
          </table:table-cell>
          <table:table-cell office:value-type="float" office:value="34659" table:style-name="ce6">
            <text:p>34,659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22036" table:style-name="ce6">
            <text:p>22,036<text:s/></text:p>
          </table:table-cell>
          <table:table-cell office:value-type="float" office:value="25612" table:style-name="ce6">
            <text:p>25,612<text:s/></text:p>
          </table:table-cell>
          <table:table-cell office:value-type="float" office:value="28472" table:style-name="ce6">
            <text:p>28,472<text:s/></text:p>
          </table:table-cell>
          <table:table-cell office:value-type="float" office:value="39800" table:style-name="ce6">
            <text:p>39,800<text:s/></text:p>
          </table:table-cell>
          <table:table-cell office:value-type="float" office:value="38575" table:style-name="ce6">
            <text:p>38,575<text:s/></text:p>
          </table:table-cell>
          <table:table-cell office:value-type="float" office:value="25027" table:style-name="ce6">
            <text:p>25,027<text:s/></text:p>
          </table:table-cell>
          <table:table-cell office:value-type="float" office:value="24373" table:style-name="ce6">
            <text:p>24,373<text:s/></text:p>
          </table:table-cell>
          <table:table-cell office:value-type="float" office:value="53369" table:style-name="ce6">
            <text:p>53,369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29828" table:style-name="ce6">
            <text:p>29,828<text:s/></text:p>
          </table:table-cell>
          <table:table-cell office:value-type="float" office:value="30085" table:style-name="ce6">
            <text:p>30,085<text:s/></text:p>
          </table:table-cell>
          <table:table-cell office:value-type="float" office:value="17476" table:style-name="ce6">
            <text:p>17,476<text:s/></text:p>
          </table:table-cell>
          <table:table-cell office:value-type="float" office:value="57598" table:style-name="ce6">
            <text:p>57,598<text:s/></text:p>
          </table:table-cell>
          <table:table-cell office:value-type="float" office:value="19204" table:style-name="ce6">
            <text:p>19,204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21414" table:style-name="ce6">
            <text:p>21,414<text:s/></text:p>
          </table:table-cell>
          <table:table-cell office:value-type="float" office:value="14503" table:style-name="ce6">
            <text:p>14,503<text:s/></text:p>
          </table:table-cell>
          <table:table-cell office:value-type="float" office:value="25714" table:style-name="ce6">
            <text:p>25,714<text:s/></text:p>
          </table:table-cell>
          <table:table-cell office:value-type="float" office:value="17602" table:style-name="ce6">
            <text:p>17,602<text:s/></text:p>
          </table:table-cell>
          <table:table-cell office:value-type="float" office:value="8342" table:style-name="ce6">
            <text:p>8,342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35428" table:style-name="ce6">
            <text:p>35,428<text:s/></text:p>
          </table:table-cell>
          <table:table-cell office:value-type="float" office:value="20887" table:style-name="ce6">
            <text:p>20,887<text:s/></text:p>
          </table:table-cell>
          <table:table-cell office:value-type="float" office:value="22571" table:style-name="ce6">
            <text:p>22,571<text:s/></text:p>
          </table:table-cell>
          <table:table-cell office:value-type="float" office:value="22063" table:style-name="ce6">
            <text:p>22,063<text:s/></text:p>
          </table:table-cell>
          <table:table-cell office:value-type="float" office:value="13931" table:style-name="ce6">
            <text:p>13,931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15898" table:style-name="ce6">
            <text:p>15,898<text:s/></text:p>
          </table:table-cell>
          <table:table-cell office:value-type="float" office:value="26288" table:style-name="ce6">
            <text:p>26,288<text:s/></text:p>
          </table:table-cell>
          <table:table-cell office:value-type="float" office:value="20710" table:style-name="ce6">
            <text:p>20,710<text:s/></text:p>
          </table:table-cell>
          <table:table-cell office:value-type="float" office:value="14410" table:style-name="ce6">
            <text:p>14,410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4648" table:style-name="ce6">
            <text:p>4,648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4665" table:style-name="ce6">
            <text:p>4,665<text:s/></text:p>
          </table:table-cell>
          <table:table-cell table:number-columns-repeated="16264"/>
        </table:table-row>
        <table:table-row table:style-name="ro2">
          <table:table-cell office:value-type="date" office:date-value="2021-12-16T00:00:00" table:style-name="ce5">
            <text:p>2021/12/16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13805" table:style-name="ce6">
            <text:p>13,805<text:s/></text:p>
          </table:table-cell>
          <table:table-cell office:value-type="float" office:value="37500" table:style-name="ce6">
            <text:p>37,500<text:s/></text:p>
          </table:table-cell>
          <table:table-cell office:value-type="float" office:value="38628" table:style-name="ce6">
            <text:p>38,628<text:s/></text:p>
          </table:table-cell>
          <table:table-cell office:value-type="float" office:value="24944" table:style-name="ce6">
            <text:p>24,944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12939" table:style-name="ce6">
            <text:p>12,939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11797" table:style-name="ce6">
            <text:p>11,797<text:s/></text:p>
          </table:table-cell>
          <table:table-cell office:value-type="float" office:value="17553" table:style-name="ce6">
            <text:p>17,553<text:s/></text:p>
          </table:table-cell>
          <table:table-cell office:value-type="float" office:value="17977" table:style-name="ce6">
            <text:p>17,977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38428" table:style-name="ce6">
            <text:p>38,428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15284" table:style-name="ce6">
            <text:p>15,284<text:s/></text:p>
          </table:table-cell>
          <table:table-cell office:value-type="float" office:value="23272" table:style-name="ce6">
            <text:p>23,272<text:s/></text:p>
          </table:table-cell>
          <table:table-cell office:value-type="float" office:value="16588" table:style-name="ce6">
            <text:p>16,588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25731" table:style-name="ce6">
            <text:p>25,731<text:s/></text:p>
          </table:table-cell>
          <table:table-cell office:value-type="float" office:value="15270" table:style-name="ce6">
            <text:p>15,270<text:s/></text:p>
          </table:table-cell>
          <table:table-cell office:value-type="float" office:value="30617" table:style-name="ce6">
            <text:p>30,617<text:s/></text:p>
          </table:table-cell>
          <table:table-cell office:value-type="float" office:value="24362" table:style-name="ce6">
            <text:p>24,362<text:s/></text:p>
          </table:table-cell>
          <table:table-cell office:value-type="float" office:value="9648" table:style-name="ce6">
            <text:p>9,648<text:s/></text:p>
          </table:table-cell>
          <table:table-cell office:value-type="float" office:value="32955" table:style-name="ce6">
            <text:p>32,955<text:s/></text:p>
          </table:table-cell>
          <table:table-cell office:value-type="float" office:value="24671" table:style-name="ce6">
            <text:p>24,671<text:s/></text:p>
          </table:table-cell>
          <table:table-cell office:value-type="float" office:value="24812" table:style-name="ce6">
            <text:p>24,812<text:s/></text:p>
          </table:table-cell>
          <table:table-cell office:value-type="float" office:value="20407" table:style-name="ce6">
            <text:p>20,407<text:s/></text:p>
          </table:table-cell>
          <table:table-cell office:value-type="float" office:value="20643" table:style-name="ce6">
            <text:p>20,643<text:s/></text:p>
          </table:table-cell>
          <table:table-cell office:value-type="float" office:value="113957" table:style-name="ce6">
            <text:p>113,957<text:s/></text:p>
          </table:table-cell>
          <table:table-cell office:value-type="float" office:value="39773" table:style-name="ce6">
            <text:p>39,773<text:s/></text:p>
          </table:table-cell>
          <table:table-cell office:value-type="float" office:value="18883" table:style-name="ce6">
            <text:p>18,883<text:s/></text:p>
          </table:table-cell>
          <table:table-cell office:value-type="float" office:value="22519" table:style-name="ce6">
            <text:p>22,519<text:s/></text:p>
          </table:table-cell>
          <table:table-cell office:value-type="float" office:value="25644" table:style-name="ce6">
            <text:p>25,644<text:s/></text:p>
          </table:table-cell>
          <table:table-cell office:value-type="float" office:value="26547" table:style-name="ce6">
            <text:p>26,547<text:s/></text:p>
          </table:table-cell>
          <table:table-cell office:value-type="float" office:value="28799" table:style-name="ce6">
            <text:p>28,799<text:s/></text:p>
          </table:table-cell>
          <table:table-cell office:value-type="float" office:value="22850" table:style-name="ce6">
            <text:p>22,850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29723" table:style-name="ce6">
            <text:p>29,723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18087" table:style-name="ce6">
            <text:p>18,087<text:s/></text:p>
          </table:table-cell>
          <table:table-cell office:value-type="float" office:value="5463" table:style-name="ce6">
            <text:p>5,463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35244" table:style-name="ce6">
            <text:p>35,244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7835" table:style-name="ce6">
            <text:p>7,835<text:s/></text:p>
          </table:table-cell>
          <table:table-cell office:value-type="float" office:value="22053" table:style-name="ce6">
            <text:p>22,053<text:s/></text:p>
          </table:table-cell>
          <table:table-cell office:value-type="float" office:value="25423" table:style-name="ce6">
            <text:p>25,423<text:s/></text:p>
          </table:table-cell>
          <table:table-cell office:value-type="float" office:value="28470" table:style-name="ce6">
            <text:p>28,470<text:s/></text:p>
          </table:table-cell>
          <table:table-cell office:value-type="float" office:value="39837" table:style-name="ce6">
            <text:p>39,837<text:s/></text:p>
          </table:table-cell>
          <table:table-cell office:value-type="float" office:value="38575" table:style-name="ce6">
            <text:p>38,575<text:s/></text:p>
          </table:table-cell>
          <table:table-cell office:value-type="float" office:value="25260" table:style-name="ce6">
            <text:p>25,260<text:s/></text:p>
          </table:table-cell>
          <table:table-cell office:value-type="float" office:value="24178" table:style-name="ce6">
            <text:p>24,178<text:s/></text:p>
          </table:table-cell>
          <table:table-cell office:value-type="float" office:value="52611" table:style-name="ce6">
            <text:p>52,611<text:s/></text:p>
          </table:table-cell>
          <table:table-cell office:value-type="float" office:value="22077" table:style-name="ce6">
            <text:p>22,077<text:s/></text:p>
          </table:table-cell>
          <table:table-cell office:value-type="float" office:value="30384" table:style-name="ce6">
            <text:p>30,384<text:s/></text:p>
          </table:table-cell>
          <table:table-cell office:value-type="float" office:value="31197" table:style-name="ce6">
            <text:p>31,197<text:s/></text:p>
          </table:table-cell>
          <table:table-cell office:value-type="float" office:value="17704" table:style-name="ce6">
            <text:p>17,704<text:s/></text:p>
          </table:table-cell>
          <table:table-cell office:value-type="float" office:value="58611" table:style-name="ce6">
            <text:p>58,611<text:s/></text:p>
          </table:table-cell>
          <table:table-cell office:value-type="float" office:value="19357" table:style-name="ce6">
            <text:p>19,357<text:s/></text:p>
          </table:table-cell>
          <table:table-cell office:value-type="float" office:value="15138" table:style-name="ce6">
            <text:p>15,138<text:s/></text:p>
          </table:table-cell>
          <table:table-cell office:value-type="float" office:value="14026" table:style-name="ce6">
            <text:p>14,026<text:s/></text:p>
          </table:table-cell>
          <table:table-cell office:value-type="float" office:value="22094" table:style-name="ce6">
            <text:p>22,094<text:s/></text:p>
          </table:table-cell>
          <table:table-cell office:value-type="float" office:value="14671" table:style-name="ce6">
            <text:p>14,671<text:s/></text:p>
          </table:table-cell>
          <table:table-cell office:value-type="float" office:value="26939" table:style-name="ce6">
            <text:p>26,939<text:s/></text:p>
          </table:table-cell>
          <table:table-cell office:value-type="float" office:value="17405" table:style-name="ce6">
            <text:p>17,405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10871" table:style-name="ce6">
            <text:p>10,871<text:s/></text:p>
          </table:table-cell>
          <table:table-cell office:value-type="float" office:value="34876" table:style-name="ce6">
            <text:p>34,876<text:s/></text:p>
          </table:table-cell>
          <table:table-cell office:value-type="float" office:value="19949" table:style-name="ce6">
            <text:p>19,949<text:s/></text:p>
          </table:table-cell>
          <table:table-cell office:value-type="float" office:value="22649" table:style-name="ce6">
            <text:p>22,649<text:s/></text:p>
          </table:table-cell>
          <table:table-cell office:value-type="float" office:value="21986" table:style-name="ce6">
            <text:p>21,986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12997" table:style-name="ce6">
            <text:p>12,997<text:s/></text:p>
          </table:table-cell>
          <table:table-cell office:value-type="float" office:value="15915" table:style-name="ce6">
            <text:p>15,915<text:s/></text:p>
          </table:table-cell>
          <table:table-cell office:value-type="float" office:value="25894" table:style-name="ce6">
            <text:p>25,894<text:s/></text:p>
          </table:table-cell>
          <table:table-cell office:value-type="float" office:value="20542" table:style-name="ce6">
            <text:p>20,542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11221" table:style-name="ce6">
            <text:p>11,221<text:s/></text:p>
          </table:table-cell>
          <table:table-cell office:value-type="float" office:value="12003" table:style-name="ce6">
            <text:p>12,003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4638" table:style-name="ce6">
            <text:p>4,638<text:s/></text:p>
          </table:table-cell>
          <table:table-cell table:number-columns-repeated="16264"/>
        </table:table-row>
        <table:table-row table:style-name="ro2">
          <table:table-cell office:value-type="date" office:date-value="2021-12-17T00:00:00" table:style-name="ce5">
            <text:p>2021/12/17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40191" table:style-name="ce6">
            <text:p>40,191<text:s/></text:p>
          </table:table-cell>
          <table:table-cell office:value-type="float" office:value="44526" table:style-name="ce6">
            <text:p>44,526<text:s/></text:p>
          </table:table-cell>
          <table:table-cell office:value-type="float" office:value="25980" table:style-name="ce6">
            <text:p>25,980<text:s/></text:p>
          </table:table-cell>
          <table:table-cell office:value-type="float" office:value="15378" table:style-name="ce6">
            <text:p>15,378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14025" table:style-name="ce6">
            <text:p>14,025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4556" table:style-name="ce6">
            <text:p>4,556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13851" table:style-name="ce6">
            <text:p>13,851<text:s/></text:p>
          </table:table-cell>
          <table:table-cell office:value-type="float" office:value="18151" table:style-name="ce6">
            <text:p>18,151<text:s/></text:p>
          </table:table-cell>
          <table:table-cell office:value-type="float" office:value="18760" table:style-name="ce6">
            <text:p>18,760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40612" table:style-name="ce6">
            <text:p>40,612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16357" table:style-name="ce6">
            <text:p>16,357<text:s/></text:p>
          </table:table-cell>
          <table:table-cell office:value-type="float" office:value="25358" table:style-name="ce6">
            <text:p>25,358<text:s/></text:p>
          </table:table-cell>
          <table:table-cell office:value-type="float" office:value="17961" table:style-name="ce6">
            <text:p>17,961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31256" table:style-name="ce6">
            <text:p>31,256<text:s/></text:p>
          </table:table-cell>
          <table:table-cell office:value-type="float" office:value="17433" table:style-name="ce6">
            <text:p>17,433<text:s/></text:p>
          </table:table-cell>
          <table:table-cell office:value-type="float" office:value="32853" table:style-name="ce6">
            <text:p>32,853<text:s/></text:p>
          </table:table-cell>
          <table:table-cell office:value-type="float" office:value="30205" table:style-name="ce6">
            <text:p>30,205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34978" table:style-name="ce6">
            <text:p>34,978<text:s/></text:p>
          </table:table-cell>
          <table:table-cell office:value-type="float" office:value="25505" table:style-name="ce6">
            <text:p>25,505<text:s/></text:p>
          </table:table-cell>
          <table:table-cell office:value-type="float" office:value="26147" table:style-name="ce6">
            <text:p>26,147<text:s/></text:p>
          </table:table-cell>
          <table:table-cell office:value-type="float" office:value="20806" table:style-name="ce6">
            <text:p>20,806<text:s/></text:p>
          </table:table-cell>
          <table:table-cell office:value-type="float" office:value="25677" table:style-name="ce6">
            <text:p>25,677<text:s/></text:p>
          </table:table-cell>
          <table:table-cell office:value-type="float" office:value="143356" table:style-name="ce6">
            <text:p>143,356<text:s/></text:p>
          </table:table-cell>
          <table:table-cell office:value-type="float" office:value="47119" table:style-name="ce6">
            <text:p>47,119<text:s/></text:p>
          </table:table-cell>
          <table:table-cell office:value-type="float" office:value="20296" table:style-name="ce6">
            <text:p>20,296<text:s/></text:p>
          </table:table-cell>
          <table:table-cell office:value-type="float" office:value="23161" table:style-name="ce6">
            <text:p>23,161<text:s/></text:p>
          </table:table-cell>
          <table:table-cell office:value-type="float" office:value="26406" table:style-name="ce6">
            <text:p>26,406<text:s/></text:p>
          </table:table-cell>
          <table:table-cell office:value-type="float" office:value="29756" table:style-name="ce6">
            <text:p>29,756<text:s/></text:p>
          </table:table-cell>
          <table:table-cell office:value-type="float" office:value="30137" table:style-name="ce6">
            <text:p>30,137<text:s/></text:p>
          </table:table-cell>
          <table:table-cell office:value-type="float" office:value="24546" table:style-name="ce6">
            <text:p>24,546<text:s/></text:p>
          </table:table-cell>
          <table:table-cell office:value-type="float" office:value="13157" table:style-name="ce6">
            <text:p>13,157<text:s/></text:p>
          </table:table-cell>
          <table:table-cell office:value-type="float" office:value="31545" table:style-name="ce6">
            <text:p>31,545<text:s/></text:p>
          </table:table-cell>
          <table:table-cell office:value-type="float" office:value="7541" table:style-name="ce6">
            <text:p>7,541<text:s/></text:p>
          </table:table-cell>
          <table:table-cell office:value-type="float" office:value="9148" table:style-name="ce6">
            <text:p>9,148<text:s/></text:p>
          </table:table-cell>
          <table:table-cell office:value-type="float" office:value="19500" table:style-name="ce6">
            <text:p>19,500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4269" table:style-name="ce6">
            <text:p>14,269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36864" table:style-name="ce6">
            <text:p>36,864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8065" table:style-name="ce6">
            <text:p>8,065<text:s/></text:p>
          </table:table-cell>
          <table:table-cell office:value-type="float" office:value="23060" table:style-name="ce6">
            <text:p>23,060<text:s/></text:p>
          </table:table-cell>
          <table:table-cell office:value-type="float" office:value="26195" table:style-name="ce6">
            <text:p>26,195<text:s/></text:p>
          </table:table-cell>
          <table:table-cell office:value-type="float" office:value="31171" table:style-name="ce6">
            <text:p>31,171<text:s/></text:p>
          </table:table-cell>
          <table:table-cell office:value-type="float" office:value="46892" table:style-name="ce6">
            <text:p>46,892<text:s/></text:p>
          </table:table-cell>
          <table:table-cell office:value-type="float" office:value="41323" table:style-name="ce6">
            <text:p>41,323<text:s/></text:p>
          </table:table-cell>
          <table:table-cell office:value-type="float" office:value="27133" table:style-name="ce6">
            <text:p>27,133<text:s/></text:p>
          </table:table-cell>
          <table:table-cell office:value-type="float" office:value="27210" table:style-name="ce6">
            <text:p>27,210<text:s/></text:p>
          </table:table-cell>
          <table:table-cell office:value-type="float" office:value="64027" table:style-name="ce6">
            <text:p>64,027<text:s/></text:p>
          </table:table-cell>
          <table:table-cell office:value-type="float" office:value="24395" table:style-name="ce6">
            <text:p>24,395<text:s/></text:p>
          </table:table-cell>
          <table:table-cell office:value-type="float" office:value="33547" table:style-name="ce6">
            <text:p>33,547<text:s/></text:p>
          </table:table-cell>
          <table:table-cell office:value-type="float" office:value="35289" table:style-name="ce6">
            <text:p>35,289<text:s/></text:p>
          </table:table-cell>
          <table:table-cell office:value-type="float" office:value="19777" table:style-name="ce6">
            <text:p>19,777<text:s/></text:p>
          </table:table-cell>
          <table:table-cell office:value-type="float" office:value="67661" table:style-name="ce6">
            <text:p>67,661<text:s/></text:p>
          </table:table-cell>
          <table:table-cell office:value-type="float" office:value="20801" table:style-name="ce6">
            <text:p>20,801<text:s/></text:p>
          </table:table-cell>
          <table:table-cell office:value-type="float" office:value="16406" table:style-name="ce6">
            <text:p>16,406<text:s/></text:p>
          </table:table-cell>
          <table:table-cell office:value-type="float" office:value="14998" table:style-name="ce6">
            <text:p>14,998<text:s/></text:p>
          </table:table-cell>
          <table:table-cell office:value-type="float" office:value="24865" table:style-name="ce6">
            <text:p>24,865<text:s/></text:p>
          </table:table-cell>
          <table:table-cell office:value-type="float" office:value="14636" table:style-name="ce6">
            <text:p>14,636<text:s/></text:p>
          </table:table-cell>
          <table:table-cell office:value-type="float" office:value="29186" table:style-name="ce6">
            <text:p>29,186<text:s/></text:p>
          </table:table-cell>
          <table:table-cell office:value-type="float" office:value="19007" table:style-name="ce6">
            <text:p>19,007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37023" table:style-name="ce6">
            <text:p>37,023<text:s/></text:p>
          </table:table-cell>
          <table:table-cell office:value-type="float" office:value="24719" table:style-name="ce6">
            <text:p>24,719<text:s/></text:p>
          </table:table-cell>
          <table:table-cell office:value-type="float" office:value="23662" table:style-name="ce6">
            <text:p>23,662<text:s/></text:p>
          </table:table-cell>
          <table:table-cell office:value-type="float" office:value="23215" table:style-name="ce6">
            <text:p>23,215<text:s/></text:p>
          </table:table-cell>
          <table:table-cell office:value-type="float" office:value="15557" table:style-name="ce6">
            <text:p>15,557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5238" table:style-name="ce6">
            <text:p>5,238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14696" table:style-name="ce6">
            <text:p>14,696<text:s/></text:p>
          </table:table-cell>
          <table:table-cell office:value-type="float" office:value="17204" table:style-name="ce6">
            <text:p>17,204<text:s/></text:p>
          </table:table-cell>
          <table:table-cell office:value-type="float" office:value="27192" table:style-name="ce6">
            <text:p>27,192<text:s/></text:p>
          </table:table-cell>
          <table:table-cell office:value-type="float" office:value="23505" table:style-name="ce6">
            <text:p>23,505<text:s/></text:p>
          </table:table-cell>
          <table:table-cell office:value-type="float" office:value="14957" table:style-name="ce6">
            <text:p>14,957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3980" table:style-name="ce6">
            <text:p>3,980<text:s/></text:p>
          </table:table-cell>
          <table:table-cell office:value-type="float" office:value="5376" table:style-name="ce6">
            <text:p>5,376<text:s/></text:p>
          </table:table-cell>
          <table:table-cell table:number-columns-repeated="16264"/>
        </table:table-row>
        <table:table-row table:style-name="ro2">
          <table:table-cell office:value-type="date" office:date-value="2021-12-18T00:00:00" table:style-name="ce5">
            <text:p>2021/12/18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8810" table:style-name="ce6">
            <text:p>8,810<text:s/></text:p>
          </table:table-cell>
          <table:table-cell office:value-type="float" office:value="21522" table:style-name="ce6">
            <text:p>21,522<text:s/></text:p>
          </table:table-cell>
          <table:table-cell office:value-type="float" office:value="42171" table:style-name="ce6">
            <text:p>42,171<text:s/></text:p>
          </table:table-cell>
          <table:table-cell office:value-type="float" office:value="14911" table:style-name="ce6">
            <text:p>14,911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4111" table:style-name="ce6">
            <text:p>4,111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24606" table:style-name="ce6">
            <text:p>24,606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6805" table:style-name="ce6">
            <text:p>16,805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25317" table:style-name="ce6">
            <text:p>25,317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25182" table:style-name="ce6">
            <text:p>25,182<text:s/></text:p>
          </table:table-cell>
          <table:table-cell office:value-type="float" office:value="21495" table:style-name="ce6">
            <text:p>21,495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28664" table:style-name="ce6">
            <text:p>28,664<text:s/></text:p>
          </table:table-cell>
          <table:table-cell office:value-type="float" office:value="19915" table:style-name="ce6">
            <text:p>19,915<text:s/></text:p>
          </table:table-cell>
          <table:table-cell office:value-type="float" office:value="19655" table:style-name="ce6">
            <text:p>19,655<text:s/></text:p>
          </table:table-cell>
          <table:table-cell office:value-type="float" office:value="16117" table:style-name="ce6">
            <text:p>16,117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140179" table:style-name="ce6">
            <text:p>140,179<text:s/></text:p>
          </table:table-cell>
          <table:table-cell office:value-type="float" office:value="49545" table:style-name="ce6">
            <text:p>49,545<text:s/></text:p>
          </table:table-cell>
          <table:table-cell office:value-type="float" office:value="16457" table:style-name="ce6">
            <text:p>16,457<text:s/></text:p>
          </table:table-cell>
          <table:table-cell office:value-type="float" office:value="16057" table:style-name="ce6">
            <text:p>16,057<text:s/></text:p>
          </table:table-cell>
          <table:table-cell office:value-type="float" office:value="24310" table:style-name="ce6">
            <text:p>24,310<text:s/></text:p>
          </table:table-cell>
          <table:table-cell office:value-type="float" office:value="23085" table:style-name="ce6">
            <text:p>23,085<text:s/></text:p>
          </table:table-cell>
          <table:table-cell office:value-type="float" office:value="23175" table:style-name="ce6">
            <text:p>23,175<text:s/></text:p>
          </table:table-cell>
          <table:table-cell office:value-type="float" office:value="18882" table:style-name="ce6">
            <text:p>18,882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22418" table:style-name="ce6">
            <text:p>22,418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15557" table:style-name="ce6">
            <text:p>15,557<text:s/></text:p>
          </table:table-cell>
          <table:table-cell office:value-type="float" office:value="6065" table:style-name="ce6">
            <text:p>6,065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30935" table:style-name="ce6">
            <text:p>30,935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6759" table:style-name="ce6">
            <text:p>6,759<text:s/></text:p>
          </table:table-cell>
          <table:table-cell office:value-type="float" office:value="18021" table:style-name="ce6">
            <text:p>18,021<text:s/></text:p>
          </table:table-cell>
          <table:table-cell office:value-type="float" office:value="17097" table:style-name="ce6">
            <text:p>17,097<text:s/></text:p>
          </table:table-cell>
          <table:table-cell office:value-type="float" office:value="29667" table:style-name="ce6">
            <text:p>29,667<text:s/></text:p>
          </table:table-cell>
          <table:table-cell office:value-type="float" office:value="61781" table:style-name="ce6">
            <text:p>61,781<text:s/></text:p>
          </table:table-cell>
          <table:table-cell office:value-type="float" office:value="31590" table:style-name="ce6">
            <text:p>31,590<text:s/></text:p>
          </table:table-cell>
          <table:table-cell office:value-type="float" office:value="21402" table:style-name="ce6">
            <text:p>21,402<text:s/></text:p>
          </table:table-cell>
          <table:table-cell office:value-type="float" office:value="29800" table:style-name="ce6">
            <text:p>29,800<text:s/></text:p>
          </table:table-cell>
          <table:table-cell office:value-type="float" office:value="76171" table:style-name="ce6">
            <text:p>76,171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26242" table:style-name="ce6">
            <text:p>26,242<text:s/></text:p>
          </table:table-cell>
          <table:table-cell office:value-type="float" office:value="30485" table:style-name="ce6">
            <text:p>30,485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66301" table:style-name="ce6">
            <text:p>66,301<text:s/></text:p>
          </table:table-cell>
          <table:table-cell office:value-type="float" office:value="14841" table:style-name="ce6">
            <text:p>14,841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18290" table:style-name="ce6">
            <text:p>18,290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28073" table:style-name="ce6">
            <text:p>28,073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18053" table:style-name="ce6">
            <text:p>18,053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13841" table:style-name="ce6">
            <text:p>13,841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7243" table:style-name="ce6">
            <text:p>7,243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17858" table:style-name="ce6">
            <text:p>17,858<text:s/></text:p>
          </table:table-cell>
          <table:table-cell office:value-type="float" office:value="18431" table:style-name="ce6">
            <text:p>18,431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10383" table:style-name="ce6">
            <text:p>10,383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7879" table:style-name="ce6">
            <text:p>7,879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972" table:style-name="ce6">
            <text:p>972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14534" table:style-name="ce6">
            <text:p>14,534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766" table:style-name="ce6">
            <text:p>3,766<text:s/></text:p>
          </table:table-cell>
          <table:table-cell table:number-columns-repeated="16264"/>
        </table:table-row>
        <table:table-row table:style-name="ro2">
          <table:table-cell office:value-type="date" office:date-value="2021-12-19T00:00:00" table:style-name="ce5">
            <text:p>2021/12/19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20051" table:style-name="ce6">
            <text:p>20,051<text:s/></text:p>
          </table:table-cell>
          <table:table-cell office:value-type="float" office:value="34164" table:style-name="ce6">
            <text:p>34,164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9563" table:style-name="ce6">
            <text:p>9,563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11207" table:style-name="ce6">
            <text:p>11,207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7358" table:style-name="ce6">
            <text:p>7,358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4738" table:style-name="ce6">
            <text:p>4,738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15832" table:style-name="ce6">
            <text:p>15,832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23759" table:style-name="ce6">
            <text:p>23,759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19889" table:style-name="ce6">
            <text:p>19,889<text:s/></text:p>
          </table:table-cell>
          <table:table-cell office:value-type="float" office:value="17658" table:style-name="ce6">
            <text:p>17,658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24375" table:style-name="ce6">
            <text:p>24,375<text:s/></text:p>
          </table:table-cell>
          <table:table-cell office:value-type="float" office:value="16589" table:style-name="ce6">
            <text:p>16,589<text:s/></text:p>
          </table:table-cell>
          <table:table-cell office:value-type="float" office:value="16875" table:style-name="ce6">
            <text:p>16,875<text:s/></text:p>
          </table:table-cell>
          <table:table-cell office:value-type="float" office:value="14102" table:style-name="ce6">
            <text:p>14,102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154009" table:style-name="ce6">
            <text:p>154,009<text:s/></text:p>
          </table:table-cell>
          <table:table-cell office:value-type="float" office:value="42242" table:style-name="ce6">
            <text:p>42,242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15903" table:style-name="ce6">
            <text:p>15,903<text:s/></text:p>
          </table:table-cell>
          <table:table-cell office:value-type="float" office:value="23596" table:style-name="ce6">
            <text:p>23,596<text:s/></text:p>
          </table:table-cell>
          <table:table-cell office:value-type="float" office:value="20900" table:style-name="ce6">
            <text:p>20,900<text:s/></text:p>
          </table:table-cell>
          <table:table-cell office:value-type="float" office:value="22807" table:style-name="ce6">
            <text:p>22,807<text:s/></text:p>
          </table:table-cell>
          <table:table-cell office:value-type="float" office:value="16012" table:style-name="ce6">
            <text:p>16,012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17446" table:style-name="ce6">
            <text:p>17,446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5456" table:style-name="ce6">
            <text:p>5,456<text:s/></text:p>
          </table:table-cell>
          <table:table-cell office:value-type="float" office:value="13840" table:style-name="ce6">
            <text:p>13,840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35240" table:style-name="ce6">
            <text:p>35,240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15260" table:style-name="ce6">
            <text:p>15,260<text:s/></text:p>
          </table:table-cell>
          <table:table-cell office:value-type="float" office:value="14221" table:style-name="ce6">
            <text:p>14,221<text:s/></text:p>
          </table:table-cell>
          <table:table-cell office:value-type="float" office:value="24312" table:style-name="ce6">
            <text:p>24,312<text:s/></text:p>
          </table:table-cell>
          <table:table-cell office:value-type="float" office:value="50277" table:style-name="ce6">
            <text:p>50,277<text:s/></text:p>
          </table:table-cell>
          <table:table-cell office:value-type="float" office:value="26771" table:style-name="ce6">
            <text:p>26,771<text:s/></text:p>
          </table:table-cell>
          <table:table-cell office:value-type="float" office:value="18285" table:style-name="ce6">
            <text:p>18,285<text:s/></text:p>
          </table:table-cell>
          <table:table-cell office:value-type="float" office:value="26910" table:style-name="ce6">
            <text:p>26,910<text:s/></text:p>
          </table:table-cell>
          <table:table-cell office:value-type="float" office:value="65196" table:style-name="ce6">
            <text:p>65,196<text:s/></text:p>
          </table:table-cell>
          <table:table-cell office:value-type="float" office:value="13007" table:style-name="ce6">
            <text:p>13,007<text:s/></text:p>
          </table:table-cell>
          <table:table-cell office:value-type="float" office:value="23224" table:style-name="ce6">
            <text:p>23,224<text:s/></text:p>
          </table:table-cell>
          <table:table-cell office:value-type="float" office:value="24447" table:style-name="ce6">
            <text:p>24,447<text:s/></text:p>
          </table:table-cell>
          <table:table-cell office:value-type="float" office:value="13218" table:style-name="ce6">
            <text:p>13,218<text:s/></text:p>
          </table:table-cell>
          <table:table-cell office:value-type="float" office:value="56553" table:style-name="ce6">
            <text:p>56,553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11160" table:style-name="ce6">
            <text:p>11,160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17185" table:style-name="ce6">
            <text:p>17,185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24110" table:style-name="ce6">
            <text:p>24,110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14901" table:style-name="ce6">
            <text:p>14,901<text:s/></text:p>
          </table:table-cell>
          <table:table-cell office:value-type="float" office:value="24188" table:style-name="ce6">
            <text:p>24,188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11558" table:style-name="ce6">
            <text:p>11,558<text:s/></text:p>
          </table:table-cell>
          <table:table-cell office:value-type="float" office:value="10871" table:style-name="ce6">
            <text:p>10,871<text:s/></text:p>
          </table:table-cell>
          <table:table-cell office:value-type="float" office:value="14617" table:style-name="ce6">
            <text:p>14,617<text:s/></text:p>
          </table:table-cell>
          <table:table-cell office:value-type="float" office:value="16943" table:style-name="ce6">
            <text:p>16,943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1365" table:style-name="ce6">
            <text:p>1,365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14298" table:style-name="ce6">
            <text:p>14,298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3227" table:style-name="ce6">
            <text:p>3,227<text:s/></text:p>
          </table:table-cell>
          <table:table-cell table:number-columns-repeated="16264"/>
        </table:table-row>
        <table:table-row table:style-name="ro2">
          <table:table-cell office:value-type="date" office:date-value="2021-12-20T00:00:00" table:style-name="ce5">
            <text:p>2021/12/20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36192" table:style-name="ce6">
            <text:p>36,192<text:s/></text:p>
          </table:table-cell>
          <table:table-cell office:value-type="float" office:value="35353" table:style-name="ce6">
            <text:p>35,353<text:s/></text:p>
          </table:table-cell>
          <table:table-cell office:value-type="float" office:value="23678" table:style-name="ce6">
            <text:p>23,678<text:s/></text:p>
          </table:table-cell>
          <table:table-cell office:value-type="float" office:value="13324" table:style-name="ce6">
            <text:p>13,324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16589" table:style-name="ce6">
            <text:p>16,589<text:s/></text:p>
          </table:table-cell>
          <table:table-cell office:value-type="float" office:value="17114" table:style-name="ce6">
            <text:p>17,114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27354" table:style-name="ce6">
            <text:p>27,354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14440" table:style-name="ce6">
            <text:p>14,440<text:s/></text:p>
          </table:table-cell>
          <table:table-cell office:value-type="float" office:value="22319" table:style-name="ce6">
            <text:p>22,319<text:s/></text:p>
          </table:table-cell>
          <table:table-cell office:value-type="float" office:value="15546" table:style-name="ce6">
            <text:p>15,546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23127" table:style-name="ce6">
            <text:p>23,127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28319" table:style-name="ce6">
            <text:p>28,319<text:s/></text:p>
          </table:table-cell>
          <table:table-cell office:value-type="float" office:value="22714" table:style-name="ce6">
            <text:p>22,714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31234" table:style-name="ce6">
            <text:p>31,234<text:s/></text:p>
          </table:table-cell>
          <table:table-cell office:value-type="float" office:value="23008" table:style-name="ce6">
            <text:p>23,008<text:s/></text:p>
          </table:table-cell>
          <table:table-cell office:value-type="float" office:value="24021" table:style-name="ce6">
            <text:p>24,021<text:s/></text:p>
          </table:table-cell>
          <table:table-cell office:value-type="float" office:value="19474" table:style-name="ce6">
            <text:p>19,474<text:s/></text:p>
          </table:table-cell>
          <table:table-cell office:value-type="float" office:value="21039" table:style-name="ce6">
            <text:p>21,039<text:s/></text:p>
          </table:table-cell>
          <table:table-cell office:value-type="float" office:value="119938" table:style-name="ce6">
            <text:p>119,938<text:s/></text:p>
          </table:table-cell>
          <table:table-cell office:value-type="float" office:value="36705" table:style-name="ce6">
            <text:p>36,705<text:s/></text:p>
          </table:table-cell>
          <table:table-cell office:value-type="float" office:value="18173" table:style-name="ce6">
            <text:p>18,173<text:s/></text:p>
          </table:table-cell>
          <table:table-cell office:value-type="float" office:value="21367" table:style-name="ce6">
            <text:p>21,367<text:s/></text:p>
          </table:table-cell>
          <table:table-cell office:value-type="float" office:value="22721" table:style-name="ce6">
            <text:p>22,721<text:s/></text:p>
          </table:table-cell>
          <table:table-cell office:value-type="float" office:value="23769" table:style-name="ce6">
            <text:p>23,769<text:s/></text:p>
          </table:table-cell>
          <table:table-cell office:value-type="float" office:value="24878" table:style-name="ce6">
            <text:p>24,878<text:s/></text:p>
          </table:table-cell>
          <table:table-cell office:value-type="float" office:value="21201" table:style-name="ce6">
            <text:p>21,201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28326" table:style-name="ce6">
            <text:p>28,326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16810" table:style-name="ce6">
            <text:p>16,810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30662" table:style-name="ce6">
            <text:p>30,662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12366" table:style-name="ce6">
            <text:p>12,366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21021" table:style-name="ce6">
            <text:p>21,021<text:s/></text:p>
          </table:table-cell>
          <table:table-cell office:value-type="float" office:value="24569" table:style-name="ce6">
            <text:p>24,569<text:s/></text:p>
          </table:table-cell>
          <table:table-cell office:value-type="float" office:value="26948" table:style-name="ce6">
            <text:p>26,948<text:s/></text:p>
          </table:table-cell>
          <table:table-cell office:value-type="float" office:value="37315" table:style-name="ce6">
            <text:p>37,315<text:s/></text:p>
          </table:table-cell>
          <table:table-cell office:value-type="float" office:value="36820" table:style-name="ce6">
            <text:p>36,820<text:s/></text:p>
          </table:table-cell>
          <table:table-cell office:value-type="float" office:value="23653" table:style-name="ce6">
            <text:p>23,653<text:s/></text:p>
          </table:table-cell>
          <table:table-cell office:value-type="float" office:value="23975" table:style-name="ce6">
            <text:p>23,975<text:s/></text:p>
          </table:table-cell>
          <table:table-cell office:value-type="float" office:value="50022" table:style-name="ce6">
            <text:p>50,022<text:s/></text:p>
          </table:table-cell>
          <table:table-cell office:value-type="float" office:value="20656" table:style-name="ce6">
            <text:p>20,656<text:s/></text:p>
          </table:table-cell>
          <table:table-cell office:value-type="float" office:value="27987" table:style-name="ce6">
            <text:p>27,987<text:s/></text:p>
          </table:table-cell>
          <table:table-cell office:value-type="float" office:value="28584" table:style-name="ce6">
            <text:p>28,584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55418" table:style-name="ce6">
            <text:p>55,418<text:s/></text:p>
          </table:table-cell>
          <table:table-cell office:value-type="float" office:value="18052" table:style-name="ce6">
            <text:p>18,052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17893" table:style-name="ce6">
            <text:p>17,893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23828" table:style-name="ce6">
            <text:p>23,828<text:s/></text:p>
          </table:table-cell>
          <table:table-cell office:value-type="float" office:value="16535" table:style-name="ce6">
            <text:p>16,535<text:s/>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33570" table:style-name="ce6">
            <text:p>33,570<text:s/></text:p>
          </table:table-cell>
          <table:table-cell office:value-type="float" office:value="19785" table:style-name="ce6">
            <text:p>19,785<text:s/></text:p>
          </table:table-cell>
          <table:table-cell office:value-type="float" office:value="21628" table:style-name="ce6">
            <text:p>21,628<text:s/></text:p>
          </table:table-cell>
          <table:table-cell office:value-type="float" office:value="21120" table:style-name="ce6">
            <text:p>21,120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8796" table:style-name="ce6">
            <text:p>8,796<text:s/></text:p>
          </table:table-cell>
          <table:table-cell office:value-type="float" office:value="12526" table:style-name="ce6">
            <text:p>12,526<text:s/></text:p>
          </table:table-cell>
          <table:table-cell office:value-type="float" office:value="15320" table:style-name="ce6">
            <text:p>15,320<text:s/></text:p>
          </table:table-cell>
          <table:table-cell office:value-type="float" office:value="25739" table:style-name="ce6">
            <text:p>25,739<text:s/></text:p>
          </table:table-cell>
          <table:table-cell office:value-type="float" office:value="18712" table:style-name="ce6">
            <text:p>18,712<text:s/></text:p>
          </table:table-cell>
          <table:table-cell office:value-type="float" office:value="13954" table:style-name="ce6">
            <text:p>13,954<text:s/></text:p>
          </table:table-cell>
          <table:table-cell office:value-type="float" office:value="11503" table:style-name="ce6">
            <text:p>11,503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0971" table:style-name="ce6">
            <text:p>10,971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4428" table:style-name="ce6">
            <text:p>4,428<text:s/></text:p>
          </table:table-cell>
          <table:table-cell table:number-columns-repeated="16264"/>
        </table:table-row>
        <table:table-row table:style-name="ro2">
          <table:table-cell office:value-type="date" office:date-value="2021-12-21T00:00:00" table:style-name="ce5">
            <text:p>2021/12/21</text:p>
          </table:table-cell>
          <table:table-cell office:value-type="float" office:value="3471" table:style-name="ce6">
            <text:p>3,471<text:s/></text:p>
          </table:table-cell>
          <table:table-cell office:value-type="float" office:value="13808" table:style-name="ce6">
            <text:p>13,808<text:s/></text:p>
          </table:table-cell>
          <table:table-cell office:value-type="float" office:value="38822" table:style-name="ce6">
            <text:p>38,822<text:s/></text:p>
          </table:table-cell>
          <table:table-cell office:value-type="float" office:value="37764" table:style-name="ce6">
            <text:p>37,764<text:s/></text:p>
          </table:table-cell>
          <table:table-cell office:value-type="float" office:value="25188" table:style-name="ce6">
            <text:p>25,188<text:s/></text:p>
          </table:table-cell>
          <table:table-cell office:value-type="float" office:value="14753" table:style-name="ce6">
            <text:p>14,753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2855" table:style-name="ce6">
            <text:p>12,855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0724" table:style-name="ce6">
            <text:p>10,724<text:s/></text:p>
          </table:table-cell>
          <table:table-cell office:value-type="float" office:value="17869" table:style-name="ce6">
            <text:p>17,869<text:s/></text:p>
          </table:table-cell>
          <table:table-cell office:value-type="float" office:value="17254" table:style-name="ce6">
            <text:p>17,254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31333" table:style-name="ce6">
            <text:p>31,333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23293" table:style-name="ce6">
            <text:p>23,293<text:s/></text:p>
          </table:table-cell>
          <table:table-cell office:value-type="float" office:value="16477" table:style-name="ce6">
            <text:p>16,477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25535" table:style-name="ce6">
            <text:p>25,535<text:s/></text:p>
          </table:table-cell>
          <table:table-cell office:value-type="float" office:value="15691" table:style-name="ce6">
            <text:p>15,691<text:s/></text:p>
          </table:table-cell>
          <table:table-cell office:value-type="float" office:value="30918" table:style-name="ce6">
            <text:p>30,918<text:s/></text:p>
          </table:table-cell>
          <table:table-cell office:value-type="float" office:value="24807" table:style-name="ce6">
            <text:p>24,807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33038" table:style-name="ce6">
            <text:p>33,038<text:s/></text:p>
          </table:table-cell>
          <table:table-cell office:value-type="float" office:value="24175" table:style-name="ce6">
            <text:p>24,175<text:s/></text:p>
          </table:table-cell>
          <table:table-cell office:value-type="float" office:value="24931" table:style-name="ce6">
            <text:p>24,931<text:s/></text:p>
          </table:table-cell>
          <table:table-cell office:value-type="float" office:value="20012" table:style-name="ce6">
            <text:p>20,012<text:s/></text:p>
          </table:table-cell>
          <table:table-cell office:value-type="float" office:value="21437" table:style-name="ce6">
            <text:p>21,437<text:s/></text:p>
          </table:table-cell>
          <table:table-cell office:value-type="float" office:value="108651" table:style-name="ce6">
            <text:p>108,651<text:s/></text:p>
          </table:table-cell>
          <table:table-cell office:value-type="float" office:value="37988" table:style-name="ce6">
            <text:p>37,988<text:s/></text:p>
          </table:table-cell>
          <table:table-cell office:value-type="float" office:value="18917" table:style-name="ce6">
            <text:p>18,917<text:s/></text:p>
          </table:table-cell>
          <table:table-cell office:value-type="float" office:value="21728" table:style-name="ce6">
            <text:p>21,728<text:s/></text:p>
          </table:table-cell>
          <table:table-cell office:value-type="float" office:value="22829" table:style-name="ce6">
            <text:p>22,829<text:s/></text:p>
          </table:table-cell>
          <table:table-cell office:value-type="float" office:value="23779" table:style-name="ce6">
            <text:p>23,779<text:s/></text:p>
          </table:table-cell>
          <table:table-cell office:value-type="float" office:value="24950" table:style-name="ce6">
            <text:p>24,950<text:s/></text:p>
          </table:table-cell>
          <table:table-cell office:value-type="float" office:value="21433" table:style-name="ce6">
            <text:p>21,433<text:s/></text:p>
          </table:table-cell>
          <table:table-cell office:value-type="float" office:value="12391" table:style-name="ce6">
            <text:p>12,391<text:s/></text:p>
          </table:table-cell>
          <table:table-cell office:value-type="float" office:value="28126" table:style-name="ce6">
            <text:p>28,126<text:s/></text:p>
          </table:table-cell>
          <table:table-cell office:value-type="float" office:value="6963" table:style-name="ce6">
            <text:p>6,963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16140" table:style-name="ce6">
            <text:p>16,140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10255" table:style-name="ce6">
            <text:p>10,255<text:s/></text:p>
          </table:table-cell>
          <table:table-cell office:value-type="float" office:value="29096" table:style-name="ce6">
            <text:p>29,096<text:s/></text:p>
          </table:table-cell>
          <table:table-cell office:value-type="float" office:value="9312" table:style-name="ce6">
            <text:p>9,312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21353" table:style-name="ce6">
            <text:p>21,353<text:s/></text:p>
          </table:table-cell>
          <table:table-cell office:value-type="float" office:value="25354" table:style-name="ce6">
            <text:p>25,354<text:s/></text:p>
          </table:table-cell>
          <table:table-cell office:value-type="float" office:value="27224" table:style-name="ce6">
            <text:p>27,224<text:s/></text:p>
          </table:table-cell>
          <table:table-cell office:value-type="float" office:value="35710" table:style-name="ce6">
            <text:p>35,710<text:s/></text:p>
          </table:table-cell>
          <table:table-cell office:value-type="float" office:value="37756" table:style-name="ce6">
            <text:p>37,756<text:s/></text:p>
          </table:table-cell>
          <table:table-cell office:value-type="float" office:value="24469" table:style-name="ce6">
            <text:p>24,469<text:s/></text:p>
          </table:table-cell>
          <table:table-cell office:value-type="float" office:value="23361" table:style-name="ce6">
            <text:p>23,361<text:s/></text:p>
          </table:table-cell>
          <table:table-cell office:value-type="float" office:value="50399" table:style-name="ce6">
            <text:p>50,399<text:s/></text:p>
          </table:table-cell>
          <table:table-cell office:value-type="float" office:value="23125" table:style-name="ce6">
            <text:p>23,125<text:s/></text:p>
          </table:table-cell>
          <table:table-cell office:value-type="float" office:value="29769" table:style-name="ce6">
            <text:p>29,769<text:s/></text:p>
          </table:table-cell>
          <table:table-cell office:value-type="float" office:value="31086" table:style-name="ce6">
            <text:p>31,086<text:s/></text:p>
          </table:table-cell>
          <table:table-cell office:value-type="float" office:value="17640" table:style-name="ce6">
            <text:p>17,640<text:s/></text:p>
          </table:table-cell>
          <table:table-cell office:value-type="float" office:value="56982" table:style-name="ce6">
            <text:p>56,982<text:s/></text:p>
          </table:table-cell>
          <table:table-cell office:value-type="float" office:value="19599" table:style-name="ce6">
            <text:p>19,599<text:s/></text:p>
          </table:table-cell>
          <table:table-cell office:value-type="float" office:value="14899" table:style-name="ce6">
            <text:p>14,899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19307" table:style-name="ce6">
            <text:p>19,307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24561" table:style-name="ce6">
            <text:p>24,561<text:s/></text:p>
          </table:table-cell>
          <table:table-cell office:value-type="float" office:value="18207" table:style-name="ce6">
            <text:p>18,207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36576" table:style-name="ce6">
            <text:p>36,576<text:s/></text:p>
          </table:table-cell>
          <table:table-cell office:value-type="float" office:value="21389" table:style-name="ce6">
            <text:p>21,389<text:s/></text:p>
          </table:table-cell>
          <table:table-cell office:value-type="float" office:value="22874" table:style-name="ce6">
            <text:p>22,874<text:s/></text:p>
          </table:table-cell>
          <table:table-cell office:value-type="float" office:value="21813" table:style-name="ce6">
            <text:p>21,813<text:s/></text:p>
          </table:table-cell>
          <table:table-cell office:value-type="float" office:value="14099" table:style-name="ce6">
            <text:p>14,099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6410" table:style-name="ce6">
            <text:p>6,410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16282" table:style-name="ce6">
            <text:p>16,282<text:s/></text:p>
          </table:table-cell>
          <table:table-cell office:value-type="float" office:value="26555" table:style-name="ce6">
            <text:p>26,555<text:s/></text:p>
          </table:table-cell>
          <table:table-cell office:value-type="float" office:value="20739" table:style-name="ce6">
            <text:p>20,739<text:s/></text:p>
          </table:table-cell>
          <table:table-cell office:value-type="float" office:value="14328" table:style-name="ce6">
            <text:p>14,328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11539" table:style-name="ce6">
            <text:p>11,539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4566" table:style-name="ce6">
            <text:p>4,566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3062" table:style-name="ce6">
            <text:p>3,062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4593" table:style-name="ce6">
            <text:p>4,593<text:s/></text:p>
          </table:table-cell>
          <table:table-cell table:number-columns-repeated="16264"/>
        </table:table-row>
        <table:table-row table:style-name="ro2">
          <table:table-cell office:value-type="date" office:date-value="2021-12-22T00:00:00" table:style-name="ce5">
            <text:p>2021/12/22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13766" table:style-name="ce6">
            <text:p>13,766<text:s/></text:p>
          </table:table-cell>
          <table:table-cell office:value-type="float" office:value="38927" table:style-name="ce6">
            <text:p>38,927<text:s/></text:p>
          </table:table-cell>
          <table:table-cell office:value-type="float" office:value="39363" table:style-name="ce6">
            <text:p>39,363<text:s/></text:p>
          </table:table-cell>
          <table:table-cell office:value-type="float" office:value="25075" table:style-name="ce6">
            <text:p>25,075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2505" table:style-name="ce6">
            <text:p>2,505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17451" table:style-name="ce6">
            <text:p>17,451<text:s/></text:p>
          </table:table-cell>
          <table:table-cell office:value-type="float" office:value="17835" table:style-name="ce6">
            <text:p>17,835<text:s/></text:p>
          </table:table-cell>
          <table:table-cell office:value-type="float" office:value="5887" table:style-name="ce6">
            <text:p>5,887<text:s/></text:p>
          </table:table-cell>
          <table:table-cell office:value-type="float" office:value="9071" table:style-name="ce6">
            <text:p>9,071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35315" table:style-name="ce6">
            <text:p>35,315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15204" table:style-name="ce6">
            <text:p>15,204<text:s/></text:p>
          </table:table-cell>
          <table:table-cell office:value-type="float" office:value="23925" table:style-name="ce6">
            <text:p>23,925<text:s/></text:p>
          </table:table-cell>
          <table:table-cell office:value-type="float" office:value="16752" table:style-name="ce6">
            <text:p>16,752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25553" table:style-name="ce6">
            <text:p>25,553<text:s/></text:p>
          </table:table-cell>
          <table:table-cell office:value-type="float" office:value="15933" table:style-name="ce6">
            <text:p>15,933<text:s/></text:p>
          </table:table-cell>
          <table:table-cell office:value-type="float" office:value="31670" table:style-name="ce6">
            <text:p>31,670<text:s/></text:p>
          </table:table-cell>
          <table:table-cell office:value-type="float" office:value="24081" table:style-name="ce6">
            <text:p>24,081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34101" table:style-name="ce6">
            <text:p>34,101<text:s/></text:p>
          </table:table-cell>
          <table:table-cell office:value-type="float" office:value="24610" table:style-name="ce6">
            <text:p>24,610<text:s/></text:p>
          </table:table-cell>
          <table:table-cell office:value-type="float" office:value="25456" table:style-name="ce6">
            <text:p>25,456<text:s/></text:p>
          </table:table-cell>
          <table:table-cell office:value-type="float" office:value="20633" table:style-name="ce6">
            <text:p>20,633<text:s/></text:p>
          </table:table-cell>
          <table:table-cell office:value-type="float" office:value="21264" table:style-name="ce6">
            <text:p>21,264<text:s/></text:p>
          </table:table-cell>
          <table:table-cell office:value-type="float" office:value="111103" table:style-name="ce6">
            <text:p>111,103<text:s/></text:p>
          </table:table-cell>
          <table:table-cell office:value-type="float" office:value="40567" table:style-name="ce6">
            <text:p>40,567<text:s/></text:p>
          </table:table-cell>
          <table:table-cell office:value-type="float" office:value="18991" table:style-name="ce6">
            <text:p>18,991<text:s/></text:p>
          </table:table-cell>
          <table:table-cell office:value-type="float" office:value="22252" table:style-name="ce6">
            <text:p>22,252<text:s/></text:p>
          </table:table-cell>
          <table:table-cell office:value-type="float" office:value="23169" table:style-name="ce6">
            <text:p>23,169<text:s/></text:p>
          </table:table-cell>
          <table:table-cell office:value-type="float" office:value="25121" table:style-name="ce6">
            <text:p>25,121<text:s/></text:p>
          </table:table-cell>
          <table:table-cell office:value-type="float" office:value="25903" table:style-name="ce6">
            <text:p>25,903<text:s/></text:p>
          </table:table-cell>
          <table:table-cell office:value-type="float" office:value="22533" table:style-name="ce6">
            <text:p>22,533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29216" table:style-name="ce6">
            <text:p>29,216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17021" table:style-name="ce6">
            <text:p>17,021<text:s/></text:p>
          </table:table-cell>
          <table:table-cell office:value-type="float" office:value="5270" table:style-name="ce6">
            <text:p>5,270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10589" table:style-name="ce6">
            <text:p>10,589<text:s/></text:p>
          </table:table-cell>
          <table:table-cell office:value-type="float" office:value="30478" table:style-name="ce6">
            <text:p>30,478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22125" table:style-name="ce6">
            <text:p>22,125<text:s/></text:p>
          </table:table-cell>
          <table:table-cell office:value-type="float" office:value="26087" table:style-name="ce6">
            <text:p>26,087<text:s/></text:p>
          </table:table-cell>
          <table:table-cell office:value-type="float" office:value="28363" table:style-name="ce6">
            <text:p>28,363<text:s/></text:p>
          </table:table-cell>
          <table:table-cell office:value-type="float" office:value="38500" table:style-name="ce6">
            <text:p>38,500<text:s/></text:p>
          </table:table-cell>
          <table:table-cell office:value-type="float" office:value="39172" table:style-name="ce6">
            <text:p>39,172<text:s/></text:p>
          </table:table-cell>
          <table:table-cell office:value-type="float" office:value="25141" table:style-name="ce6">
            <text:p>25,141<text:s/></text:p>
          </table:table-cell>
          <table:table-cell office:value-type="float" office:value="24997" table:style-name="ce6">
            <text:p>24,997<text:s/></text:p>
          </table:table-cell>
          <table:table-cell office:value-type="float" office:value="53688" table:style-name="ce6">
            <text:p>53,688<text:s/></text:p>
          </table:table-cell>
          <table:table-cell office:value-type="float" office:value="22188" table:style-name="ce6">
            <text:p>22,188<text:s/></text:p>
          </table:table-cell>
          <table:table-cell office:value-type="float" office:value="30551" table:style-name="ce6">
            <text:p>30,551<text:s/></text:p>
          </table:table-cell>
          <table:table-cell office:value-type="float" office:value="32222" table:style-name="ce6">
            <text:p>32,222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59836" table:style-name="ce6">
            <text:p>59,836<text:s/></text:p>
          </table:table-cell>
          <table:table-cell office:value-type="float" office:value="19586" table:style-name="ce6">
            <text:p>19,586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13984" table:style-name="ce6">
            <text:p>13,984<text:s/></text:p>
          </table:table-cell>
          <table:table-cell office:value-type="float" office:value="20893" table:style-name="ce6">
            <text:p>20,893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25352" table:style-name="ce6">
            <text:p>25,352<text:s/></text:p>
          </table:table-cell>
          <table:table-cell office:value-type="float" office:value="18185" table:style-name="ce6">
            <text:p>18,185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36726" table:style-name="ce6">
            <text:p>36,726<text:s/></text:p>
          </table:table-cell>
          <table:table-cell office:value-type="float" office:value="21416" table:style-name="ce6">
            <text:p>21,416<text:s/></text:p>
          </table:table-cell>
          <table:table-cell office:value-type="float" office:value="23138" table:style-name="ce6">
            <text:p>23,138<text:s/></text:p>
          </table:table-cell>
          <table:table-cell office:value-type="float" office:value="22132" table:style-name="ce6">
            <text:p>22,132<text:s/></text:p>
          </table:table-cell>
          <table:table-cell office:value-type="float" office:value="14325" table:style-name="ce6">
            <text:p>14,325<text:s/></text:p>
          </table:table-cell>
          <table:table-cell office:value-type="float" office:value="10634" table:style-name="ce6">
            <text:p>10,634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16449" table:style-name="ce6">
            <text:p>16,449<text:s/></text:p>
          </table:table-cell>
          <table:table-cell office:value-type="float" office:value="27783" table:style-name="ce6">
            <text:p>27,783<text:s/></text:p>
          </table:table-cell>
          <table:table-cell office:value-type="float" office:value="20932" table:style-name="ce6">
            <text:p>20,932<text:s/></text:p>
          </table:table-cell>
          <table:table-cell office:value-type="float" office:value="14649" table:style-name="ce6">
            <text:p>14,649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8417" table:style-name="ce6">
            <text:p>8,417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4739" table:style-name="ce6">
            <text:p>4,739<text:s/></text:p>
          </table:table-cell>
          <table:table-cell table:number-columns-repeated="16264"/>
        </table:table-row>
        <table:table-row table:style-name="ro2">
          <table:table-cell office:value-type="date" office:date-value="2021-12-23T00:00:00" table:style-name="ce5">
            <text:p>2021/12/23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38265" table:style-name="ce6">
            <text:p>38,265<text:s/></text:p>
          </table:table-cell>
          <table:table-cell office:value-type="float" office:value="40309" table:style-name="ce6">
            <text:p>40,309<text:s/></text:p>
          </table:table-cell>
          <table:table-cell office:value-type="float" office:value="24809" table:style-name="ce6">
            <text:p>24,809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9686" table:style-name="ce6">
            <text:p>9,686<text:s/></text:p>
          </table:table-cell>
          <table:table-cell office:value-type="float" office:value="11586" table:style-name="ce6">
            <text:p>11,586<text:s/></text:p>
          </table:table-cell>
          <table:table-cell office:value-type="float" office:value="17650" table:style-name="ce6">
            <text:p>17,650<text:s/></text:p>
          </table:table-cell>
          <table:table-cell office:value-type="float" office:value="17980" table:style-name="ce6">
            <text:p>17,980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8364" table:style-name="ce6">
            <text:p>8,364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34933" table:style-name="ce6">
            <text:p>34,933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12611" table:style-name="ce6">
            <text:p>12,611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15102" table:style-name="ce6">
            <text:p>15,102<text:s/></text:p>
          </table:table-cell>
          <table:table-cell office:value-type="float" office:value="23812" table:style-name="ce6">
            <text:p>23,812<text:s/></text:p>
          </table:table-cell>
          <table:table-cell office:value-type="float" office:value="16801" table:style-name="ce6">
            <text:p>16,801<text:s/></text:p>
          </table:table-cell>
          <table:table-cell office:value-type="float" office:value="9826" table:style-name="ce6">
            <text:p>9,826<text:s/></text:p>
          </table:table-cell>
          <table:table-cell office:value-type="float" office:value="26066" table:style-name="ce6">
            <text:p>26,066<text:s/></text:p>
          </table:table-cell>
          <table:table-cell office:value-type="float" office:value="15728" table:style-name="ce6">
            <text:p>15,728<text:s/></text:p>
          </table:table-cell>
          <table:table-cell office:value-type="float" office:value="30859" table:style-name="ce6">
            <text:p>30,859<text:s/></text:p>
          </table:table-cell>
          <table:table-cell office:value-type="float" office:value="23486" table:style-name="ce6">
            <text:p>23,486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32755" table:style-name="ce6">
            <text:p>32,755<text:s/></text:p>
          </table:table-cell>
          <table:table-cell office:value-type="float" office:value="24010" table:style-name="ce6">
            <text:p>24,010<text:s/></text:p>
          </table:table-cell>
          <table:table-cell office:value-type="float" office:value="24766" table:style-name="ce6">
            <text:p>24,766<text:s/></text:p>
          </table:table-cell>
          <table:table-cell office:value-type="float" office:value="20432" table:style-name="ce6">
            <text:p>20,432<text:s/></text:p>
          </table:table-cell>
          <table:table-cell office:value-type="float" office:value="21125" table:style-name="ce6">
            <text:p>21,125<text:s/></text:p>
          </table:table-cell>
          <table:table-cell office:value-type="float" office:value="113859" table:style-name="ce6">
            <text:p>113,859<text:s/></text:p>
          </table:table-cell>
          <table:table-cell office:value-type="float" office:value="41775" table:style-name="ce6">
            <text:p>41,775<text:s/></text:p>
          </table:table-cell>
          <table:table-cell office:value-type="float" office:value="18826" table:style-name="ce6">
            <text:p>18,826<text:s/></text:p>
          </table:table-cell>
          <table:table-cell office:value-type="float" office:value="21686" table:style-name="ce6">
            <text:p>21,686<text:s/></text:p>
          </table:table-cell>
          <table:table-cell office:value-type="float" office:value="23799" table:style-name="ce6">
            <text:p>23,799<text:s/></text:p>
          </table:table-cell>
          <table:table-cell office:value-type="float" office:value="26004" table:style-name="ce6">
            <text:p>26,004<text:s/></text:p>
          </table:table-cell>
          <table:table-cell office:value-type="float" office:value="27642" table:style-name="ce6">
            <text:p>27,642<text:s/></text:p>
          </table:table-cell>
          <table:table-cell office:value-type="float" office:value="22405" table:style-name="ce6">
            <text:p>22,405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29387" table:style-name="ce6">
            <text:p>29,387<text:s/></text:p>
          </table:table-cell>
          <table:table-cell office:value-type="float" office:value="7209" table:style-name="ce6">
            <text:p>7,209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17628" table:style-name="ce6">
            <text:p>17,628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13809" table:style-name="ce6">
            <text:p>13,809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32929" table:style-name="ce6">
            <text:p>32,929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12657" table:style-name="ce6">
            <text:p>12,657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21956" table:style-name="ce6">
            <text:p>21,956<text:s/></text:p>
          </table:table-cell>
          <table:table-cell office:value-type="float" office:value="25705" table:style-name="ce6">
            <text:p>25,705<text:s/></text:p>
          </table:table-cell>
          <table:table-cell office:value-type="float" office:value="28385" table:style-name="ce6">
            <text:p>28,385<text:s/></text:p>
          </table:table-cell>
          <table:table-cell office:value-type="float" office:value="39567" table:style-name="ce6">
            <text:p>39,567<text:s/></text:p>
          </table:table-cell>
          <table:table-cell office:value-type="float" office:value="38567" table:style-name="ce6">
            <text:p>38,567<text:s/></text:p>
          </table:table-cell>
          <table:table-cell office:value-type="float" office:value="25201" table:style-name="ce6">
            <text:p>25,201<text:s/></text:p>
          </table:table-cell>
          <table:table-cell office:value-type="float" office:value="25248" table:style-name="ce6">
            <text:p>25,248<text:s/></text:p>
          </table:table-cell>
          <table:table-cell office:value-type="float" office:value="54063" table:style-name="ce6">
            <text:p>54,063<text:s/></text:p>
          </table:table-cell>
          <table:table-cell office:value-type="float" office:value="22283" table:style-name="ce6">
            <text:p>22,283<text:s/></text:p>
          </table:table-cell>
          <table:table-cell office:value-type="float" office:value="30376" table:style-name="ce6">
            <text:p>30,376<text:s/></text:p>
          </table:table-cell>
          <table:table-cell office:value-type="float" office:value="32547" table:style-name="ce6">
            <text:p>32,547<text:s/></text:p>
          </table:table-cell>
          <table:table-cell office:value-type="float" office:value="17789" table:style-name="ce6">
            <text:p>17,789<text:s/></text:p>
          </table:table-cell>
          <table:table-cell office:value-type="float" office:value="61140" table:style-name="ce6">
            <text:p>61,140<text:s/></text:p>
          </table:table-cell>
          <table:table-cell office:value-type="float" office:value="19732" table:style-name="ce6">
            <text:p>19,732<text:s/></text:p>
          </table:table-cell>
          <table:table-cell office:value-type="float" office:value="15444" table:style-name="ce6">
            <text:p>15,444<text:s/></text:p>
          </table:table-cell>
          <table:table-cell office:value-type="float" office:value="14236" table:style-name="ce6">
            <text:p>14,236<text:s/></text:p>
          </table:table-cell>
          <table:table-cell office:value-type="float" office:value="20605" table:style-name="ce6">
            <text:p>20,605<text:s/></text:p>
          </table:table-cell>
          <table:table-cell office:value-type="float" office:value="13946" table:style-name="ce6">
            <text:p>13,946<text:s/></text:p>
          </table:table-cell>
          <table:table-cell office:value-type="float" office:value="25953" table:style-name="ce6">
            <text:p>25,953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36088" table:style-name="ce6">
            <text:p>36,088<text:s/></text:p>
          </table:table-cell>
          <table:table-cell office:value-type="float" office:value="20977" table:style-name="ce6">
            <text:p>20,977<text:s/></text:p>
          </table:table-cell>
          <table:table-cell office:value-type="float" office:value="22944" table:style-name="ce6">
            <text:p>22,944<text:s/></text:p>
          </table:table-cell>
          <table:table-cell office:value-type="float" office:value="21904" table:style-name="ce6">
            <text:p>21,904<text:s/></text:p>
          </table:table-cell>
          <table:table-cell office:value-type="float" office:value="14370" table:style-name="ce6">
            <text:p>14,370<text:s/></text:p>
          </table:table-cell>
          <table:table-cell office:value-type="float" office:value="10432" table:style-name="ce6">
            <text:p>10,432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13245" table:style-name="ce6">
            <text:p>13,245<text:s/></text:p>
          </table:table-cell>
          <table:table-cell office:value-type="float" office:value="16173" table:style-name="ce6">
            <text:p>16,173<text:s/></text:p>
          </table:table-cell>
          <table:table-cell office:value-type="float" office:value="26518" table:style-name="ce6">
            <text:p>26,518<text:s/></text:p>
          </table:table-cell>
          <table:table-cell office:value-type="float" office:value="20828" table:style-name="ce6">
            <text:p>20,828<text:s/></text:p>
          </table:table-cell>
          <table:table-cell office:value-type="float" office:value="14409" table:style-name="ce6">
            <text:p>14,409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12526" table:style-name="ce6">
            <text:p>12,526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4749" table:style-name="ce6">
            <text:p>4,749<text:s/></text:p>
          </table:table-cell>
          <table:table-cell table:number-columns-repeated="16264"/>
        </table:table-row>
        <table:table-row table:style-name="ro2">
          <table:table-cell office:value-type="date" office:date-value="2021-12-24T00:00:00" table:style-name="ce5">
            <text:p>2021/12/24</text:p>
          </table:table-cell>
          <table:table-cell office:value-type="float" office:value="4035" table:style-name="ce6">
            <text:p>4,035<text:s/></text:p>
          </table:table-cell>
          <table:table-cell office:value-type="float" office:value="14466" table:style-name="ce6">
            <text:p>14,466<text:s/></text:p>
          </table:table-cell>
          <table:table-cell office:value-type="float" office:value="40220" table:style-name="ce6">
            <text:p>40,220<text:s/></text:p>
          </table:table-cell>
          <table:table-cell office:value-type="float" office:value="47717" table:style-name="ce6">
            <text:p>47,717<text:s/></text:p>
          </table:table-cell>
          <table:table-cell office:value-type="float" office:value="24486" table:style-name="ce6">
            <text:p>24,486<text:s/></text:p>
          </table:table-cell>
          <table:table-cell office:value-type="float" office:value="15484" table:style-name="ce6">
            <text:p>15,484<text:s/></text:p>
          </table:table-cell>
          <table:table-cell office:value-type="float" office:value="11833" table:style-name="ce6">
            <text:p>11,833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14233" table:style-name="ce6">
            <text:p>14,233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4499" table:style-name="ce6">
            <text:p>4,499<text:s/></text:p>
          </table:table-cell>
          <table:table-cell office:value-type="float" office:value="5118" table:style-name="ce6">
            <text:p>5,118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17864" table:style-name="ce6">
            <text:p>17,864<text:s/></text:p>
          </table:table-cell>
          <table:table-cell office:value-type="float" office:value="18388" table:style-name="ce6">
            <text:p>18,388<text:s/></text:p>
          </table:table-cell>
          <table:table-cell office:value-type="float" office:value="6730" table:style-name="ce6">
            <text:p>6,730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32273" table:style-name="ce6">
            <text:p>32,273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12922" table:style-name="ce6">
            <text:p>12,922<text:s/></text:p>
          </table:table-cell>
          <table:table-cell office:value-type="float" office:value="16847" table:style-name="ce6">
            <text:p>16,847<text:s/></text:p>
          </table:table-cell>
          <table:table-cell office:value-type="float" office:value="25266" table:style-name="ce6">
            <text:p>25,266<text:s/></text:p>
          </table:table-cell>
          <table:table-cell office:value-type="float" office:value="18202" table:style-name="ce6">
            <text:p>18,202<text:s/></text:p>
          </table:table-cell>
          <table:table-cell office:value-type="float" office:value="10957" table:style-name="ce6">
            <text:p>10,957<text:s/></text:p>
          </table:table-cell>
          <table:table-cell office:value-type="float" office:value="30766" table:style-name="ce6">
            <text:p>30,766<text:s/></text:p>
          </table:table-cell>
          <table:table-cell office:value-type="float" office:value="18020" table:style-name="ce6">
            <text:p>18,020<text:s/></text:p>
          </table:table-cell>
          <table:table-cell office:value-type="float" office:value="33270" table:style-name="ce6">
            <text:p>33,270<text:s/></text:p>
          </table:table-cell>
          <table:table-cell office:value-type="float" office:value="25313" table:style-name="ce6">
            <text:p>25,313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36236" table:style-name="ce6">
            <text:p>36,236<text:s/></text:p>
          </table:table-cell>
          <table:table-cell office:value-type="float" office:value="26345" table:style-name="ce6">
            <text:p>26,345<text:s/></text:p>
          </table:table-cell>
          <table:table-cell office:value-type="float" office:value="26983" table:style-name="ce6">
            <text:p>26,983<text:s/></text:p>
          </table:table-cell>
          <table:table-cell office:value-type="float" office:value="21363" table:style-name="ce6">
            <text:p>21,363<text:s/></text:p>
          </table:table-cell>
          <table:table-cell office:value-type="float" office:value="21591" table:style-name="ce6">
            <text:p>21,591<text:s/></text:p>
          </table:table-cell>
          <table:table-cell office:value-type="float" office:value="141580" table:style-name="ce6">
            <text:p>141,580<text:s/></text:p>
          </table:table-cell>
          <table:table-cell office:value-type="float" office:value="50974" table:style-name="ce6">
            <text:p>50,974<text:s/></text:p>
          </table:table-cell>
          <table:table-cell office:value-type="float" office:value="20842" table:style-name="ce6">
            <text:p>20,842<text:s/></text:p>
          </table:table-cell>
          <table:table-cell office:value-type="float" office:value="23064" table:style-name="ce6">
            <text:p>23,064<text:s/></text:p>
          </table:table-cell>
          <table:table-cell office:value-type="float" office:value="24823" table:style-name="ce6">
            <text:p>24,823<text:s/></text:p>
          </table:table-cell>
          <table:table-cell office:value-type="float" office:value="27789" table:style-name="ce6">
            <text:p>27,789<text:s/></text:p>
          </table:table-cell>
          <table:table-cell office:value-type="float" office:value="27669" table:style-name="ce6">
            <text:p>27,669<text:s/></text:p>
          </table:table-cell>
          <table:table-cell office:value-type="float" office:value="24488" table:style-name="ce6">
            <text:p>24,488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31597" table:style-name="ce6">
            <text:p>31,597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8774" table:style-name="ce6">
            <text:p>18,774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9497" table:style-name="ce6">
            <text:p>9,497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36280" table:style-name="ce6">
            <text:p>36,280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13758" table:style-name="ce6">
            <text:p>13,758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23194" table:style-name="ce6">
            <text:p>23,194<text:s/></text:p>
          </table:table-cell>
          <table:table-cell office:value-type="float" office:value="26741" table:style-name="ce6">
            <text:p>26,741<text:s/></text:p>
          </table:table-cell>
          <table:table-cell office:value-type="float" office:value="31772" table:style-name="ce6">
            <text:p>31,772<text:s/></text:p>
          </table:table-cell>
          <table:table-cell office:value-type="float" office:value="52278" table:style-name="ce6">
            <text:p>52,278<text:s/></text:p>
          </table:table-cell>
          <table:table-cell office:value-type="float" office:value="41855" table:style-name="ce6">
            <text:p>41,855<text:s/></text:p>
          </table:table-cell>
          <table:table-cell office:value-type="float" office:value="27152" table:style-name="ce6">
            <text:p>27,152<text:s/></text:p>
          </table:table-cell>
          <table:table-cell office:value-type="float" office:value="27793" table:style-name="ce6">
            <text:p>27,793<text:s/></text:p>
          </table:table-cell>
          <table:table-cell office:value-type="float" office:value="66111" table:style-name="ce6">
            <text:p>66,111<text:s/></text:p>
          </table:table-cell>
          <table:table-cell office:value-type="float" office:value="23455" table:style-name="ce6">
            <text:p>23,455<text:s/></text:p>
          </table:table-cell>
          <table:table-cell office:value-type="float" office:value="35036" table:style-name="ce6">
            <text:p>35,036<text:s/></text:p>
          </table:table-cell>
          <table:table-cell office:value-type="float" office:value="37522" table:style-name="ce6">
            <text:p>37,522<text:s/></text:p>
          </table:table-cell>
          <table:table-cell office:value-type="float" office:value="20714" table:style-name="ce6">
            <text:p>20,714<text:s/></text:p>
          </table:table-cell>
          <table:table-cell office:value-type="float" office:value="79288" table:style-name="ce6">
            <text:p>79,288<text:s/></text:p>
          </table:table-cell>
          <table:table-cell office:value-type="float" office:value="20737" table:style-name="ce6">
            <text:p>20,737<text:s/></text:p>
          </table:table-cell>
          <table:table-cell office:value-type="float" office:value="16843" table:style-name="ce6">
            <text:p>16,843<text:s/></text:p>
          </table:table-cell>
          <table:table-cell office:value-type="float" office:value="15068" table:style-name="ce6">
            <text:p>15,068<text:s/></text:p>
          </table:table-cell>
          <table:table-cell office:value-type="float" office:value="22609" table:style-name="ce6">
            <text:p>22,609<text:s/></text:p>
          </table:table-cell>
          <table:table-cell office:value-type="float" office:value="14106" table:style-name="ce6">
            <text:p>14,106<text:s/></text:p>
          </table:table-cell>
          <table:table-cell office:value-type="float" office:value="35589" table:style-name="ce6">
            <text:p>35,589<text:s/></text:p>
          </table:table-cell>
          <table:table-cell office:value-type="float" office:value="19551" table:style-name="ce6">
            <text:p>19,551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12376" table:style-name="ce6">
            <text:p>12,376<text:s/></text:p>
          </table:table-cell>
          <table:table-cell office:value-type="float" office:value="37383" table:style-name="ce6">
            <text:p>37,383<text:s/></text:p>
          </table:table-cell>
          <table:table-cell office:value-type="float" office:value="22409" table:style-name="ce6">
            <text:p>22,409<text:s/></text:p>
          </table:table-cell>
          <table:table-cell office:value-type="float" office:value="23863" table:style-name="ce6">
            <text:p>23,863<text:s/></text:p>
          </table:table-cell>
          <table:table-cell office:value-type="float" office:value="22529" table:style-name="ce6">
            <text:p>22,529<text:s/></text:p>
          </table:table-cell>
          <table:table-cell office:value-type="float" office:value="15319" table:style-name="ce6">
            <text:p>15,319<text:s/></text:p>
          </table:table-cell>
          <table:table-cell office:value-type="float" office:value="11861" table:style-name="ce6">
            <text:p>11,861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15053" table:style-name="ce6">
            <text:p>15,053<text:s/></text:p>
          </table:table-cell>
          <table:table-cell office:value-type="float" office:value="17687" table:style-name="ce6">
            <text:p>17,687<text:s/></text:p>
          </table:table-cell>
          <table:table-cell office:value-type="float" office:value="29060" table:style-name="ce6">
            <text:p>29,060<text:s/></text:p>
          </table:table-cell>
          <table:table-cell office:value-type="float" office:value="23134" table:style-name="ce6">
            <text:p>23,134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3876" table:style-name="ce6">
            <text:p>3,876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5508" table:style-name="ce6">
            <text:p>5,508<text:s/></text:p>
          </table:table-cell>
          <table:table-cell table:number-columns-repeated="16264"/>
        </table:table-row>
        <table:table-row table:style-name="ro2">
          <table:table-cell office:value-type="date" office:date-value="2021-12-25T00:00:00" table:style-name="ce5">
            <text:p>2021/12/25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22324" table:style-name="ce6">
            <text:p>22,324<text:s/></text:p>
          </table:table-cell>
          <table:table-cell office:value-type="float" office:value="45721" table:style-name="ce6">
            <text:p>45,721<text:s/></text:p>
          </table:table-cell>
          <table:table-cell office:value-type="float" office:value="14145" table:style-name="ce6">
            <text:p>14,145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6101" table:style-name="ce6">
            <text:p>6,101<text:s/></text:p>
          </table:table-cell>
          <table:table-cell office:value-type="float" office:value="13080" table:style-name="ce6">
            <text:p>13,080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8585" table:style-name="ce6">
            <text:p>8,585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21802" table:style-name="ce6">
            <text:p>21,802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17407" table:style-name="ce6">
            <text:p>17,407<text:s/></text:p>
          </table:table-cell>
          <table:table-cell office:value-type="float" office:value="14887" table:style-name="ce6">
            <text:p>14,887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27313" table:style-name="ce6">
            <text:p>27,313<text:s/></text:p>
          </table:table-cell>
          <table:table-cell office:value-type="float" office:value="14638" table:style-name="ce6">
            <text:p>14,638<text:s/></text:p>
          </table:table-cell>
          <table:table-cell office:value-type="float" office:value="25197" table:style-name="ce6">
            <text:p>25,197<text:s/></text:p>
          </table:table-cell>
          <table:table-cell office:value-type="float" office:value="18088" table:style-name="ce6">
            <text:p>18,088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29536" table:style-name="ce6">
            <text:p>29,536<text:s/></text:p>
          </table:table-cell>
          <table:table-cell office:value-type="float" office:value="21331" table:style-name="ce6">
            <text:p>21,331<text:s/></text:p>
          </table:table-cell>
          <table:table-cell office:value-type="float" office:value="20537" table:style-name="ce6">
            <text:p>20,537<text:s/></text:p>
          </table:table-cell>
          <table:table-cell office:value-type="float" office:value="16394" table:style-name="ce6">
            <text:p>16,394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145508" table:style-name="ce6">
            <text:p>145,508<text:s/></text:p>
          </table:table-cell>
          <table:table-cell office:value-type="float" office:value="52893" table:style-name="ce6">
            <text:p>52,893<text:s/></text:p>
          </table:table-cell>
          <table:table-cell office:value-type="float" office:value="16527" table:style-name="ce6">
            <text:p>16,527<text:s/></text:p>
          </table:table-cell>
          <table:table-cell office:value-type="float" office:value="15705" table:style-name="ce6">
            <text:p>15,705<text:s/></text:p>
          </table:table-cell>
          <table:table-cell office:value-type="float" office:value="21899" table:style-name="ce6">
            <text:p>21,899<text:s/></text:p>
          </table:table-cell>
          <table:table-cell office:value-type="float" office:value="22673" table:style-name="ce6">
            <text:p>22,673<text:s/></text:p>
          </table:table-cell>
          <table:table-cell office:value-type="float" office:value="22606" table:style-name="ce6">
            <text:p>22,606<text:s/></text:p>
          </table:table-cell>
          <table:table-cell office:value-type="float" office:value="19269" table:style-name="ce6">
            <text:p>19,269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21934" table:style-name="ce6">
            <text:p>21,934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29356" table:style-name="ce6">
            <text:p>29,356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6540" table:style-name="ce6">
            <text:p>6,540<text:s/></text:p>
          </table:table-cell>
          <table:table-cell office:value-type="float" office:value="17491" table:style-name="ce6">
            <text:p>17,491<text:s/></text:p>
          </table:table-cell>
          <table:table-cell office:value-type="float" office:value="17929" table:style-name="ce6">
            <text:p>17,929<text:s/></text:p>
          </table:table-cell>
          <table:table-cell office:value-type="float" office:value="31884" table:style-name="ce6">
            <text:p>31,884<text:s/></text:p>
          </table:table-cell>
          <table:table-cell office:value-type="float" office:value="70695" table:style-name="ce6">
            <text:p>70,695<text:s/></text:p>
          </table:table-cell>
          <table:table-cell office:value-type="float" office:value="32251" table:style-name="ce6">
            <text:p>32,251<text:s/></text:p>
          </table:table-cell>
          <table:table-cell office:value-type="float" office:value="22110" table:style-name="ce6">
            <text:p>22,110<text:s/></text:p>
          </table:table-cell>
          <table:table-cell office:value-type="float" office:value="28031" table:style-name="ce6">
            <text:p>28,031<text:s/></text:p>
          </table:table-cell>
          <table:table-cell office:value-type="float" office:value="85071" table:style-name="ce6">
            <text:p>85,071<text:s/></text:p>
          </table:table-cell>
          <table:table-cell office:value-type="float" office:value="15728" table:style-name="ce6">
            <text:p>15,728<text:s/></text:p>
          </table:table-cell>
          <table:table-cell office:value-type="float" office:value="29870" table:style-name="ce6">
            <text:p>29,870<text:s/></text:p>
          </table:table-cell>
          <table:table-cell office:value-type="float" office:value="34128" table:style-name="ce6">
            <text:p>34,128<text:s/></text:p>
          </table:table-cell>
          <table:table-cell office:value-type="float" office:value="18342" table:style-name="ce6">
            <text:p>18,342<text:s/></text:p>
          </table:table-cell>
          <table:table-cell office:value-type="float" office:value="86460" table:style-name="ce6">
            <text:p>86,460<text:s/></text:p>
          </table:table-cell>
          <table:table-cell office:value-type="float" office:value="15166" table:style-name="ce6">
            <text:p>15,166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20439" table:style-name="ce6">
            <text:p>20,439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39908" table:style-name="ce6">
            <text:p>39,908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18805" table:style-name="ce6">
            <text:p>18,805<text:s/></text:p>
          </table:table-cell>
          <table:table-cell office:value-type="float" office:value="17559" table:style-name="ce6">
            <text:p>17,559<text:s/></text:p>
          </table:table-cell>
          <table:table-cell office:value-type="float" office:value="13988" table:style-name="ce6">
            <text:p>13,988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8220" table:style-name="ce6">
            <text:p>8,220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5379" table:style-name="ce6">
            <text:p>5,379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11971" table:style-name="ce6">
            <text:p>11,971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18287" table:style-name="ce6">
            <text:p>18,287<text:s/></text:p>
          </table:table-cell>
          <table:table-cell office:value-type="float" office:value="19534" table:style-name="ce6">
            <text:p>19,534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10623" table:style-name="ce6">
            <text:p>10,623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16396" table:style-name="ce6">
            <text:p>16,396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4381" table:style-name="ce6">
            <text:p>4,381<text:s/></text:p>
          </table:table-cell>
          <table:table-cell table:number-columns-repeated="16264"/>
        </table:table-row>
        <table:table-row table:style-name="ro2">
          <table:table-cell office:value-type="date" office:date-value="2021-12-26T00:00:00" table:style-name="ce5">
            <text:p>2021/12/26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17262" table:style-name="ce6">
            <text:p>17,262<text:s/></text:p>
          </table:table-cell>
          <table:table-cell office:value-type="float" office:value="34866" table:style-name="ce6">
            <text:p>34,866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1402" table:style-name="ce6">
            <text:p>1,402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13362" table:style-name="ce6">
            <text:p>13,362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14073" table:style-name="ce6">
            <text:p>14,073<text:s/></text:p>
          </table:table-cell>
          <table:table-cell office:value-type="float" office:value="12191" table:style-name="ce6">
            <text:p>12,191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21306" table:style-name="ce6">
            <text:p>21,306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19078" table:style-name="ce6">
            <text:p>19,078<text:s/></text:p>
          </table:table-cell>
          <table:table-cell office:value-type="float" office:value="14989" table:style-name="ce6">
            <text:p>14,989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22947" table:style-name="ce6">
            <text:p>22,947<text:s/></text:p>
          </table:table-cell>
          <table:table-cell office:value-type="float" office:value="15652" table:style-name="ce6">
            <text:p>15,652<text:s/></text:p>
          </table:table-cell>
          <table:table-cell office:value-type="float" office:value="15798" table:style-name="ce6">
            <text:p>15,798<text:s/></text:p>
          </table:table-cell>
          <table:table-cell office:value-type="float" office:value="13049" table:style-name="ce6">
            <text:p>13,049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135233" table:style-name="ce6">
            <text:p>135,233<text:s/></text:p>
          </table:table-cell>
          <table:table-cell office:value-type="float" office:value="40192" table:style-name="ce6">
            <text:p>40,192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5273" table:style-name="ce6">
            <text:p>15,273<text:s/></text:p>
          </table:table-cell>
          <table:table-cell office:value-type="float" office:value="19596" table:style-name="ce6">
            <text:p>19,596<text:s/></text:p>
          </table:table-cell>
          <table:table-cell office:value-type="float" office:value="18021" table:style-name="ce6">
            <text:p>18,021<text:s/></text:p>
          </table:table-cell>
          <table:table-cell office:value-type="float" office:value="18929" table:style-name="ce6">
            <text:p>18,929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15933" table:style-name="ce6">
            <text:p>15,933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5731" table:style-name="ce6">
            <text:p>5,731<text:s/></text:p>
          </table:table-cell>
          <table:table-cell office:value-type="float" office:value="2477" table:style-name="ce6">
            <text:p>2,477<text:s/></text:p>
          </table:table-cell>
          <table:table-cell office:value-type="float" office:value="1244" table:style-name="ce6">
            <text:p>1,244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24750" table:style-name="ce6">
            <text:p>24,750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13701" table:style-name="ce6">
            <text:p>13,701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22913" table:style-name="ce6">
            <text:p>22,913<text:s/></text:p>
          </table:table-cell>
          <table:table-cell office:value-type="float" office:value="43880" table:style-name="ce6">
            <text:p>43,880<text:s/></text:p>
          </table:table-cell>
          <table:table-cell office:value-type="float" office:value="24336" table:style-name="ce6">
            <text:p>24,336<text:s/></text:p>
          </table:table-cell>
          <table:table-cell office:value-type="float" office:value="17237" table:style-name="ce6">
            <text:p>17,237<text:s/></text:p>
          </table:table-cell>
          <table:table-cell office:value-type="float" office:value="22737" table:style-name="ce6">
            <text:p>22,737<text:s/></text:p>
          </table:table-cell>
          <table:table-cell office:value-type="float" office:value="64229" table:style-name="ce6">
            <text:p>64,229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23657" table:style-name="ce6">
            <text:p>23,657<text:s/></text:p>
          </table:table-cell>
          <table:table-cell office:value-type="float" office:value="24122" table:style-name="ce6">
            <text:p>24,122<text:s/></text:p>
          </table:table-cell>
          <table:table-cell office:value-type="float" office:value="13538" table:style-name="ce6">
            <text:p>13,538<text:s/></text:p>
          </table:table-cell>
          <table:table-cell office:value-type="float" office:value="59613" table:style-name="ce6">
            <text:p>59,613<text:s/></text:p>
          </table:table-cell>
          <table:table-cell office:value-type="float" office:value="11787" table:style-name="ce6">
            <text:p>11,787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17033" table:style-name="ce6">
            <text:p>17,033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28608" table:style-name="ce6">
            <text:p>28,608<text:s/></text:p>
          </table:table-cell>
          <table:table-cell office:value-type="float" office:value="9886" table:style-name="ce6">
            <text:p>9,886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14496" table:style-name="ce6">
            <text:p>14,496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10459" table:style-name="ce6">
            <text:p>10,459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15193" table:style-name="ce6">
            <text:p>15,193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7397" table:style-name="ce6">
            <text:p>7,397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755" table:style-name="ce6">
            <text:p>755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1503" table:style-name="ce6">
            <text:p>1,503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3202" table:style-name="ce6">
            <text:p>3,202<text:s/></text:p>
          </table:table-cell>
          <table:table-cell table:number-columns-repeated="16264"/>
        </table:table-row>
        <table:table-row table:style-name="ro2">
          <table:table-cell office:value-type="date" office:date-value="2021-12-27T00:00:00" table:style-name="ce5">
            <text:p>2021/12/27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37543" table:style-name="ce6">
            <text:p>37,543<text:s/></text:p>
          </table:table-cell>
          <table:table-cell office:value-type="float" office:value="35957" table:style-name="ce6">
            <text:p>35,957<text:s/></text:p>
          </table:table-cell>
          <table:table-cell office:value-type="float" office:value="24033" table:style-name="ce6">
            <text:p>24,033<text:s/></text:p>
          </table:table-cell>
          <table:table-cell office:value-type="float" office:value="13765" table:style-name="ce6">
            <text:p>13,765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16771" table:style-name="ce6">
            <text:p>16,771<text:s/></text:p>
          </table:table-cell>
          <table:table-cell office:value-type="float" office:value="17574" table:style-name="ce6">
            <text:p>17,574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2854" table:style-name="ce6">
            <text:p>2,854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27098" table:style-name="ce6">
            <text:p>27,098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1895" table:style-name="ce6">
            <text:p>11,895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14666" table:style-name="ce6">
            <text:p>14,666<text:s/></text:p>
          </table:table-cell>
          <table:table-cell office:value-type="float" office:value="22889" table:style-name="ce6">
            <text:p>22,889<text:s/></text:p>
          </table:table-cell>
          <table:table-cell office:value-type="float" office:value="15729" table:style-name="ce6">
            <text:p>15,729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23542" table:style-name="ce6">
            <text:p>23,542<text:s/></text:p>
          </table:table-cell>
          <table:table-cell office:value-type="float" office:value="14673" table:style-name="ce6">
            <text:p>14,673<text:s/></text:p>
          </table:table-cell>
          <table:table-cell office:value-type="float" office:value="29663" table:style-name="ce6">
            <text:p>29,663<text:s/></text:p>
          </table:table-cell>
          <table:table-cell office:value-type="float" office:value="22498" table:style-name="ce6">
            <text:p>22,498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32570" table:style-name="ce6">
            <text:p>32,570<text:s/></text:p>
          </table:table-cell>
          <table:table-cell office:value-type="float" office:value="23682" table:style-name="ce6">
            <text:p>23,682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19564" table:style-name="ce6">
            <text:p>19,564<text:s/></text:p>
          </table:table-cell>
          <table:table-cell office:value-type="float" office:value="21069" table:style-name="ce6">
            <text:p>21,069<text:s/></text:p>
          </table:table-cell>
          <table:table-cell office:value-type="float" office:value="114090" table:style-name="ce6">
            <text:p>114,090<text:s/></text:p>
          </table:table-cell>
          <table:table-cell office:value-type="float" office:value="36237" table:style-name="ce6">
            <text:p>36,237<text:s/></text:p>
          </table:table-cell>
          <table:table-cell office:value-type="float" office:value="18147" table:style-name="ce6">
            <text:p>18,147<text:s/></text:p>
          </table:table-cell>
          <table:table-cell office:value-type="float" office:value="21394" table:style-name="ce6">
            <text:p>21,394<text:s/></text:p>
          </table:table-cell>
          <table:table-cell office:value-type="float" office:value="22222" table:style-name="ce6">
            <text:p>22,222<text:s/></text:p>
          </table:table-cell>
          <table:table-cell office:value-type="float" office:value="23346" table:style-name="ce6">
            <text:p>23,346<text:s/></text:p>
          </table:table-cell>
          <table:table-cell office:value-type="float" office:value="24168" table:style-name="ce6">
            <text:p>24,168<text:s/></text:p>
          </table:table-cell>
          <table:table-cell office:value-type="float" office:value="20748" table:style-name="ce6">
            <text:p>20,748<text:s/></text:p>
          </table:table-cell>
          <table:table-cell office:value-type="float" office:value="12405" table:style-name="ce6">
            <text:p>12,405<text:s/></text:p>
          </table:table-cell>
          <table:table-cell office:value-type="float" office:value="28173" table:style-name="ce6">
            <text:p>28,173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16235" table:style-name="ce6">
            <text:p>16,235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2763" table:style-name="ce6">
            <text:p>12,763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28460" table:style-name="ce6">
            <text:p>28,460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11750" table:style-name="ce6">
            <text:p>11,750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21013" table:style-name="ce6">
            <text:p>21,013<text:s/></text:p>
          </table:table-cell>
          <table:table-cell office:value-type="float" office:value="24840" table:style-name="ce6">
            <text:p>24,840<text:s/></text:p>
          </table:table-cell>
          <table:table-cell office:value-type="float" office:value="26314" table:style-name="ce6">
            <text:p>26,314<text:s/></text:p>
          </table:table-cell>
          <table:table-cell office:value-type="float" office:value="34514" table:style-name="ce6">
            <text:p>34,514<text:s/></text:p>
          </table:table-cell>
          <table:table-cell office:value-type="float" office:value="36649" table:style-name="ce6">
            <text:p>36,649<text:s/></text:p>
          </table:table-cell>
          <table:table-cell office:value-type="float" office:value="23922" table:style-name="ce6">
            <text:p>23,922<text:s/></text:p>
          </table:table-cell>
          <table:table-cell office:value-type="float" office:value="23085" table:style-name="ce6">
            <text:p>23,085<text:s/></text:p>
          </table:table-cell>
          <table:table-cell office:value-type="float" office:value="49212" table:style-name="ce6">
            <text:p>49,212<text:s/></text:p>
          </table:table-cell>
          <table:table-cell office:value-type="float" office:value="21316" table:style-name="ce6">
            <text:p>21,316<text:s/></text:p>
          </table:table-cell>
          <table:table-cell office:value-type="float" office:value="29096" table:style-name="ce6">
            <text:p>29,096<text:s/></text:p>
          </table:table-cell>
          <table:table-cell office:value-type="float" office:value="29930" table:style-name="ce6">
            <text:p>29,930<text:s/></text:p>
          </table:table-cell>
          <table:table-cell office:value-type="float" office:value="16974" table:style-name="ce6">
            <text:p>16,974<text:s/></text:p>
          </table:table-cell>
          <table:table-cell office:value-type="float" office:value="56095" table:style-name="ce6">
            <text:p>56,095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14647" table:style-name="ce6">
            <text:p>14,647<text:s/></text:p>
          </table:table-cell>
          <table:table-cell office:value-type="float" office:value="13432" table:style-name="ce6">
            <text:p>13,432<text:s/></text:p>
          </table:table-cell>
          <table:table-cell office:value-type="float" office:value="18466" table:style-name="ce6">
            <text:p>18,466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27745" table:style-name="ce6">
            <text:p>27,745<text:s/></text:p>
          </table:table-cell>
          <table:table-cell office:value-type="float" office:value="17192" table:style-name="ce6">
            <text:p>17,192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35600" table:style-name="ce6">
            <text:p>35,600<text:s/></text:p>
          </table:table-cell>
          <table:table-cell office:value-type="float" office:value="20222" table:style-name="ce6">
            <text:p>20,222<text:s/></text:p>
          </table:table-cell>
          <table:table-cell office:value-type="float" office:value="22285" table:style-name="ce6">
            <text:p>22,285<text:s/></text:p>
          </table:table-cell>
          <table:table-cell office:value-type="float" office:value="20914" table:style-name="ce6">
            <text:p>20,914<text:s/></text:p>
          </table:table-cell>
          <table:table-cell office:value-type="float" office:value="13245" table:style-name="ce6">
            <text:p>13,245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15804" table:style-name="ce6">
            <text:p>15,804<text:s/></text:p>
          </table:table-cell>
          <table:table-cell office:value-type="float" office:value="26473" table:style-name="ce6">
            <text:p>26,473<text:s/></text:p>
          </table:table-cell>
          <table:table-cell office:value-type="float" office:value="19288" table:style-name="ce6">
            <text:p>19,288<text:s/></text:p>
          </table:table-cell>
          <table:table-cell office:value-type="float" office:value="14000" table:style-name="ce6">
            <text:p>14,000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12362" table:style-name="ce6">
            <text:p>12,362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4625" table:style-name="ce6">
            <text:p>4,625<text:s/></text:p>
          </table:table-cell>
          <table:table-cell table:number-columns-repeated="16264"/>
        </table:table-row>
        <table:table-row table:style-name="ro2">
          <table:table-cell office:value-type="date" office:date-value="2021-12-28T00:00:00" table:style-name="ce5">
            <text:p>2021/12/28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37680" table:style-name="ce6">
            <text:p>37,680<text:s/></text:p>
          </table:table-cell>
          <table:table-cell office:value-type="float" office:value="37734" table:style-name="ce6">
            <text:p>37,734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14274" table:style-name="ce6">
            <text:p>14,274<text:s/></text:p>
          </table:table-cell>
          <table:table-cell office:value-type="float" office:value="10838" table:style-name="ce6">
            <text:p>10,838<text:s/></text:p>
          </table:table-cell>
          <table:table-cell office:value-type="float" office:value="4055" table:style-name="ce6">
            <text:p>4,055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4399" table:style-name="ce6">
            <text:p>4,399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9209" table:style-name="ce6">
            <text:p>9,209<text:s/></text:p>
          </table:table-cell>
          <table:table-cell office:value-type="float" office:value="10839" table:style-name="ce6">
            <text:p>10,839<text:s/></text:p>
          </table:table-cell>
          <table:table-cell office:value-type="float" office:value="17324" table:style-name="ce6">
            <text:p>17,324<text:s/></text:p>
          </table:table-cell>
          <table:table-cell office:value-type="float" office:value="18006" table:style-name="ce6">
            <text:p>18,006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34537" table:style-name="ce6">
            <text:p>34,537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14835" table:style-name="ce6">
            <text:p>14,835<text:s/></text:p>
          </table:table-cell>
          <table:table-cell office:value-type="float" office:value="23490" table:style-name="ce6">
            <text:p>23,490<text:s/></text:p>
          </table:table-cell>
          <table:table-cell office:value-type="float" office:value="16397" table:style-name="ce6">
            <text:p>16,397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24513" table:style-name="ce6">
            <text:p>24,513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30588" table:style-name="ce6">
            <text:p>30,588<text:s/></text:p>
          </table:table-cell>
          <table:table-cell office:value-type="float" office:value="24300" table:style-name="ce6">
            <text:p>24,300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32402" table:style-name="ce6">
            <text:p>32,402<text:s/></text:p>
          </table:table-cell>
          <table:table-cell office:value-type="float" office:value="24385" table:style-name="ce6">
            <text:p>24,385<text:s/></text:p>
          </table:table-cell>
          <table:table-cell office:value-type="float" office:value="24693" table:style-name="ce6">
            <text:p>24,693<text:s/></text:p>
          </table:table-cell>
          <table:table-cell office:value-type="float" office:value="20190" table:style-name="ce6">
            <text:p>20,190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107945" table:style-name="ce6">
            <text:p>107,945<text:s/></text:p>
          </table:table-cell>
          <table:table-cell office:value-type="float" office:value="38493" table:style-name="ce6">
            <text:p>38,493<text:s/></text:p>
          </table:table-cell>
          <table:table-cell office:value-type="float" office:value="18595" table:style-name="ce6">
            <text:p>18,595<text:s/></text:p>
          </table:table-cell>
          <table:table-cell office:value-type="float" office:value="21934" table:style-name="ce6">
            <text:p>21,934<text:s/></text:p>
          </table:table-cell>
          <table:table-cell office:value-type="float" office:value="24271" table:style-name="ce6">
            <text:p>24,271<text:s/></text:p>
          </table:table-cell>
          <table:table-cell office:value-type="float" office:value="25186" table:style-name="ce6">
            <text:p>25,186<text:s/></text:p>
          </table:table-cell>
          <table:table-cell office:value-type="float" office:value="26252" table:style-name="ce6">
            <text:p>26,252<text:s/></text:p>
          </table:table-cell>
          <table:table-cell office:value-type="float" office:value="22101" table:style-name="ce6">
            <text:p>22,101<text:s/></text:p>
          </table:table-cell>
          <table:table-cell office:value-type="float" office:value="12546" table:style-name="ce6">
            <text:p>12,546<text:s/></text:p>
          </table:table-cell>
          <table:table-cell office:value-type="float" office:value="29055" table:style-name="ce6">
            <text:p>29,055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13571" table:style-name="ce6">
            <text:p>13,571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31857" table:style-name="ce6">
            <text:p>31,857<text:s/></text:p>
          </table:table-cell>
          <table:table-cell office:value-type="float" office:value="9440" table:style-name="ce6">
            <text:p>9,440<text:s/></text:p>
          </table:table-cell>
          <table:table-cell office:value-type="float" office:value="12432" table:style-name="ce6">
            <text:p>12,432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21732" table:style-name="ce6">
            <text:p>21,732<text:s/></text:p>
          </table:table-cell>
          <table:table-cell office:value-type="float" office:value="25590" table:style-name="ce6">
            <text:p>25,590<text:s/></text:p>
          </table:table-cell>
          <table:table-cell office:value-type="float" office:value="27720" table:style-name="ce6">
            <text:p>27,720<text:s/></text:p>
          </table:table-cell>
          <table:table-cell office:value-type="float" office:value="35229" table:style-name="ce6">
            <text:p>35,229<text:s/></text:p>
          </table:table-cell>
          <table:table-cell office:value-type="float" office:value="37870" table:style-name="ce6">
            <text:p>37,870<text:s/></text:p>
          </table:table-cell>
          <table:table-cell office:value-type="float" office:value="24613" table:style-name="ce6">
            <text:p>24,613<text:s/></text:p>
          </table:table-cell>
          <table:table-cell office:value-type="float" office:value="24411" table:style-name="ce6">
            <text:p>24,411<text:s/></text:p>
          </table:table-cell>
          <table:table-cell office:value-type="float" office:value="50005" table:style-name="ce6">
            <text:p>50,005<text:s/></text:p>
          </table:table-cell>
          <table:table-cell office:value-type="float" office:value="21424" table:style-name="ce6">
            <text:p>21,424<text:s/></text:p>
          </table:table-cell>
          <table:table-cell office:value-type="float" office:value="29624" table:style-name="ce6">
            <text:p>29,624<text:s/></text:p>
          </table:table-cell>
          <table:table-cell office:value-type="float" office:value="31081" table:style-name="ce6">
            <text:p>31,081<text:s/></text:p>
          </table:table-cell>
          <table:table-cell office:value-type="float" office:value="17805" table:style-name="ce6">
            <text:p>17,805<text:s/></text:p>
          </table:table-cell>
          <table:table-cell office:value-type="float" office:value="56116" table:style-name="ce6">
            <text:p>56,116<text:s/></text:p>
          </table:table-cell>
          <table:table-cell office:value-type="float" office:value="19292" table:style-name="ce6">
            <text:p>19,292<text:s/></text:p>
          </table:table-cell>
          <table:table-cell office:value-type="float" office:value="14798" table:style-name="ce6">
            <text:p>14,798<text:s/></text:p>
          </table:table-cell>
          <table:table-cell office:value-type="float" office:value="13696" table:style-name="ce6">
            <text:p>13,696<text:s/></text:p>
          </table:table-cell>
          <table:table-cell office:value-type="float" office:value="20772" table:style-name="ce6">
            <text:p>20,772<text:s/></text:p>
          </table:table-cell>
          <table:table-cell office:value-type="float" office:value="13994" table:style-name="ce6">
            <text:p>13,994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17685" table:style-name="ce6">
            <text:p>17,685<text:s/></text:p>
          </table:table-cell>
          <table:table-cell office:value-type="float" office:value="7212" table:style-name="ce6">
            <text:p>7,212<text:s/></text:p>
          </table:table-cell>
          <table:table-cell office:value-type="float" office:value="10664" table:style-name="ce6">
            <text:p>10,664<text:s/></text:p>
          </table:table-cell>
          <table:table-cell office:value-type="float" office:value="35664" table:style-name="ce6">
            <text:p>35,664<text:s/></text:p>
          </table:table-cell>
          <table:table-cell office:value-type="float" office:value="20558" table:style-name="ce6">
            <text:p>20,558<text:s/></text:p>
          </table:table-cell>
          <table:table-cell office:value-type="float" office:value="22253" table:style-name="ce6">
            <text:p>22,253<text:s/></text:p>
          </table:table-cell>
          <table:table-cell office:value-type="float" office:value="21536" table:style-name="ce6">
            <text:p>21,536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10560" table:style-name="ce6">
            <text:p>10,560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12765" table:style-name="ce6">
            <text:p>12,765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26783" table:style-name="ce6">
            <text:p>26,783<text:s/></text:p>
          </table:table-cell>
          <table:table-cell office:value-type="float" office:value="20407" table:style-name="ce6">
            <text:p>20,407<text:s/></text:p>
          </table:table-cell>
          <table:table-cell office:value-type="float" office:value="14310" table:style-name="ce6">
            <text:p>14,310<text:s/></text:p>
          </table:table-cell>
          <table:table-cell office:value-type="float" office:value="11971" table:style-name="ce6">
            <text:p>11,971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11100" table:style-name="ce6">
            <text:p>11,100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9984" table:style-name="ce6">
            <text:p>9,984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4539" table:style-name="ce6">
            <text:p>4,539<text:s/></text:p>
          </table:table-cell>
          <table:table-cell table:number-columns-repeated="16264"/>
        </table:table-row>
        <table:table-row table:style-name="ro2">
          <table:table-cell office:value-type="date" office:date-value="2021-12-29T00:00:00" table:style-name="ce5">
            <text:p>2021/12/29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37860" table:style-name="ce6">
            <text:p>37,860<text:s/></text:p>
          </table:table-cell>
          <table:table-cell office:value-type="float" office:value="40038" table:style-name="ce6">
            <text:p>40,038<text:s/></text:p>
          </table:table-cell>
          <table:table-cell office:value-type="float" office:value="23977" table:style-name="ce6">
            <text:p>23,977<text:s/></text:p>
          </table:table-cell>
          <table:table-cell office:value-type="float" office:value="14167" table:style-name="ce6">
            <text:p>14,167<text:s/></text:p>
          </table:table-cell>
          <table:table-cell office:value-type="float" office:value="11090" table:style-name="ce6">
            <text:p>11,090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12373" table:style-name="ce6">
            <text:p>12,373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11596" table:style-name="ce6">
            <text:p>11,596<text:s/></text:p>
          </table:table-cell>
          <table:table-cell office:value-type="float" office:value="16877" table:style-name="ce6">
            <text:p>16,877<text:s/></text:p>
          </table:table-cell>
          <table:table-cell office:value-type="float" office:value="18028" table:style-name="ce6">
            <text:p>18,028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8537" table:style-name="ce6">
            <text:p>8,537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36540" table:style-name="ce6">
            <text:p>36,540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12181" table:style-name="ce6">
            <text:p>12,181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23572" table:style-name="ce6">
            <text:p>23,572<text:s/></text:p>
          </table:table-cell>
          <table:table-cell office:value-type="float" office:value="16892" table:style-name="ce6">
            <text:p>16,892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25073" table:style-name="ce6">
            <text:p>25,073<text:s/></text:p>
          </table:table-cell>
          <table:table-cell office:value-type="float" office:value="15592" table:style-name="ce6">
            <text:p>15,592<text:s/></text:p>
          </table:table-cell>
          <table:table-cell office:value-type="float" office:value="31270" table:style-name="ce6">
            <text:p>31,270<text:s/></text:p>
          </table:table-cell>
          <table:table-cell office:value-type="float" office:value="24199" table:style-name="ce6">
            <text:p>24,199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33086" table:style-name="ce6">
            <text:p>33,086<text:s/></text:p>
          </table:table-cell>
          <table:table-cell office:value-type="float" office:value="24483" table:style-name="ce6">
            <text:p>24,483<text:s/></text:p>
          </table:table-cell>
          <table:table-cell office:value-type="float" office:value="25039" table:style-name="ce6">
            <text:p>25,039<text:s/></text:p>
          </table:table-cell>
          <table:table-cell office:value-type="float" office:value="20572" table:style-name="ce6">
            <text:p>20,572<text:s/></text:p>
          </table:table-cell>
          <table:table-cell office:value-type="float" office:value="21365" table:style-name="ce6">
            <text:p>21,365<text:s/></text:p>
          </table:table-cell>
          <table:table-cell office:value-type="float" office:value="112049" table:style-name="ce6">
            <text:p>112,049<text:s/></text:p>
          </table:table-cell>
          <table:table-cell office:value-type="float" office:value="40280" table:style-name="ce6">
            <text:p>40,280<text:s/></text:p>
          </table:table-cell>
          <table:table-cell office:value-type="float" office:value="18965" table:style-name="ce6">
            <text:p>18,965<text:s/></text:p>
          </table:table-cell>
          <table:table-cell office:value-type="float" office:value="22601" table:style-name="ce6">
            <text:p>22,601<text:s/></text:p>
          </table:table-cell>
          <table:table-cell office:value-type="float" office:value="23919" table:style-name="ce6">
            <text:p>23,919<text:s/></text:p>
          </table:table-cell>
          <table:table-cell office:value-type="float" office:value="26452" table:style-name="ce6">
            <text:p>26,452<text:s/></text:p>
          </table:table-cell>
          <table:table-cell office:value-type="float" office:value="27355" table:style-name="ce6">
            <text:p>27,355<text:s/></text:p>
          </table:table-cell>
          <table:table-cell office:value-type="float" office:value="22664" table:style-name="ce6">
            <text:p>22,664<text:s/></text:p>
          </table:table-cell>
          <table:table-cell office:value-type="float" office:value="12794" table:style-name="ce6">
            <text:p>12,794<text:s/></text:p>
          </table:table-cell>
          <table:table-cell office:value-type="float" office:value="30251" table:style-name="ce6">
            <text:p>30,251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8888" table:style-name="ce6">
            <text:p>8,888<text:s/></text:p>
          </table:table-cell>
          <table:table-cell office:value-type="float" office:value="17969" table:style-name="ce6">
            <text:p>17,969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32729" table:style-name="ce6">
            <text:p>32,729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7861" table:style-name="ce6">
            <text:p>7,861<text:s/></text:p>
          </table:table-cell>
          <table:table-cell office:value-type="float" office:value="21900" table:style-name="ce6">
            <text:p>21,900<text:s/></text:p>
          </table:table-cell>
          <table:table-cell office:value-type="float" office:value="25393" table:style-name="ce6">
            <text:p>25,393<text:s/></text:p>
          </table:table-cell>
          <table:table-cell office:value-type="float" office:value="28335" table:style-name="ce6">
            <text:p>28,335<text:s/></text:p>
          </table:table-cell>
          <table:table-cell office:value-type="float" office:value="36241" table:style-name="ce6">
            <text:p>36,241<text:s/></text:p>
          </table:table-cell>
          <table:table-cell office:value-type="float" office:value="38809" table:style-name="ce6">
            <text:p>38,809<text:s/></text:p>
          </table:table-cell>
          <table:table-cell office:value-type="float" office:value="25215" table:style-name="ce6">
            <text:p>25,215<text:s/></text:p>
          </table:table-cell>
          <table:table-cell office:value-type="float" office:value="24926" table:style-name="ce6">
            <text:p>24,926<text:s/></text:p>
          </table:table-cell>
          <table:table-cell office:value-type="float" office:value="52910" table:style-name="ce6">
            <text:p>52,910<text:s/></text:p>
          </table:table-cell>
          <table:table-cell office:value-type="float" office:value="21728" table:style-name="ce6">
            <text:p>21,728<text:s/></text:p>
          </table:table-cell>
          <table:table-cell office:value-type="float" office:value="30593" table:style-name="ce6">
            <text:p>30,593<text:s/></text:p>
          </table:table-cell>
          <table:table-cell office:value-type="float" office:value="31887" table:style-name="ce6">
            <text:p>31,887<text:s/></text:p>
          </table:table-cell>
          <table:table-cell office:value-type="float" office:value="18554" table:style-name="ce6">
            <text:p>18,554<text:s/></text:p>
          </table:table-cell>
          <table:table-cell office:value-type="float" office:value="58755" table:style-name="ce6">
            <text:p>58,755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15248" table:style-name="ce6">
            <text:p>15,248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22296" table:style-name="ce6">
            <text:p>22,296<text:s/></text:p>
          </table:table-cell>
          <table:table-cell office:value-type="float" office:value="14061" table:style-name="ce6">
            <text:p>14,061<text:s/></text:p>
          </table:table-cell>
          <table:table-cell office:value-type="float" office:value="25322" table:style-name="ce6">
            <text:p>25,322<text:s/></text:p>
          </table:table-cell>
          <table:table-cell office:value-type="float" office:value="17845" table:style-name="ce6">
            <text:p>17,845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11140" table:style-name="ce6">
            <text:p>11,140<text:s/></text:p>
          </table:table-cell>
          <table:table-cell office:value-type="float" office:value="35906" table:style-name="ce6">
            <text:p>35,906<text:s/></text:p>
          </table:table-cell>
          <table:table-cell office:value-type="float" office:value="21030" table:style-name="ce6">
            <text:p>21,030<text:s/></text:p>
          </table:table-cell>
          <table:table-cell office:value-type="float" office:value="22808" table:style-name="ce6">
            <text:p>22,808<text:s/></text:p>
          </table:table-cell>
          <table:table-cell office:value-type="float" office:value="21965" table:style-name="ce6">
            <text:p>21,965<text:s/></text:p>
          </table:table-cell>
          <table:table-cell office:value-type="float" office:value="13921" table:style-name="ce6">
            <text:p>13,921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15728" table:style-name="ce6">
            <text:p>15,728<text:s/></text:p>
          </table:table-cell>
          <table:table-cell office:value-type="float" office:value="27192" table:style-name="ce6">
            <text:p>27,192<text:s/></text:p>
          </table:table-cell>
          <table:table-cell office:value-type="float" office:value="21102" table:style-name="ce6">
            <text:p>21,102<text:s/></text:p>
          </table:table-cell>
          <table:table-cell office:value-type="float" office:value="14457" table:style-name="ce6">
            <text:p>14,457<text:s/></text:p>
          </table:table-cell>
          <table:table-cell office:value-type="float" office:value="11862" table:style-name="ce6">
            <text:p>11,862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12256" table:style-name="ce6">
            <text:p>12,256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4595" table:style-name="ce6">
            <text:p>4,595<text:s/></text:p>
          </table:table-cell>
          <table:table-cell table:number-columns-repeated="16264"/>
        </table:table-row>
        <table:table-row table:style-name="ro2">
          <table:table-cell office:value-type="date" office:date-value="2021-12-30T00:00:00" table:style-name="ce5">
            <text:p>2021/12/30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37625" table:style-name="ce6">
            <text:p>37,625<text:s/></text:p>
          </table:table-cell>
          <table:table-cell office:value-type="float" office:value="44543" table:style-name="ce6">
            <text:p>44,543<text:s/></text:p>
          </table:table-cell>
          <table:table-cell office:value-type="float" office:value="24215" table:style-name="ce6">
            <text:p>24,215<text:s/></text:p>
          </table:table-cell>
          <table:table-cell office:value-type="float" office:value="14930" table:style-name="ce6">
            <text:p>14,930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4328" table:style-name="ce6">
            <text:p>4,328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3621" table:style-name="ce6">
            <text:p>13,621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6216" table:style-name="ce6">
            <text:p>6,216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12691" table:style-name="ce6">
            <text:p>12,691<text:s/></text:p>
          </table:table-cell>
          <table:table-cell office:value-type="float" office:value="17487" table:style-name="ce6">
            <text:p>17,487<text:s/></text:p>
          </table:table-cell>
          <table:table-cell office:value-type="float" office:value="17701" table:style-name="ce6">
            <text:p>17,701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34379" table:style-name="ce6">
            <text:p>34,379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16098" table:style-name="ce6">
            <text:p>16,098<text:s/></text:p>
          </table:table-cell>
          <table:table-cell office:value-type="float" office:value="23802" table:style-name="ce6">
            <text:p>23,802<text:s/></text:p>
          </table:table-cell>
          <table:table-cell office:value-type="float" office:value="17665" table:style-name="ce6">
            <text:p>17,665<text:s/></text:p>
          </table:table-cell>
          <table:table-cell office:value-type="float" office:value="10531" table:style-name="ce6">
            <text:p>10,531<text:s/></text:p>
          </table:table-cell>
          <table:table-cell office:value-type="float" office:value="29035" table:style-name="ce6">
            <text:p>29,035<text:s/></text:p>
          </table:table-cell>
          <table:table-cell office:value-type="float" office:value="16576" table:style-name="ce6">
            <text:p>16,576<text:s/></text:p>
          </table:table-cell>
          <table:table-cell office:value-type="float" office:value="32114" table:style-name="ce6">
            <text:p>32,114<text:s/></text:p>
          </table:table-cell>
          <table:table-cell office:value-type="float" office:value="24698" table:style-name="ce6">
            <text:p>24,698<text:s/></text:p>
          </table:table-cell>
          <table:table-cell office:value-type="float" office:value="9542" table:style-name="ce6">
            <text:p>9,542<text:s/></text:p>
          </table:table-cell>
          <table:table-cell office:value-type="float" office:value="34426" table:style-name="ce6">
            <text:p>34,426<text:s/></text:p>
          </table:table-cell>
          <table:table-cell office:value-type="float" office:value="24557" table:style-name="ce6">
            <text:p>24,557<text:s/></text:p>
          </table:table-cell>
          <table:table-cell office:value-type="float" office:value="25785" table:style-name="ce6">
            <text:p>25,785<text:s/></text:p>
          </table:table-cell>
          <table:table-cell office:value-type="float" office:value="20126" table:style-name="ce6">
            <text:p>20,126<text:s/></text:p>
          </table:table-cell>
          <table:table-cell office:value-type="float" office:value="20825" table:style-name="ce6">
            <text:p>20,825<text:s/></text:p>
          </table:table-cell>
          <table:table-cell office:value-type="float" office:value="132817" table:style-name="ce6">
            <text:p>132,817<text:s/></text:p>
          </table:table-cell>
          <table:table-cell office:value-type="float" office:value="44400" table:style-name="ce6">
            <text:p>44,400<text:s/></text:p>
          </table:table-cell>
          <table:table-cell office:value-type="float" office:value="19097" table:style-name="ce6">
            <text:p>19,097<text:s/></text:p>
          </table:table-cell>
          <table:table-cell office:value-type="float" office:value="23148" table:style-name="ce6">
            <text:p>23,148<text:s/></text:p>
          </table:table-cell>
          <table:table-cell office:value-type="float" office:value="25217" table:style-name="ce6">
            <text:p>25,217<text:s/></text:p>
          </table:table-cell>
          <table:table-cell office:value-type="float" office:value="28627" table:style-name="ce6">
            <text:p>28,627<text:s/></text:p>
          </table:table-cell>
          <table:table-cell office:value-type="float" office:value="29421" table:style-name="ce6">
            <text:p>29,421<text:s/></text:p>
          </table:table-cell>
          <table:table-cell office:value-type="float" office:value="23602" table:style-name="ce6">
            <text:p>23,602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30322" table:style-name="ce6">
            <text:p>30,322<text:s/></text:p>
          </table:table-cell>
          <table:table-cell office:value-type="float" office:value="7481" table:style-name="ce6">
            <text:p>7,481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19509" table:style-name="ce6">
            <text:p>19,509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37325" table:style-name="ce6">
            <text:p>37,325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13101" table:style-name="ce6">
            <text:p>13,101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22523" table:style-name="ce6">
            <text:p>22,523<text:s/></text:p>
          </table:table-cell>
          <table:table-cell office:value-type="float" office:value="24601" table:style-name="ce6">
            <text:p>24,601<text:s/></text:p>
          </table:table-cell>
          <table:table-cell office:value-type="float" office:value="29463" table:style-name="ce6">
            <text:p>29,463<text:s/></text:p>
          </table:table-cell>
          <table:table-cell office:value-type="float" office:value="43013" table:style-name="ce6">
            <text:p>43,013<text:s/></text:p>
          </table:table-cell>
          <table:table-cell office:value-type="float" office:value="39914" table:style-name="ce6">
            <text:p>39,914<text:s/></text:p>
          </table:table-cell>
          <table:table-cell office:value-type="float" office:value="25985" table:style-name="ce6">
            <text:p>25,985<text:s/></text:p>
          </table:table-cell>
          <table:table-cell office:value-type="float" office:value="26143" table:style-name="ce6">
            <text:p>26,143<text:s/></text:p>
          </table:table-cell>
          <table:table-cell office:value-type="float" office:value="60473" table:style-name="ce6">
            <text:p>60,473<text:s/></text:p>
          </table:table-cell>
          <table:table-cell office:value-type="float" office:value="18618" table:style-name="ce6">
            <text:p>18,618<text:s/></text:p>
          </table:table-cell>
          <table:table-cell office:value-type="float" office:value="32829" table:style-name="ce6">
            <text:p>32,829<text:s/></text:p>
          </table:table-cell>
          <table:table-cell office:value-type="float" office:value="34936" table:style-name="ce6">
            <text:p>34,936<text:s/></text:p>
          </table:table-cell>
          <table:table-cell office:value-type="float" office:value="19529" table:style-name="ce6">
            <text:p>19,529<text:s/></text:p>
          </table:table-cell>
          <table:table-cell office:value-type="float" office:value="65005" table:style-name="ce6">
            <text:p>65,005<text:s/></text:p>
          </table:table-cell>
          <table:table-cell office:value-type="float" office:value="20786" table:style-name="ce6">
            <text:p>20,786<text:s/></text:p>
          </table:table-cell>
          <table:table-cell office:value-type="float" office:value="16128" table:style-name="ce6">
            <text:p>16,128<text:s/></text:p>
          </table:table-cell>
          <table:table-cell office:value-type="float" office:value="14767" table:style-name="ce6">
            <text:p>14,767<text:s/></text:p>
          </table:table-cell>
          <table:table-cell office:value-type="float" office:value="23045" table:style-name="ce6">
            <text:p>23,045<text:s/></text:p>
          </table:table-cell>
          <table:table-cell office:value-type="float" office:value="14150" table:style-name="ce6">
            <text:p>14,150<text:s/></text:p>
          </table:table-cell>
          <table:table-cell office:value-type="float" office:value="28190" table:style-name="ce6">
            <text:p>28,190<text:s/></text:p>
          </table:table-cell>
          <table:table-cell office:value-type="float" office:value="18472" table:style-name="ce6">
            <text:p>18,472<text:s/></text:p>
          </table:table-cell>
          <table:table-cell office:value-type="float" office:value="7920" table:style-name="ce6">
            <text:p>7,920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35749" table:style-name="ce6">
            <text:p>35,749<text:s/></text:p>
          </table:table-cell>
          <table:table-cell office:value-type="float" office:value="19805" table:style-name="ce6">
            <text:p>19,805<text:s/></text:p>
          </table:table-cell>
          <table:table-cell office:value-type="float" office:value="23043" table:style-name="ce6">
            <text:p>23,043<text:s/></text:p>
          </table:table-cell>
          <table:table-cell office:value-type="float" office:value="22282" table:style-name="ce6">
            <text:p>22,282<text:s/></text:p>
          </table:table-cell>
          <table:table-cell office:value-type="float" office:value="15622" table:style-name="ce6">
            <text:p>15,622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14210" table:style-name="ce6">
            <text:p>14,210<text:s/></text:p>
          </table:table-cell>
          <table:table-cell office:value-type="float" office:value="16357" table:style-name="ce6">
            <text:p>16,357<text:s/></text:p>
          </table:table-cell>
          <table:table-cell office:value-type="float" office:value="27188" table:style-name="ce6">
            <text:p>27,188<text:s/></text:p>
          </table:table-cell>
          <table:table-cell office:value-type="float" office:value="21851" table:style-name="ce6">
            <text:p>21,851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12430" table:style-name="ce6">
            <text:p>12,430<text:s/></text:p>
          </table:table-cell>
          <table:table-cell office:value-type="float" office:value="12782" table:style-name="ce6">
            <text:p>12,782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5024" table:style-name="ce6">
            <text:p>5,024<text:s/></text:p>
          </table:table-cell>
          <table:table-cell table:number-columns-repeated="16264"/>
        </table:table-row>
        <table:table-row table:style-name="ro2">
          <table:table-cell office:value-type="date" office:date-value="2021-12-31T00:00:00" table:style-name="ce5">
            <text:p>2021/12/31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22573" table:style-name="ce6">
            <text:p>22,573<text:s/></text:p>
          </table:table-cell>
          <table:table-cell office:value-type="float" office:value="47416" table:style-name="ce6">
            <text:p>47,416<text:s/></text:p>
          </table:table-cell>
          <table:table-cell office:value-type="float" office:value="17073" table:style-name="ce6">
            <text:p>17,073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15929" table:style-name="ce6">
            <text:p>15,929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19299" table:style-name="ce6">
            <text:p>19,299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16535" table:style-name="ce6">
            <text:p>16,535<text:s/></text:p>
          </table:table-cell>
          <table:table-cell office:value-type="float" office:value="10881" table:style-name="ce6">
            <text:p>10,881<text:s/></text:p>
          </table:table-cell>
          <table:table-cell office:value-type="float" office:value="13556" table:style-name="ce6">
            <text:p>13,556<text:s/></text:p>
          </table:table-cell>
          <table:table-cell office:value-type="float" office:value="18022" table:style-name="ce6">
            <text:p>18,022<text:s/></text:p>
          </table:table-cell>
          <table:table-cell office:value-type="float" office:value="14626" table:style-name="ce6">
            <text:p>14,626<text:s/></text:p>
          </table:table-cell>
          <table:table-cell office:value-type="float" office:value="9872" table:style-name="ce6">
            <text:p>9,872<text:s/></text:p>
          </table:table-cell>
          <table:table-cell office:value-type="float" office:value="27477" table:style-name="ce6">
            <text:p>27,477<text:s/></text:p>
          </table:table-cell>
          <table:table-cell office:value-type="float" office:value="13665" table:style-name="ce6">
            <text:p>13,665<text:s/></text:p>
          </table:table-cell>
          <table:table-cell office:value-type="float" office:value="22350" table:style-name="ce6">
            <text:p>22,350<text:s/></text:p>
          </table:table-cell>
          <table:table-cell office:value-type="float" office:value="17337" table:style-name="ce6">
            <text:p>17,337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31017" table:style-name="ce6">
            <text:p>31,017<text:s/></text:p>
          </table:table-cell>
          <table:table-cell office:value-type="float" office:value="20827" table:style-name="ce6">
            <text:p>20,827<text:s/></text:p>
          </table:table-cell>
          <table:table-cell office:value-type="float" office:value="21352" table:style-name="ce6">
            <text:p>21,352<text:s/></text:p>
          </table:table-cell>
          <table:table-cell office:value-type="float" office:value="17845" table:style-name="ce6">
            <text:p>17,845<text:s/></text:p>
          </table:table-cell>
          <table:table-cell office:value-type="float" office:value="7629" table:style-name="ce6">
            <text:p>7,629<text:s/></text:p>
          </table:table-cell>
          <table:table-cell office:value-type="float" office:value="157732" table:style-name="ce6">
            <text:p>157,732<text:s/></text:p>
          </table:table-cell>
          <table:table-cell office:value-type="float" office:value="48849" table:style-name="ce6">
            <text:p>48,849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16344" table:style-name="ce6">
            <text:p>16,344<text:s/></text:p>
          </table:table-cell>
          <table:table-cell office:value-type="float" office:value="22352" table:style-name="ce6">
            <text:p>22,352<text:s/></text:p>
          </table:table-cell>
          <table:table-cell office:value-type="float" office:value="27200" table:style-name="ce6">
            <text:p>27,200<text:s/></text:p>
          </table:table-cell>
          <table:table-cell office:value-type="float" office:value="26038" table:style-name="ce6">
            <text:p>26,038<text:s/></text:p>
          </table:table-cell>
          <table:table-cell office:value-type="float" office:value="19837" table:style-name="ce6">
            <text:p>19,837<text:s/></text:p>
          </table:table-cell>
          <table:table-cell office:value-type="float" office:value="9876" table:style-name="ce6">
            <text:p>9,876<text:s/></text:p>
          </table:table-cell>
          <table:table-cell office:value-type="float" office:value="22113" table:style-name="ce6">
            <text:p>22,113<text:s/></text:p>
          </table:table-cell>
          <table:table-cell office:value-type="float" office:value="6821" table:style-name="ce6">
            <text:p>6,821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16746" table:style-name="ce6">
            <text:p>16,746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13304" table:style-name="ce6">
            <text:p>13,304<text:s/></text:p>
          </table:table-cell>
          <table:table-cell office:value-type="float" office:value="52981" table:style-name="ce6">
            <text:p>52,981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18669" table:style-name="ce6">
            <text:p>18,669<text:s/></text:p>
          </table:table-cell>
          <table:table-cell office:value-type="float" office:value="18385" table:style-name="ce6">
            <text:p>18,385<text:s/></text:p>
          </table:table-cell>
          <table:table-cell office:value-type="float" office:value="29202" table:style-name="ce6">
            <text:p>29,202<text:s/></text:p>
          </table:table-cell>
          <table:table-cell office:value-type="float" office:value="50949" table:style-name="ce6">
            <text:p>50,949<text:s/></text:p>
          </table:table-cell>
          <table:table-cell office:value-type="float" office:value="31604" table:style-name="ce6">
            <text:p>31,604<text:s/></text:p>
          </table:table-cell>
          <table:table-cell office:value-type="float" office:value="21783" table:style-name="ce6">
            <text:p>21,783<text:s/></text:p>
          </table:table-cell>
          <table:table-cell office:value-type="float" office:value="26307" table:style-name="ce6">
            <text:p>26,307<text:s/></text:p>
          </table:table-cell>
          <table:table-cell office:value-type="float" office:value="86011" table:style-name="ce6">
            <text:p>86,011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28036" table:style-name="ce6">
            <text:p>28,036<text:s/></text:p>
          </table:table-cell>
          <table:table-cell office:value-type="float" office:value="39414" table:style-name="ce6">
            <text:p>39,414<text:s/></text:p>
          </table:table-cell>
          <table:table-cell office:value-type="float" office:value="31681" table:style-name="ce6">
            <text:p>31,681<text:s/></text:p>
          </table:table-cell>
          <table:table-cell office:value-type="float" office:value="95551" table:style-name="ce6">
            <text:p>95,551<text:s/></text:p>
          </table:table-cell>
          <table:table-cell office:value-type="float" office:value="23086" table:style-name="ce6">
            <text:p>23,086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19600" table:style-name="ce6">
            <text:p>19,600<text:s/></text:p>
          </table:table-cell>
          <table:table-cell office:value-type="float" office:value="29414" table:style-name="ce6">
            <text:p>29,414<text:s/></text:p>
          </table:table-cell>
          <table:table-cell office:value-type="float" office:value="61129" table:style-name="ce6">
            <text:p>61,129<text:s/></text:p>
          </table:table-cell>
          <table:table-cell office:value-type="float" office:value="24773" table:style-name="ce6">
            <text:p>24,773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18795" table:style-name="ce6">
            <text:p>18,795<text:s/></text:p>
          </table:table-cell>
          <table:table-cell office:value-type="float" office:value="13161" table:style-name="ce6">
            <text:p>13,161<text:s/></text:p>
          </table:table-cell>
          <table:table-cell office:value-type="float" office:value="15862" table:style-name="ce6">
            <text:p>15,862<text:s/></text:p>
          </table:table-cell>
          <table:table-cell office:value-type="float" office:value="20398" table:style-name="ce6">
            <text:p>20,398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12339" table:style-name="ce6">
            <text:p>12,339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17506" table:style-name="ce6">
            <text:p>17,506<text:s/></text:p>
          </table:table-cell>
          <table:table-cell office:value-type="float" office:value="19013" table:style-name="ce6">
            <text:p>19,013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11198" table:style-name="ce6">
            <text:p>11,198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1431" table:style-name="ce6">
            <text:p>1,431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3399" table:style-name="ce6">
            <text:p>3,399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01-14T06:40:57Z</meta:creation-date>
    <dc:date>2022-01-14T06:43:24Z</dc:date>
  </office:meta>
</office:document-meta>
</file>